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132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"/>
    <style:style style:name="ce9" style:family="table-cell" style:parent-style-name="Default" style:data-style-name="N3"/>
    <style:style style:name="ce10" style:family="table-cell" style:parent-style-name="Default" style:data-style-name="N131"/>
    <style:style style:name="ce17" style:family="table-cell" style:parent-style-name="Defaul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ce11" style:family="table-cell" style:parent-style-name="Default" style:data-style-name="N139"/>
    <style:style style:name="ce12" style:family="table-cell" style:parent-style-name="Default" style:data-style-name="N1"/>
    <style:style style:name="ce19" style:family="table-cell" style:parent-style-name="Default" style:data-style-name="N130"/>
    <style:style style:name="ce14" style:family="table-cell" style:parent-style-name="Default" style:data-style-name="N138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fo:language="en" fo:country="none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6.4268in" svg:height="3.8591in" svg:x="8.8626in" svg:y="2.1752in">
            <draw:object draw:notify-on-update-of-ranges="Sheet1.B10:Sheet1.B59 Sheet1.C8:Sheet1.C8 Sheet1.C10:Sheet1.C59 Sheet1.C64:Sheet1.C72 Sheet1.D62:Sheet1.D62 Sheet1.D64:Sheet1.D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.8941in" svg:height="2.9909in" svg:x="9.5134in" svg:y="18.0382in">
            <draw:object draw:notify-on-update-of-ranges="Sheet1.C10:Sheet1.C59 Sheet1.C9:Sheet1.C9 Sheet1.B10:Sheet1.B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6.6303in" svg:height="3.9425in" svg:x="8.0717in" svg:y="22.8398in">
            <draw:object draw:notify-on-update-of-ranges="Sheet1.F128:Sheet1.F383 Sheet1.D91:Sheet1.D91 Sheet1.D92:Sheet1.D347 Sheet1.F128:Sheet1.F383 Sheet1.G126:Sheet1.G126 Sheet1.H128:Sheet1.H38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4472in" svg:height="6.285in" svg:x="5.9035in" svg:y="69.9295in">
            <draw:object draw:notify-on-update-of-ranges="Sheet1.D393:Sheet1.D393 Sheet1.D394:Sheet1.D649 Sheet1.D91:Sheet1.D91 Sheet1.D92:Sheet1.D347 Sheet1.D654:Sheet1.D654 Sheet1.D655:Sheet1.D910 Sheet1.H127:Sheet1.H127 Sheet1.H128:Sheet1.H38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3055in" svg:height="3.5453in" svg:x="6.8028in" svg:y="76.7264in">
            <draw:object draw:notify-on-update-of-ranges="Sheet1.B394:Sheet1.B649 Sheet1.F393:Sheet1.F393 Sheet1.F394:Sheet1.F6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8" table:default-cell-style-name="Default"/>
        <table:table-row table:style-name="ro1">
          <table:table-cell office:value-type="string" calcext:value-type="string">
            <text:p>2023-2025 bobxyz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pan text:style-name="T1">    transfer curves for bosch MAFs - </text:span>mass airflow in grams/second vs. output voltag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 text:c="4"/>linearization tables from LH ECU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<text:s text:c="4"/>B&amp;G mafanalyzer best-fit King’s equation curves for bosch MAFs</text:p>
          </table:table-cell>
          <table:table-cell table:number-columns-repeated="3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string" calcext:value-type="string">
            <text:p>From <text:a xlink:href="https://web.archive.org/web/20151031131558/http://home.online.no/~krbjhvee/MAF/028-0212-016.html" xlink:type="simple">https://web.archive.org/web/20151031131558/http://home.online.no/~krbjhvee/MAF/028-0212-016.html</text:a></text:p>
          </table:table-cell>
          <table:table-cell table:number-columns-repeated="38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Mass_Air(g/s)</text:p>
          </table:table-cell>
          <table:table-cell office:value-type="string" calcext:value-type="string">
            <text:p>Volts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typical MAF voltages are ~2.4v @ idle, ~3.1v @ cruise and ~4.2v accelerating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.4" calcext:value-type="float">
            <text:p>0.4</text:p>
          </table:table-cell>
          <table:table-cell/>
          <table:table-cell>
            <draw:frame draw:z-index="0" draw:style-name="gr1" draw:text-style-name="P1" svg:width="4.5382in" svg:height="4.0299in" svg:x="0.0579in" svg:y="0.0213in">
              <draw:object draw:notify-on-update-of-ranges="Sheet1.B10:Sheet1.B59 Sheet1.C9:Sheet1.C9 Sheet1.C10:Sheet1.C5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5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1" calcext:value-type="float">
            <text:p>1.0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" calcext:value-type="float">
            <text:p>0.00</text:p>
          </table:table-cell>
          <table:table-cell table:style-name="ce5" office:value-type="float" office:value="1.3" calcext:value-type="float">
            <text:p>1.3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.01" calcext:value-type="float">
            <text:p>0.01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.08" calcext:value-type="float">
            <text:p>0.08</text:p>
          </table:table-cell>
          <table:table-cell table:style-name="ce5" office:value-type="float" office:value="1.6" calcext:value-type="float">
            <text:p>1.6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.22" calcext:value-type="float">
            <text:p>0.22</text:p>
          </table:table-cell>
          <table:table-cell table:style-name="ce5" office:value-type="float" office:value="1.7" calcext:value-type="float">
            <text:p>1.7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.48" calcext:value-type="float">
            <text:p>0.48</text:p>
          </table:table-cell>
          <table:table-cell table:style-name="ce5" office:value-type="float" office:value="1.8" calcext:value-type="float">
            <text:p>1.8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0.89" calcext:value-type="float">
            <text:p>0.89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.47" calcext:value-type="float">
            <text:p>1.47</text:p>
          </table:table-cell>
          <table:table-cell table:style-name="ce5" office:value-type="float" office:value="2" calcext:value-type="float">
            <text:p>2.0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2.27" calcext:value-type="float">
            <text:p>2.27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3.32" calcext:value-type="float">
            <text:p>3.32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4.63" calcext:value-type="float">
            <text:p>4.63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6.25" calcext:value-type="float">
            <text:p>6.25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8.21" calcext:value-type="float">
            <text:p>8.21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0.53" calcext:value-type="float">
            <text:p>10.53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3.25" calcext:value-type="float">
            <text:p>13.25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6.4" calcext:value-type="float">
            <text:p>16.40</text:p>
          </table:table-cell>
          <table:table-cell table:style-name="ce5" office:value-type="float" office:value="3" calcext:value-type="float">
            <text:p>3.0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20" calcext:value-type="float">
            <text:p>20.00</text:p>
          </table:table-cell>
          <table:table-cell table:style-name="ce5" office:value-type="float" office:value="3.1" calcext:value-type="float">
            <text:p>3.1</text:p>
          </table:table-cell>
          <table:table-cell/>
          <table:table-cell>
            <draw:frame draw:z-index="4" draw:style-name="gr1" draw:text-style-name="P1" svg:width="4.5669in" svg:height="4.0681in" svg:x="0.0291in" svg:y="0.0945in">
              <draw:object draw:notify-on-update-of-ranges="Sheet1.C64:Sheet1.C72 Sheet1.D63:Sheet1.D63 Sheet1.D64:Sheet1.D7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5"/>
        </table:table-row>
        <table:table-row table:style-name="ro1">
          <table:table-cell/>
          <table:table-cell table:style-name="ce4" office:value-type="float" office:value="24.09" calcext:value-type="float">
            <text:p>24.09</text:p>
          </table:table-cell>
          <table:table-cell table:style-name="ce5" office:value-type="float" office:value="3.2" calcext:value-type="float">
            <text:p>3.2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28.69" calcext:value-type="float">
            <text:p>28.69</text:p>
          </table:table-cell>
          <table:table-cell table:style-name="ce5" office:value-type="float" office:value="3.4" calcext:value-type="float">
            <text:p>3.4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33.84" calcext:value-type="float">
            <text:p>33.84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39.57" calcext:value-type="float">
            <text:p>39.57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45.89" calcext:value-type="float">
            <text:p>45.89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52.85" calcext:value-type="float">
            <text:p>52.85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60.48" calcext:value-type="float">
            <text:p>60.48</text:p>
          </table:table-cell>
          <table:table-cell table:style-name="ce5" office:value-type="float" office:value="4" calcext:value-type="float">
            <text:p>4.0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68.79" calcext:value-type="float">
            <text:p>68.79</text:p>
          </table:table-cell>
          <table:table-cell table:style-name="ce5" office:value-type="float" office:value="4.1" calcext:value-type="float">
            <text:p>4.1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77.82" calcext:value-type="float">
            <text:p>77.82</text:p>
          </table:table-cell>
          <table:table-cell table:style-name="ce5" office:value-type="float" office:value="4.2" calcext:value-type="float">
            <text:p>4.2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87.6" calcext:value-type="float">
            <text:p>87.60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98.16" calcext:value-type="float">
            <text:p>98.16</text:p>
          </table:table-cell>
          <table:table-cell table:style-name="ce5" office:value-type="float" office:value="4.4" calcext:value-type="float">
            <text:p>4.4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09.53" calcext:value-type="float">
            <text:p>109.53</text:p>
          </table:table-cell>
          <table:table-cell table:style-name="ce5" office:value-type="float" office:value="4.6" calcext:value-type="float">
            <text:p>4.6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21.73" calcext:value-type="float">
            <text:p>121.73</text:p>
          </table:table-cell>
          <table:table-cell table:style-name="ce5" office:value-type="float" office:value="4.7" calcext:value-type="float">
            <text:p>4.7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34.79" calcext:value-type="float">
            <text:p>134.79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48.75" calcext:value-type="float">
            <text:p>148.75</text:p>
          </table:table-cell>
          <table:table-cell table:style-name="ce5" office:value-type="float" office:value="4.9" calcext:value-type="float">
            <text:p>4.9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63.63" calcext:value-type="float">
            <text:p>163.63</text:p>
          </table:table-cell>
          <table:table-cell table:style-name="ce5" office:value-type="float" office:value="5" calcext:value-type="float">
            <text:p>5.0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79.45" calcext:value-type="float">
            <text:p>179.45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196.25" calcext:value-type="float">
            <text:p>196.25</text:p>
          </table:table-cell>
          <table:table-cell table:style-name="ce5" office:value-type="float" office:value="5.3" calcext:value-type="float">
            <text:p>5.3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214.06" calcext:value-type="float">
            <text:p>214.06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232.9" calcext:value-type="float">
            <text:p>232.90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252.8" calcext:value-type="float">
            <text:p>252.80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273.8" calcext:value-type="float">
            <text:p>273.80</text:p>
          </table:table-cell>
          <table:table-cell table:style-name="ce5" office:value-type="float" office:value="5.8" calcext:value-type="float">
            <text:p>5.8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float" office:value="295.91" calcext:value-type="float">
            <text:p>295.91</text:p>
          </table:table-cell>
          <table:table-cell table:style-name="ce5" office:value-type="float" office:value="5.9" calcext:value-type="float">
            <text:p>5.9</text:p>
          </table:table-cell>
          <table:table-cell table:number-columns-repeated="37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From bosch_hlm_amm_0280000016_021_table for <text:s/>0 280 212 016 / 02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Bosch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Mass_Air(kg/h)</text:p>
          </table:table-cell>
          <table:table-cell office:value-type="string" calcext:value-type="string">
            <text:p>Mass_Air(g/s)</text:p>
          </table:table-cell>
          <table:table-cell office:value-type="string" calcext:value-type="string">
            <text:p>Volts</text:p>
          </table:table-cell>
          <table:table-cell/>
          <table:table-cell office:value-type="string" calcext:value-type="string">
            <text:p>table entry</text:p>
          </table:table-cell>
          <table:table-cell office:value-type="string" calcext:value-type="string">
            <text:p><text:s/>‘937 value</text:p>
          </table:table-cell>
          <table:table-cell office:value-type="string" calcext:value-type="string">
            <text:p>multiplier</text:p>
          </table:table-cell>
          <table:table-cell table:number-columns-repeated="2"/>
          <table:table-cell office:value-type="string" calcext:value-type="string">
            <text:p>From 9/19/23 logger, 40-to-60MPH portion of WOT pull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" table:formula="of:=[.B64]*1000/3600" office:value-type="float" office:value="4.16666666666667" calcext:value-type="float">
            <text:p>4.2</text:p>
          </table:table-cell>
          <table:table-cell office:value-type="float" office:value="2.3669" calcext:value-type="float">
            <text:p>2.3669</text:p>
          </table:table-cell>
          <table:table-cell table:style-name="ce4"/>
          <table:table-cell table:style-name="ce9" table:formula="of:=([.D64]-1.779)*1.443*255/5" office:value-type="float" office:value="43.2653247" calcext:value-type="float">
            <text:p>43</text:p>
          </table:table-cell>
          <table:table-cell table:formula="of:=[.D135]" office:value-type="float" office:value="65" calcext:value-type="float">
            <text:p>65</text:p>
          </table:table-cell>
          <table:table-cell table:style-name="ce5" table:formula="of:=[.G64]/[.C64]" office:value-type="float" office:value="15.6" calcext:value-type="float">
            <text:p>15.6</text:p>
          </table:table-cell>
          <table:table-cell table:number-columns-repeated="2"/>
          <table:table-cell office:value-type="string" calcext:value-type="string">
            <text:p><text:s text:c="2"/>load min / avg / max: 222 229 23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" table:formula="of:=[.B65]*1000/3600" office:value-type="float" office:value="8.33333333333333" calcext:value-type="float">
            <text:p>8.3</text:p>
          </table:table-cell>
          <table:table-cell office:value-type="float" office:value="2.6619" calcext:value-type="float">
            <text:p>2.6619</text:p>
          </table:table-cell>
          <table:table-cell table:style-name="ce4"/>
          <table:table-cell table:style-name="ce9" table:formula="of:=([.D65]-1.779)*1.443*255/5" office:value-type="float" office:value="64.9752597" calcext:value-type="float">
            <text:p>65</text:p>
          </table:table-cell>
          <table:table-cell table:formula="of:=[.D157]" office:value-type="float" office:value="129" calcext:value-type="float">
            <text:p>129</text:p>
          </table:table-cell>
          <table:table-cell table:style-name="ce5" table:formula="of:=[.G65]/[.C65]" office:value-type="float" office:value="15.48" calcext:value-type="float">
            <text:p>15.5</text:p>
          </table:table-cell>
          <table:table-cell table:number-columns-repeated="2"/>
          <table:table-cell office:value-type="string" calcext:value-type="string">
            <text:p><text:s text:c="2"/>MAF min / avg / max: 4.38 4.55 4.7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" table:formula="of:=[.B66]*1000/3600" office:value-type="float" office:value="16.6666666666667" calcext:value-type="float">
            <text:p>16.7</text:p>
          </table:table-cell>
          <table:table-cell office:value-type="float" office:value="3.0091" calcext:value-type="float">
            <text:p>3.0091</text:p>
          </table:table-cell>
          <table:table-cell table:style-name="ce4"/>
          <table:table-cell table:style-name="ce9" table:formula="of:=([.D66]-1.779)*1.443*255/5" office:value-type="float" office:value="90.5267493" calcext:value-type="float">
            <text:p>91</text:p>
          </table:table-cell>
          <table:table-cell table:formula="of:=[.D183]" office:value-type="float" office:value="252" calcext:value-type="float">
            <text:p>252</text:p>
          </table:table-cell>
          <table:table-cell table:style-name="ce5" table:formula="of:=[.G66]/[.C66]" office:value-type="float" office:value="15.12" calcext:value-type="float">
            <text:p>15.1</text:p>
          </table:table-cell>
          <table:table-cell table:number-columns-repeated="2"/>
          <table:table-cell office:value-type="string" calcext:value-type="string">
            <text:p><text:s text:c="2"/>RPM min / avg / max: 3400 4200 480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5" table:formula="of:=[.B67]*1000/3600" office:value-type="float" office:value="33.3333333333333" calcext:value-type="float">
            <text:p>33.3</text:p>
          </table:table-cell>
          <table:table-cell office:value-type="float" office:value="3.4416" calcext:value-type="float">
            <text:p>3.4416</text:p>
          </table:table-cell>
          <table:table-cell table:style-name="ce4"/>
          <table:table-cell table:style-name="ce9" table:formula="of:=([.D67]-1.779)*1.443*255/5" office:value-type="float" office:value="122.3557218" calcext:value-type="float">
            <text:p>122</text:p>
          </table:table-cell>
          <table:table-cell table:formula="of:=[.D214]" office:value-type="float" office:value="476" calcext:value-type="float">
            <text:p>476</text:p>
          </table:table-cell>
          <table:table-cell table:style-name="ce5" table:formula="of:=[.G67]/[.C67]" office:value-type="float" office:value="14.28" calcext:value-type="float">
            <text:p>14.3</text:p>
          </table:table-cell>
          <table:table-cell table:number-columns-repeated="2"/>
          <table:table-cell office:value-type="string" calcext:value-type="string">
            <text:p><text:s text:c="2"/>Boost mn / avg / max: 6.3 7.2 7.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5" table:formula="of:=[.B68]*1000/3600" office:value-type="float" office:value="52.7777777777778" calcext:value-type="float">
            <text:p>52.8</text:p>
          </table:table-cell>
          <table:table-cell office:value-type="float" office:value="3.8445" calcext:value-type="float">
            <text:p>3.8445</text:p>
          </table:table-cell>
          <table:table-cell table:style-name="ce4"/>
          <table:table-cell table:style-name="ce9" table:formula="of:=([.D68]-1.779)*1.443*255/5" office:value-type="float" office:value="152.0063415" calcext:value-type="float">
            <text:p>152</text:p>
          </table:table-cell>
          <table:table-cell table:formula="of:=[.D244]" office:value-type="float" office:value="768" calcext:value-type="float">
            <text:p>768</text:p>
          </table:table-cell>
          <table:table-cell table:style-name="ce5" table:formula="of:=[.G68]/[.C68]" office:value-type="float" office:value="14.5515789473684" calcext:value-type="float">
            <text:p>14.6</text:p>
          </table:table-cell>
          <table:table-cell table:number-columns-repeated="2"/>
          <table:table-cell office:value-type="string" calcext:value-type="string">
            <text:p><text:s text:c="2"/>AFR min / avg / max: 12.8 13.2 13.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5" table:formula="of:=[.B69]*1000/3600" office:value-type="float" office:value="61.1111111111111" calcext:value-type="float">
            <text:p>61.1</text:p>
          </table:table-cell>
          <table:table-cell office:value-type="float" office:value="3.9838" calcext:value-type="float">
            <text:p>3.9838</text:p>
          </table:table-cell>
          <table:table-cell table:style-name="ce4"/>
          <table:table-cell table:style-name="ce9" table:formula="of:=([.D69]-1.779)*1.443*255/5" office:value-type="float" office:value="162.2578464" calcext:value-type="float">
            <text:p>162</text:p>
          </table:table-cell>
          <table:table-cell table:formula="of:=[.D254]" office:value-type="float" office:value="888" calcext:value-type="float">
            <text:p>888</text:p>
          </table:table-cell>
          <table:table-cell table:style-name="ce5" table:formula="of:=[.G69]/[.C69]" office:value-type="float" office:value="14.5309090909091" calcext:value-type="float">
            <text:p>14.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style-name="ce5" table:formula="of:=[.B70]*1000/3600" office:value-type="float" office:value="77.7777777777778" calcext:value-type="float">
            <text:p>77.8</text:p>
          </table:table-cell>
          <table:table-cell office:value-type="float" office:value="4.2242" calcext:value-type="float">
            <text:p>4.2242</text:p>
          </table:table-cell>
          <table:table-cell table:style-name="ce4"/>
          <table:table-cell table:style-name="ce9" table:formula="of:=([.D70]-1.779)*1.443*255/5" office:value-type="float" office:value="179.9496036" calcext:value-type="float">
            <text:p>180</text:p>
          </table:table-cell>
          <table:table-cell table:formula="of:=[.D272]" office:value-type="float" office:value="1120" calcext:value-type="float">
            <text:p>1120</text:p>
          </table:table-cell>
          <table:table-cell table:style-name="ce5" table:formula="of:=[.G70]/[.C70]"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MAF is surprisingly steady, 4.55v avg is ADC=204, table=1584 mg/sec fuel = 93.1g/s air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style-name="ce5" table:formula="of:=[.B71]*1000/3600" office:value-type="float" office:value="102.777777777778" calcext:value-type="float">
            <text:p>102.8</text:p>
          </table:table-cell>
          <table:table-cell office:value-type="float" office:value="4.4849" calcext:value-type="float">
            <text:p>4.4849</text:p>
          </table:table-cell>
          <table:table-cell table:style-name="ce4"/>
          <table:table-cell table:style-name="ce9" table:formula="of:=([.D71]-1.779)*1.443*255/5" office:value-type="float" office:value="199.1352987" calcext:value-type="float">
            <text:p>199</text:p>
          </table:table-cell>
          <table:table-cell table:formula="of:=[.D291]" office:value-type="float" office:value="1488" calcext:value-type="float">
            <text:p>1488</text:p>
          </table:table-cell>
          <table:table-cell table:style-name="ce5" table:formula="of:=[.G71]/[.C71]" office:value-type="float" office:value="14.4778378378378" calcext:value-type="float">
            <text:p>14.5</text:p>
          </table:table-cell>
          <table:table-cell table:number-columns-repeated="2"/>
          <table:table-cell office:value-type="string" calcext:value-type="string">
            <text:p><text:s text:c="2"/>adc0_ecu_pin20 = (MAFout - 1.779v) * 1.44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style-name="ce5" table:formula="of:=[.B72]*1000/3600" office:value-type="float" office:value="133.333333333333" calcext:value-type="float">
            <text:p>133.3</text:p>
          </table:table-cell>
          <table:table-cell office:value-type="float" office:value="4.7735" calcext:value-type="float">
            <text:p>4.7735</text:p>
          </table:table-cell>
          <table:table-cell/>
          <table:table-cell table:style-name="ce9" table:formula="of:=([.D72]-1.779)*1.443*255/5" office:value-type="float" office:value="220.3742385" calcext:value-type="float">
            <text:p>220</text:p>
          </table:table-cell>
          <table:table-cell table:formula="of:=[.D312]" office:value-type="float" office:value="1968" calcext:value-type="float">
            <text:p>1968</text:p>
          </table:table-cell>
          <table:table-cell table:style-name="ce5" table:formula="of:=[.G72]/[.C72]" office:value-type="float" office:value="14.76" calcext:value-type="float">
            <text:p>14.8</text:p>
          </table:table-cell>
          <table:table-cell table:number-columns-repeated="2"/>
          <table:table-cell office:value-type="string" calcext:value-type="string">
            <text:p><text:s text:c="2"/>2.1L engine @ 4800 RPM 100% VE = 84L/sec = 84*1.2g/L@70degF = 100.8g/s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2"/>
          <table:table-cell table:style-name="ce2" office:value-type="string" calcext:value-type="string">
            <text:p>fuel g/min @14.7 AFR <text:s text:c="3"/></text:p>
          </table:table-cell>
          <table:table-cell office:value-type="string" calcext:value-type="string">
            <text:p>Inj Duty % @ 216g/min (4 inj)</text:p>
          </table:table-cell>
          <table:table-cell table:number-columns-repeated="2"/>
          <table:table-cell office:value-type="string" calcext:value-type="string">
            <text:p>Injector data for 0280150357 has 300cc/min or 216.2g/min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" table:formula="of:=[.C64]*60/14.7" office:value-type="float" office:value="17.0068027210884" calcext:value-type="float">
            <text:p>17.01</text:p>
          </table:table-cell>
          <table:table-cell table:style-name="ce3" table:formula="of:=[.C76]/216/4" office:value-type="percentage" office:value="0.0196837994457042" calcext:value-type="percentage">
            <text:p>1.97%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" table:formula="of:=[.C65]*60/14.7" office:value-type="float" office:value="34.0136054421769" calcext:value-type="float">
            <text:p>34.01</text:p>
          </table:table-cell>
          <table:table-cell table:style-name="ce3" table:formula="of:=[.C77]/216/4" office:value-type="percentage" office:value="0.0393675988914084" calcext:value-type="percentage">
            <text:p>3.94%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" table:formula="of:=[.C66]*60/14.7" office:value-type="float" office:value="68.0272108843538" calcext:value-type="float">
            <text:p>68.03</text:p>
          </table:table-cell>
          <table:table-cell table:style-name="ce3" table:formula="of:=[.C78]/216/4" office:value-type="percentage" office:value="0.0787351977828169" calcext:value-type="percentage">
            <text:p>7.87%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" table:formula="of:=[.C67]*60/14.7" office:value-type="float" office:value="136.054421768708" calcext:value-type="float">
            <text:p>136.05</text:p>
          </table:table-cell>
          <table:table-cell table:style-name="ce3" table:formula="of:=[.C79]/216/4" office:value-type="percentage" office:value="0.157470395565634" calcext:value-type="percentage">
            <text:p>15.75%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" table:formula="of:=[.C68]*60/14.7" office:value-type="float" office:value="215.419501133787" calcext:value-type="float">
            <text:p>215.42</text:p>
          </table:table-cell>
          <table:table-cell table:style-name="ce3" table:formula="of:=[.C80]/216/4" office:value-type="percentage" office:value="0.249328126312253" calcext:value-type="percentage">
            <text:p>24.93%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" table:formula="of:=[.C69]*60/14.7" office:value-type="float" office:value="249.433106575964" calcext:value-type="float">
            <text:p>249.43</text:p>
          </table:table-cell>
          <table:table-cell table:style-name="ce3" table:formula="of:=[.C81]/216/4" office:value-type="percentage" office:value="0.288695725203662" calcext:value-type="percentage">
            <text:p>28.87%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" table:formula="of:=[.C70]*60/14.7" office:value-type="float" office:value="317.460317460317" calcext:value-type="float">
            <text:p>317.46</text:p>
          </table:table-cell>
          <table:table-cell table:style-name="ce3" table:formula="of:=[.C82]/216/4" office:value-type="percentage" office:value="0.367430922986479" calcext:value-type="percentage">
            <text:p>36.74%</text:p>
          </table:table-cell>
          <table:table-cell office:value-type="string" calcext:value-type="string">
            <text:p><text:s text:c="3"/>&lt;&lt;&lt; 4.2V accelerating from my B21FT logs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4" table:formula="of:=[.C71]*60/14.7" office:value-type="float" office:value="419.501133786848" calcext:value-type="float">
            <text:p>419.50</text:p>
          </table:table-cell>
          <table:table-cell table:style-name="ce3" table:formula="of:=[.C83]/216/4" office:value-type="percentage" office:value="0.485533719660704" calcext:value-type="percentage">
            <text:p>48.55%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" table:formula="of:=[.C72]*60/14.7" office:value-type="float" office:value="544.21768707483" calcext:value-type="float">
            <text:p>544.22</text:p>
          </table:table-cell>
          <table:table-cell table:style-name="ce3" table:formula="of:=[.C84]/216/4" office:value-type="percentage" office:value="0.629881582262535" calcext:value-type="percentage">
            <text:p>62.99%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"/>
          <table:table-cell table:number-columns-repeated="37"/>
        </table:table-row>
        <table:table-row table:style-name="ro1">
          <table:table-cell office:value-type="string" calcext:value-type="string">
            <text:p>Hardware MAF offset and rescaling from ‘937 circuit analysis (matches benchtop measurements)</text:p>
          </table:table-cell>
          <table:table-cell/>
          <table:table-cell table:style-name="ce4"/>
          <table:table-cell table:number-columns-repeated="37"/>
        </table:table-row>
        <table:table-row table:style-name="ro1">
          <table:table-cell/>
          <table:table-cell office:value-type="string" calcext:value-type="string">
            <text:p>adc0 = (MAFout - 1.779v) * 1.443</text:p>
          </table:table-cell>
          <table:table-cell table:style-name="ce4"/>
          <table:table-cell table:number-columns-repeated="37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MAF linearization table from ‘937 .bin file</text:p>
          </table:table-cell>
          <table:table-cell table:number-columns-repeated="4"/>
          <table:table-cell office:value-type="string" calcext:value-type="string">
            <text:p>From xdf – low/hi description:</text:p>
          </table:table-cell>
          <table:table-cell table:number-columns-repeated="2"/>
          <table:table-cell office:value-type="string" calcext:value-type="string">
            <text:p>AMM Signal multiplication factors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ADC valu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937 .bin</text:p>
          </table:table-cell>
          <table:table-cell/>
          <table:table-cell office:value-type="string" calcext:value-type="string">
            <text:p><text:s/>low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Linearization map is a 1x256 table that uses the raw ADC value(0-255) as it's index.</text:p>
          </table:table-cell>
          <table:table-cell table:number-columns-repeated="3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92]" office:value-type="float" office:value="0" calcext:value-type="float">
            <text:p>0</text:p>
          </table:table-cell>
          <table:table-cell/>
          <table:table-cell office:value-type="string" calcext:value-type="string">
            <text:p><text:s/>high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/>This table has three sub-sections. The first section is used as-is. The second and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<text:s text:c="2"/>third sections are multiplied by 4 and 16 respectively.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hese values specify where in the map the second and third sections begin.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ome defaults: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2 maf: HEX 51 99 (81,153)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6 maf: HEX 5B AC (91,172) Used in calculation of AMM signal to ECU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f changing to 3" AMM map these must be changed accordingly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C100]"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C101]"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C102]" office:value-type="float" office:value="16" calcext:value-type="float">
            <text:p>16</text:p>
          </table:table-cell>
          <table:table-cell/>
          <table:table-cell>
            <draw:frame draw:z-index="2" draw:style-name="gr1" draw:text-style-name="P1" svg:width="4.789in" svg:height="3.0634in" svg:x="0.0071in" svg:y="0.0008in">
              <draw:object draw:notify-on-update-of-ranges="Sheet1.D91:Sheet1.D91 Sheet1.D92:Sheet1.D34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C103]" office:value-type="float" office:value="17" calcext:value-type="float">
            <text:p>1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C104]" office:value-type="float" office:value="18" calcext:value-type="float">
            <text:p>18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C105]" office:value-type="float" office:value="19" calcext:value-type="float">
            <text:p>1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C106]"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C107]" office:value-type="float" office:value="21" calcext:value-type="float">
            <text:p>2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C108]" office:value-type="float" office:value="22" calcext:value-type="float">
            <text:p>2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[.C109]" office:value-type="float" office:value="22" calcext:value-type="float">
            <text:p>2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C110]"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C111]" office:value-type="float" office:value="24" calcext:value-type="float">
            <text:p>24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C112]"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[.C113]" office:value-type="float" office:value="27" calcext:value-type="float">
            <text:p>2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[.C114]" office:value-type="float" office:value="28" calcext:value-type="float">
            <text:p>28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[.C115]" office:value-type="float" office:value="29" calcext:value-type="float">
            <text:p>2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C116]" office:value-type="float" office:value="31" calcext:value-type="float">
            <text:p>3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C117]" office:value-type="float" office:value="32" calcext:value-type="float">
            <text:p>3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formula="of:=[.C118]" office:value-type="float" office:value="34" calcext:value-type="float">
            <text:p>34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[.C119]"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[.C120]" office:value-type="float" office:value="37" calcext:value-type="float">
            <text:p>3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[.C122]" office:value-type="float" office:value="40" calcext:value-type="float">
            <text:p>40</text:p>
          </table:table-cell>
          <table:table-cell/>
          <table:table-cell office:value-type="string" calcext:value-type="string">
            <text:p>Try using MS mafanalyzer program to generate a 256-entry mapping table to match the range of the ‘937.bin table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[.C123]" office:value-type="float" office:value="42" calcext:value-type="float">
            <text:p>42</text:p>
          </table:table-cell>
          <table:table-cell/>
          <table:table-cell office:value-type="string" calcext:value-type="string">
            <text:p><text:span text:style-name="T1">  adc0_ecu_pin20 = (MAFout - 1.779v) * 1.443</text:span>, so we want to start the table at Vadc of 0, or MAF voltage of</text:p>
          </table:table-cell>
          <table:table-cell table:number-columns-repeated="7"/>
          <table:table-cell table:style-name="ce4" table:formula="of:=1.779" office:value-type="float" office:value="1.779" calcext:value-type="float">
            <text:p>1.78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[.C124]" office:value-type="float" office:value="44" calcext:value-type="float">
            <text:p>44</text:p>
          </table:table-cell>
          <table:table-cell/>
          <table:table-cell office:value-type="string" calcext:value-type="string">
            <text:p><text:s text:c="3"/>and end the table at Vadc of 255/256*Vcc, or MAF voltage of</text:p>
          </table:table-cell>
          <table:table-cell table:number-columns-repeated="7"/>
          <table:table-cell table:style-name="ce4" table:formula="of:=(5*255/256)/1.443+1.779" office:value-type="float" office:value="5.23046829521829" calcext:value-type="float">
            <text:p>5.2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formula="of:=[.C125]"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formula="of:=[.C126]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MAFanalyzer</text:p>
          </table:table-cell>
          <table:table-cell office:value-type="string" calcext:value-type="string">
            <text:p><text:s text:c="4"/>rescaled</text:p>
          </table:table-cell>
          <table:table-cell/>
          <table:table-cell table:style-name="ce11" table:formula="of:=[.K127]/[.K126]" office:value-type="float" office:value="58.8310643564357" calcext:value-type="float">
            <text:p>58.8311</text:p>
          </table:table-cell>
          <table:table-cell table:formula="of:=[.D347]" office:value-type="float" office:value="3232" calcext:value-type="float">
            <text:p>3232</text:p>
          </table:table-cell>
          <table:table-cell/>
          <table:table-cell office:value-type="string" calcext:value-type="string">
            <text:p>divide MS mg/sec of air by 14.7 (afr) and then /4 (aka fuel per cyl per sec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[.C127]" office:value-type="float" office:value="49" calcext:value-type="float">
            <text:p>49</text:p>
          </table:table-cell>
          <table:table-cell/>
          <table:table-cell office:value-type="string" calcext:value-type="string">
            <text:p>ADC value</text:p>
          </table:table-cell>
          <table:table-cell office:value-type="string" calcext:value-type="string">
            <text:p>mg/sec</text:p>
          </table:table-cell>
          <table:table-cell office:value-type="string" calcext:value-type="string">
            <text:p>analyzer</text:p>
          </table:table-cell>
          <table:table-cell office:value-type="string" calcext:value-type="string">
            <text:p>delta</text:p>
          </table:table-cell>
          <table:table-cell/>
          <table:table-cell table:formula="of:=[.G383]" office:value-type="float" office:value="190142" calcext:value-type="float">
            <text:p>190142</text:p>
          </table:table-cell>
          <table:table-cell/>
          <table:table-cell table:style-name="ce4" table:formula="of:=[.K127]/14.7/4" office:value-type="float" office:value="3233.7074829932" calcext:value-type="float">
            <text:p>3,233.7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formula="of:=[.C128]"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table:style-name="ce9" table:formula="of:=[.G128]/[.$J$126]" office:value-type="float" office:value="6.57815737711815" calcext:value-type="float">
            <text:p>7</text:p>
          </table:table-cell>
          <table:table-cell table:style-name="ce10" table:formula="of:=([.H128]-[.D92])/[.H128]" office:value-type="percentage" office:value="1" calcext:value-type="percentage">
            <text:p>10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formula="of:=[.C129]"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style-name="ce9" table:formula="of:=[.G129]/[.$J$126]" office:value-type="float" office:value="7.15608334823448" calcext:value-type="float">
            <text:p>7</text:p>
          </table:table-cell>
          <table:table-cell table:style-name="ce10" table:formula="of:=([.H129]-[.D93])/[.H129]" office:value-type="percentage" office:value="1" calcext:value-type="percentage">
            <text:p>10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formula="of:=[.C130]"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table:style-name="ce9" table:formula="of:=[.G130]/[.$J$126]" office:value-type="float" office:value="7.75100714203069" calcext:value-type="float">
            <text:p>8</text:p>
          </table:table-cell>
          <table:table-cell table:style-name="ce10" table:formula="of:=([.H130]-[.D94])/[.H130]" office:value-type="percentage" office:value="1" calcext:value-type="percentage">
            <text:p>10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formula="of:=[.C131]"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table:style-name="ce9" table:formula="of:=[.G131]/[.$J$126]" office:value-type="float" office:value="8.37992658118669" calcext:value-type="float">
            <text:p>8</text:p>
          </table:table-cell>
          <table:table-cell table:style-name="ce10" table:formula="of:=([.H131]-[.D95])/[.H131]" office:value-type="percentage" office:value="1" calcext:value-type="percentage">
            <text:p>10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formula="of:=[.C132]" office:value-type="float" office:value="59" calcext:value-type="float">
            <text:p>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3" calcext:value-type="float">
            <text:p>533</text:p>
          </table:table-cell>
          <table:table-cell table:style-name="ce9" table:formula="of:=[.G132]/[.$J$126]" office:value-type="float" office:value="9.05983948838237" calcext:value-type="float">
            <text:p>9</text:p>
          </table:table-cell>
          <table:table-cell table:style-name="ce10" table:formula="of:=([.H132]-[.D96])/[.H132]" office:value-type="percentage" office:value="1" calcext:value-type="percentage">
            <text:p>10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formula="of:=[.C133]" office:value-type="float" office:value="61" calcext:value-type="float">
            <text:p>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4" calcext:value-type="float">
            <text:p>574</text:p>
          </table:table-cell>
          <table:table-cell table:style-name="ce9" table:formula="of:=[.G133]/[.$J$126]" office:value-type="float" office:value="9.75675021825793" calcext:value-type="float">
            <text:p>10</text:p>
          </table:table-cell>
          <table:table-cell table:style-name="ce10" table:formula="of:=([.H133]-[.D97])/[.H133]" office:value-type="percentage" office:value="1" calcext:value-type="percentage">
            <text:p>10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formula="of:=[.C134]" office:value-type="float" office:value="63" calcext:value-type="float">
            <text:p>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17" calcext:value-type="float">
            <text:p>617</text:p>
          </table:table-cell>
          <table:table-cell table:style-name="ce9" table:formula="of:=[.G134]/[.$J$126]" office:value-type="float" office:value="10.4876565934933" calcext:value-type="float">
            <text:p>10</text:p>
          </table:table-cell>
          <table:table-cell table:style-name="ce10" table:formula="of:=([.H134]-[.D98])/[.H134]" office:value-type="percentage" office:value="1" calcext:value-type="percentage">
            <text:p>10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formula="of:=[.C135]"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62" calcext:value-type="float">
            <text:p>662</text:p>
          </table:table-cell>
          <table:table-cell table:style-name="ce9" table:formula="of:=[.G135]/[.$J$126]" office:value-type="float" office:value="11.2525586140884" calcext:value-type="float">
            <text:p>11</text:p>
          </table:table-cell>
          <table:table-cell table:style-name="ce10" table:formula="of:=([.H135]-[.D99])/[.H135]" office:value-type="percentage" office:value="1" calcext:value-type="percentage">
            <text:p>10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formula="of:=[.C136]" office:value-type="float" office:value="67" calcext:value-type="float">
            <text:p>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10" calcext:value-type="float">
            <text:p>710</text:p>
          </table:table-cell>
          <table:table-cell table:style-name="ce9" table:formula="of:=[.G136]/[.$J$126]" office:value-type="float" office:value="12.0684541027232" calcext:value-type="float">
            <text:p>12</text:p>
          </table:table-cell>
          <table:table-cell table:style-name="ce10" table:formula="of:=([.H136]-[.D100])/[.H136]" office:value-type="percentage" office:value="-0.242909810347232" calcext:value-type="percentage">
            <text:p>-24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[.C137]"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0" calcext:value-type="float">
            <text:p>760</text:p>
          </table:table-cell>
          <table:table-cell table:style-name="ce9" table:formula="of:=[.G137]/[.$J$126]" office:value-type="float" office:value="12.9183452367178" calcext:value-type="float">
            <text:p>13</text:p>
          </table:table-cell>
          <table:table-cell table:style-name="ce10" table:formula="of:=([.H137]-[.D101])/[.H137]" office:value-type="percentage" office:value="-0.238548723293382" calcext:value-type="percentage">
            <text:p>-23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formula="of:=[.C138]" office:value-type="float" office:value="72" calcext:value-type="float">
            <text:p>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2" calcext:value-type="float">
            <text:p>812</text:p>
          </table:table-cell>
          <table:table-cell table:style-name="ce9" table:formula="of:=[.G138]/[.$J$126]" office:value-type="float" office:value="13.8022320160722" calcext:value-type="float">
            <text:p>14</text:p>
          </table:table-cell>
          <table:table-cell table:style-name="ce10" table:formula="of:=([.H138]-[.D102])/[.H138]" office:value-type="percentage" office:value="-0.159232795200702" calcext:value-type="percentage">
            <text:p>-15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table:formula="of:=[.C139]" office:value-type="float" office:value="74" calcext:value-type="float">
            <text:p>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66" calcext:value-type="float">
            <text:p>866</text:p>
          </table:table-cell>
          <table:table-cell table:style-name="ce9" table:formula="of:=[.G139]/[.$J$126]" office:value-type="float" office:value="14.7201144407864" calcext:value-type="float">
            <text:p>15</text:p>
          </table:table-cell>
          <table:table-cell table:style-name="ce10" table:formula="of:=([.H139]-[.D103])/[.H139]" office:value-type="percentage" office:value="-0.154882325703702" calcext:value-type="percentage">
            <text:p>-15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formula="of:=[.C140]" office:value-type="float" office:value="77" calcext:value-type="float">
            <text:p>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22" calcext:value-type="float">
            <text:p>922</text:p>
          </table:table-cell>
          <table:table-cell table:style-name="ce9" table:formula="of:=[.G140]/[.$J$126]" office:value-type="float" office:value="15.6719925108603" calcext:value-type="float">
            <text:p>16</text:p>
          </table:table-cell>
          <table:table-cell table:style-name="ce10" table:formula="of:=([.H140]-[.D104])/[.H140]" office:value-type="percentage" office:value="-0.148545724962952" calcext:value-type="percentage">
            <text:p>-14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formula="of:=[.C141]" office:value-type="float" office:value="80" calcext:value-type="float">
            <text:p>8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81" calcext:value-type="float">
            <text:p>981</text:p>
          </table:table-cell>
          <table:table-cell table:style-name="ce9" table:formula="of:=[.G141]/[.$J$126]" office:value-type="float" office:value="16.6748640489739" calcext:value-type="float">
            <text:p>17</text:p>
          </table:table-cell>
          <table:table-cell table:style-name="ce10" table:formula="of:=([.H141]-[.D105])/[.H141]" office:value-type="percentage" office:value="-0.139439574691414" calcext:value-type="percentage">
            <text:p>-13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formula="of:=[.C142]" office:value-type="float" office:value="82" calcext:value-type="float">
            <text:p>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43" calcext:value-type="float">
            <text:p>1043</text:p>
          </table:table-cell>
          <table:table-cell table:style-name="ce9" table:formula="of:=[.G142]/[.$J$126]" office:value-type="float" office:value="17.7287290551272" calcext:value-type="float">
            <text:p>18</text:p>
          </table:table-cell>
          <table:table-cell table:style-name="ce10" table:formula="of:=([.H142]-[.D106])/[.H142]" office:value-type="percentage" office:value="-0.128112451705381" calcext:value-type="percentage">
            <text:p>-12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formula="of:=[.C143]" office:value-type="float" office:value="85" calcext:value-type="float">
            <text:p>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06" calcext:value-type="float">
            <text:p>1106</text:p>
          </table:table-cell>
          <table:table-cell table:style-name="ce9" table:formula="of:=[.G143]/[.$J$126]" office:value-type="float" office:value="18.7995918839604" calcext:value-type="float">
            <text:p>19</text:p>
          </table:table-cell>
          <table:table-cell table:style-name="ce10" table:formula="of:=([.H143]-[.D107])/[.H143]" office:value-type="percentage" office:value="-0.117045525755107" calcext:value-type="percentage">
            <text:p>-11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formula="of:=[.C144]" office:value-type="float" office:value="88" calcext:value-type="float">
            <text:p>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73" calcext:value-type="float">
            <text:p>1173</text:p>
          </table:table-cell>
          <table:table-cell table:style-name="ce9" table:formula="of:=[.G144]/[.$J$126]" office:value-type="float" office:value="19.9384460035132" calcext:value-type="float">
            <text:p>20</text:p>
          </table:table-cell>
          <table:table-cell table:style-name="ce10" table:formula="of:=([.H144]-[.D108])/[.H144]" office:value-type="percentage" office:value="-0.103395921433576" calcext:value-type="percentage">
            <text:p>-10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formula="of:=[.C145]" office:value-type="float" office:value="90" calcext:value-type="float">
            <text:p>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41" calcext:value-type="float">
            <text:p>1241</text:p>
          </table:table-cell>
          <table:table-cell table:style-name="ce9" table:formula="of:=[.G145]/[.$J$126]" office:value-type="float" office:value="21.0942979457458" calcext:value-type="float">
            <text:p>21</text:p>
          </table:table-cell>
          <table:table-cell table:style-name="ce10" table:formula="of:=([.H145]-[.D109])/[.H145]" office:value-type="percentage" office:value="-0.0429358709440646" calcext:value-type="percentage">
            <text:p>-4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table:formula="of:=[.C146]" office:value-type="float" office:value="93" calcext:value-type="float">
            <text:p>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13" calcext:value-type="float">
            <text:p>1313</text:p>
          </table:table-cell>
          <table:table-cell table:style-name="ce9" table:formula="of:=[.G146]/[.$J$126]" office:value-type="float" office:value="22.318141178698" calcext:value-type="float">
            <text:p>22</text:p>
          </table:table-cell>
          <table:table-cell table:style-name="ce10" table:formula="of:=([.H146]-[.D110])/[.H146]" office:value-type="percentage" office:value="-0.0305517747128864" calcext:value-type="percentage">
            <text:p>-3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formula="of:=[.C147]" office:value-type="float" office:value="96" calcext:value-type="float">
            <text:p>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87" calcext:value-type="float">
            <text:p>1387</text:p>
          </table:table-cell>
          <table:table-cell table:style-name="ce9" table:formula="of:=[.G147]/[.$J$126]" office:value-type="float" office:value="23.57598005701" calcext:value-type="float">
            <text:p>24</text:p>
          </table:table-cell>
          <table:table-cell table:style-name="ce10" table:formula="of:=([.H147]-[.D111])/[.H147]" office:value-type="percentage" office:value="-0.0179852520219579" calcext:value-type="percentage">
            <text:p>-1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formula="of:=[.C148]" office:value-type="float" office:value="99" calcext:value-type="float">
            <text:p>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64" calcext:value-type="float">
            <text:p>1464</text:p>
          </table:table-cell>
          <table:table-cell table:style-name="ce9" table:formula="of:=[.G148]/[.$J$126]" office:value-type="float" office:value="24.8848124033617" calcext:value-type="float">
            <text:p>25</text:p>
          </table:table-cell>
          <table:table-cell table:style-name="ce10" table:formula="of:=([.H148]-[.D112])/[.H148]" office:value-type="percentage" office:value="-0.00462883122328634" calcext:value-type="percentage">
            <text:p>-0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table:formula="of:=[.C149]" office:value-type="float" office:value="102" calcext:value-type="float">
            <text:p>1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43" calcext:value-type="float">
            <text:p>1543</text:p>
          </table:table-cell>
          <table:table-cell table:style-name="ce9" table:formula="of:=[.G149]/[.$J$126]" office:value-type="float" office:value="26.2276403950732" calcext:value-type="float">
            <text:p>26</text:p>
          </table:table-cell>
          <table:table-cell table:style-name="ce10" table:formula="of:=([.H149]-[.D113])/[.H149]" office:value-type="percentage" office:value="-0.0294483069499432" calcext:value-type="percentage">
            <text:p>-2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table:formula="of:=[.C150]" office:value-type="float" office:value="105" calcext:value-type="float">
            <text:p>1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26" calcext:value-type="float">
            <text:p>1626</text:p>
          </table:table-cell>
          <table:table-cell table:style-name="ce9" table:formula="of:=[.G150]/[.$J$126]" office:value-type="float" office:value="27.6384596775042" calcext:value-type="float">
            <text:p>28</text:p>
          </table:table-cell>
          <table:table-cell table:style-name="ce10" table:formula="of:=([.H150]-[.D114])/[.H150]" office:value-type="percentage" office:value="-0.0130810590284121" calcext:value-type="percentage">
            <text:p>-1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table:formula="of:=[.C151]" office:value-type="float" office:value="109" calcext:value-type="float">
            <text:p>10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11" calcext:value-type="float">
            <text:p>1711</text:p>
          </table:table-cell>
          <table:table-cell table:style-name="ce9" table:formula="of:=[.G151]/[.$J$126]" office:value-type="float" office:value="29.083274605295" calcext:value-type="float">
            <text:p>29</text:p>
          </table:table-cell>
          <table:table-cell table:style-name="ce10" table:formula="of:=([.H151]-[.D115])/[.H151]" office:value-type="percentage" office:value="0.00286331599261616" calcext:value-type="percentage">
            <text:p>0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formula="of:=[.C152]" office:value-type="float" office:value="112" calcext:value-type="float">
            <text:p>1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99" calcext:value-type="float">
            <text:p>1799</text:p>
          </table:table-cell>
          <table:table-cell table:style-name="ce9" table:formula="of:=[.G152]/[.$J$126]" office:value-type="float" office:value="30.5790830011255" calcext:value-type="float">
            <text:p>31</text:p>
          </table:table-cell>
          <table:table-cell table:style-name="ce10" table:formula="of:=([.H152]-[.D116])/[.H152]" office:value-type="percentage" office:value="-0.0137648666200695" calcext:value-type="percentage">
            <text:p>-1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table:formula="of:=[.C153]" office:value-type="float" office:value="115" calcext:value-type="float">
            <text:p>1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90" calcext:value-type="float">
            <text:p>1890</text:p>
          </table:table-cell>
          <table:table-cell table:style-name="ce9" table:formula="of:=[.G153]/[.$J$126]" office:value-type="float" office:value="32.1258848649956" calcext:value-type="float">
            <text:p>32</text:p>
          </table:table-cell>
          <table:table-cell table:style-name="ce10" table:formula="of:=([.H153]-[.D117])/[.H153]" office:value-type="percentage" office:value="0.00391848708680388" calcext:value-type="percentage">
            <text:p>0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table:formula="of:=[.C154]" office:value-type="float" office:value="118" calcext:value-type="float">
            <text:p>1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84" calcext:value-type="float">
            <text:p>1984</text:p>
          </table:table-cell>
          <table:table-cell table:style-name="ce9" table:formula="of:=[.G154]/[.$J$126]" office:value-type="float" office:value="33.7236801969055" calcext:value-type="float">
            <text:p>34</text:p>
          </table:table-cell>
          <table:table-cell table:style-name="ce10" table:formula="of:=([.H154]-[.D118])/[.H154]" office:value-type="percentage" office:value="-0.00819364320504634" calcext:value-type="percentage">
            <text:p>-0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table:formula="of:=[.C155]" office:value-type="float" office:value="122" calcext:value-type="float">
            <text:p>1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81" calcext:value-type="float">
            <text:p>2081</text:p>
          </table:table-cell>
          <table:table-cell table:style-name="ce9" table:formula="of:=[.G155]/[.$J$126]" office:value-type="float" office:value="35.372468996855" calcext:value-type="float">
            <text:p>35</text:p>
          </table:table-cell>
          <table:table-cell table:style-name="ce10" table:formula="of:=([.H155]-[.D119])/[.H155]" office:value-type="percentage" office:value="0.0105299123136724" calcext:value-type="percentage">
            <text:p>1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C156]" office:value-type="float" office:value="125" calcext:value-type="float">
            <text:p>1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81" calcext:value-type="float">
            <text:p>2181</text:p>
          </table:table-cell>
          <table:table-cell table:style-name="ce9" table:formula="of:=[.G156]/[.$J$126]" office:value-type="float" office:value="37.0722512648442" calcext:value-type="float">
            <text:p>37</text:p>
          </table:table-cell>
          <table:table-cell table:style-name="ce10" table:formula="of:=([.H156]-[.D120])/[.H156]" office:value-type="percentage" office:value="0.00194893113795562" calcext:value-type="percentage">
            <text:p>0.2%</text:p>
          </table:table-cell>
          <table:table-cell/>
          <table:table-cell office:value-type="string" calcext:value-type="string">
            <text:p>InjectorConstant4 vs injector size (from code &amp; turbotankshane)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table:formula="of:=[.C157]"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284" calcext:value-type="float">
            <text:p>2284</text:p>
          </table:table-cell>
          <table:table-cell table:style-name="ce9" table:formula="of:=[.G157]/[.$J$126]" office:value-type="float" office:value="38.823027000873" calcext:value-type="float">
            <text:p>39</text:p>
          </table:table-cell>
          <table:table-cell table:style-name="ce10" table:formula="of:=([.H157]-[.D121])/[.H157]" office:value-type="percentage" office:value="-0.00455845442250001" calcext:value-type="percentage">
            <text:p>-0.5%</text:p>
          </table:table-cell>
          <table:table-cell table:number-columns-repeated="2"/>
          <table:table-cell table:style-name="ce11"/>
          <table:table-cell table:number-columns-repeated="2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C158]" office:value-type="float" office:value="133" calcext:value-type="float">
            <text:p>1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91" calcext:value-type="float">
            <text:p>2391</text:p>
          </table:table-cell>
          <table:table-cell table:style-name="ce9" table:formula="of:=[.G158]/[.$J$126]" office:value-type="float" office:value="40.6417940276215" calcext:value-type="float">
            <text:p>41</text:p>
          </table:table-cell>
          <table:table-cell table:style-name="ce10" table:formula="of:=([.H158]-[.D122])/[.H158]" office:value-type="percentage" office:value="0.0157914787714655" calcext:value-type="percentage">
            <text:p>1.6%</text:p>
          </table:table-cell>
          <table:table-cell/>
          <table:table-cell office:value-type="string" calcext:value-type="string">
            <text:p>Engine</text:p>
          </table:table-cell>
          <table:table-cell office:value-type="string" calcext:value-type="string">
            <text:p>Part #</text:p>
          </table:table-cell>
          <table:table-cell table:style-name="ce11" office:value-type="string" calcext:value-type="string">
            <text:p>cc/min</text:p>
          </table:table-cell>
          <table:table-cell office:value-type="string" calcext:value-type="string">
            <text:p>InjConst4</text:p>
          </table:table-cell>
          <table:table-cell office:value-type="string" calcext:value-type="string">
            <text:p>K/10^6</text:p>
          </table:table-cell>
          <table:table-cell office:value-type="string" calcext:value-type="string">
            <text:p>gas g/cc</text:p>
          </table:table-cell>
          <table:table-cell office:value-type="string" calcext:value-type="string">
            <text:p>g/lb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table:formula="of:=[.C159]" office:value-type="float" office:value="136" calcext:value-type="float">
            <text:p>13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  <table:table-cell table:style-name="ce9" table:formula="of:=[.G159]/[.$J$126]" office:value-type="float" office:value="42.4945566997297" calcext:value-type="float">
            <text:p>42</text:p>
          </table:table-cell>
          <table:table-cell table:style-name="ce10" table:formula="of:=([.H159]-[.D123])/[.H159]" office:value-type="percentage" office:value="0.0116381188118811" calcext:value-type="percentage">
            <text:p>1.2%</text:p>
          </table:table-cell>
          <table:table-cell/>
          <table:table-cell office:value-type="string" calcext:value-type="string">
            <text:p>B204FT 950bin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717" calcext:value-type="float">
            <text:p>2717</text:p>
          </table:table-cell>
          <table:table-cell table:style-name="ce14"/>
          <table:table-cell office:value-type="float" office:value="0.726" calcext:value-type="float">
            <text:p>0.726</text:p>
          </table:table-cell>
          <table:table-cell office:value-type="float" office:value="453.6" calcext:value-type="float">
            <text:p>453.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table:formula="of:=[.C160]" office:value-type="float" office:value="140" calcext:value-type="float">
            <text:p>14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13" calcext:value-type="float">
            <text:p>2613</text:p>
          </table:table-cell>
          <table:table-cell table:style-name="ce9" table:formula="of:=[.G160]/[.$J$126]" office:value-type="float" office:value="44.4153106625575" calcext:value-type="float">
            <text:p>44</text:p>
          </table:table-cell>
          <table:table-cell table:style-name="ce10" table:formula="of:=([.H160]-[.D124])/[.H160]" office:value-type="percentage" office:value="0.00935061933288611" calcext:value-type="percentage">
            <text:p>0.9%</text:p>
          </table:table-cell>
          <table:table-cell/>
          <table:table-cell office:value-type="string" calcext:value-type="string">
            <text:p>B230</text:p>
          </table:table-cell>
          <table:table-cell office:value-type="string" calcext:value-type="string">
            <text:p>0280150762</text:p>
          </table:table-cell>
          <table:table-cell table:style-name="ce9" office:value-type="float" office:value="214" calcext:value-type="float">
            <text:p>214</text:p>
          </table:table-cell>
          <table:table-cell office:value-type="float" office:value="3889" calcext:value-type="float">
            <text:p>3889</text:p>
          </table:table-cell>
          <table:table-cell table:style-name="ce14" table:formula="of:=[.N160]*[.M160]/1000000" office:value-type="float" office:value="0.832246" calcext:value-type="float">
            <text:p>0.83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table:formula="of:=[.C161]" office:value-type="float" office:value="144" calcext:value-type="float">
            <text:p>1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29" calcext:value-type="float">
            <text:p>2729</text:p>
          </table:table-cell>
          <table:table-cell table:style-name="ce9" table:formula="of:=[.G161]/[.$J$126]" office:value-type="float" office:value="46.3870580934249" calcext:value-type="float">
            <text:p>46</text:p>
          </table:table-cell>
          <table:table-cell table:style-name="ce10" table:formula="of:=([.H161]-[.D125])/[.H161]" office:value-type="percentage" office:value="0.0299018336241832" calcext:value-type="percentage">
            <text:p>3.0%</text:p>
          </table:table-cell>
          <table:table-cell/>
          <table:table-cell office:value-type="string" calcext:value-type="string">
            <text:p>B230FT</text:p>
          </table:table-cell>
          <table:table-cell office:value-type="string" calcext:value-type="string">
            <text:p>0280150804</text:p>
          </table:table-cell>
          <table:table-cell table:style-name="ce9" office:value-type="float" office:value="334" calcext:value-type="float">
            <text:p>334</text:p>
          </table:table-cell>
          <table:table-cell office:value-type="float" office:value="2443" calcext:value-type="float">
            <text:p>2443</text:p>
          </table:table-cell>
          <table:table-cell table:style-name="ce14" table:formula="of:=[.N161]*[.M161]/1000000" office:value-type="float" office:value="0.815962" calcext:value-type="float">
            <text:p>0.81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table:formula="of:=[.C162]" office:value-type="float" office:value="148" calcext:value-type="float">
            <text:p>14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848" calcext:value-type="float">
            <text:p>2848</text:p>
          </table:table-cell>
          <table:table-cell table:style-name="ce9" table:formula="of:=[.G162]/[.$J$126]" office:value-type="float" office:value="48.409798992332" calcext:value-type="float">
            <text:p>48</text:p>
          </table:table-cell>
          <table:table-cell table:style-name="ce10" table:formula="of:=([.H162]-[.D126])/[.H162]" office:value-type="percentage" office:value="0.0291221823200578" calcext:value-type="percentage">
            <text:p>2.9%</text:p>
          </table:table-cell>
          <table:table-cell table:number-columns-repeated="2"/>
          <table:table-cell office:value-type="string" calcext:value-type="string">
            <text:p>gm 3800 #36</text:p>
          </table:table-cell>
          <table:table-cell table:style-name="ce9" table:formula="of:=36*[.$Q$159]/[.$P$159]/60" office:value-type="float" office:value="374.876033057851" calcext:value-type="float">
            <text:p>375</text:p>
          </table:table-cell>
          <table:table-cell office:value-type="float" office:value="2250" calcext:value-type="float">
            <text:p>2250</text:p>
          </table:table-cell>
          <table:table-cell table:style-name="ce14" table:formula="of:=[.N162]*[.M162]/1000000" office:value-type="float" office:value="0.843471074380165" calcext:value-type="float">
            <text:p>0.84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table:formula="of:=[.C163]" office:value-type="float" office:value="152" calcext:value-type="float">
            <text:p>1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71" calcext:value-type="float">
            <text:p>2971</text:p>
          </table:table-cell>
          <table:table-cell table:style-name="ce9" table:formula="of:=[.G163]/[.$J$126]" office:value-type="float" office:value="50.5005311819587" calcext:value-type="float">
            <text:p>51</text:p>
          </table:table-cell>
          <table:table-cell table:style-name="ce10" table:formula="of:=([.H163]-[.D127])/[.H163]" office:value-type="percentage" office:value="0.0297131762149624" calcext:value-type="percentage">
            <text:p>3.0%</text:p>
          </table:table-cell>
          <table:table-cell table:number-columns-repeated="2"/>
          <table:table-cell office:value-type="string" calcext:value-type="string">
            <text:p>grn giants #42</text:p>
          </table:table-cell>
          <table:table-cell table:style-name="ce9" table:formula="of:=42*[.$Q$159]/[.$P$159]/60" office:value-type="float" office:value="437.355371900827" calcext:value-type="float">
            <text:p>437</text:p>
          </table:table-cell>
          <table:table-cell office:value-type="float" office:value="2200" calcext:value-type="float">
            <text:p>2200</text:p>
          </table:table-cell>
          <table:table-cell table:style-name="ce14" table:formula="of:=[.N163]*[.M163]/1000000" office:value-type="float" office:value="0.962181818181818" calcext:value-type="float">
            <text:p>0.96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table:formula="of:=[.C164]" office:value-type="float" office:value="156" calcext:value-type="float">
            <text:p>15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97" calcext:value-type="float">
            <text:p>3097</text:p>
          </table:table-cell>
          <table:table-cell table:style-name="ce9" table:formula="of:=[.G164]/[.$J$126]" office:value-type="float" office:value="52.6422568396251" calcext:value-type="float">
            <text:p>53</text:p>
          </table:table-cell>
          <table:table-cell table:style-name="ce10" table:formula="of:=([.H164]-[.D128])/[.H164]" office:value-type="percentage" office:value="0.0311965507981214" calcext:value-type="percentage">
            <text:p>3.1%</text:p>
          </table:table-cell>
          <table:table-cell table:number-columns-repeated="2"/>
          <table:table-cell office:value-type="string" calcext:value-type="string">
            <text:p>#46</text:p>
          </table:table-cell>
          <table:table-cell table:style-name="ce9" table:formula="of:=46*[.$Q$159]/[.$P$159]/60" office:value-type="float" office:value="479.00826446281" calcext:value-type="float">
            <text:p>479</text:p>
          </table:table-cell>
          <table:table-cell office:value-type="float" office:value="2100" calcext:value-type="float">
            <text:p>2100</text:p>
          </table:table-cell>
          <table:table-cell table:style-name="ce14" table:formula="of:=[.N164]*[.M164]/1000000" office:value-type="float" office:value="1.0059173553719" calcext:value-type="float">
            <text:p>1.00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table:formula="of:=[.C165]" office:value-type="float" office:value="160" calcext:value-type="float">
            <text:p>1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227" calcext:value-type="float">
            <text:p>3227</text:p>
          </table:table-cell>
          <table:table-cell table:style-name="ce9" table:formula="of:=[.G165]/[.$J$126]" office:value-type="float" office:value="54.8519737880111" calcext:value-type="float">
            <text:p>55</text:p>
          </table:table-cell>
          <table:table-cell table:style-name="ce10" table:formula="of:=([.H165]-[.D129])/[.H165]" office:value-type="percentage" office:value="0.0337631202692628" calcext:value-type="percentage">
            <text:p>3.4%</text:p>
          </table:table-cell>
          <table:table-cell table:number-columns-repeated="2"/>
          <table:table-cell office:value-type="string" calcext:value-type="string">
            <text:p>#75</text:p>
          </table:table-cell>
          <table:table-cell table:style-name="ce9" table:formula="of:=75*[.$Q$159]/[.$P$159]/60" office:value-type="float" office:value="780.99173553719" calcext:value-type="float">
            <text:p>781</text:p>
          </table:table-cell>
          <table:table-cell office:value-type="float" office:value="1600" calcext:value-type="float">
            <text:p>1600</text:p>
          </table:table-cell>
          <table:table-cell table:style-name="ce14" table:formula="of:=[.N165]*[.M165]/1000000" office:value-type="float" office:value="1.2495867768595" calcext:value-type="float">
            <text:p>1.25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table:formula="of:=[.C166]" office:value-type="float" office:value="164" calcext:value-type="float">
            <text:p>16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60" calcext:value-type="float">
            <text:p>3360</text:p>
          </table:table-cell>
          <table:table-cell table:style-name="ce9" table:formula="of:=[.G166]/[.$J$126]" office:value-type="float" office:value="57.1126842044367" calcext:value-type="float">
            <text:p>57</text:p>
          </table:table-cell>
          <table:table-cell table:style-name="ce10" table:formula="of:=([.H166]-[.D130])/[.H166]" office:value-type="percentage" office:value="0.0369915060702499" calcext:value-type="percentage">
            <text:p>3.7%</text:p>
          </table:table-cell>
          <table:table-cell table:number-columns-repeated="2"/>
          <table:table-cell office:value-type="string" calcext:value-type="string">
            <text:p>#80</text:p>
          </table:table-cell>
          <table:table-cell table:style-name="ce9" table:formula="of:=80*[.$Q$159]/[.$P$159]/60" office:value-type="float" office:value="833.05785123967" calcext:value-type="float">
            <text:p>833</text:p>
          </table:table-cell>
          <table:table-cell office:value-type="float" office:value="1500" calcext:value-type="float">
            <text:p>1500</text:p>
          </table:table-cell>
          <table:table-cell table:style-name="ce14" table:formula="of:=[.N166]*[.M166]/1000000" office:value-type="float" office:value="1.2495867768595" calcext:value-type="float">
            <text:p>1.25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68" calcext:value-type="float">
            <text:p>168</text:p>
          </table:table-cell>
          <table:table-cell table:formula="of:=[.C167]" office:value-type="float" office:value="168" calcext:value-type="float">
            <text:p>16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497" calcext:value-type="float">
            <text:p>3497</text:p>
          </table:table-cell>
          <table:table-cell table:style-name="ce9" table:formula="of:=[.G167]/[.$J$126]" office:value-type="float" office:value="59.4413859115819" calcext:value-type="float">
            <text:p>59</text:p>
          </table:table-cell>
          <table:table-cell table:style-name="ce10" table:formula="of:=([.H167]-[.D131])/[.H167]" office:value-type="percentage" office:value="0.0410721566151468" calcext:value-type="percentage">
            <text:p>4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  <table:table-cell table:formula="of:=[.C168]" office:value-type="float" office:value="173" calcext:value-type="float">
            <text:p>1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37" calcext:value-type="float">
            <text:p>3637</text:p>
          </table:table-cell>
          <table:table-cell table:style-name="ce9" table:formula="of:=[.G168]/[.$J$126]" office:value-type="float" office:value="61.8210810867667" calcext:value-type="float">
            <text:p>62</text:p>
          </table:table-cell>
          <table:table-cell table:style-name="ce10" table:formula="of:=([.H168]-[.D132])/[.H168]" office:value-type="percentage" office:value="0.0456329950426992" calcext:value-type="percentage">
            <text:p>4.6%</text:p>
          </table:table-cell>
          <table:table-cell/>
          <table:table-cell office:value-type="string" calcext:value-type="string">
            <text:p>InjectorConstant4 vs injector size – from ‘954 xdf</text:p>
          </table:table-cell>
          <table:table-cell table:number-columns-repeated="2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77" calcext:value-type="float">
            <text:p>177</text:p>
          </table:table-cell>
          <table:table-cell table:formula="of:=[.C169]" office:value-type="float" office:value="177" calcext:value-type="float">
            <text:p>17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82" calcext:value-type="float">
            <text:p>3782</text:p>
          </table:table-cell>
          <table:table-cell table:style-name="ce9" table:formula="of:=[.G169]/[.$J$126]" office:value-type="float" office:value="64.2857653753511" calcext:value-type="float">
            <text:p>64</text:p>
          </table:table-cell>
          <table:table-cell table:style-name="ce10" table:formula="of:=([.H169]-[.D133])/[.H169]" office:value-type="percentage" office:value="0.0511118652187799" calcext:value-type="percentage">
            <text:p>5.1%</text:p>
          </table:table-cell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const4</text:p>
          </table:table-cell>
          <table:table-cell office:value-type="string" calcext:value-type="string">
            <text:p>K/10^6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table:formula="of:=[.C170]" office:value-type="float" office:value="181" calcext:value-type="float">
            <text:p>18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929" calcext:value-type="float">
            <text:p>3929</text:p>
          </table:table-cell>
          <table:table-cell table:style-name="ce9" table:formula="of:=[.G170]/[.$J$126]" office:value-type="float" office:value="66.7844453092952" calcext:value-type="float">
            <text:p>67</text:p>
          </table:table-cell>
          <table:table-cell table:style-name="ce10" table:formula="of:=([.H170]-[.D134])/[.H170]" office:value-type="percentage" office:value="0.0566665679675628" calcext:value-type="percentage">
            <text:p>5.7%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889" calcext:value-type="float">
            <text:p>3889</text:p>
          </table:table-cell>
          <table:table-cell table:style-name="ce19" table:formula="of:=[.K170]*[.L170]/1000000" office:value-type="float" office:value="0.832246" calcext:value-type="float">
            <text:p>0.832</text:p>
          </table:table-cell>
          <table:table-cell table:number-columns-repeated="24"/>
          <table:table-cell office:value-type="string" calcext:value-type="string">
            <text:p>(stoc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tors)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table:formula="of:=[.C171]" office:value-type="float" office:value="186" calcext:value-type="float">
            <text:p>1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081" calcext:value-type="float">
            <text:p>4081</text:p>
          </table:table-cell>
          <table:table-cell table:style-name="ce9" table:formula="of:=[.G171]/[.$J$126]" office:value-type="float" office:value="69.3681143566387" calcext:value-type="float">
            <text:p>69</text:p>
          </table:table-cell>
          <table:table-cell table:style-name="ce10" table:formula="of:=([.H171]-[.D135])/[.H171]" office:value-type="percentage" office:value="0.0629700604831371" calcext:value-type="percentage">
            <text:p>6.3%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443" calcext:value-type="float">
            <text:p>2443</text:p>
          </table:table-cell>
          <table:table-cell table:style-name="ce19" table:formula="of:=[.K171]*[.L171]/1000000" office:value-type="float" office:value="0.776874" calcext:value-type="float">
            <text:p>0.777</text:p>
          </table:table-cell>
          <table:table-cell table:number-columns-repeated="24"/>
          <table:table-cell office:value-type="string" calcext:value-type="string">
            <text:p>(stock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engine)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table:formula="of:=[.C172]" office:value-type="float" office:value="191" calcext:value-type="float">
            <text:p>1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236" calcext:value-type="float">
            <text:p>4236</text:p>
          </table:table-cell>
          <table:table-cell table:style-name="ce9" table:formula="of:=[.G172]/[.$J$126]" office:value-type="float" office:value="72.002776872022" calcext:value-type="float">
            <text:p>72</text:p>
          </table:table-cell>
          <table:table-cell table:style-name="ce10" table:formula="of:=([.H172]-[.D136])/[.H172]" office:value-type="percentage" office:value="0.0694803324170943" calcext:value-type="percentage">
            <text:p>6.9%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100" calcext:value-type="float">
            <text:p>2100</text:p>
          </table:table-cell>
          <table:table-cell table:style-name="ce19" table:formula="of:=[.K172]*[.L172]/1000000" office:value-type="float" office:value="0.924" calcext:value-type="float">
            <text:p>0.92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table:formula="of:=[.C173]" office:value-type="float" office:value="196" calcext:value-type="float">
            <text:p>19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395" calcext:value-type="float">
            <text:p>4395</text:p>
          </table:table-cell>
          <table:table-cell table:style-name="ce9" table:formula="of:=[.G173]/[.$J$126]" office:value-type="float" office:value="74.7054306781248" calcext:value-type="float">
            <text:p>75</text:p>
          </table:table-cell>
          <table:table-cell table:style-name="ce10" table:formula="of:=([.H173]-[.D137])/[.H173]" office:value-type="percentage" office:value="0.0629864607621172" calcext:value-type="percentage">
            <text:p>6.3%</text:p>
          </table:table-cell>
          <table:table-cell/>
          <table:table-cell office:value-type="float" office:value="598" calcext:value-type="float">
            <text:p>598</text:p>
          </table:table-cell>
          <table:table-cell table:formula="of:=(1480+1600)/2" office:value-type="float" office:value="1540" calcext:value-type="float">
            <text:p>1540</text:p>
          </table:table-cell>
          <table:table-cell table:style-name="ce19" table:formula="of:=[.K173]*[.L173]/1000000" office:value-type="float" office:value="0.92092" calcext:value-type="float">
            <text:p>0.921</text:p>
          </table:table-cell>
          <table:table-cell office:value-type="string" calcext:value-type="string">
            <text:p>“1480-1600”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table:formula="of:=[.C174]" office:value-type="float" office:value="201" calcext:value-type="float">
            <text:p>20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558" calcext:value-type="float">
            <text:p>4558</text:p>
          </table:table-cell>
          <table:table-cell table:style-name="ce9" table:formula="of:=[.G174]/[.$J$126]" office:value-type="float" office:value="77.4760757749471" calcext:value-type="float">
            <text:p>77</text:p>
          </table:table-cell>
          <table:table-cell table:style-name="ce10" table:formula="of:=([.H174]-[.D138])/[.H174]" office:value-type="percentage" office:value="0.0706808614165496" calcext:value-type="percentage">
            <text:p>7.1%</text:p>
          </table:table-cell>
          <table:table-cell/>
          <table:table-cell office:value-type="float" office:value="668" calcext:value-type="float">
            <text:p>668</text:p>
          </table:table-cell>
          <table:table-cell table:style-name="ce12" table:formula="of:=(1425+1500)/2" office:value-type="float" office:value="1462.5" calcext:value-type="float">
            <text:p>1463</text:p>
          </table:table-cell>
          <table:table-cell table:style-name="ce19" table:formula="of:=[.K174]*[.L174]/1000000" office:value-type="float" office:value="0.97695" calcext:value-type="float">
            <text:p>0.977</text:p>
          </table:table-cell>
          <table:table-cell office:value-type="string" calcext:value-type="string">
            <text:p>“1425-1500”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  <table:table-cell table:formula="of:=[.C175]" office:value-type="float" office:value="206" calcext:value-type="float">
            <text:p>2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725" calcext:value-type="float">
            <text:p>4725</text:p>
          </table:table-cell>
          <table:table-cell table:style-name="ce9" table:formula="of:=[.G175]/[.$J$126]" office:value-type="float" office:value="80.3147121624891" calcext:value-type="float">
            <text:p>80</text:p>
          </table:table-cell>
          <table:table-cell table:style-name="ce10" table:formula="of:=([.H175]-[.D139])/[.H175]" office:value-type="percentage" office:value="0.0786246005552936" calcext:value-type="percentage">
            <text:p>7.9%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1800" calcext:value-type="float">
            <text:p>1800</text:p>
          </table:table-cell>
          <table:table-cell table:style-name="ce19" table:formula="of:=[.K175]*[.L175]/1000000" office:value-type="float" office:value="1.2024" calcext:value-type="float">
            <text:p>1.202</text:p>
          </table:table-cell>
          <table:table-cell office:value-type="string" calcext:value-type="string">
            <text:p>Using E8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12" calcext:value-type="float">
            <text:p>212</text:p>
          </table:table-cell>
          <table:table-cell table:formula="of:=[.C176]" office:value-type="float" office:value="212" calcext:value-type="float">
            <text:p>2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896" calcext:value-type="float">
            <text:p>4896</text:p>
          </table:table-cell>
          <table:table-cell table:style-name="ce9" table:formula="of:=[.G176]/[.$J$126]" office:value-type="float" office:value="83.2213398407506" calcext:value-type="float">
            <text:p>83</text:p>
          </table:table-cell>
          <table:table-cell table:style-name="ce10" table:formula="of:=([.H176]-[.D140])/[.H176]" office:value-type="percentage" office:value="0.074756545047887" calcext:value-type="percentage">
            <text:p>7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table:formula="of:=[.C177]" office:value-type="float" office:value="217" calcext:value-type="float">
            <text:p>2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71" calcext:value-type="float">
            <text:p>5071</text:p>
          </table:table-cell>
          <table:table-cell table:style-name="ce9" table:formula="of:=[.G177]/[.$J$126]" office:value-type="float" office:value="86.1959588097317" calcext:value-type="float">
            <text:p>86</text:p>
          </table:table-cell>
          <table:table-cell table:style-name="ce10" table:formula="of:=([.H177]-[.D141])/[.H177]" office:value-type="percentage" office:value="0.0718822424541802" calcext:value-type="percentage">
            <text:p>7.2%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650" calcext:value-type="float">
            <text:p>1650</text:p>
          </table:table-cell>
          <table:table-cell table:style-name="ce19" table:formula="of:=[.K177]*[.L177]/1000000" office:value-type="float" office:value="0.99" calcext:value-type="float">
            <text:p>0.990</text:p>
          </table:table-cell>
          <table:table-cell office:value-type="string" calcext:value-type="string">
            <text:p>“mrjaybeeze: Start with constant #4 at 1600-1700 with appx 600cc injectors.”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23" calcext:value-type="float">
            <text:p>223</text:p>
          </table:table-cell>
          <table:table-cell table:formula="of:=[.C178]" office:value-type="float" office:value="223" calcext:value-type="float">
            <text:p>2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50" calcext:value-type="float">
            <text:p>5250</text:p>
          </table:table-cell>
          <table:table-cell table:style-name="ce9" table:formula="of:=[.G178]/[.$J$126]" office:value-type="float" office:value="89.2385690694323" calcext:value-type="float">
            <text:p>89</text:p>
          </table:table-cell>
          <table:table-cell table:style-name="ce10" table:formula="of:=([.H178]-[.D142])/[.H178]" office:value-type="percentage" office:value="0.0811148043375766" calcext:value-type="percentage">
            <text:p>8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table:formula="of:=[.C179]" office:value-type="float" office:value="228" calcext:value-type="float">
            <text:p>22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433" calcext:value-type="float">
            <text:p>5433</text:p>
          </table:table-cell>
          <table:table-cell table:style-name="ce9" table:formula="of:=[.G179]/[.$J$126]" office:value-type="float" office:value="92.3491706198525" calcext:value-type="float">
            <text:p>92</text:p>
          </table:table-cell>
          <table:table-cell table:style-name="ce10" table:formula="of:=([.H179]-[.D143])/[.H179]" office:value-type="percentage" office:value="0.0795802557892454" calcext:value-type="percentage">
            <text:p>8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34" calcext:value-type="float">
            <text:p>234</text:p>
          </table:table-cell>
          <table:table-cell table:formula="of:=[.C180]" office:value-type="float" office:value="234" calcext:value-type="float">
            <text:p>23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620" calcext:value-type="float">
            <text:p>5620</text:p>
          </table:table-cell>
          <table:table-cell table:style-name="ce9" table:formula="of:=[.G180]/[.$J$126]" office:value-type="float" office:value="95.5277634609923" calcext:value-type="float">
            <text:p>96</text:p>
          </table:table-cell>
          <table:table-cell table:style-name="ce10" table:formula="of:=([.H180]-[.D144])/[.H180]" office:value-type="percentage" office:value="0.0788018392586589" calcext:value-type="percentage">
            <text:p>7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formula="of:=[.C181]" office:value-type="float" office:value="240" calcext:value-type="float">
            <text:p>24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811" calcext:value-type="float">
            <text:p>5811</text:p>
          </table:table-cell>
          <table:table-cell table:style-name="ce9" table:formula="of:=[.G181]/[.$J$126]" office:value-type="float" office:value="98.7743475928517" calcext:value-type="float">
            <text:p>99</text:p>
          </table:table-cell>
          <table:table-cell table:style-name="ce10" table:formula="of:=([.H181]-[.D145])/[.H181]" office:value-type="percentage" office:value="0.0888322505456534" calcext:value-type="percentage">
            <text:p>8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table:formula="of:=[.C182]" office:value-type="float" office:value="246" calcext:value-type="float">
            <text:p>24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007" calcext:value-type="float">
            <text:p>6007</text:p>
          </table:table-cell>
          <table:table-cell table:style-name="ce9" table:formula="of:=[.G182]/[.$J$126]" office:value-type="float" office:value="102.10592083811" calcext:value-type="float">
            <text:p>102</text:p>
          </table:table-cell>
          <table:table-cell table:style-name="ce10" table:formula="of:=([.H182]-[.D146])/[.H182]" office:value-type="percentage" office:value="0.0891811244966681" calcext:value-type="percentage">
            <text:p>8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52" calcext:value-type="float">
            <text:p>252</text:p>
          </table:table-cell>
          <table:table-cell table:formula="of:=[.C183]" office:value-type="float" office:value="252" calcext:value-type="float">
            <text:p>25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207" calcext:value-type="float">
            <text:p>6207</text:p>
          </table:table-cell>
          <table:table-cell table:style-name="ce9" table:formula="of:=[.G183]/[.$J$126]" office:value-type="float" office:value="105.505485374089" calcext:value-type="float">
            <text:p>106</text:p>
          </table:table-cell>
          <table:table-cell table:style-name="ce10" table:formula="of:=([.H183]-[.D147])/[.H183]" office:value-type="percentage" office:value="0.090094703042078" calcext:value-type="percentage">
            <text:p>9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formula="of:=[.C184]*4" office:value-type="float" office:value="256" calcext:value-type="float">
            <text:p>2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411" calcext:value-type="float">
            <text:p>6411</text:p>
          </table:table-cell>
          <table:table-cell table:style-name="ce9" table:formula="of:=[.G184]/[.$J$126]" office:value-type="float" office:value="108.973041200787" calcext:value-type="float">
            <text:p>109</text:p>
          </table:table-cell>
          <table:table-cell table:style-name="ce10" table:formula="of:=([.H184]-[.D148])/[.H184]" office:value-type="percentage" office:value="0.0915184259417987" calcext:value-type="percentage">
            <text:p>9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table:formula="of:=[.C185]*4" office:value-type="float" office:value="264" calcext:value-type="float">
            <text:p>26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620" calcext:value-type="float">
            <text:p>6620</text:p>
          </table:table-cell>
          <table:table-cell table:style-name="ce9" table:formula="of:=[.G185]/[.$J$126]" office:value-type="float" office:value="112.525586140884" calcext:value-type="float">
            <text:p>113</text:p>
          </table:table-cell>
          <table:table-cell table:style-name="ce10" table:formula="of:=([.H185]-[.D149])/[.H185]" office:value-type="percentage" office:value="0.093539491789058" calcext:value-type="percentage">
            <text:p>9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formula="of:=[.C186]*4" office:value-type="float" office:value="272" calcext:value-type="float">
            <text:p>27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833" calcext:value-type="float">
            <text:p>6833</text:p>
          </table:table-cell>
          <table:table-cell table:style-name="ce9" table:formula="of:=[.G186]/[.$J$126]" office:value-type="float" office:value="116.146122371701" calcext:value-type="float">
            <text:p>116</text:p>
          </table:table-cell>
          <table:table-cell table:style-name="ce10" table:formula="of:=([.H186]-[.D150])/[.H186]" office:value-type="percentage" office:value="0.0959663753218582" calcext:value-type="percentage">
            <text:p>9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table:formula="of:=[.C187]*4" office:value-type="float" office:value="276" calcext:value-type="float">
            <text:p>27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050" calcext:value-type="float">
            <text:p>7050</text:p>
          </table:table-cell>
          <table:table-cell table:style-name="ce9" table:formula="of:=[.G187]/[.$J$126]" office:value-type="float" office:value="119.834649893238" calcext:value-type="float">
            <text:p>120</text:p>
          </table:table-cell>
          <table:table-cell table:style-name="ce10" table:formula="of:=([.H187]-[.D151])/[.H187]" office:value-type="percentage" office:value="0.0904133312267397" calcext:value-type="percentage">
            <text:p>9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table:formula="of:=[.C188]*4" office:value-type="float" office:value="284" calcext:value-type="float">
            <text:p>2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272" calcext:value-type="float">
            <text:p>7272</text:p>
          </table:table-cell>
          <table:table-cell table:style-name="ce9" table:formula="of:=[.G188]/[.$J$126]" office:value-type="float" office:value="123.608166528174" calcext:value-type="float">
            <text:p>124</text:p>
          </table:table-cell>
          <table:table-cell table:style-name="ce10" table:formula="of:=([.H188]-[.D152])/[.H188]" office:value-type="percentage" office:value="0.0939110000108921" calcext:value-type="percentage">
            <text:p>9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table:formula="of:=[.C189]*4" office:value-type="float" office:value="288" calcext:value-type="float">
            <text:p>28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499" calcext:value-type="float">
            <text:p>7499</text:p>
          </table:table-cell>
          <table:table-cell table:style-name="ce9" table:formula="of:=[.G189]/[.$J$126]" office:value-type="float" office:value="127.466672276509" calcext:value-type="float">
            <text:p>127</text:p>
          </table:table-cell>
          <table:table-cell table:style-name="ce10" table:formula="of:=([.H189]-[.D153])/[.H189]" office:value-type="percentage" office:value="0.0978033869862516" calcext:value-type="percentage">
            <text:p>9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table:formula="of:=[.C190]*4" office:value-type="float" office:value="296" calcext:value-type="float">
            <text:p>29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730" calcext:value-type="float">
            <text:p>7730</text:p>
          </table:table-cell>
          <table:table-cell table:style-name="ce9" table:formula="of:=[.G190]/[.$J$126]" office:value-type="float" office:value="131.393169315564" calcext:value-type="float">
            <text:p>131</text:p>
          </table:table-cell>
          <table:table-cell table:style-name="ce10" table:formula="of:=([.H190]-[.D154])/[.H190]" office:value-type="percentage" office:value="0.101932005943156" calcext:value-type="percentage">
            <text:p>10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table:formula="of:=[.C191]*4" office:value-type="float" office:value="304" calcext:value-type="float">
            <text:p>30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965" calcext:value-type="float">
            <text:p>7965</text:p>
          </table:table-cell>
          <table:table-cell table:style-name="ce9" table:formula="of:=[.G191]/[.$J$126]" office:value-type="float" office:value="135.387657645339" calcext:value-type="float">
            <text:p>135</text:p>
          </table:table-cell>
          <table:table-cell table:style-name="ce10" table:formula="of:=([.H191]-[.D155])/[.H191]" office:value-type="percentage" office:value="0.0988838855636976" calcext:value-type="percentage">
            <text:p>9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formula="of:=[.C192]*4" office:value-type="float" office:value="312" calcext:value-type="float">
            <text:p>3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206" calcext:value-type="float">
            <text:p>8206</text:p>
          </table:table-cell>
          <table:table-cell table:style-name="ce9" table:formula="of:=[.G192]/[.$J$126]" office:value-type="float" office:value="139.484132911193" calcext:value-type="float">
            <text:p>139</text:p>
          </table:table-cell>
          <table:table-cell table:style-name="ce10" table:formula="of:=([.H192]-[.D156])/[.H192]" office:value-type="percentage" office:value="0.103840720868333" calcext:value-type="percentage">
            <text:p>10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table:formula="of:=[.C193]*4" office:value-type="float" office:value="316" calcext:value-type="float">
            <text:p>3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451" calcext:value-type="float">
            <text:p>8451</text:p>
          </table:table-cell>
          <table:table-cell table:style-name="ce9" table:formula="of:=[.G193]/[.$J$126]" office:value-type="float" office:value="143.648599467766" calcext:value-type="float">
            <text:p>144</text:p>
          </table:table-cell>
          <table:table-cell table:style-name="ce10" table:formula="of:=([.H193]-[.D157])/[.H193]" office:value-type="percentage" office:value="0.101975233465839" calcext:value-type="percentage">
            <text:p>10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table:formula="of:=[.C194]*4" office:value-type="float" office:value="324" calcext:value-type="float">
            <text:p>3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701" calcext:value-type="float">
            <text:p>8701</text:p>
          </table:table-cell>
          <table:table-cell table:style-name="ce9" table:formula="of:=[.G194]/[.$J$126]" office:value-type="float" office:value="147.898055137739" calcext:value-type="float">
            <text:p>148</text:p>
          </table:table-cell>
          <table:table-cell table:style-name="ce10" table:formula="of:=([.H194]-[.D158])/[.H194]" office:value-type="percentage" office:value="0.100731920537186" calcext:value-type="percentage">
            <text:p>10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table:formula="of:=[.C195]*4" office:value-type="float" office:value="332" calcext:value-type="float">
            <text:p>33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955" calcext:value-type="float">
            <text:p>8955</text:p>
          </table:table-cell>
          <table:table-cell table:style-name="ce9" table:formula="of:=[.G195]/[.$J$126]" office:value-type="float" office:value="152.215502098432" calcext:value-type="float">
            <text:p>152</text:p>
          </table:table-cell>
          <table:table-cell table:style-name="ce10" table:formula="of:=([.H195]-[.D159])/[.H195]" office:value-type="percentage" office:value="0.106529899221078" calcext:value-type="percentage">
            <text:p>10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table:formula="of:=[.C196]*4" office:value-type="float" office:value="340" calcext:value-type="float">
            <text:p>34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215" calcext:value-type="float">
            <text:p>9215</text:p>
          </table:table-cell>
          <table:table-cell table:style-name="ce9" table:formula="of:=[.G196]/[.$J$126]" office:value-type="float" office:value="156.634935995204" calcext:value-type="float">
            <text:p>157</text:p>
          </table:table-cell>
          <table:table-cell table:style-name="ce10" table:formula="of:=([.H196]-[.D160])/[.H196]" office:value-type="percentage" office:value="0.106201952262508" calcext:value-type="percentage">
            <text:p>10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C197]*4" office:value-type="float" office:value="348" calcext:value-type="float">
            <text:p>34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479" calcext:value-type="float">
            <text:p>9479</text:p>
          </table:table-cell>
          <table:table-cell table:style-name="ce9" table:formula="of:=[.G197]/[.$J$126]" office:value-type="float" office:value="161.122361182695" calcext:value-type="float">
            <text:p>161</text:p>
          </table:table-cell>
          <table:table-cell table:style-name="ce10" table:formula="of:=([.H197]-[.D161])/[.H197]" office:value-type="percentage" office:value="0.106269304006041" calcext:value-type="percentage">
            <text:p>10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table:formula="of:=[.C198]*4" office:value-type="float" office:value="356" calcext:value-type="float">
            <text:p>3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749" calcext:value-type="float">
            <text:p>9749</text:p>
          </table:table-cell>
          <table:table-cell table:style-name="ce9" table:formula="of:=[.G198]/[.$J$126]" office:value-type="float" office:value="165.711773306266" calcext:value-type="float">
            <text:p>166</text:p>
          </table:table-cell>
          <table:table-cell table:style-name="ce10" table:formula="of:=([.H198]-[.D162])/[.H198]" office:value-type="percentage" office:value="0.106883011103449" calcext:value-type="percentage">
            <text:p>10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table:formula="of:=[.C199]*4" office:value-type="float" office:value="364" calcext:value-type="float">
            <text:p>36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023" calcext:value-type="float">
            <text:p>10023</text:p>
          </table:table-cell>
          <table:table-cell table:style-name="ce9" table:formula="of:=[.G199]/[.$J$126]" office:value-type="float" office:value="170.369176720556" calcext:value-type="float">
            <text:p>170</text:p>
          </table:table-cell>
          <table:table-cell table:style-name="ce10" table:formula="of:=([.H199]-[.D163])/[.H199]" office:value-type="percentage" office:value="0.107819836159012" calcext:value-type="percentage">
            <text:p>10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table:formula="of:=[.C200]*4" office:value-type="float" office:value="372" calcext:value-type="float">
            <text:p>3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0302" calcext:value-type="float">
            <text:p>10302</text:p>
          </table:table-cell>
          <table:table-cell table:style-name="ce9" table:formula="of:=[.G200]/[.$J$126]" office:value-type="float" office:value="175.111569248246" calcext:value-type="float">
            <text:p>175</text:p>
          </table:table-cell>
          <table:table-cell table:style-name="ce10" table:formula="of:=([.H200]-[.D164])/[.H200]" office:value-type="percentage" office:value="0.109139386565331" calcext:value-type="percentage">
            <text:p>10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table:formula="of:=[.C201]*4" office:value-type="float" office:value="380" calcext:value-type="float">
            <text:p>38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0587" calcext:value-type="float">
            <text:p>10587</text:p>
          </table:table-cell>
          <table:table-cell table:style-name="ce9" table:formula="of:=[.G201]/[.$J$126]" office:value-type="float" office:value="179.955948712015" calcext:value-type="float">
            <text:p>180</text:p>
          </table:table-cell>
          <table:table-cell table:style-name="ce10" table:formula="of:=([.H201]-[.D165])/[.H201]" office:value-type="percentage" office:value="0.110893520635713" calcext:value-type="percentage">
            <text:p>11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table:formula="of:=[.C202]*4" office:value-type="float" office:value="388" calcext:value-type="float">
            <text:p>3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876" calcext:value-type="float">
            <text:p>10876</text:p>
          </table:table-cell>
          <table:table-cell table:style-name="ce9" table:formula="of:=[.G202]/[.$J$126]" office:value-type="float" office:value="184.868319466504" calcext:value-type="float">
            <text:p>185</text:p>
          </table:table-cell>
          <table:table-cell table:style-name="ce10" table:formula="of:=([.H202]-[.D166])/[.H202]" office:value-type="percentage" office:value="0.112882074801816" calcext:value-type="percentage">
            <text:p>11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formula="of:=[.C203]*4" office:value-type="float" office:value="396" calcext:value-type="float">
            <text:p>39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171" calcext:value-type="float">
            <text:p>11171</text:p>
          </table:table-cell>
          <table:table-cell table:style-name="ce9" table:formula="of:=[.G203]/[.$J$126]" office:value-type="float" office:value="189.882677157072" calcext:value-type="float">
            <text:p>190</text:p>
          </table:table-cell>
          <table:table-cell table:style-name="ce10" table:formula="of:=([.H203]-[.D167])/[.H203]" office:value-type="percentage" office:value="0.115243146371749" calcext:value-type="percentage">
            <text:p>11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formula="of:=[.C204]*4" office:value-type="float" office:value="404" calcext:value-type="float">
            <text:p>4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471" calcext:value-type="float">
            <text:p>11471</text:p>
          </table:table-cell>
          <table:table-cell table:style-name="ce9" table:formula="of:=[.G204]/[.$J$126]" office:value-type="float" office:value="194.98202396104" calcext:value-type="float">
            <text:p>195</text:p>
          </table:table-cell>
          <table:table-cell table:style-name="ce10" table:formula="of:=([.H204]-[.D168])/[.H204]" office:value-type="percentage" office:value="0.112738720803472" calcext:value-type="percentage">
            <text:p>11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table:formula="of:=[.C205]*4" office:value-type="float" office:value="412" calcext:value-type="float">
            <text:p>41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776" calcext:value-type="float">
            <text:p>11776</text:p>
          </table:table-cell>
          <table:table-cell table:style-name="ce9" table:formula="of:=[.G205]/[.$J$126]" office:value-type="float" office:value="200.166359878407" calcext:value-type="float">
            <text:p>200</text:p>
          </table:table-cell>
          <table:table-cell table:style-name="ce10" table:formula="of:=([.H205]-[.D169])/[.H205]" office:value-type="percentage" office:value="0.115735530648004" calcext:value-type="percentage">
            <text:p>11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table:formula="of:=[.C206]*4" office:value-type="float" office:value="420" calcext:value-type="float">
            <text:p>42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087" calcext:value-type="float">
            <text:p>12087</text:p>
          </table:table-cell>
          <table:table-cell table:style-name="ce9" table:formula="of:=[.G206]/[.$J$126]" office:value-type="float" office:value="205.452682731853" calcext:value-type="float">
            <text:p>205</text:p>
          </table:table-cell>
          <table:table-cell table:style-name="ce10" table:formula="of:=([.H206]-[.D170])/[.H206]" office:value-type="percentage" office:value="0.11901856138704" calcext:value-type="percentage">
            <text:p>11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formula="of:=[.C207]*4" office:value-type="float" office:value="428" calcext:value-type="float">
            <text:p>42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402" calcext:value-type="float">
            <text:p>12402</text:p>
          </table:table-cell>
          <table:table-cell table:style-name="ce9" table:formula="of:=[.G207]/[.$J$126]" office:value-type="float" office:value="210.806996876019" calcext:value-type="float">
            <text:p>211</text:p>
          </table:table-cell>
          <table:table-cell table:style-name="ce10" table:formula="of:=([.H207]-[.D171])/[.H207]" office:value-type="percentage" office:value="0.117676344920414" calcext:value-type="percentage">
            <text:p>11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table:formula="of:=[.C208]*4" office:value-type="float" office:value="432" calcext:value-type="float">
            <text:p>4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723" calcext:value-type="float">
            <text:p>12723</text:p>
          </table:table-cell>
          <table:table-cell table:style-name="ce9" table:formula="of:=[.G208]/[.$J$126]" office:value-type="float" office:value="216.263297956264" calcext:value-type="float">
            <text:p>216</text:p>
          </table:table-cell>
          <table:table-cell table:style-name="ce10" table:formula="of:=([.H208]-[.D172])/[.H208]" office:value-type="percentage" office:value="0.116817315721197" calcext:value-type="percentage">
            <text:p>11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formula="of:=[.C209]*4" office:value-type="float" office:value="440" calcext:value-type="float">
            <text:p>44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3050" calcext:value-type="float">
            <text:p>13050</text:p>
          </table:table-cell>
          <table:table-cell table:style-name="ce9" table:formula="of:=[.G209]/[.$J$126]" office:value-type="float" office:value="221.821585972589" calcext:value-type="float">
            <text:p>222</text:p>
          </table:table-cell>
          <table:table-cell table:style-name="ce10" table:formula="of:=([.H209]-[.D173])/[.H209]" office:value-type="percentage" office:value="0.116407002769242" calcext:value-type="percentage">
            <text:p>11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C210]*4" office:value-type="float" office:value="448" calcext:value-type="float">
            <text:p>44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3382" calcext:value-type="float">
            <text:p>13382</text:p>
          </table:table-cell>
          <table:table-cell table:style-name="ce9" table:formula="of:=[.G210]/[.$J$126]" office:value-type="float" office:value="227.464863102313" calcext:value-type="float">
            <text:p>227</text:p>
          </table:table-cell>
          <table:table-cell table:style-name="ce10" table:formula="of:=([.H210]-[.D174])/[.H210]" office:value-type="percentage" office:value="0.116347038137531" calcext:value-type="percentage">
            <text:p>11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formula="of:=[.C211]*4" office:value-type="float" office:value="456" calcext:value-type="float">
            <text:p>45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720" calcext:value-type="float">
            <text:p>13720</text:p>
          </table:table-cell>
          <table:table-cell table:style-name="ce9" table:formula="of:=[.G211]/[.$J$126]" office:value-type="float" office:value="233.210127168116" calcext:value-type="float">
            <text:p>233</text:p>
          </table:table-cell>
          <table:table-cell table:style-name="ce10" table:formula="of:=([.H211]-[.D175])/[.H211]" office:value-type="percentage" office:value="0.116676438963138" calcext:value-type="percentage">
            <text:p>11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table:formula="of:=[.C212]*4" office:value-type="float" office:value="464" calcext:value-type="float">
            <text:p>4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063" calcext:value-type="float">
            <text:p>14063</text:p>
          </table:table-cell>
          <table:table-cell table:style-name="ce9" table:formula="of:=[.G212]/[.$J$126]" office:value-type="float" office:value="239.040380347319" calcext:value-type="float">
            <text:p>239</text:p>
          </table:table-cell>
          <table:table-cell table:style-name="ce10" table:formula="of:=([.H212]-[.D176])/[.H212]" office:value-type="percentage" office:value="0.11312055439349" calcext:value-type="percentage">
            <text:p>11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formula="of:=[.C213]*4" office:value-type="float" office:value="472" calcext:value-type="float">
            <text:p>47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411" calcext:value-type="float">
            <text:p>14411</text:p>
          </table:table-cell>
          <table:table-cell table:style-name="ce9" table:formula="of:=[.G213]/[.$J$126]" office:value-type="float" office:value="244.955622639922" calcext:value-type="float">
            <text:p>245</text:p>
          </table:table-cell>
          <table:table-cell table:style-name="ce10" table:formula="of:=([.H213]-[.D177])/[.H213]" office:value-type="percentage" office:value="0.114125253948613" calcext:value-type="percentage">
            <text:p>11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formula="of:=[.C214]*4" office:value-type="float" office:value="476" calcext:value-type="float">
            <text:p>4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766" calcext:value-type="float">
            <text:p>14766</text:p>
          </table:table-cell>
          <table:table-cell table:style-name="ce9" table:formula="of:=[.G214]/[.$J$126]" office:value-type="float" office:value="250.989849691283" calcext:value-type="float">
            <text:p>251</text:p>
          </table:table-cell>
          <table:table-cell table:style-name="ce10" table:formula="of:=([.H214]-[.D178])/[.H214]" office:value-type="percentage" office:value="0.111517855107331" calcext:value-type="percentage">
            <text:p>11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formula="of:=[.C215]*4" office:value-type="float" office:value="484" calcext:value-type="float">
            <text:p>48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5126" calcext:value-type="float">
            <text:p>15126</text:p>
          </table:table-cell>
          <table:table-cell table:style-name="ce9" table:formula="of:=[.G215]/[.$J$126]" office:value-type="float" office:value="257.109065856044" calcext:value-type="float">
            <text:p>257</text:p>
          </table:table-cell>
          <table:table-cell table:style-name="ce10" table:formula="of:=([.H215]-[.D179])/[.H215]" office:value-type="percentage" office:value="0.113216800656662" calcext:value-type="percentage">
            <text:p>11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formula="of:=[.C216]*4" office:value-type="float" office:value="492" calcext:value-type="float">
            <text:p>49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491" calcext:value-type="float">
            <text:p>15491</text:p>
          </table:table-cell>
          <table:table-cell table:style-name="ce9" table:formula="of:=[.G216]/[.$J$126]" office:value-type="float" office:value="263.313271134205" calcext:value-type="float">
            <text:p>263</text:p>
          </table:table-cell>
          <table:table-cell table:style-name="ce10" table:formula="of:=([.H216]-[.D180])/[.H216]" office:value-type="percentage" office:value="0.111324700832358" calcext:value-type="percentage">
            <text:p>11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formula="of:=[.C217]*4" office:value-type="float" office:value="504" calcext:value-type="float">
            <text:p>5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5863" calcext:value-type="float">
            <text:p>15863</text:p>
          </table:table-cell>
          <table:table-cell table:style-name="ce9" table:formula="of:=[.G217]/[.$J$126]" office:value-type="float" office:value="269.636461171125" calcext:value-type="float">
            <text:p>270</text:p>
          </table:table-cell>
          <table:table-cell table:style-name="ce10" table:formula="of:=([.H217]-[.D181])/[.H217]" office:value-type="percentage" office:value="0.109912661820302" calcext:value-type="percentage">
            <text:p>11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formula="of:=[.C218]*4" office:value-type="float" office:value="512" calcext:value-type="float">
            <text:p>5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6240" calcext:value-type="float">
            <text:p>16240</text:p>
          </table:table-cell>
          <table:table-cell table:style-name="ce9" table:formula="of:=[.G218]/[.$J$126]" office:value-type="float" office:value="276.044640321444" calcext:value-type="float">
            <text:p>276</text:p>
          </table:table-cell>
          <table:table-cell table:style-name="ce10" table:formula="of:=([.H218]-[.D182])/[.H218]" office:value-type="percentage" office:value="0.10883978868946" calcext:value-type="percentage">
            <text:p>10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formula="of:=[.C219]*4" office:value-type="float" office:value="520" calcext:value-type="float">
            <text:p>52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623" calcext:value-type="float">
            <text:p>16623</text:p>
          </table:table-cell>
          <table:table-cell table:style-name="ce9" table:formula="of:=[.G219]/[.$J$126]" office:value-type="float" office:value="282.554806407843" calcext:value-type="float">
            <text:p>283</text:p>
          </table:table-cell>
          <table:table-cell table:style-name="ce10" table:formula="of:=([.H219]-[.D183])/[.H219]" office:value-type="percentage" office:value="0.108137627514782" calcext:value-type="percentage">
            <text:p>10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[.C220]*4" office:value-type="float" office:value="528" calcext:value-type="float">
            <text:p>52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7012" calcext:value-type="float">
            <text:p>17012</text:p>
          </table:table-cell>
          <table:table-cell table:style-name="ce9" table:formula="of:=[.G220]/[.$J$126]" office:value-type="float" office:value="289.166959430321" calcext:value-type="float">
            <text:p>289</text:p>
          </table:table-cell>
          <table:table-cell table:style-name="ce10" table:formula="of:=([.H220]-[.D184])/[.H220]" office:value-type="percentage" office:value="0.114698302654154" calcext:value-type="percentage">
            <text:p>11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table:formula="of:=[.C221]*4" office:value-type="float" office:value="536" calcext:value-type="float">
            <text:p>53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7407" calcext:value-type="float">
            <text:p>17407</text:p>
          </table:table-cell>
          <table:table-cell table:style-name="ce9" table:formula="of:=[.G221]/[.$J$126]" office:value-type="float" office:value="295.881099388878" calcext:value-type="float">
            <text:p>296</text:p>
          </table:table-cell>
          <table:table-cell table:style-name="ce10" table:formula="of:=([.H221]-[.D185])/[.H221]" office:value-type="percentage" office:value="0.10774969896599" calcext:value-type="percentage">
            <text:p>10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formula="of:=[.C222]*4" office:value-type="float" office:value="544" calcext:value-type="float">
            <text:p>54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7808" calcext:value-type="float">
            <text:p>17808</text:p>
          </table:table-cell>
          <table:table-cell table:style-name="ce9" table:formula="of:=[.G222]/[.$J$126]" office:value-type="float" office:value="302.697226283514" calcext:value-type="float">
            <text:p>303</text:p>
          </table:table-cell>
          <table:table-cell table:style-name="ce10" table:formula="of:=([.H222]-[.D186])/[.H222]" office:value-type="percentage" office:value="0.101412314412034" calcext:value-type="percentage">
            <text:p>10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formula="of:=[.C223]*4" office:value-type="float" office:value="556" calcext:value-type="float">
            <text:p>55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8215" calcext:value-type="float">
            <text:p>18215</text:p>
          </table:table-cell>
          <table:table-cell table:style-name="ce9" table:formula="of:=[.G223]/[.$J$126]" office:value-type="float" office:value="309.61534011423" calcext:value-type="float">
            <text:p>310</text:p>
          </table:table-cell>
          <table:table-cell table:style-name="ce10" table:formula="of:=([.H223]-[.D187])/[.H223]" office:value-type="percentage" office:value="0.108571300445993" calcext:value-type="percentage">
            <text:p>10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formula="of:=[.C224]*4" office:value-type="float" office:value="564" calcext:value-type="float">
            <text:p>56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8628" calcext:value-type="float">
            <text:p>18628</text:p>
          </table:table-cell>
          <table:table-cell table:style-name="ce9" table:formula="of:=[.G224]/[.$J$126]" office:value-type="float" office:value="316.635440881026" calcext:value-type="float">
            <text:p>317</text:p>
          </table:table-cell>
          <table:table-cell table:style-name="ce10" table:formula="of:=([.H224]-[.D188])/[.H224]" office:value-type="percentage" office:value="0.103069450438709" calcext:value-type="percentage">
            <text:p>10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formula="of:=[.C225]*4" office:value-type="float" office:value="572" calcext:value-type="float">
            <text:p>57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9047" calcext:value-type="float">
            <text:p>19047</text:p>
          </table:table-cell>
          <table:table-cell table:style-name="ce9" table:formula="of:=[.G225]/[.$J$126]" office:value-type="float" office:value="323.7575285839" calcext:value-type="float">
            <text:p>324</text:p>
          </table:table-cell>
          <table:table-cell table:style-name="ce10" table:formula="of:=([.H225]-[.D189])/[.H225]" office:value-type="percentage" office:value="0.110445396406076" calcext:value-type="percentage">
            <text:p>11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table:formula="of:=[.C226]*4" office:value-type="float" office:value="580" calcext:value-type="float">
            <text:p>58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9472" calcext:value-type="float">
            <text:p>19472</text:p>
          </table:table-cell>
          <table:table-cell table:style-name="ce9" table:formula="of:=[.G226]/[.$J$126]" office:value-type="float" office:value="330.981603222854" calcext:value-type="float">
            <text:p>331</text:p>
          </table:table-cell>
          <table:table-cell table:style-name="ce10" table:formula="of:=([.H226]-[.D190])/[.H226]" office:value-type="percentage" office:value="0.105690476093624" calcext:value-type="percentage">
            <text:p>10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table:formula="of:=[.C227]*4" office:value-type="float" office:value="592" calcext:value-type="float">
            <text:p>5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9904" calcext:value-type="float">
            <text:p>19904</text:p>
          </table:table-cell>
          <table:table-cell table:style-name="ce9" table:formula="of:=[.G227]/[.$J$126]" office:value-type="float" office:value="338.324662620568" calcext:value-type="float">
            <text:p>338</text:p>
          </table:table-cell>
          <table:table-cell table:style-name="ce10" table:formula="of:=([.H227]-[.D191])/[.H227]" office:value-type="percentage" office:value="0.101454804845436" calcext:value-type="percentage">
            <text:p>10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table:formula="of:=[.C228]*4" office:value-type="float" office:value="600" calcext:value-type="float">
            <text:p>6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342" calcext:value-type="float">
            <text:p>20342</text:p>
          </table:table-cell>
          <table:table-cell table:style-name="ce9" table:formula="of:=[.G228]/[.$J$126]" office:value-type="float" office:value="345.76970895436" calcext:value-type="float">
            <text:p>346</text:p>
          </table:table-cell>
          <table:table-cell table:style-name="ce10" table:formula="of:=([.H228]-[.D192])/[.H228]" office:value-type="percentage" office:value="0.0976653190832798" calcext:value-type="percentage">
            <text:p>9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table:formula="of:=[.C229]*4" office:value-type="float" office:value="608" calcext:value-type="float">
            <text:p>60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0786" calcext:value-type="float">
            <text:p>20786</text:p>
          </table:table-cell>
          <table:table-cell table:style-name="ce9" table:formula="of:=[.G229]/[.$J$126]" office:value-type="float" office:value="353.316742224232" calcext:value-type="float">
            <text:p>353</text:p>
          </table:table-cell>
          <table:table-cell table:style-name="ce10" table:formula="of:=([.H229]-[.D193])/[.H229]" office:value-type="percentage" office:value="0.105618380802768" calcext:value-type="percentage">
            <text:p>10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table:formula="of:=[.C230]*4" office:value-type="float" office:value="620" calcext:value-type="float">
            <text:p>62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1236" calcext:value-type="float">
            <text:p>21236</text:p>
          </table:table-cell>
          <table:table-cell table:style-name="ce9" table:formula="of:=[.G230]/[.$J$126]" office:value-type="float" office:value="360.965762430184" calcext:value-type="float">
            <text:p>361</text:p>
          </table:table-cell>
          <table:table-cell table:style-name="ce10" table:formula="of:=([.H230]-[.D194])/[.H230]" office:value-type="percentage" office:value="0.102407946341818" calcext:value-type="percentage">
            <text:p>10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table:formula="of:=[.C231]*4" office:value-type="float" office:value="628" calcext:value-type="float">
            <text:p>6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1692" calcext:value-type="float">
            <text:p>21692</text:p>
          </table:table-cell>
          <table:table-cell table:style-name="ce9" table:formula="of:=[.G231]/[.$J$126]" office:value-type="float" office:value="368.716769572214" calcext:value-type="float">
            <text:p>369</text:p>
          </table:table-cell>
          <table:table-cell table:style-name="ce10" table:formula="of:=([.H231]-[.D195])/[.H231]" office:value-type="percentage" office:value="0.099579874316032" calcext:value-type="percentage">
            <text:p>1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table:formula="of:=[.C232]*4" office:value-type="float" office:value="640" calcext:value-type="float">
            <text:p>64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2156" calcext:value-type="float">
            <text:p>22156</text:p>
          </table:table-cell>
          <table:table-cell table:style-name="ce9" table:formula="of:=[.G232]/[.$J$126]" office:value-type="float" office:value="376.603759295684" calcext:value-type="float">
            <text:p>377</text:p>
          </table:table-cell>
          <table:table-cell table:style-name="ce10" table:formula="of:=([.H232]-[.D196])/[.H232]" office:value-type="percentage" office:value="0.0971943545230132" calcext:value-type="percentage">
            <text:p>9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formula="of:=[.C233]*4" office:value-type="float" office:value="648" calcext:value-type="float">
            <text:p>64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2625" calcext:value-type="float">
            <text:p>22625</text:p>
          </table:table-cell>
          <table:table-cell table:style-name="ce9" table:formula="of:=[.G233]/[.$J$126]" office:value-type="float" office:value="384.575738132554" calcext:value-type="float">
            <text:p>385</text:p>
          </table:table-cell>
          <table:table-cell table:style-name="ce10" table:formula="of:=([.H233]-[.D197])/[.H233]" office:value-type="percentage" office:value="0.0951067228269788" calcext:value-type="percentage">
            <text:p>9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table:formula="of:=[.C234]*4" office:value-type="float" office:value="660" calcext:value-type="float">
            <text:p>66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3101" calcext:value-type="float">
            <text:p>23101</text:p>
          </table:table-cell>
          <table:table-cell table:style-name="ce9" table:formula="of:=[.G234]/[.$J$126]" office:value-type="float" office:value="392.666701728182" calcext:value-type="float">
            <text:p>393</text:p>
          </table:table-cell>
          <table:table-cell table:style-name="ce10" table:formula="of:=([.H234]-[.D198])/[.H234]" office:value-type="percentage" office:value="0.093378688762777" calcext:value-type="percentage">
            <text:p>9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table:formula="of:=[.C235]*4" office:value-type="float" office:value="668" calcext:value-type="float">
            <text:p>66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3584" calcext:value-type="float">
            <text:p>23584</text:p>
          </table:table-cell>
          <table:table-cell table:style-name="ce9" table:formula="of:=[.G235]/[.$J$126]" office:value-type="float" office:value="400.87665008257" calcext:value-type="float">
            <text:p>401</text:p>
          </table:table-cell>
          <table:table-cell table:style-name="ce10" table:formula="of:=([.H235]-[.D199])/[.H235]" office:value-type="percentage" office:value="0.0919900175651893" calcext:value-type="percentage">
            <text:p>9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table:formula="of:=[.C236]*4" office:value-type="float" office:value="680" calcext:value-type="float">
            <text:p>68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4073" calcext:value-type="float">
            <text:p>24073</text:p>
          </table:table-cell>
          <table:table-cell table:style-name="ce9" table:formula="of:=[.G236]/[.$J$126]" office:value-type="float" office:value="409.188585373037" calcext:value-type="float">
            <text:p>409</text:p>
          </table:table-cell>
          <table:table-cell table:style-name="ce10" table:formula="of:=([.H236]-[.D200])/[.H236]" office:value-type="percentage" office:value="0.0908837311264047" calcext:value-type="percentage">
            <text:p>9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table:formula="of:=[.C237]*4" office:value-type="float" office:value="692" calcext:value-type="float">
            <text:p>69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4569" calcext:value-type="float">
            <text:p>24569</text:p>
          </table:table-cell>
          <table:table-cell table:style-name="ce9" table:formula="of:=[.G237]/[.$J$126]" office:value-type="float" office:value="417.619505422263" calcext:value-type="float">
            <text:p>418</text:p>
          </table:table-cell>
          <table:table-cell table:style-name="ce10" table:formula="of:=([.H237]-[.D201])/[.H237]" office:value-type="percentage" office:value="0.0900808150333532" calcext:value-type="percentage">
            <text:p>9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table:formula="of:=[.C238]*4" office:value-type="float" office:value="700" calcext:value-type="float">
            <text:p>7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5071" calcext:value-type="float">
            <text:p>25071</text:p>
          </table:table-cell>
          <table:table-cell table:style-name="ce9" table:formula="of:=[.G238]/[.$J$126]" office:value-type="float" office:value="426.152412407569" calcext:value-type="float">
            <text:p>426</text:p>
          </table:table-cell>
          <table:table-cell table:style-name="ce10" table:formula="of:=([.H238]-[.D202])/[.H238]" office:value-type="percentage" office:value="0.0895276227395385" calcext:value-type="percentage">
            <text:p>9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table:formula="of:=[.C239]*4" office:value-type="float" office:value="712" calcext:value-type="float">
            <text:p>71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5580" calcext:value-type="float">
            <text:p>25580</text:p>
          </table:table-cell>
          <table:table-cell table:style-name="ce9" table:formula="of:=[.G239]/[.$J$126]" office:value-type="float" office:value="434.804304151634" calcext:value-type="float">
            <text:p>435</text:p>
          </table:table-cell>
          <table:table-cell table:style-name="ce10" table:formula="of:=([.H239]-[.D203])/[.H239]" office:value-type="percentage" office:value="0.0892454462412621" calcext:value-type="percentage">
            <text:p>8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  <table:table-cell table:formula="of:=[.C240]*4" office:value-type="float" office:value="724" calcext:value-type="float">
            <text:p>72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6096" calcext:value-type="float">
            <text:p>26096</text:p>
          </table:table-cell>
          <table:table-cell table:style-name="ce9" table:formula="of:=[.G240]/[.$J$126]" office:value-type="float" office:value="443.575180654458" calcext:value-type="float">
            <text:p>444</text:p>
          </table:table-cell>
          <table:table-cell table:style-name="ce10" table:formula="of:=([.H240]-[.D204])/[.H240]" office:value-type="percentage" office:value="0.0892186541998773" calcext:value-type="percentage">
            <text:p>8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84" calcext:value-type="float">
            <text:p>184</text:p>
          </table:table-cell>
          <table:table-cell table:formula="of:=[.C241]*4" office:value-type="float" office:value="736" calcext:value-type="float">
            <text:p>73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6619" calcext:value-type="float">
            <text:p>26619</text:p>
          </table:table-cell>
          <table:table-cell table:style-name="ce9" table:formula="of:=[.G241]/[.$J$126]" office:value-type="float" office:value="452.465041916042" calcext:value-type="float">
            <text:p>452</text:p>
          </table:table-cell>
          <table:table-cell table:style-name="ce10" table:formula="of:=([.H241]-[.D205])/[.H241]" office:value-type="percentage" office:value="0.089432416136914" calcext:value-type="percentage">
            <text:p>8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table:formula="of:=[.C242]*4" office:value-type="float" office:value="744" calcext:value-type="float">
            <text:p>74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7148" calcext:value-type="float">
            <text:p>27148</text:p>
          </table:table-cell>
          <table:table-cell table:style-name="ce9" table:formula="of:=[.G242]/[.$J$126]" office:value-type="float" office:value="461.456890113704" calcext:value-type="float">
            <text:p>461</text:p>
          </table:table-cell>
          <table:table-cell table:style-name="ce10" table:formula="of:=([.H242]-[.D206])/[.H242]" office:value-type="percentage" office:value="0.0898391399107495" calcext:value-type="percentage">
            <text:p>9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89" calcext:value-type="float">
            <text:p>189</text:p>
          </table:table-cell>
          <table:table-cell table:formula="of:=[.C243]*4" office:value-type="float" office:value="756" calcext:value-type="float">
            <text:p>75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7684" calcext:value-type="float">
            <text:p>27684</text:p>
          </table:table-cell>
          <table:table-cell table:style-name="ce9" table:formula="of:=[.G243]/[.$J$126]" office:value-type="float" office:value="470.567723070127" calcext:value-type="float">
            <text:p>471</text:p>
          </table:table-cell>
          <table:table-cell table:style-name="ce10" table:formula="of:=([.H243]-[.D207])/[.H243]" office:value-type="percentage" office:value="0.0904603545530106" calcext:value-type="percentage">
            <text:p>9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table:formula="of:=[.C244]*4" office:value-type="float" office:value="768" calcext:value-type="float">
            <text:p>76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8228" calcext:value-type="float">
            <text:p>28228</text:p>
          </table:table-cell>
          <table:table-cell table:style-name="ce9" table:formula="of:=[.G244]/[.$J$126]" office:value-type="float" office:value="479.814538607988" calcext:value-type="float">
            <text:p>480</text:p>
          </table:table-cell>
          <table:table-cell table:style-name="ce10" table:formula="of:=([.H244]-[.D208])/[.H244]" office:value-type="percentage" office:value="0.09965212547895" calcext:value-type="percentage">
            <text:p>10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95" calcext:value-type="float">
            <text:p>195</text:p>
          </table:table-cell>
          <table:table-cell table:formula="of:=[.C245]*4" office:value-type="float" office:value="780" calcext:value-type="float">
            <text:p>78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8778" calcext:value-type="float">
            <text:p>28778</text:p>
          </table:table-cell>
          <table:table-cell table:style-name="ce9" table:formula="of:=[.G245]/[.$J$126]" office:value-type="float" office:value="489.163341081928" calcext:value-type="float">
            <text:p>489</text:p>
          </table:table-cell>
          <table:table-cell table:style-name="ce10" table:formula="of:=([.H245]-[.D209])/[.H245]" office:value-type="percentage" office:value="0.100504958064088" calcext:value-type="percentage">
            <text:p>10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 table:formula="of:=[.C246]*4" office:value-type="float" office:value="792" calcext:value-type="float">
            <text:p>79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9335" calcext:value-type="float">
            <text:p>29335</text:p>
          </table:table-cell>
          <table:table-cell table:style-name="ce9" table:formula="of:=[.G246]/[.$J$126]" office:value-type="float" office:value="498.631128314628" calcext:value-type="float">
            <text:p>499</text:p>
          </table:table-cell>
          <table:table-cell table:style-name="ce10" table:formula="of:=([.H246]-[.D210])/[.H246]" office:value-type="percentage" office:value="0.10154024776945" calcext:value-type="percentage">
            <text:p>10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  <table:table-cell table:formula="of:=[.C247]*4" office:value-type="float" office:value="804" calcext:value-type="float">
            <text:p>80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9899" calcext:value-type="float">
            <text:p>29899</text:p>
          </table:table-cell>
          <table:table-cell table:style-name="ce9" table:formula="of:=[.G247]/[.$J$126]" office:value-type="float" office:value="508.217900306087" calcext:value-type="float">
            <text:p>508</text:p>
          </table:table-cell>
          <table:table-cell table:style-name="ce10" table:formula="of:=([.H247]-[.D211])/[.H247]" office:value-type="percentage" office:value="0.102747070252027" calcext:value-type="percentage">
            <text:p>10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04" calcext:value-type="float">
            <text:p>204</text:p>
          </table:table-cell>
          <table:table-cell table:formula="of:=[.C248]*4" office:value-type="float" office:value="816" calcext:value-type="float">
            <text:p>8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0471" calcext:value-type="float">
            <text:p>30471</text:p>
          </table:table-cell>
          <table:table-cell table:style-name="ce9" table:formula="of:=[.G248]/[.$J$126]" office:value-type="float" office:value="517.940654878985" calcext:value-type="float">
            <text:p>518</text:p>
          </table:table-cell>
          <table:table-cell table:style-name="ce10" table:formula="of:=([.H248]-[.D212])/[.H248]" office:value-type="percentage" office:value="0.104144469778276" calcext:value-type="percentage">
            <text:p>10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  <table:table-cell table:formula="of:=[.C249]*4" office:value-type="float" office:value="828" calcext:value-type="float">
            <text:p>82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1049" calcext:value-type="float">
            <text:p>31049</text:p>
          </table:table-cell>
          <table:table-cell table:style-name="ce9" table:formula="of:=[.G249]/[.$J$126]" office:value-type="float" office:value="527.765396387963" calcext:value-type="float">
            <text:p>528</text:p>
          </table:table-cell>
          <table:table-cell table:style-name="ce10" table:formula="of:=([.H249]-[.D213])/[.H249]" office:value-type="percentage" office:value="0.105663229854822" calcext:value-type="percentage">
            <text:p>10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210" calcext:value-type="float">
            <text:p>210</text:p>
          </table:table-cell>
          <table:table-cell table:formula="of:=[.C250]*4" office:value-type="float" office:value="840" calcext:value-type="float">
            <text:p>84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1635" calcext:value-type="float">
            <text:p>31635</text:p>
          </table:table-cell>
          <table:table-cell table:style-name="ce9" table:formula="of:=[.G250]/[.$J$126]" office:value-type="float" office:value="537.726120478379" calcext:value-type="float">
            <text:p>538</text:p>
          </table:table-cell>
          <table:table-cell table:style-name="ce10" table:formula="of:=([.H250]-[.D214])/[.H250]" office:value-type="percentage" office:value="0.114791002571096" calcext:value-type="percentage">
            <text:p>11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213" calcext:value-type="float">
            <text:p>213</text:p>
          </table:table-cell>
          <table:table-cell table:formula="of:=[.C251]*4" office:value-type="float" office:value="852" calcext:value-type="float">
            <text:p>85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2228" calcext:value-type="float">
            <text:p>32228</text:p>
          </table:table-cell>
          <table:table-cell table:style-name="ce9" table:formula="of:=[.G251]/[.$J$126]" office:value-type="float" office:value="547.805829327555" calcext:value-type="float">
            <text:p>548</text:p>
          </table:table-cell>
          <table:table-cell table:style-name="ce10" table:formula="of:=([.H251]-[.D215])/[.H251]" office:value-type="percentage" office:value="0.11647526534334" calcext:value-type="percentage">
            <text:p>11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16" calcext:value-type="float">
            <text:p>216</text:p>
          </table:table-cell>
          <table:table-cell table:formula="of:=[.C252]*4" office:value-type="float" office:value="864" calcext:value-type="float">
            <text:p>86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2828" calcext:value-type="float">
            <text:p>32828</text:p>
          </table:table-cell>
          <table:table-cell table:style-name="ce9" table:formula="of:=[.G252]/[.$J$126]" office:value-type="float" office:value="558.00452293549" calcext:value-type="float">
            <text:p>558</text:p>
          </table:table-cell>
          <table:table-cell table:style-name="ce10" table:formula="of:=([.H252]-[.D216])/[.H252]" office:value-type="percentage" office:value="0.118286716724554" calcext:value-type="percentage">
            <text:p>11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219" calcext:value-type="float">
            <text:p>219</text:p>
          </table:table-cell>
          <table:table-cell table:formula="of:=[.C253]*4" office:value-type="float" office:value="876" calcext:value-type="float">
            <text:p>87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3436" calcext:value-type="float">
            <text:p>33436</text:p>
          </table:table-cell>
          <table:table-cell table:style-name="ce9" table:formula="of:=[.G253]/[.$J$126]" office:value-type="float" office:value="568.339199124865" calcext:value-type="float">
            <text:p>568</text:p>
          </table:table-cell>
          <table:table-cell table:style-name="ce10" table:formula="of:=([.H253]-[.D217])/[.H253]" office:value-type="percentage" office:value="0.113205633579269" calcext:value-type="percentage">
            <text:p>11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222" calcext:value-type="float">
            <text:p>222</text:p>
          </table:table-cell>
          <table:table-cell table:formula="of:=[.C254]*4" office:value-type="float" office:value="888" calcext:value-type="float">
            <text:p>88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4050" calcext:value-type="float">
            <text:p>34050</text:p>
          </table:table-cell>
          <table:table-cell table:style-name="ce9" table:formula="of:=[.G254]/[.$J$126]" office:value-type="float" office:value="578.775862250318" calcext:value-type="float">
            <text:p>579</text:p>
          </table:table-cell>
          <table:table-cell table:style-name="ce10" table:formula="of:=([.H254]-[.D218])/[.H254]" office:value-type="percentage" office:value="0.115374303950219" calcext:value-type="percentage">
            <text:p>11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225" calcext:value-type="float">
            <text:p>225</text:p>
          </table:table-cell>
          <table:table-cell table:formula="of:=[.C255]*4" office:value-type="float" office:value="900" calcext:value-type="float">
            <text:p>9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4672" calcext:value-type="float">
            <text:p>34672</text:p>
          </table:table-cell>
          <table:table-cell table:style-name="ce9" table:formula="of:=[.G255]/[.$J$126]" office:value-type="float" office:value="589.348507957211" calcext:value-type="float">
            <text:p>589</text:p>
          </table:table-cell>
          <table:table-cell table:style-name="ce10" table:formula="of:=([.H255]-[.D219])/[.H255]" office:value-type="percentage" office:value="0.117669777764578" calcext:value-type="percentage">
            <text:p>11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28" calcext:value-type="float">
            <text:p>228</text:p>
          </table:table-cell>
          <table:table-cell table:formula="of:=[.C256]*4" office:value-type="float" office:value="912" calcext:value-type="float">
            <text:p>91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5302" calcext:value-type="float">
            <text:p>35302</text:p>
          </table:table-cell>
          <table:table-cell table:style-name="ce9" table:formula="of:=[.G256]/[.$J$126]" office:value-type="float" office:value="600.057136245543" calcext:value-type="float">
            <text:p>600</text:p>
          </table:table-cell>
          <table:table-cell table:style-name="ce10" table:formula="of:=([.H256]-[.D220])/[.H256]" office:value-type="percentage" office:value="0.120083791847543" calcext:value-type="percentage">
            <text:p>12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231" calcext:value-type="float">
            <text:p>231</text:p>
          </table:table-cell>
          <table:table-cell table:formula="of:=[.C257]*4" office:value-type="float" office:value="924" calcext:value-type="float">
            <text:p>92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5939" calcext:value-type="float">
            <text:p>35939</text:p>
          </table:table-cell>
          <table:table-cell table:style-name="ce9" table:formula="of:=[.G257]/[.$J$126]" office:value-type="float" office:value="610.884749292634" calcext:value-type="float">
            <text:p>611</text:p>
          </table:table-cell>
          <table:table-cell table:style-name="ce10" table:formula="of:=([.H257]-[.D221])/[.H257]" office:value-type="percentage" office:value="0.122584087062815" calcext:value-type="percentage">
            <text:p>12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table:formula="of:=[.C258]*4" office:value-type="float" office:value="936" calcext:value-type="float">
            <text:p>93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6584" calcext:value-type="float">
            <text:p>36584</text:p>
          </table:table-cell>
          <table:table-cell table:style-name="ce9" table:formula="of:=[.G258]/[.$J$126]" office:value-type="float" office:value="621.848344921164" calcext:value-type="float">
            <text:p>622</text:p>
          </table:table-cell>
          <table:table-cell table:style-name="ce10" table:formula="of:=([.H258]-[.D222])/[.H258]" office:value-type="percentage" office:value="0.125188634105046" calcext:value-type="percentage">
            <text:p>12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36" calcext:value-type="float">
            <text:p>236</text:p>
          </table:table-cell>
          <table:table-cell table:formula="of:=[.C259]*4" office:value-type="float" office:value="944" calcext:value-type="float">
            <text:p>94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7236" calcext:value-type="float">
            <text:p>37236</text:p>
          </table:table-cell>
          <table:table-cell table:style-name="ce9" table:formula="of:=[.G259]/[.$J$126]" office:value-type="float" office:value="632.930925308454" calcext:value-type="float">
            <text:p>633</text:p>
          </table:table-cell>
          <table:table-cell table:style-name="ce10" table:formula="of:=([.H259]-[.D223])/[.H259]" office:value-type="percentage" office:value="0.12154711080196" calcext:value-type="percentage">
            <text:p>12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239" calcext:value-type="float">
            <text:p>239</text:p>
          </table:table-cell>
          <table:table-cell table:formula="of:=[.C260]*4" office:value-type="float" office:value="956" calcext:value-type="float">
            <text:p>95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7896" calcext:value-type="float">
            <text:p>37896</text:p>
          </table:table-cell>
          <table:table-cell table:style-name="ce9" table:formula="of:=[.G260]/[.$J$126]" office:value-type="float" office:value="644.149488277182" calcext:value-type="float">
            <text:p>644</text:p>
          </table:table-cell>
          <table:table-cell table:style-name="ce10" table:formula="of:=([.H260]-[.D224])/[.H260]" office:value-type="percentage" office:value="0.124426844600229" calcext:value-type="percentage">
            <text:p>12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42" calcext:value-type="float">
            <text:p>242</text:p>
          </table:table-cell>
          <table:table-cell table:formula="of:=[.C261]*4" office:value-type="float" office:value="968" calcext:value-type="float">
            <text:p>96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8563" calcext:value-type="float">
            <text:p>38563</text:p>
          </table:table-cell>
          <table:table-cell table:style-name="ce9" table:formula="of:=[.G261]/[.$J$126]" office:value-type="float" office:value="655.48703600467" calcext:value-type="float">
            <text:p>655</text:p>
          </table:table-cell>
          <table:table-cell table:style-name="ce10" table:formula="of:=([.H261]-[.D225])/[.H261]" office:value-type="percentage" office:value="0.127366418279667" calcext:value-type="percentage">
            <text:p>12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45" calcext:value-type="float">
            <text:p>245</text:p>
          </table:table-cell>
          <table:table-cell table:formula="of:=[.C262]*4" office:value-type="float" office:value="980" calcext:value-type="float">
            <text:p>98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9238" calcext:value-type="float">
            <text:p>39238</text:p>
          </table:table-cell>
          <table:table-cell table:style-name="ce9" table:formula="of:=[.G262]/[.$J$126]" office:value-type="float" office:value="666.960566313597" calcext:value-type="float">
            <text:p>667</text:p>
          </table:table-cell>
          <table:table-cell table:style-name="ce10" table:formula="of:=([.H262]-[.D226])/[.H262]" office:value-type="percentage" office:value="0.130383370030769" calcext:value-type="percentage">
            <text:p>13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table:formula="of:=[.C263]*4" office:value-type="float" office:value="992" calcext:value-type="float">
            <text:p>99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9921" calcext:value-type="float">
            <text:p>39921</text:p>
          </table:table-cell>
          <table:table-cell table:style-name="ce9" table:formula="of:=[.G263]/[.$J$126]" office:value-type="float" office:value="678.570079203963" calcext:value-type="float">
            <text:p>679</text:p>
          </table:table-cell>
          <table:table-cell table:style-name="ce10" table:formula="of:=([.H263]-[.D227])/[.H263]" office:value-type="percentage" office:value="0.127577212519478" calcext:value-type="percentage">
            <text:p>12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251" calcext:value-type="float">
            <text:p>251</text:p>
          </table:table-cell>
          <table:table-cell table:formula="of:=[.C264]*4" office:value-type="float" office:value="1004" calcext:value-type="float">
            <text:p>10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40611" calcext:value-type="float">
            <text:p>40611</text:p>
          </table:table-cell>
          <table:table-cell table:style-name="ce9" table:formula="of:=[.G264]/[.$J$126]" office:value-type="float" office:value="690.298576853089" calcext:value-type="float">
            <text:p>690</text:p>
          </table:table-cell>
          <table:table-cell table:style-name="ce10" table:formula="of:=([.H264]-[.D228])/[.H264]" office:value-type="percentage" office:value="0.130810898183709" calcext:value-type="percentage">
            <text:p>13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64" calcext:value-type="float">
            <text:p>64</text:p>
          </table:table-cell>
          <table:table-cell table:formula="of:=[.C265]*16" office:value-type="float" office:value="1024" calcext:value-type="float">
            <text:p>102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41310" calcext:value-type="float">
            <text:p>41310</text:p>
          </table:table-cell>
          <table:table-cell table:style-name="ce9" table:formula="of:=[.G265]/[.$J$126]" office:value-type="float" office:value="702.180054906333" calcext:value-type="float">
            <text:p>702</text:p>
          </table:table-cell>
          <table:table-cell table:style-name="ce10" table:formula="of:=([.H265]-[.D229])/[.H265]" office:value-type="percentage" office:value="0.134125220800947" calcext:value-type="percentage">
            <text:p>13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table:formula="of:=[.C266]*16" office:value-type="float" office:value="1040" calcext:value-type="float">
            <text:p>104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2016" calcext:value-type="float">
            <text:p>42016</text:p>
          </table:table-cell>
          <table:table-cell table:style-name="ce9" table:formula="of:=[.G266]/[.$J$126]" office:value-type="float" office:value="714.180517718337" calcext:value-type="float">
            <text:p>714</text:p>
          </table:table-cell>
          <table:table-cell table:style-name="ce10" table:formula="of:=([.H266]-[.D230])/[.H266]" office:value-type="percentage" office:value="0.131872146301645" calcext:value-type="percentage">
            <text:p>13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C267]*16" office:value-type="float" office:value="1040" calcext:value-type="float">
            <text:p>104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2730" calcext:value-type="float">
            <text:p>42730</text:p>
          </table:table-cell>
          <table:table-cell table:style-name="ce9" table:formula="of:=[.G267]/[.$J$126]" office:value-type="float" office:value="726.31696311178" calcext:value-type="float">
            <text:p>726</text:p>
          </table:table-cell>
          <table:table-cell table:style-name="ce10" table:formula="of:=([.H267]-[.D231])/[.H267]" office:value-type="percentage" office:value="0.135363715987793" calcext:value-type="percentage">
            <text:p>13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table:formula="of:=[.C268]*16" office:value-type="float" office:value="1056" calcext:value-type="float">
            <text:p>105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3452" calcext:value-type="float">
            <text:p>43452</text:p>
          </table:table-cell>
          <table:table-cell table:style-name="ce9" table:formula="of:=[.G268]/[.$J$126]" office:value-type="float" office:value="738.589391086662" calcext:value-type="float">
            <text:p>739</text:p>
          </table:table-cell>
          <table:table-cell table:style-name="ce10" table:formula="of:=([.H268]-[.D232])/[.H268]" office:value-type="percentage" office:value="0.133483356620666" calcext:value-type="percentage">
            <text:p>13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table:formula="of:=[.C269]*16" office:value-type="float" office:value="1072" calcext:value-type="float">
            <text:p>107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4182" calcext:value-type="float">
            <text:p>44182</text:p>
          </table:table-cell>
          <table:table-cell table:style-name="ce9" table:formula="of:=[.G269]/[.$J$126]" office:value-type="float" office:value="750.997801642983" calcext:value-type="float">
            <text:p>751</text:p>
          </table:table-cell>
          <table:table-cell table:style-name="ce10" table:formula="of:=([.H269]-[.D233])/[.H269]" office:value-type="percentage" office:value="0.137147940270465" calcext:value-type="percentage">
            <text:p>13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table:formula="of:=[.C270]*16" office:value-type="float" office:value="1088" calcext:value-type="float">
            <text:p>108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4920" calcext:value-type="float">
            <text:p>44920</text:p>
          </table:table-cell>
          <table:table-cell table:style-name="ce9" table:formula="of:=[.G270]/[.$J$126]" office:value-type="float" office:value="763.542194780743" calcext:value-type="float">
            <text:p>764</text:p>
          </table:table-cell>
          <table:table-cell table:style-name="ce10" table:formula="of:=([.H270]-[.D234])/[.H270]" office:value-type="percentage" office:value="0.135607692002504" calcext:value-type="percentage">
            <text:p>13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69" calcext:value-type="float">
            <text:p>69</text:p>
          </table:table-cell>
          <table:table-cell table:formula="of:=[.C271]*16" office:value-type="float" office:value="1104" calcext:value-type="float">
            <text:p>110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5666" calcext:value-type="float">
            <text:p>45666</text:p>
          </table:table-cell>
          <table:table-cell table:style-name="ce9" table:formula="of:=[.G271]/[.$J$126]" office:value-type="float" office:value="776.222570499942" calcext:value-type="float">
            <text:p>776</text:p>
          </table:table-cell>
          <table:table-cell table:style-name="ce10" table:formula="of:=([.H271]-[.D235])/[.H271]" office:value-type="percentage" office:value="0.13942208667063" calcext:value-type="percentage">
            <text:p>13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C272]*16" office:value-type="float" office:value="1120" calcext:value-type="float">
            <text:p>112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6420" calcext:value-type="float">
            <text:p>46420</text:p>
          </table:table-cell>
          <table:table-cell table:style-name="ce9" table:formula="of:=[.G272]/[.$J$126]" office:value-type="float" office:value="789.038928800581" calcext:value-type="float">
            <text:p>789</text:p>
          </table:table-cell>
          <table:table-cell table:style-name="ce10" table:formula="of:=([.H272]-[.D236])/[.H272]" office:value-type="percentage" office:value="0.138192077501589" calcext:value-type="percentage">
            <text:p>13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  <table:table-cell table:formula="of:=[.C273]*16" office:value-type="float" office:value="1136" calcext:value-type="float">
            <text:p>113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7182" calcext:value-type="float">
            <text:p>47182</text:p>
          </table:table-cell>
          <table:table-cell table:style-name="ce9" table:formula="of:=[.G273]/[.$J$126]" office:value-type="float" office:value="801.991269682658" calcext:value-type="float">
            <text:p>802</text:p>
          </table:table-cell>
          <table:table-cell table:style-name="ce10" table:formula="of:=([.H273]-[.D237])/[.H273]" office:value-type="percentage" office:value="0.137147714495921" calcext:value-type="percentage">
            <text:p>13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table:formula="of:=[.C274]*16" office:value-type="float" office:value="1152" calcext:value-type="float">
            <text:p>115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47953" calcext:value-type="float">
            <text:p>47953</text:p>
          </table:table-cell>
          <table:table-cell table:style-name="ce9" table:formula="of:=[.G274]/[.$J$126]" office:value-type="float" office:value="815.096590968855" calcext:value-type="float">
            <text:p>815</text:p>
          </table:table-cell>
          <table:table-cell table:style-name="ce10" table:formula="of:=([.H274]-[.D238])/[.H274]" office:value-type="percentage" office:value="0.141206075751153" calcext:value-type="percentage">
            <text:p>14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table:formula="of:=[.C275]*16" office:value-type="float" office:value="1168" calcext:value-type="float">
            <text:p>116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48731" calcext:value-type="float">
            <text:p>48731</text:p>
          </table:table-cell>
          <table:table-cell table:style-name="ce9" table:formula="of:=[.G275]/[.$J$126]" office:value-type="float" office:value="828.320897013811" calcext:value-type="float">
            <text:p>828</text:p>
          </table:table-cell>
          <table:table-cell table:style-name="ce10" table:formula="of:=([.H275]-[.D239])/[.H275]" office:value-type="percentage" office:value="0.140429750635485" calcext:value-type="percentage">
            <text:p>14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table:formula="of:=[.C276]*16" office:value-type="float" office:value="1184" calcext:value-type="float">
            <text:p>118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9518" calcext:value-type="float">
            <text:p>49518</text:p>
          </table:table-cell>
          <table:table-cell table:style-name="ce9" table:formula="of:=[.G276]/[.$J$126]" office:value-type="float" office:value="841.698183462886" calcext:value-type="float">
            <text:p>842</text:p>
          </table:table-cell>
          <table:table-cell table:style-name="ce10" table:formula="of:=([.H276]-[.D240])/[.H276]" office:value-type="percentage" office:value="0.139834189707593" calcext:value-type="percentage">
            <text:p>14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table:formula="of:=[.C277]*16" office:value-type="float" office:value="1200" calcext:value-type="float">
            <text:p>120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50313" calcext:value-type="float">
            <text:p>50313</text:p>
          </table:table-cell>
          <table:table-cell table:style-name="ce9" table:formula="of:=[.G277]/[.$J$126]" office:value-type="float" office:value="855.2114524934" calcext:value-type="float">
            <text:p>855</text:p>
          </table:table-cell>
          <table:table-cell table:style-name="ce10" table:formula="of:=([.H277]-[.D241])/[.H277]" office:value-type="percentage" office:value="0.139394125447963" calcext:value-type="percentage">
            <text:p>13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  <table:table-cell table:formula="of:=[.C278]*16" office:value-type="float" office:value="1216" calcext:value-type="float">
            <text:p>12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1117" calcext:value-type="float">
            <text:p>51117</text:p>
          </table:table-cell>
          <table:table-cell table:style-name="ce9" table:formula="of:=[.G278]/[.$J$126]" office:value-type="float" office:value="868.877701928033" calcext:value-type="float">
            <text:p>869</text:p>
          </table:table-cell>
          <table:table-cell table:style-name="ce10" table:formula="of:=([.H278]-[.D242])/[.H278]" office:value-type="percentage" office:value="0.143722990762601" calcext:value-type="percentage">
            <text:p>14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C279]*16" office:value-type="float" office:value="1232" calcext:value-type="float">
            <text:p>123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51929" calcext:value-type="float">
            <text:p>51929</text:p>
          </table:table-cell>
          <table:table-cell table:style-name="ce9" table:formula="of:=[.G279]/[.$J$126]" office:value-type="float" office:value="882.679933944105" calcext:value-type="float">
            <text:p>883</text:p>
          </table:table-cell>
          <table:table-cell table:style-name="ce10" table:formula="of:=([.H279]-[.D243])/[.H279]" office:value-type="percentage" office:value="0.143517405429233" calcext:value-type="percentage">
            <text:p>14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formula="of:=[.C280]*16" office:value-type="float" office:value="1248" calcext:value-type="float">
            <text:p>124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52749" calcext:value-type="float">
            <text:p>52749</text:p>
          </table:table-cell>
          <table:table-cell table:style-name="ce9" table:formula="of:=[.G280]/[.$J$126]" office:value-type="float" office:value="896.618148541616" calcext:value-type="float">
            <text:p>897</text:p>
          </table:table-cell>
          <table:table-cell table:style-name="ce10" table:formula="of:=([.H280]-[.D244])/[.H280]" office:value-type="percentage" office:value="0.143448076252771" calcext:value-type="percentage">
            <text:p>14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table:formula="of:=[.C281]*16" office:value-type="float" office:value="1280" calcext:value-type="float">
            <text:p>128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53578" calcext:value-type="float">
            <text:p>53578</text:p>
          </table:table-cell>
          <table:table-cell table:style-name="ce9" table:formula="of:=[.G281]/[.$J$126]" office:value-type="float" office:value="910.709343543247" calcext:value-type="float">
            <text:p>911</text:p>
          </table:table-cell>
          <table:table-cell table:style-name="ce10" table:formula="of:=([.H281]-[.D245])/[.H281]" office:value-type="percentage" office:value="0.143524763932588" calcext:value-type="percentage">
            <text:p>14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81" calcext:value-type="float">
            <text:p>81</text:p>
          </table:table-cell>
          <table:table-cell table:formula="of:=[.C282]*16" office:value-type="float" office:value="1296" calcext:value-type="float">
            <text:p>129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54416" calcext:value-type="float">
            <text:p>54416</text:p>
          </table:table-cell>
          <table:table-cell table:style-name="ce9" table:formula="of:=[.G282]/[.$J$126]" office:value-type="float" office:value="924.953518948996" calcext:value-type="float">
            <text:p>925</text:p>
          </table:table-cell>
          <table:table-cell table:style-name="ce10" table:formula="of:=([.H282]-[.D246])/[.H282]" office:value-type="percentage" office:value="0.143740756941028" calcext:value-type="percentage">
            <text:p>14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83" calcext:value-type="float">
            <text:p>83</text:p>
          </table:table-cell>
          <table:table-cell table:formula="of:=[.C283]*16" office:value-type="float" office:value="1328" calcext:value-type="float">
            <text:p>132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55262" calcext:value-type="float">
            <text:p>55262</text:p>
          </table:table-cell>
          <table:table-cell table:style-name="ce9" table:formula="of:=[.G283]/[.$J$126]" office:value-type="float" office:value="939.333676936185" calcext:value-type="float">
            <text:p>939</text:p>
          </table:table-cell>
          <table:table-cell table:style-name="ce10" table:formula="of:=([.H283]-[.D247])/[.H283]" office:value-type="percentage" office:value="0.144074124306499" calcext:value-type="percentage">
            <text:p>14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table:formula="of:=[.C284]*16" office:value-type="float" office:value="1344" calcext:value-type="float">
            <text:p>134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56116" calcext:value-type="float">
            <text:p>56116</text:p>
          </table:table-cell>
          <table:table-cell table:style-name="ce9" table:formula="of:=[.G284]/[.$J$126]" office:value-type="float" office:value="953.849817504812" calcext:value-type="float">
            <text:p>954</text:p>
          </table:table-cell>
          <table:table-cell table:style-name="ce10" table:formula="of:=([.H284]-[.D248])/[.H284]" office:value-type="percentage" office:value="0.14451941487541" calcext:value-type="percentage">
            <text:p>14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86" calcext:value-type="float">
            <text:p>86</text:p>
          </table:table-cell>
          <table:table-cell table:formula="of:=[.C285]*16" office:value-type="float" office:value="1376" calcext:value-type="float">
            <text:p>137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6979" calcext:value-type="float">
            <text:p>56979</text:p>
          </table:table-cell>
          <table:table-cell table:style-name="ce9" table:formula="of:=[.G285]/[.$J$126]" office:value-type="float" office:value="968.518938477559" calcext:value-type="float">
            <text:p>969</text:p>
          </table:table-cell>
          <table:table-cell table:style-name="ce10" table:formula="of:=([.H285]-[.D249])/[.H285]" office:value-type="percentage" office:value="0.145086412763848" calcext:value-type="percentage">
            <text:p>14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87" calcext:value-type="float">
            <text:p>87</text:p>
          </table:table-cell>
          <table:table-cell table:formula="of:=[.C286]*16" office:value-type="float" office:value="1392" calcext:value-type="float">
            <text:p>139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57851" calcext:value-type="float">
            <text:p>57851</text:p>
          </table:table-cell>
          <table:table-cell table:style-name="ce9" table:formula="of:=[.G286]/[.$J$126]" office:value-type="float" office:value="983.341039854425" calcext:value-type="float">
            <text:p>983</text:p>
          </table:table-cell>
          <table:table-cell table:style-name="ce10" table:formula="of:=([.H286]-[.D250])/[.H286]" office:value-type="percentage" office:value="0.145769406589239" calcext:value-type="percentage">
            <text:p>14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88" calcext:value-type="float">
            <text:p>88</text:p>
          </table:table-cell>
          <table:table-cell table:formula="of:=[.C287]*16" office:value-type="float" office:value="1408" calcext:value-type="float">
            <text:p>140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8732" calcext:value-type="float">
            <text:p>58732</text:p>
          </table:table-cell>
          <table:table-cell table:style-name="ce9" table:formula="of:=[.G287]/[.$J$126]" office:value-type="float" office:value="998.316121635409" calcext:value-type="float">
            <text:p>998</text:p>
          </table:table-cell>
          <table:table-cell table:style-name="ce10" table:formula="of:=([.H287]-[.D251])/[.H287]" office:value-type="percentage" office:value="0.146562915758306" calcext:value-type="percentage">
            <text:p>14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table:formula="of:=[.C288]*16" office:value-type="float" office:value="1440" calcext:value-type="float">
            <text:p>144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9621" calcext:value-type="float">
            <text:p>59621</text:p>
          </table:table-cell>
          <table:table-cell table:style-name="ce9" table:formula="of:=[.G288]/[.$J$126]" office:value-type="float" office:value="1013.42718599783" calcext:value-type="float">
            <text:p>1,013</text:p>
          </table:table-cell>
          <table:table-cell table:style-name="ce10" table:formula="of:=([.H288]-[.D252])/[.H288]" office:value-type="percentage" office:value="0.14744738256721" calcext:value-type="percentage">
            <text:p>14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91" calcext:value-type="float">
            <text:p>91</text:p>
          </table:table-cell>
          <table:table-cell table:formula="of:=[.C289]*16" office:value-type="float" office:value="1456" calcext:value-type="float">
            <text:p>1456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60519" calcext:value-type="float">
            <text:p>60519</text:p>
          </table:table-cell>
          <table:table-cell table:style-name="ce9" table:formula="of:=[.G289]/[.$J$126]" office:value-type="float" office:value="1028.69123076438" calcext:value-type="float">
            <text:p>1,029</text:p>
          </table:table-cell>
          <table:table-cell table:style-name="ce10" table:formula="of:=([.H289]-[.D253])/[.H289]" office:value-type="percentage" office:value="0.148432519105775" calcext:value-type="percentage">
            <text:p>14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table:formula="of:=[.C290]*16" office:value-type="float" office:value="1472" calcext:value-type="float">
            <text:p>147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61426" calcext:value-type="float">
            <text:p>61426</text:p>
          </table:table-cell>
          <table:table-cell table:style-name="ce9" table:formula="of:=[.G290]/[.$J$126]" office:value-type="float" office:value="1044.10825593504" calcext:value-type="float">
            <text:p>1,044</text:p>
          </table:table-cell>
          <table:table-cell table:style-name="ce10" table:formula="of:=([.H290]-[.D254])/[.H290]" office:value-type="percentage" office:value="0.149513477216246" calcext:value-type="percentage">
            <text:p>15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C291]*16" office:value-type="float" office:value="1488" calcext:value-type="float">
            <text:p>148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62342" calcext:value-type="float">
            <text:p>62342</text:p>
          </table:table-cell>
          <table:table-cell table:style-name="ce9" table:formula="of:=[.G291]/[.$J$126]" office:value-type="float" office:value="1059.67826150982" calcext:value-type="float">
            <text:p>1,060</text:p>
          </table:table-cell>
          <table:table-cell table:style-name="ce10" table:formula="of:=([.H291]-[.D255])/[.H291]" office:value-type="percentage" office:value="0.150685606480509" calcext:value-type="percentage">
            <text:p>15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formula="of:=[.C292]*16" office:value-type="float" office:value="1520" calcext:value-type="float">
            <text:p>152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63267" calcext:value-type="float">
            <text:p>63267</text:p>
          </table:table-cell>
          <table:table-cell table:style-name="ce9" table:formula="of:=[.G292]/[.$J$126]" office:value-type="float" office:value="1075.40124748872" calcext:value-type="float">
            <text:p>1,075</text:p>
          </table:table-cell>
          <table:table-cell table:style-name="ce10" table:formula="of:=([.H292]-[.D256])/[.H292]" office:value-type="percentage" office:value="0.151944446661462" calcext:value-type="percentage">
            <text:p>15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  <table:table-cell table:formula="of:=[.C293]*16" office:value-type="float" office:value="1536" calcext:value-type="float">
            <text:p>153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4201" calcext:value-type="float">
            <text:p>64201</text:p>
          </table:table-cell>
          <table:table-cell table:style-name="ce9" table:formula="of:=[.G293]/[.$J$126]" office:value-type="float" office:value="1091.27721387174" calcext:value-type="float">
            <text:p>1,091</text:p>
          </table:table-cell>
          <table:table-cell table:style-name="ce10" table:formula="of:=([.H293]-[.D257])/[.H293]" office:value-type="percentage" office:value="0.153285720388366" calcext:value-type="percentage">
            <text:p>15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  <table:table-cell table:formula="of:=[.C294]*16" office:value-type="float" office:value="1552" calcext:value-type="float">
            <text:p>155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65144" calcext:value-type="float">
            <text:p>65144</text:p>
          </table:table-cell>
          <table:table-cell table:style-name="ce9" table:formula="of:=[.G294]/[.$J$126]" office:value-type="float" office:value="1107.30616065888" calcext:value-type="float">
            <text:p>1,107</text:p>
          </table:table-cell>
          <table:table-cell table:style-name="ce10" table:formula="of:=([.H294]-[.D258])/[.H294]" office:value-type="percentage" office:value="0.154705326083388" calcext:value-type="percentage">
            <text:p>15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  <table:table-cell table:formula="of:=[.C295]*16" office:value-type="float" office:value="1568" calcext:value-type="float">
            <text:p>15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6096" calcext:value-type="float">
            <text:p>66096</text:p>
          </table:table-cell>
          <table:table-cell table:style-name="ce9" table:formula="of:=[.G295]/[.$J$126]" office:value-type="float" office:value="1123.48808785013" calcext:value-type="float">
            <text:p>1,123</text:p>
          </table:table-cell>
          <table:table-cell table:style-name="ce10" table:formula="of:=([.H295]-[.D259])/[.H295]" office:value-type="percentage" office:value="0.159759671500919" calcext:value-type="percentage">
            <text:p>16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  <table:table-cell table:formula="of:=[.C296]*16" office:value-type="float" office:value="1584" calcext:value-type="float">
            <text:p>158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7057" calcext:value-type="float">
            <text:p>67057</text:p>
          </table:table-cell>
          <table:table-cell table:style-name="ce9" table:formula="of:=[.G296]/[.$J$126]" office:value-type="float" office:value="1139.82299544551" calcext:value-type="float">
            <text:p>1,140</text:p>
          </table:table-cell>
          <table:table-cell table:style-name="ce10" table:formula="of:=([.H296]-[.D260])/[.H296]" office:value-type="percentage" office:value="0.161273282062238" calcext:value-type="percentage">
            <text:p>16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01" calcext:value-type="float">
            <text:p>101</text:p>
          </table:table-cell>
          <table:table-cell table:formula="of:=[.C297]*16" office:value-type="float" office:value="1616" calcext:value-type="float">
            <text:p>161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8027" calcext:value-type="float">
            <text:p>68027</text:p>
          </table:table-cell>
          <table:table-cell table:style-name="ce9" table:formula="of:=[.G297]/[.$J$126]" office:value-type="float" office:value="1156.310883445" calcext:value-type="float">
            <text:p>1,156</text:p>
          </table:table-cell>
          <table:table-cell table:style-name="ce10" table:formula="of:=([.H297]-[.D261])/[.H297]" office:value-type="percentage" office:value="0.162854891483827" calcext:value-type="percentage">
            <text:p>16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  <table:table-cell table:formula="of:=[.C298]*16" office:value-type="float" office:value="1632" calcext:value-type="float">
            <text:p>163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9006" calcext:value-type="float">
            <text:p>69006</text:p>
          </table:table-cell>
          <table:table-cell table:style-name="ce9" table:formula="of:=[.G298]/[.$J$126]" office:value-type="float" office:value="1172.95175184862" calcext:value-type="float">
            <text:p>1,173</text:p>
          </table:table-cell>
          <table:table-cell table:style-name="ce10" table:formula="of:=([.H298]-[.D262])/[.H298]" office:value-type="percentage" office:value="0.164501013400184" calcext:value-type="percentage">
            <text:p>16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table:formula="of:=[.C299]*16" office:value-type="float" office:value="1664" calcext:value-type="float">
            <text:p>166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9994" calcext:value-type="float">
            <text:p>69994</text:p>
          </table:table-cell>
          <table:table-cell table:style-name="ce9" table:formula="of:=[.G299]/[.$J$126]" office:value-type="float" office:value="1189.74560065635" calcext:value-type="float">
            <text:p>1,190</text:p>
          </table:table-cell>
          <table:table-cell table:style-name="ce10" table:formula="of:=([.H299]-[.D263])/[.H299]" office:value-type="percentage" office:value="0.166208305832155" calcext:value-type="percentage">
            <text:p>16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table:formula="of:=[.C300]*16" office:value-type="float" office:value="1680" calcext:value-type="float">
            <text:p>168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0992" calcext:value-type="float">
            <text:p>70992</text:p>
          </table:table-cell>
          <table:table-cell table:style-name="ce9" table:formula="of:=[.G300]/[.$J$126]" office:value-type="float" office:value="1206.70942769088" calcext:value-type="float">
            <text:p>1,207</text:p>
          </table:table-cell>
          <table:table-cell table:style-name="ce10" table:formula="of:=([.H300]-[.D264])/[.H300]" office:value-type="percentage" office:value="0.167985285470738" calcext:value-type="percentage">
            <text:p>16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07" calcext:value-type="float">
            <text:p>107</text:p>
          </table:table-cell>
          <table:table-cell table:formula="of:=[.C301]*16" office:value-type="float" office:value="1712" calcext:value-type="float">
            <text:p>171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1999" calcext:value-type="float">
            <text:p>71999</text:p>
          </table:table-cell>
          <table:table-cell table:style-name="ce9" table:formula="of:=[.G301]/[.$J$126]" office:value-type="float" office:value="1223.82623512953" calcext:value-type="float">
            <text:p>1,224</text:p>
          </table:table-cell>
          <table:table-cell table:style-name="ce10" table:formula="of:=([.H301]-[.D265])/[.H301]" office:value-type="percentage" office:value="0.163279908040527" calcext:value-type="percentage">
            <text:p>16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table:formula="of:=[.C302]*16" office:value-type="float" office:value="1728" calcext:value-type="float">
            <text:p>172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3016" calcext:value-type="float">
            <text:p>73016</text:p>
          </table:table-cell>
          <table:table-cell table:style-name="ce9" table:formula="of:=[.G302]/[.$J$126]" office:value-type="float" office:value="1241.11302079498" calcext:value-type="float">
            <text:p>1,241</text:p>
          </table:table-cell>
          <table:table-cell table:style-name="ce10" table:formula="of:=([.H302]-[.D266])/[.H302]" office:value-type="percentage" office:value="0.162042471092732" calcext:value-type="percentage">
            <text:p>16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formula="of:=[.C303]*16" office:value-type="float" office:value="1760" calcext:value-type="float">
            <text:p>176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4042" calcext:value-type="float">
            <text:p>74042</text:p>
          </table:table-cell>
          <table:table-cell table:style-name="ce9" table:formula="of:=[.G303]/[.$J$126]" office:value-type="float" office:value="1258.55278686455" calcext:value-type="float">
            <text:p>1,259</text:p>
          </table:table-cell>
          <table:table-cell table:style-name="ce10" table:formula="of:=([.H303]-[.D267])/[.H303]" office:value-type="percentage" office:value="0.173654048638704" calcext:value-type="percentage">
            <text:p>17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11" calcext:value-type="float">
            <text:p>111</text:p>
          </table:table-cell>
          <table:table-cell table:formula="of:=[.C304]*16" office:value-type="float" office:value="1776" calcext:value-type="float">
            <text:p>177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75077" calcext:value-type="float">
            <text:p>75077</text:p>
          </table:table-cell>
          <table:table-cell table:style-name="ce9" table:formula="of:=[.G304]/[.$J$126]" office:value-type="float" office:value="1276.14553333824" calcext:value-type="float">
            <text:p>1,276</text:p>
          </table:table-cell>
          <table:table-cell table:style-name="ce10" table:formula="of:=([.H304]-[.D268])/[.H304]" office:value-type="percentage" office:value="0.172508172137991" calcext:value-type="percentage">
            <text:p>17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table:formula="of:=[.C305]*16" office:value-type="float" office:value="1808" calcext:value-type="float">
            <text:p>180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76121" calcext:value-type="float">
            <text:p>76121</text:p>
          </table:table-cell>
          <table:table-cell table:style-name="ce9" table:formula="of:=[.G305]/[.$J$126]" office:value-type="float" office:value="1293.89126021605" calcext:value-type="float">
            <text:p>1,294</text:p>
          </table:table-cell>
          <table:table-cell table:style-name="ce10" table:formula="of:=([.H305]-[.D269])/[.H305]" office:value-type="percentage" office:value="0.171491428251087" calcext:value-type="percentage">
            <text:p>17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14" calcext:value-type="float">
            <text:p>114</text:p>
          </table:table-cell>
          <table:table-cell table:formula="of:=[.C306]*16" office:value-type="float" office:value="1824" calcext:value-type="float">
            <text:p>182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77176" calcext:value-type="float">
            <text:p>77176</text:p>
          </table:table-cell>
          <table:table-cell table:style-name="ce9" table:formula="of:=[.G306]/[.$J$126]" office:value-type="float" office:value="1311.82396314333" calcext:value-type="float">
            <text:p>1,312</text:p>
          </table:table-cell>
          <table:table-cell table:style-name="ce10" table:formula="of:=([.H306]-[.D270])/[.H306]" office:value-type="percentage" office:value="0.170620425782601" calcext:value-type="percentage">
            <text:p>17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16" calcext:value-type="float">
            <text:p>116</text:p>
          </table:table-cell>
          <table:table-cell table:formula="of:=[.C307]*16" office:value-type="float" office:value="1856" calcext:value-type="float">
            <text:p>185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78239" calcext:value-type="float">
            <text:p>78239</text:p>
          </table:table-cell>
          <table:table-cell table:style-name="ce9" table:formula="of:=[.G307]/[.$J$126]" office:value-type="float" office:value="1329.89264865206" calcext:value-type="float">
            <text:p>1,330</text:p>
          </table:table-cell>
          <table:table-cell table:style-name="ce10" table:formula="of:=([.H307]-[.D271])/[.H307]" office:value-type="percentage" office:value="0.169857806854574" calcext:value-type="percentage">
            <text:p>17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table:formula="of:=[.C308]*16" office:value-type="float" office:value="1872" calcext:value-type="float">
            <text:p>1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9313" calcext:value-type="float">
            <text:p>79313</text:p>
          </table:table-cell>
          <table:table-cell table:style-name="ce9" table:formula="of:=[.G308]/[.$J$126]" office:value-type="float" office:value="1348.14831021026" calcext:value-type="float">
            <text:p>1,348</text:p>
          </table:table-cell>
          <table:table-cell table:style-name="ce10" table:formula="of:=([.H308]-[.D272])/[.H308]" office:value-type="percentage" office:value="0.169230869098282" calcext:value-type="percentage">
            <text:p>16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19" calcext:value-type="float">
            <text:p>119</text:p>
          </table:table-cell>
          <table:table-cell table:formula="of:=[.C309]*16" office:value-type="float" office:value="1904" calcext:value-type="float">
            <text:p>190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80396" calcext:value-type="float">
            <text:p>80396</text:p>
          </table:table-cell>
          <table:table-cell table:style-name="ce9" table:formula="of:=[.G309]/[.$J$126]" office:value-type="float" office:value="1366.55695217259" calcext:value-type="float">
            <text:p>1,367</text:p>
          </table:table-cell>
          <table:table-cell table:style-name="ce10" table:formula="of:=([.H309]-[.D273])/[.H309]" office:value-type="percentage" office:value="0.168713753060962" calcext:value-type="percentage">
            <text:p>16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table:formula="of:=[.C310]*16" office:value-type="float" office:value="1920" calcext:value-type="float">
            <text:p>192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81488" calcext:value-type="float">
            <text:p>81488</text:p>
          </table:table-cell>
          <table:table-cell table:style-name="ce9" table:formula="of:=[.G310]/[.$J$126]" office:value-type="float" office:value="1385.11857453903" calcext:value-type="float">
            <text:p>1,385</text:p>
          </table:table-cell>
          <table:table-cell table:style-name="ce10" table:formula="of:=([.H310]-[.D274])/[.H310]" office:value-type="percentage" office:value="0.168302251391446" calcext:value-type="percentage">
            <text:p>16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22" calcext:value-type="float">
            <text:p>122</text:p>
          </table:table-cell>
          <table:table-cell table:formula="of:=[.C311]*16" office:value-type="float" office:value="1952" calcext:value-type="float">
            <text:p>195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82591" calcext:value-type="float">
            <text:p>82591</text:p>
          </table:table-cell>
          <table:table-cell table:style-name="ce9" table:formula="of:=[.G311]/[.$J$126]" office:value-type="float" office:value="1403.86717295495" calcext:value-type="float">
            <text:p>1,404</text:p>
          </table:table-cell>
          <table:table-cell table:style-name="ce10" table:formula="of:=([.H311]-[.D275])/[.H311]" office:value-type="percentage" office:value="0.168012456946679" calcext:value-type="percentage">
            <text:p>16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23" calcext:value-type="float">
            <text:p>123</text:p>
          </table:table-cell>
          <table:table-cell table:formula="of:=[.C312]*16" office:value-type="float" office:value="1968" calcext:value-type="float">
            <text:p>196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83703" calcext:value-type="float">
            <text:p>83703</text:p>
          </table:table-cell>
          <table:table-cell table:style-name="ce9" table:formula="of:=[.G312]/[.$J$126]" office:value-type="float" office:value="1422.76875177499" calcext:value-type="float">
            <text:p>1,423</text:p>
          </table:table-cell>
          <table:table-cell table:style-name="ce10" table:formula="of:=([.H312]-[.D276])/[.H312]" office:value-type="percentage" office:value="0.167819789039583" calcext:value-type="percentage">
            <text:p>16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25" calcext:value-type="float">
            <text:p>125</text:p>
          </table:table-cell>
          <table:table-cell table:formula="of:=[.C313]*16" office:value-type="float" office:value="2000" calcext:value-type="float">
            <text:p>20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84825" calcext:value-type="float">
            <text:p>84825</text:p>
          </table:table-cell>
          <table:table-cell table:style-name="ce9" table:formula="of:=[.G313]/[.$J$126]" office:value-type="float" office:value="1441.84030882183" calcext:value-type="float">
            <text:p>1,442</text:p>
          </table:table-cell>
          <table:table-cell table:style-name="ce10" table:formula="of:=([.H313]-[.D277])/[.H313]" office:value-type="percentage" office:value="0.167730300881547" calcext:value-type="percentage">
            <text:p>16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27" calcext:value-type="float">
            <text:p>127</text:p>
          </table:table-cell>
          <table:table-cell table:formula="of:=[.C314]*16" office:value-type="float" office:value="2032" calcext:value-type="float">
            <text:p>203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85956" calcext:value-type="float">
            <text:p>85956</text:p>
          </table:table-cell>
          <table:table-cell table:style-name="ce9" table:formula="of:=[.G314]/[.$J$126]" office:value-type="float" office:value="1461.06484627279" calcext:value-type="float">
            <text:p>1,461</text:p>
          </table:table-cell>
          <table:table-cell table:style-name="ce10" table:formula="of:=([.H314]-[.D278])/[.H314]" office:value-type="percentage" office:value="0.167730300881547" calcext:value-type="percentage">
            <text:p>16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28" calcext:value-type="float">
            <text:p>128</text:p>
          </table:table-cell>
          <table:table-cell table:formula="of:=[.C315]*16" office:value-type="float" office:value="2048" calcext:value-type="float">
            <text:p>204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87098" calcext:value-type="float">
            <text:p>87098</text:p>
          </table:table-cell>
          <table:table-cell table:style-name="ce9" table:formula="of:=[.G315]/[.$J$126]" office:value-type="float" office:value="1480.47635977322" calcext:value-type="float">
            <text:p>1,480</text:p>
          </table:table-cell>
          <table:table-cell table:style-name="ce10" table:formula="of:=([.H315]-[.D279])/[.H315]" office:value-type="percentage" office:value="0.167835411982724" calcext:value-type="percentage">
            <text:p>16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table:formula="of:=[.C316]*16" office:value-type="float" office:value="2080" calcext:value-type="float">
            <text:p>208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88250" calcext:value-type="float">
            <text:p>88250</text:p>
          </table:table-cell>
          <table:table-cell table:style-name="ce9" table:formula="of:=[.G316]/[.$J$126]" office:value-type="float" office:value="1500.05785150046" calcext:value-type="float">
            <text:p>1,500</text:p>
          </table:table-cell>
          <table:table-cell table:style-name="ce10" table:formula="of:=([.H316]-[.D280])/[.H316]" office:value-type="percentage" office:value="0.168032087061397" calcext:value-type="percentage">
            <text:p>16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32" calcext:value-type="float">
            <text:p>132</text:p>
          </table:table-cell>
          <table:table-cell table:formula="of:=[.C317]*16" office:value-type="float" office:value="2112" calcext:value-type="float">
            <text:p>211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89411" calcext:value-type="float">
            <text:p>89411</text:p>
          </table:table-cell>
          <table:table-cell table:style-name="ce9" table:formula="of:=[.G317]/[.$J$126]" office:value-type="float" office:value="1519.79232363181" calcext:value-type="float">
            <text:p>1,520</text:p>
          </table:table-cell>
          <table:table-cell table:style-name="ce10" table:formula="of:=([.H317]-[.D281])/[.H317]" office:value-type="percentage" office:value="0.157779664960266" calcext:value-type="percentage">
            <text:p>15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table:formula="of:=[.C318]*16" office:value-type="float" office:value="2128" calcext:value-type="float">
            <text:p>212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0583" calcext:value-type="float">
            <text:p>90583</text:p>
          </table:table-cell>
          <table:table-cell table:style-name="ce9" table:formula="of:=[.G318]/[.$J$126]" office:value-type="float" office:value="1539.71377181265" calcext:value-type="float">
            <text:p>1,540</text:p>
          </table:table-cell>
          <table:table-cell table:style-name="ce10" table:formula="of:=([.H318]-[.D282])/[.H318]" office:value-type="percentage" office:value="0.15828511524303" calcext:value-type="percentage">
            <text:p>15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35" calcext:value-type="float">
            <text:p>135</text:p>
          </table:table-cell>
          <table:table-cell table:formula="of:=[.C319]*16" office:value-type="float" office:value="2160" calcext:value-type="float">
            <text:p>216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91764" calcext:value-type="float">
            <text:p>91764</text:p>
          </table:table-cell>
          <table:table-cell table:style-name="ce9" table:formula="of:=[.G319]/[.$J$126]" office:value-type="float" office:value="1559.7882003976" calcext:value-type="float">
            <text:p>1,560</text:p>
          </table:table-cell>
          <table:table-cell table:style-name="ce10" table:formula="of:=([.H319]-[.D283])/[.H319]" office:value-type="percentage" office:value="0.148602355331649" calcext:value-type="percentage">
            <text:p>14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37" calcext:value-type="float">
            <text:p>137</text:p>
          </table:table-cell>
          <table:table-cell table:formula="of:=[.C320]*16" office:value-type="float" office:value="2192" calcext:value-type="float">
            <text:p>21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92956" calcext:value-type="float">
            <text:p>92956</text:p>
          </table:table-cell>
          <table:table-cell table:style-name="ce9" table:formula="of:=[.G320]/[.$J$126]" office:value-type="float" office:value="1580.04960503203" calcext:value-type="float">
            <text:p>1,580</text:p>
          </table:table-cell>
          <table:table-cell table:style-name="ce10" table:formula="of:=([.H320]-[.D284])/[.H320]" office:value-type="percentage" office:value="0.149393793891201" calcext:value-type="percentage">
            <text:p>14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table:formula="of:=[.C321]*16" office:value-type="float" office:value="2224" calcext:value-type="float">
            <text:p>222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4158" calcext:value-type="float">
            <text:p>94158</text:p>
          </table:table-cell>
          <table:table-cell table:style-name="ce9" table:formula="of:=[.G321]/[.$J$126]" office:value-type="float" office:value="1600.48098789326" calcext:value-type="float">
            <text:p>1,600</text:p>
          </table:table-cell>
          <table:table-cell table:style-name="ce10" table:formula="of:=([.H321]-[.D285])/[.H321]" office:value-type="percentage" office:value="0.14025845329706" calcext:value-type="percentage">
            <text:p>14.0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41" calcext:value-type="float">
            <text:p>141</text:p>
          </table:table-cell>
          <table:table-cell table:formula="of:=[.C322]*16" office:value-type="float" office:value="2256" calcext:value-type="float">
            <text:p>225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95370" calcext:value-type="float">
            <text:p>95370</text:p>
          </table:table-cell>
          <table:table-cell table:style-name="ce9" table:formula="of:=[.G322]/[.$J$126]" office:value-type="float" office:value="1621.08234898129" calcext:value-type="float">
            <text:p>1,621</text:p>
          </table:table-cell>
          <table:table-cell table:style-name="ce10" table:formula="of:=([.H322]-[.D286])/[.H322]" office:value-type="percentage" office:value="0.141314442862971" calcext:value-type="percentage">
            <text:p>14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43" calcext:value-type="float">
            <text:p>143</text:p>
          </table:table-cell>
          <table:table-cell table:formula="of:=[.C323]*16" office:value-type="float" office:value="2288" calcext:value-type="float">
            <text:p>228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6592" calcext:value-type="float">
            <text:p>96592</text:p>
          </table:table-cell>
          <table:table-cell table:style-name="ce9" table:formula="of:=[.G323]/[.$J$126]" office:value-type="float" office:value="1641.85368829612" calcext:value-type="float">
            <text:p>1,642</text:p>
          </table:table-cell>
          <table:table-cell table:style-name="ce10" table:formula="of:=([.H323]-[.D287])/[.H323]" office:value-type="percentage" office:value="0.142432720992821" calcext:value-type="percentage">
            <text:p>14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45" calcext:value-type="float">
            <text:p>145</text:p>
          </table:table-cell>
          <table:table-cell table:formula="of:=[.C324]*16" office:value-type="float" office:value="2320" calcext:value-type="float">
            <text:p>232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97824" calcext:value-type="float">
            <text:p>97824</text:p>
          </table:table-cell>
          <table:table-cell table:style-name="ce9" table:formula="of:=[.G324]/[.$J$126]" office:value-type="float" office:value="1662.79500583774" calcext:value-type="float">
            <text:p>1,663</text:p>
          </table:table-cell>
          <table:table-cell table:style-name="ce10" table:formula="of:=([.H324]-[.D288])/[.H324]" office:value-type="percentage" office:value="0.133988257756099" calcext:value-type="percentage">
            <text:p>13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47" calcext:value-type="float">
            <text:p>147</text:p>
          </table:table-cell>
          <table:table-cell table:formula="of:=[.C325]*16" office:value-type="float" office:value="2352" calcext:value-type="float">
            <text:p>235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99067" calcext:value-type="float">
            <text:p>99067</text:p>
          </table:table-cell>
          <table:table-cell table:style-name="ce9" table:formula="of:=[.G325]/[.$J$126]" office:value-type="float" office:value="1683.92329942885" calcext:value-type="float">
            <text:p>1,684</text:p>
          </table:table-cell>
          <table:table-cell table:style-name="ce10" table:formula="of:=([.H325]-[.D289])/[.H325]" office:value-type="percentage" office:value="0.13535254218892" calcext:value-type="percentage">
            <text:p>13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49" calcext:value-type="float">
            <text:p>149</text:p>
          </table:table-cell>
          <table:table-cell table:formula="of:=[.C326]*16" office:value-type="float" office:value="2384" calcext:value-type="float">
            <text:p>238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0320" calcext:value-type="float">
            <text:p>100320</text:p>
          </table:table-cell>
          <table:table-cell table:style-name="ce9" table:formula="of:=[.G326]/[.$J$126]" office:value-type="float" office:value="1705.22157124675" calcext:value-type="float">
            <text:p>1,705</text:p>
          </table:table-cell>
          <table:table-cell table:style-name="ce10" table:formula="of:=([.H326]-[.D290])/[.H326]" office:value-type="percentage" office:value="0.136769071644006" calcext:value-type="percentage">
            <text:p>13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51" calcext:value-type="float">
            <text:p>151</text:p>
          </table:table-cell>
          <table:table-cell table:formula="of:=[.C327]*16" office:value-type="float" office:value="2416" calcext:value-type="float">
            <text:p>241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01583" calcext:value-type="float">
            <text:p>101583</text:p>
          </table:table-cell>
          <table:table-cell table:style-name="ce9" table:formula="of:=[.G327]/[.$J$126]" office:value-type="float" office:value="1726.68982129146" calcext:value-type="float">
            <text:p>1,727</text:p>
          </table:table-cell>
          <table:table-cell table:style-name="ce10" table:formula="of:=([.H327]-[.D291])/[.H327]" office:value-type="percentage" office:value="0.138235494498329" calcext:value-type="percentage">
            <text:p>13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53" calcext:value-type="float">
            <text:p>153</text:p>
          </table:table-cell>
          <table:table-cell table:formula="of:=[.C328]*16" office:value-type="float" office:value="2448" calcext:value-type="float">
            <text:p>24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2857" calcext:value-type="float">
            <text:p>102857</text:p>
          </table:table-cell>
          <table:table-cell table:style-name="ce9" table:formula="of:=[.G328]/[.$J$126]" office:value-type="float" office:value="1748.34504738564" calcext:value-type="float">
            <text:p>1,748</text:p>
          </table:table-cell>
          <table:table-cell table:style-name="ce10" table:formula="of:=([.H328]-[.D292])/[.H328]" office:value-type="percentage" office:value="0.130606397019336" calcext:value-type="percentage">
            <text:p>13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table:formula="of:=[.C329]*16" office:value-type="float" office:value="2496" calcext:value-type="float">
            <text:p>249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04141" calcext:value-type="float">
            <text:p>104141</text:p>
          </table:table-cell>
          <table:table-cell table:style-name="ce9" table:formula="of:=[.G329]/[.$J$126]" office:value-type="float" office:value="1770.17025170662" calcext:value-type="float">
            <text:p>1,770</text:p>
          </table:table-cell>
          <table:table-cell table:style-name="ce10" table:formula="of:=([.H329]-[.D293])/[.H329]" office:value-type="percentage" office:value="0.132286852906299" calcext:value-type="percentage">
            <text:p>13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  <table:table-cell table:formula="of:=[.C330]*16" office:value-type="float" office:value="2528" calcext:value-type="float">
            <text:p>25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05436" calcext:value-type="float">
            <text:p>105436</text:p>
          </table:table-cell>
          <table:table-cell table:style-name="ce9" table:formula="of:=[.G330]/[.$J$126]" office:value-type="float" office:value="1792.18243207708" calcext:value-type="float">
            <text:p>1,792</text:p>
          </table:table-cell>
          <table:table-cell table:style-name="ce10" table:formula="of:=([.H330]-[.D294])/[.H330]" office:value-type="percentage" office:value="0.134016731655335" calcext:value-type="percentage">
            <text:p>13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60" calcext:value-type="float">
            <text:p>160</text:p>
          </table:table-cell>
          <table:table-cell table:formula="of:=[.C331]*16" office:value-type="float" office:value="2560" calcext:value-type="float">
            <text:p>256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6741" calcext:value-type="float">
            <text:p>106741</text:p>
          </table:table-cell>
          <table:table-cell table:style-name="ce9" table:formula="of:=[.G331]/[.$J$126]" office:value-type="float" office:value="1814.36459067434" calcext:value-type="float">
            <text:p>1,814</text:p>
          </table:table-cell>
          <table:table-cell table:style-name="ce10" table:formula="of:=([.H331]-[.D295])/[.H331]" office:value-type="percentage" office:value="0.135785603368049" calcext:value-type="percentage">
            <text:p>13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63" calcext:value-type="float">
            <text:p>163</text:p>
          </table:table-cell>
          <table:table-cell table:formula="of:=[.C332]*16" office:value-type="float" office:value="2608" calcext:value-type="float">
            <text:p>260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08057" calcext:value-type="float">
            <text:p>108057</text:p>
          </table:table-cell>
          <table:table-cell table:style-name="ce9" table:formula="of:=[.G332]/[.$J$126]" office:value-type="float" office:value="1836.73372532108" calcext:value-type="float">
            <text:p>1,837</text:p>
          </table:table-cell>
          <table:table-cell table:style-name="ce10" table:formula="of:=([.H332]-[.D296])/[.H332]" office:value-type="percentage" office:value="0.137599545234515" calcext:value-type="percentage">
            <text:p>13.8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65" calcext:value-type="float">
            <text:p>165</text:p>
          </table:table-cell>
          <table:table-cell table:formula="of:=[.C333]*16" office:value-type="float" office:value="2640" calcext:value-type="float">
            <text:p>264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9384" calcext:value-type="float">
            <text:p>109384</text:p>
          </table:table-cell>
          <table:table-cell table:style-name="ce9" table:formula="of:=[.G333]/[.$J$126]" office:value-type="float" office:value="1859.28983601729" calcext:value-type="float">
            <text:p>1,859</text:p>
          </table:table-cell>
          <table:table-cell table:style-name="ce10" table:formula="of:=([.H333]-[.D297])/[.H333]" office:value-type="percentage" office:value="0.130850947122065" calcext:value-type="percentage">
            <text:p>13.1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table:formula="of:=[.C334]*16" office:value-type="float" office:value="2688" calcext:value-type="float">
            <text:p>268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10721" calcext:value-type="float">
            <text:p>110721</text:p>
          </table:table-cell>
          <table:table-cell table:style-name="ce9" table:formula="of:=[.G334]/[.$J$126]" office:value-type="float" office:value="1882.01592494031" calcext:value-type="float">
            <text:p>1,882</text:p>
          </table:table-cell>
          <table:table-cell table:style-name="ce10" table:formula="of:=([.H334]-[.D298])/[.H334]" office:value-type="percentage" office:value="0.132844744631073" calcext:value-type="percentage">
            <text:p>13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70" calcext:value-type="float">
            <text:p>170</text:p>
          </table:table-cell>
          <table:table-cell table:formula="of:=[.C335]*16" office:value-type="float" office:value="2720" calcext:value-type="float">
            <text:p>272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12069" calcext:value-type="float">
            <text:p>112069</text:p>
          </table:table-cell>
          <table:table-cell table:style-name="ce9" table:formula="of:=[.G335]/[.$J$126]" office:value-type="float" office:value="1904.9289899128" calcext:value-type="float">
            <text:p>1,905</text:p>
          </table:table-cell>
          <table:table-cell table:style-name="ce10" table:formula="of:=([.H335]-[.D299])/[.H335]" office:value-type="percentage" office:value="0.126476625212067" calcext:value-type="percentage">
            <text:p>12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73" calcext:value-type="float">
            <text:p>173</text:p>
          </table:table-cell>
          <table:table-cell table:formula="of:=[.C336]*16" office:value-type="float" office:value="2768" calcext:value-type="float">
            <text:p>276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3427" calcext:value-type="float">
            <text:p>113427</text:p>
          </table:table-cell>
          <table:table-cell table:style-name="ce9" table:formula="of:=[.G336]/[.$J$126]" office:value-type="float" office:value="1928.0120331121" calcext:value-type="float">
            <text:p>1,928</text:p>
          </table:table-cell>
          <table:table-cell table:style-name="ce10" table:formula="of:=([.H336]-[.D300])/[.H336]" office:value-type="percentage" office:value="0.128636143785766" calcext:value-type="percentage">
            <text:p>12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75" calcext:value-type="float">
            <text:p>175</text:p>
          </table:table-cell>
          <table:table-cell table:formula="of:=[.C337]*16" office:value-type="float" office:value="2800" calcext:value-type="float">
            <text:p>280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14797" calcext:value-type="float">
            <text:p>114797</text:p>
          </table:table-cell>
          <table:table-cell table:style-name="ce9" table:formula="of:=[.G337]/[.$J$126]" office:value-type="float" office:value="1951.29905018355" calcext:value-type="float">
            <text:p>1,951</text:p>
          </table:table-cell>
          <table:table-cell table:style-name="ce10" table:formula="of:=([.H337]-[.D301])/[.H337]" office:value-type="percentage" office:value="0.122635764190547" calcext:value-type="percentage">
            <text:p>12.3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78" calcext:value-type="float">
            <text:p>178</text:p>
          </table:table-cell>
          <table:table-cell table:formula="of:=[.C338]*16" office:value-type="float" office:value="2848" calcext:value-type="float">
            <text:p>284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16177" calcext:value-type="float">
            <text:p>116177</text:p>
          </table:table-cell>
          <table:table-cell table:style-name="ce9" table:formula="of:=[.G338]/[.$J$126]" office:value-type="float" office:value="1974.7560454818" calcext:value-type="float">
            <text:p>1,975</text:p>
          </table:table-cell>
          <table:table-cell table:style-name="ce10" table:formula="of:=([.H338]-[.D302])/[.H338]" office:value-type="percentage" office:value="0.124955204490383" calcext:value-type="percentage">
            <text:p>12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80" calcext:value-type="float">
            <text:p>180</text:p>
          </table:table-cell>
          <table:table-cell table:formula="of:=[.C339]*16" office:value-type="float" office:value="2880" calcext:value-type="float">
            <text:p>288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17568" calcext:value-type="float">
            <text:p>117568</text:p>
          </table:table-cell>
          <table:table-cell table:style-name="ce9" table:formula="of:=[.G339]/[.$J$126]" office:value-type="float" office:value="1998.40001682953" calcext:value-type="float">
            <text:p>1,998</text:p>
          </table:table-cell>
          <table:table-cell table:style-name="ce10" table:formula="of:=([.H339]-[.D303])/[.H339]" office:value-type="percentage" office:value="0.119295443765933" calcext:value-type="percentage">
            <text:p>11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83" calcext:value-type="float">
            <text:p>183</text:p>
          </table:table-cell>
          <table:table-cell table:formula="of:=[.C340]*16" office:value-type="float" office:value="2928" calcext:value-type="float">
            <text:p>292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18970" calcext:value-type="float">
            <text:p>118970</text:p>
          </table:table-cell>
          <table:table-cell table:style-name="ce9" table:formula="of:=[.G340]/[.$J$126]" office:value-type="float" office:value="2022.23096422674" calcext:value-type="float">
            <text:p>2,022</text:p>
          </table:table-cell>
          <table:table-cell table:style-name="ce10" table:formula="of:=([.H340]-[.D304])/[.H340]" office:value-type="percentage" office:value="0.121762038353957" calcext:value-type="percentage">
            <text:p>12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86" calcext:value-type="float">
            <text:p>186</text:p>
          </table:table-cell>
          <table:table-cell table:formula="of:=[.C341]*16" office:value-type="float" office:value="2976" calcext:value-type="float">
            <text:p>297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20383" calcext:value-type="float">
            <text:p>120383</text:p>
          </table:table-cell>
          <table:table-cell table:style-name="ce9" table:formula="of:=[.G341]/[.$J$126]" office:value-type="float" office:value="2046.24888767342" calcext:value-type="float">
            <text:p>2,046</text:p>
          </table:table-cell>
          <table:table-cell table:style-name="ce10" table:formula="of:=([.H341]-[.D305])/[.H341]" office:value-type="percentage" office:value="0.116432018171705" calcext:value-type="percentage">
            <text:p>11.6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88" calcext:value-type="float">
            <text:p>188</text:p>
          </table:table-cell>
          <table:table-cell table:formula="of:=[.C342]*16" office:value-type="float" office:value="3008" calcext:value-type="float">
            <text:p>3008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21806" calcext:value-type="float">
            <text:p>121806</text:p>
          </table:table-cell>
          <table:table-cell table:style-name="ce9" table:formula="of:=[.G342]/[.$J$126]" office:value-type="float" office:value="2070.43678934691" calcext:value-type="float">
            <text:p>2,070</text:p>
          </table:table-cell>
          <table:table-cell table:style-name="ce10" table:formula="of:=([.H342]-[.D306])/[.H342]" office:value-type="percentage" office:value="0.119026473358138" calcext:value-type="percentage">
            <text:p>11.9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91" calcext:value-type="float">
            <text:p>191</text:p>
          </table:table-cell>
          <table:table-cell table:formula="of:=[.C343]*16" office:value-type="float" office:value="3056" calcext:value-type="float">
            <text:p>305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23241" calcext:value-type="float">
            <text:p>123241</text:p>
          </table:table-cell>
          <table:table-cell table:style-name="ce9" table:formula="of:=[.G343]/[.$J$126]" office:value-type="float" office:value="2094.82866489255" calcext:value-type="float">
            <text:p>2,095</text:p>
          </table:table-cell>
          <table:table-cell table:style-name="ce10" table:formula="of:=([.H343]-[.D307])/[.H343]" office:value-type="percentage" office:value="0.114008686674527" calcext:value-type="percentage">
            <text:p>11.4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94" calcext:value-type="float">
            <text:p>194</text:p>
          </table:table-cell>
          <table:table-cell table:formula="of:=[.C344]*16" office:value-type="float" office:value="3104" calcext:value-type="float">
            <text:p>310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24687" calcext:value-type="float">
            <text:p>124687</text:p>
          </table:table-cell>
          <table:table-cell table:style-name="ce9" table:formula="of:=[.G344]/[.$J$126]" office:value-type="float" office:value="2119.40751648768" calcext:value-type="float">
            <text:p>2,119</text:p>
          </table:table-cell>
          <table:table-cell table:style-name="ce10" table:formula="of:=([.H344]-[.D308])/[.H344]" office:value-type="percentage" office:value="0.116734282842257" calcext:value-type="percentage">
            <text:p>11.7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96" calcext:value-type="float">
            <text:p>196</text:p>
          </table:table-cell>
          <table:table-cell table:formula="of:=[.C345]*16" office:value-type="float" office:value="3136" calcext:value-type="float">
            <text:p>313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26144" calcext:value-type="float">
            <text:p>126144</text:p>
          </table:table-cell>
          <table:table-cell table:style-name="ce9" table:formula="of:=[.G345]/[.$J$126]" office:value-type="float" office:value="2144.17334413228" calcext:value-type="float">
            <text:p>2,144</text:p>
          </table:table-cell>
          <table:table-cell table:style-name="ce10" table:formula="of:=([.H345]-[.D309])/[.H345]" office:value-type="percentage" office:value="0.112012093047204" calcext:value-type="percentage">
            <text:p>11.2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99" calcext:value-type="float">
            <text:p>199</text:p>
          </table:table-cell>
          <table:table-cell table:formula="of:=[.C346]*16" office:value-type="float" office:value="3184" calcext:value-type="float">
            <text:p>318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27613" calcext:value-type="float">
            <text:p>127613</text:p>
          </table:table-cell>
          <table:table-cell table:style-name="ce9" table:formula="of:=[.G346]/[.$J$126]" office:value-type="float" office:value="2169.14314564904" calcext:value-type="float">
            <text:p>2,169</text:p>
          </table:table-cell>
          <table:table-cell table:style-name="ce10" table:formula="of:=([.H346]-[.D310])/[.H346]" office:value-type="percentage" office:value="0.114857862722791" calcext:value-type="percentage">
            <text:p>11.5%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02" calcext:value-type="float">
            <text:p>202</text:p>
          </table:table-cell>
          <table:table-cell table:formula="of:=[.C347]*16" office:value-type="float" office:value="3232" calcext:value-type="float">
            <text:p>323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29092" calcext:value-type="float">
            <text:p>129092</text:p>
          </table:table-cell>
          <table:table-cell table:style-name="ce9" table:formula="of:=[.G347]/[.$J$126]" office:value-type="float" office:value="2194.2829253926" calcext:value-type="float">
            <text:p>2,194</text:p>
          </table:table-cell>
          <table:table-cell table:style-name="ce10" table:formula="of:=([.H347]-[.D311])/[.H347]" office:value-type="percentage" office:value="0.110415536022663" calcext:value-type="percentage">
            <text:p>11.0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30583" calcext:value-type="float">
            <text:p>130583</text:p>
          </table:table-cell>
          <table:table-cell table:style-name="ce9" table:formula="of:=[.G348]/[.$J$126]" office:value-type="float" office:value="2219.62667900832" calcext:value-type="float">
            <text:p>2,220</text:p>
          </table:table-cell>
          <table:table-cell table:style-name="ce10" table:formula="of:=([.H348]-[.D312])/[.H348]" office:value-type="percentage" office:value="0.113364414560354" calcext:value-type="percentage">
            <text:p>11.3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132084" calcext:value-type="float">
            <text:p>132084</text:p>
          </table:table-cell>
          <table:table-cell table:style-name="ce9" table:formula="of:=[.G349]/[.$J$126]" office:value-type="float" office:value="2245.14041085084" calcext:value-type="float">
            <text:p>2,245</text:p>
          </table:table-cell>
          <table:table-cell table:style-name="ce10" table:formula="of:=([.H349]-[.D313])/[.H349]" office:value-type="percentage" office:value="0.109187117948644" calcext:value-type="percentage">
            <text:p>10.9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133598" calcext:value-type="float">
            <text:p>133598</text:p>
          </table:table-cell>
          <table:table-cell table:style-name="ce9" table:formula="of:=[.G350]/[.$J$126]" office:value-type="float" office:value="2270.87511438819" calcext:value-type="float">
            <text:p>2,271</text:p>
          </table:table-cell>
          <table:table-cell table:style-name="ce10" table:formula="of:=([.H350]-[.D314])/[.H350]" office:value-type="percentage" office:value="0.105190775518517" calcext:value-type="percentage">
            <text:p>10.5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135122" calcext:value-type="float">
            <text:p>135122</text:p>
          </table:table-cell>
          <table:table-cell table:style-name="ce9" table:formula="of:=[.G351]/[.$J$126]" office:value-type="float" office:value="2296.77979615235" calcext:value-type="float">
            <text:p>2,297</text:p>
          </table:table-cell>
          <table:table-cell table:style-name="ce10" table:formula="of:=([.H351]-[.D315])/[.H351]" office:value-type="percentage" office:value="0.108316781856543" calcext:value-type="percentage">
            <text:p>10.8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136658" calcext:value-type="float">
            <text:p>136658</text:p>
          </table:table-cell>
          <table:table-cell table:style-name="ce9" table:formula="of:=[.G352]/[.$J$126]" office:value-type="float" office:value="2322.88845178866" calcext:value-type="float">
            <text:p>2,323</text:p>
          </table:table-cell>
          <table:table-cell table:style-name="ce10" table:formula="of:=([.H352]-[.D316])/[.H352]" office:value-type="percentage" office:value="0.104563114772746" calcext:value-type="percentage">
            <text:p>10.5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38205" calcext:value-type="float">
            <text:p>138205</text:p>
          </table:table-cell>
          <table:table-cell table:style-name="ce9" table:formula="of:=[.G353]/[.$J$126]" office:value-type="float" office:value="2349.18408347446" calcext:value-type="float">
            <text:p>2,349</text:p>
          </table:table-cell>
          <table:table-cell table:style-name="ce10" table:formula="of:=([.H353]-[.D317])/[.H353]" office:value-type="percentage" office:value="0.100964451931608" calcext:value-type="percentage">
            <text:p>10.1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139764" calcext:value-type="float">
            <text:p>139764</text:p>
          </table:table-cell>
          <table:table-cell table:style-name="ce9" table:formula="of:=[.G354]/[.$J$126]" office:value-type="float" office:value="2375.68368903241" calcext:value-type="float">
            <text:p>2,376</text:p>
          </table:table-cell>
          <table:table-cell table:style-name="ce10" table:formula="of:=([.H354]-[.D318])/[.H354]" office:value-type="percentage" office:value="0.104257856454487" calcext:value-type="percentage">
            <text:p>10.4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141335" calcext:value-type="float">
            <text:p>141335</text:p>
          </table:table-cell>
          <table:table-cell table:style-name="ce9" table:formula="of:=[.G355]/[.$J$126]" office:value-type="float" office:value="2402.38726846252" calcext:value-type="float">
            <text:p>2,402</text:p>
          </table:table-cell>
          <table:table-cell table:style-name="ce10" table:formula="of:=([.H355]-[.D319])/[.H355]" office:value-type="percentage" office:value="0.100894336081643" calcext:value-type="percentage">
            <text:p>10.1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office:value-type="float" office:value="142917" calcext:value-type="float">
            <text:p>142917</text:p>
          </table:table-cell>
          <table:table-cell table:style-name="ce9" table:formula="of:=[.G356]/[.$J$126]" office:value-type="float" office:value="2429.27782394211" calcext:value-type="float">
            <text:p>2,429</text:p>
          </table:table-cell>
          <table:table-cell table:style-name="ce10" table:formula="of:=([.H356]-[.D320])/[.H356]" office:value-type="percentage" office:value="0.097674223015408" calcext:value-type="percentage">
            <text:p>9.8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144510" calcext:value-type="float">
            <text:p>144510</text:p>
          </table:table-cell>
          <table:table-cell table:style-name="ce9" table:formula="of:=[.G357]/[.$J$126]" office:value-type="float" office:value="2456.35535547117" calcext:value-type="float">
            <text:p>2,456</text:p>
          </table:table-cell>
          <table:table-cell table:style-name="ce10" table:formula="of:=([.H357]-[.D321])/[.H357]" office:value-type="percentage" office:value="0.094593542808713" calcext:value-type="percentage">
            <text:p>9.5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146115" calcext:value-type="float">
            <text:p>146115</text:p>
          </table:table-cell>
          <table:table-cell table:style-name="ce9" table:formula="of:=[.G358]/[.$J$126]" office:value-type="float" office:value="2483.6368608724" calcext:value-type="float">
            <text:p>2,484</text:p>
          </table:table-cell>
          <table:table-cell table:style-name="ce10" table:formula="of:=([.H358]-[.D322])/[.H358]" office:value-type="percentage" office:value="0.0916546474481141" calcext:value-type="percentage">
            <text:p>9.2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147732" calcext:value-type="float">
            <text:p>147732</text:p>
          </table:table-cell>
          <table:table-cell table:style-name="ce9" table:formula="of:=[.G359]/[.$J$126]" office:value-type="float" office:value="2511.12234014579" calcext:value-type="float">
            <text:p>2,511</text:p>
          </table:table-cell>
          <table:table-cell table:style-name="ce10" table:formula="of:=([.H359]-[.D323])/[.H359]" office:value-type="percentage" office:value="0.0888536319313029" calcext:value-type="percentage">
            <text:p>8.9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149360" calcext:value-type="float">
            <text:p>149360</text:p>
          </table:table-cell>
          <table:table-cell table:style-name="ce9" table:formula="of:=[.G360]/[.$J$126]" office:value-type="float" office:value="2538.79479546865" calcext:value-type="float">
            <text:p>2,539</text:p>
          </table:table-cell>
          <table:table-cell table:style-name="ce10" table:formula="of:=([.H360]-[.D324])/[.H360]" office:value-type="percentage" office:value="0.0861805750741116" calcext:value-type="percentage">
            <text:p>8.6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151001" calcext:value-type="float">
            <text:p>151001</text:p>
          </table:table-cell>
          <table:table-cell table:style-name="ce9" table:formula="of:=[.G361]/[.$J$126]" office:value-type="float" office:value="2566.68822248635" calcext:value-type="float">
            <text:p>2,567</text:p>
          </table:table-cell>
          <table:table-cell table:style-name="ce10" table:formula="of:=([.H361]-[.D325])/[.H361]" office:value-type="percentage" office:value="0.0836440595338001" calcext:value-type="percentage">
            <text:p>8.4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152653" calcext:value-type="float">
            <text:p>152653</text:p>
          </table:table-cell>
          <table:table-cell table:style-name="ce9" table:formula="of:=[.G362]/[.$J$126]" office:value-type="float" office:value="2594.76862555353" calcext:value-type="float">
            <text:p>2,595</text:p>
          </table:table-cell>
          <table:table-cell table:style-name="ce10" table:formula="of:=([.H362]-[.D326])/[.H362]" office:value-type="percentage" office:value="0.0812282927571513" calcext:value-type="percentage">
            <text:p>8.1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154317" calcext:value-type="float">
            <text:p>154317</text:p>
          </table:table-cell>
          <table:table-cell table:style-name="ce9" table:formula="of:=[.G363]/[.$J$126]" office:value-type="float" office:value="2623.05300249287" calcext:value-type="float">
            <text:p>2,623</text:p>
          </table:table-cell>
          <table:table-cell table:style-name="ce10" table:formula="of:=([.H363]-[.D327])/[.H363]" office:value-type="percentage" office:value="0.0789358820794305" calcext:value-type="percentage">
            <text:p>7.9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155992" calcext:value-type="float">
            <text:p>155992</text:p>
          </table:table-cell>
          <table:table-cell table:style-name="ce9" table:formula="of:=[.G364]/[.$J$126]" office:value-type="float" office:value="2651.52435548169" calcext:value-type="float">
            <text:p>2,652</text:p>
          </table:table-cell>
          <table:table-cell table:style-name="ce10" table:formula="of:=([.H364]-[.D328])/[.H364]" office:value-type="percentage" office:value="0.0767574904831372" calcext:value-type="percentage">
            <text:p>7.7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157680" calcext:value-type="float">
            <text:p>157680</text:p>
          </table:table-cell>
          <table:table-cell table:style-name="ce9" table:formula="of:=[.G365]/[.$J$126]" office:value-type="float" office:value="2680.21668016535" calcext:value-type="float">
            <text:p>2,680</text:p>
          </table:table-cell>
          <table:table-cell table:style-name="ce10" table:formula="of:=([.H365]-[.D329])/[.H365]" office:value-type="percentage" office:value="0.06873201018732" calcext:value-type="percentage">
            <text:p>6.9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159380" calcext:value-type="float">
            <text:p>159380</text:p>
          </table:table-cell>
          <table:table-cell table:style-name="ce9" table:formula="of:=[.G366]/[.$J$126]" office:value-type="float" office:value="2709.11297872117" calcext:value-type="float">
            <text:p>2,709</text:p>
          </table:table-cell>
          <table:table-cell table:style-name="ce10" table:formula="of:=([.H366]-[.D330])/[.H366]" office:value-type="percentage" office:value="0.066853239471268" calcext:value-type="percentage">
            <text:p>6.7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161091" calcext:value-type="float">
            <text:p>161091</text:p>
          </table:table-cell>
          <table:table-cell table:style-name="ce9" table:formula="of:=[.G367]/[.$J$126]" office:value-type="float" office:value="2738.19625332646" calcext:value-type="float">
            <text:p>2,738</text:p>
          </table:table-cell>
          <table:table-cell table:style-name="ce10" table:formula="of:=([.H367]-[.D331])/[.H367]" office:value-type="percentage" office:value="0.0650779698898432" calcext:value-type="percentage">
            <text:p>6.5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office:value-type="float" office:value="162815" calcext:value-type="float">
            <text:p>162815</text:p>
          </table:table-cell>
          <table:table-cell table:style-name="ce9" table:formula="of:=[.G368]/[.$J$126]" office:value-type="float" office:value="2767.5004996266" calcext:value-type="float">
            <text:p>2,768</text:p>
          </table:table-cell>
          <table:table-cell table:style-name="ce10" table:formula="of:=([.H368]-[.D332])/[.H368]" office:value-type="percentage" office:value="0.0576334131278803" calcext:value-type="percentage">
            <text:p>5.8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office:value-type="float" office:value="164551" calcext:value-type="float">
            <text:p>164551</text:p>
          </table:table-cell>
          <table:table-cell table:style-name="ce9" table:formula="of:=[.G369]/[.$J$126]" office:value-type="float" office:value="2797.00871979889" calcext:value-type="float">
            <text:p>2,797</text:p>
          </table:table-cell>
          <table:table-cell table:style-name="ce10" table:formula="of:=([.H369]-[.D333])/[.H369]" office:value-type="percentage" office:value="0.0561345120905366" calcext:value-type="percentage">
            <text:p>5.6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office:value-type="float" office:value="166299" calcext:value-type="float">
            <text:p>166299</text:p>
          </table:table-cell>
          <table:table-cell table:style-name="ce9" table:formula="of:=[.G370]/[.$J$126]" office:value-type="float" office:value="2826.72091384334" calcext:value-type="float">
            <text:p>2,827</text:p>
          </table:table-cell>
          <table:table-cell table:style-name="ce10" table:formula="of:=([.H370]-[.D334])/[.H370]" office:value-type="percentage" office:value="0.0490748531855332" calcext:value-type="percentage">
            <text:p>4.9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office:value-type="float" office:value="168059" calcext:value-type="float">
            <text:p>168059</text:p>
          </table:table-cell>
          <table:table-cell table:style-name="ce9" table:formula="of:=[.G371]/[.$J$126]" office:value-type="float" office:value="2856.63708175995" calcext:value-type="float">
            <text:p>2,857</text:p>
          </table:table-cell>
          <table:table-cell table:style-name="ce10" table:formula="of:=([.H371]-[.D335])/[.H371]" office:value-type="percentage" office:value="0.0478314458047177" calcext:value-type="percentage">
            <text:p>4.8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office:value-type="float" office:value="169831" calcext:value-type="float">
            <text:p>169831</text:p>
          </table:table-cell>
          <table:table-cell table:style-name="ce9" table:formula="of:=[.G372]/[.$J$126]" office:value-type="float" office:value="2886.75722354872" calcext:value-type="float">
            <text:p>2,887</text:p>
          </table:table-cell>
          <table:table-cell table:style-name="ce10" table:formula="of:=([.H372]-[.D336])/[.H372]" office:value-type="percentage" office:value="0.0411386252297056" calcext:value-type="percentage">
            <text:p>4.1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office:value-type="float" office:value="171615" calcext:value-type="float">
            <text:p>171615</text:p>
          </table:table-cell>
          <table:table-cell table:style-name="ce9" table:formula="of:=[.G373]/[.$J$126]" office:value-type="float" office:value="2917.08133920964" calcext:value-type="float">
            <text:p>2,917</text:p>
          </table:table-cell>
          <table:table-cell table:style-name="ce10" table:formula="of:=([.H373]-[.D337])/[.H373]" office:value-type="percentage" office:value="0.040136467103576" calcext:value-type="percentage">
            <text:p>4.0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office:value-type="float" office:value="173412" calcext:value-type="float">
            <text:p>173412</text:p>
          </table:table-cell>
          <table:table-cell table:style-name="ce9" table:formula="of:=[.G374]/[.$J$126]" office:value-type="float" office:value="2947.62642656541" calcext:value-type="float">
            <text:p>2,948</text:p>
          </table:table-cell>
          <table:table-cell table:style-name="ce10" table:formula="of:=([.H374]-[.D338])/[.H374]" office:value-type="percentage" office:value="0.0337988646280032" calcext:value-type="percentage">
            <text:p>3.4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office:value-type="float" office:value="175221" calcext:value-type="float">
            <text:p>175221</text:p>
          </table:table-cell>
          <table:table-cell table:style-name="ce9" table:formula="of:=[.G375]/[.$J$126]" office:value-type="float" office:value="2978.37548779333" calcext:value-type="float">
            <text:p>2,978</text:p>
          </table:table-cell>
          <table:table-cell table:style-name="ce10" table:formula="of:=([.H375]-[.D339])/[.H375]" office:value-type="percentage" office:value="0.0330299145277412" calcext:value-type="percentage">
            <text:p>3.3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office:value-type="float" office:value="177043" calcext:value-type="float">
            <text:p>177043</text:p>
          </table:table-cell>
          <table:table-cell table:style-name="ce9" table:formula="of:=[.G376]/[.$J$126]" office:value-type="float" office:value="3009.3455207161" calcext:value-type="float">
            <text:p>3,009</text:p>
          </table:table-cell>
          <table:table-cell table:style-name="ce10" table:formula="of:=([.H376]-[.D340])/[.H376]" office:value-type="percentage" office:value="0.0270309674167091" calcext:value-type="percentage">
            <text:p>2.7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office:value-type="float" office:value="178876" calcext:value-type="float">
            <text:p>178876</text:p>
          </table:table-cell>
          <table:table-cell table:style-name="ce9" table:formula="of:=[.G377]/[.$J$126]" office:value-type="float" office:value="3040.50252968834" calcext:value-type="float">
            <text:p>3,041</text:p>
          </table:table-cell>
          <table:table-cell table:style-name="ce10" table:formula="of:=([.H377]-[.D341])/[.H377]" office:value-type="percentage" office:value="0.0212144305286764" calcext:value-type="percentage">
            <text:p>2.1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office:value-type="float" office:value="180723" calcext:value-type="float">
            <text:p>180723</text:p>
          </table:table-cell>
          <table:table-cell table:style-name="ce9" table:formula="of:=[.G378]/[.$J$126]" office:value-type="float" office:value="3071.8975081781" calcext:value-type="float">
            <text:p>3,072</text:p>
          </table:table-cell>
          <table:table-cell table:style-name="ce10" table:formula="of:=([.H378]-[.D342])/[.H378]" office:value-type="percentage" office:value="0.0208006640872582" calcext:value-type="percentage">
            <text:p>2.1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office:value-type="float" office:value="182581" calcext:value-type="float">
            <text:p>182581</text:p>
          </table:table-cell>
          <table:table-cell table:style-name="ce9" table:formula="of:=[.G379]/[.$J$126]" office:value-type="float" office:value="3103.47946271734" calcext:value-type="float">
            <text:p>3,103</text:p>
          </table:table-cell>
          <table:table-cell table:style-name="ce10" table:formula="of:=([.H379]-[.D343])/[.H379]" office:value-type="percentage" office:value="0.0152987842477183" calcext:value-type="percentage">
            <text:p>1.5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office:value-type="float" office:value="184453" calcext:value-type="float">
            <text:p>184453</text:p>
          </table:table-cell>
          <table:table-cell table:style-name="ce9" table:formula="of:=[.G380]/[.$J$126]" office:value-type="float" office:value="3135.2993867741" calcext:value-type="float">
            <text:p>3,135</text:p>
          </table:table-cell>
          <table:table-cell table:style-name="ce10" table:formula="of:=([.H380]-[.D344])/[.H380]" office:value-type="percentage" office:value="0.00998290208141784" calcext:value-type="percentage">
            <text:p>1.0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office:value-type="float" office:value="186337" calcext:value-type="float">
            <text:p>186337</text:p>
          </table:table-cell>
          <table:table-cell table:style-name="ce9" table:formula="of:=[.G381]/[.$J$126]" office:value-type="float" office:value="3167.32328470301" calcext:value-type="float">
            <text:p>3,167</text:p>
          </table:table-cell>
          <table:table-cell table:style-name="ce10" table:formula="of:=([.H381]-[.D345])/[.H381]" office:value-type="percentage" office:value="0.00988951296960782" calcext:value-type="percentage">
            <text:p>1.0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office:value-type="float" office:value="188233" calcext:value-type="float">
            <text:p>188233</text:p>
          </table:table-cell>
          <table:table-cell table:style-name="ce9" table:formula="of:=[.G382]/[.$J$126]" office:value-type="float" office:value="3199.55115650409" calcext:value-type="float">
            <text:p>3,200</text:p>
          </table:table-cell>
          <table:table-cell table:style-name="ce10" table:formula="of:=([.H382]-[.D346])/[.H382]" office:value-type="percentage" office:value="0.00486041814723715" calcext:value-type="percentage">
            <text:p>0.5%</text:p>
          </table:table-cell>
          <table:table-cell table:number-columns-repeated="31"/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office:value-type="float" office:value="190142" calcext:value-type="float">
            <text:p>190142</text:p>
          </table:table-cell>
          <table:table-cell table:style-name="ce9" table:formula="of:=[.G383]/[.$J$126]" office:value-type="float" office:value="3232" calcext:value-type="float">
            <text:p>3,232</text:p>
          </table:table-cell>
          <table:table-cell table:style-name="ce10" table:formula="of:=([.H383]-[.D347])/[.H383]" office:value-type="percentage" office:value="0" calcext:value-type="percentage">
            <text:p>0.0%</text:p>
          </table:table-cell>
          <table:table-cell table:number-columns-repeated="31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8"/>
          <table:table-cell table:style-name="ce10" table:formula="of:=MIN([.I128:.I383])" office:value-type="percentage" office:value="-0.242909810347232" calcext:value-type="percentage">
            <text:p>-24.3%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3" table:formula="of:=MAX([.I136:.I383])" office:value-type="percentage" office:value="0.173654048638704" calcext:value-type="percentage">
            <text:p>17.37%</text:p>
          </table:table-cell>
          <table:table-cell office:value-type="string" calcext:value-type="string">
            <text:p>excl first 8 zero entries</text:p>
          </table:table-cell>
          <table:table-cell table:number-columns-repeated="30"/>
        </table:table-row>
        <table:table-row table:style-name="ro1">
          <table:table-cell table:number-columns-repeated="8"/>
          <table:table-cell table:style-name="ce3"/>
          <table:table-cell table:number-columns-repeated="31"/>
        </table:table-row>
        <table:table-row table:style-name="ro1">
          <table:table-cell table:style-name="ce1" office:value-type="string" calcext:value-type="string">
            <text:p>Comparison of LH MAF linearization curves</text:p>
          </table:table-cell>
          <table:table-cell table:number-columns-repeated="7"/>
          <table:table-cell table:style-name="ce3"/>
          <table:table-cell table:number-columns-repeated="31"/>
        </table:table-row>
        <table:table-row table:style-name="ro1">
          <table:table-cell office:value-type="string" calcext:value-type="string">
            <text:p><text:s text:c="2"/>B204FT uses the 0 280 213 012 maf, rated at 640 kg/hr</text:p>
          </table:table-cell>
          <table:table-cell table:number-columns-repeated="4"/>
          <table:table-cell office:value-type="string" calcext:value-type="string">
            <text:p>From xdf – low/hi description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<text:s text:c="4"/>B230FT uses the 0 280 212 016 maf, rated at 480 kg/hr</text:p>
          </table:table-cell>
          <table:table-cell table:number-columns-repeated="4"/>
          <table:table-cell office:value-type="string" calcext:value-type="string">
            <text:p><text:s/>low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avg delta =</text:p>
          </table:table-cell>
          <table:table-cell table:style-name="ce4" table:formula="of:=AVERAGE([.F402:.F649])" office:value-type="float" office:value="1.29383892145733" calcext:value-type="float">
            <text:p>1.29</text:p>
          </table:table-cell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<text:s/>high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640/480 =</text:p>
          </table:table-cell>
          <table:table-cell table:style-name="ce4" table:formula="of:=640/480" office:value-type="float" office:value="1.33333333333333" calcext:value-type="float">
            <text:p>1.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F linearization table from ‘950 .bin for 012 maf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ADC valu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950 .bin</text:p>
          </table:table-cell>
          <table:table-cell/>
          <table:table-cell office:value-type="string" calcext:value-type="string">
            <text:p>delta vs 016</text:p>
          </table:table-cell>
          <table:table-cell table:number-columns-repeated="3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394]" office:value-type="float" office:value="0" calcext:value-type="float">
            <text:p>0</text:p>
          </table:table-cell>
          <table:table-cell/>
          <table:table-cell table:style-name="ce4" table:formula="of:=[.D394]/[.D92]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0" calcext:value-type="float">
            <text:p>0</text:p>
          </table:table-cell>
          <table:table-cell/>
          <table:table-cell table:style-name="ce4" table:formula="of:=[.D395]/[.D93]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0" calcext:value-type="float">
            <text:p>0</text:p>
          </table:table-cell>
          <table:table-cell/>
          <table:table-cell table:style-name="ce4" table:formula="of:=[.D396]/[.D94]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0" calcext:value-type="float">
            <text:p>0</text:p>
          </table:table-cell>
          <table:table-cell/>
          <table:table-cell table:style-name="ce4" table:formula="of:=[.D397]/[.D95]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0" calcext:value-type="float">
            <text:p>0</text:p>
          </table:table-cell>
          <table:table-cell/>
          <table:table-cell table:style-name="ce4" table:formula="of:=[.D398]/[.D96]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C399]" office:value-type="float" office:value="15" calcext:value-type="float">
            <text:p>15</text:p>
          </table:table-cell>
          <table:table-cell/>
          <table:table-cell table:style-name="ce4" table:formula="of:=[.D399]/[.D97]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C400]" office:value-type="float" office:value="16" calcext:value-type="float">
            <text:p>16</text:p>
          </table:table-cell>
          <table:table-cell/>
          <table:table-cell table:style-name="ce4" table:formula="of:=[.D400]/[.D98]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C401]" office:value-type="float" office:value="17" calcext:value-type="float">
            <text:p>17</text:p>
          </table:table-cell>
          <table:table-cell/>
          <table:table-cell table:style-name="ce4" table:formula="of:=[.D401]/[.D99]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C402]" office:value-type="float" office:value="18" calcext:value-type="float">
            <text:p>18</text:p>
          </table:table-cell>
          <table:table-cell/>
          <table:table-cell table:style-name="ce4" table:formula="of:=[.D402]/[.D100]" office:value-type="float" office:value="1.2" calcext:value-type="float">
            <text:p>1.2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C403]" office:value-type="float" office:value="19" calcext:value-type="float">
            <text:p>19</text:p>
          </table:table-cell>
          <table:table-cell/>
          <table:table-cell table:style-name="ce4" table:formula="of:=[.D403]/[.D101]" office:value-type="float" office:value="1.1875" calcext:value-type="float">
            <text:p>1.1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C404]" office:value-type="float" office:value="21" calcext:value-type="float">
            <text:p>21</text:p>
          </table:table-cell>
          <table:table-cell/>
          <table:table-cell table:style-name="ce4" table:formula="of:=[.D404]/[.D102]" office:value-type="float" office:value="1.3125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C405]" office:value-type="float" office:value="22" calcext:value-type="float">
            <text:p>22</text:p>
          </table:table-cell>
          <table:table-cell/>
          <table:table-cell table:style-name="ce4" table:formula="of:=[.D405]/[.D103]" office:value-type="float" office:value="1.29411764705882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C406]" office:value-type="float" office:value="23" calcext:value-type="float">
            <text:p>23</text:p>
          </table:table-cell>
          <table:table-cell/>
          <table:table-cell table:style-name="ce4" table:formula="of:=[.D406]/[.D104]" office:value-type="float" office:value="1.2777777777777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C407]" office:value-type="float" office:value="24" calcext:value-type="float">
            <text:p>24</text:p>
          </table:table-cell>
          <table:table-cell/>
          <table:table-cell table:style-name="ce4" table:formula="of:=[.D407]/[.D105]" office:value-type="float" office:value="1.26315789473684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08]" office:value-type="float" office:value="25" calcext:value-type="float">
            <text:p>25</text:p>
          </table:table-cell>
          <table:table-cell/>
          <table:table-cell table:style-name="ce4" table:formula="of:=[.D408]/[.D106]" office:value-type="float" office:value="1.25" calcext:value-type="float">
            <text:p>1.25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C409]" office:value-type="float" office:value="27" calcext:value-type="float">
            <text:p>27</text:p>
          </table:table-cell>
          <table:table-cell/>
          <table:table-cell table:style-name="ce4" table:formula="of:=[.D409]/[.D107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[.C410]" office:value-type="float" office:value="28" calcext:value-type="float">
            <text:p>28</text:p>
          </table:table-cell>
          <table:table-cell/>
          <table:table-cell table:style-name="ce4" table:formula="of:=[.D410]/[.D108]" office:value-type="float" office:value="1.27272727272727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C411]" office:value-type="float" office:value="29" calcext:value-type="float">
            <text:p>29</text:p>
          </table:table-cell>
          <table:table-cell/>
          <table:table-cell table:style-name="ce4" table:formula="of:=[.D411]/[.D109]" office:value-type="float" office:value="1.31818181818182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[.C412]" office:value-type="float" office:value="31" calcext:value-type="float">
            <text:p>31</text:p>
          </table:table-cell>
          <table:table-cell/>
          <table:table-cell table:style-name="ce4" table:formula="of:=[.D412]/[.D110]" office:value-type="float" office:value="1.34782608695652" calcext:value-type="float">
            <text:p>1.35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[.C413]" office:value-type="float" office:value="32" calcext:value-type="float">
            <text:p>32</text:p>
          </table:table-cell>
          <table:table-cell/>
          <table:table-cell table:style-name="ce4" table:formula="of:=[.D413]/[.D111]" office:value-type="float" office:value="1.33333333333333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C414]" office:value-type="float" office:value="34" calcext:value-type="float">
            <text:p>34</text:p>
          </table:table-cell>
          <table:table-cell/>
          <table:table-cell table:style-name="ce4" table:formula="of:=[.D414]/[.D112]" office:value-type="float" office:value="1.36" calcext:value-type="float">
            <text:p>1.3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C415]" office:value-type="float" office:value="35" calcext:value-type="float">
            <text:p>35</text:p>
          </table:table-cell>
          <table:table-cell/>
          <table:table-cell table:style-name="ce4" table:formula="of:=[.D415]/[.D113]" office:value-type="float" office:value="1.296296296296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[.C416]" office:value-type="float" office:value="37" calcext:value-type="float">
            <text:p>37</text:p>
          </table:table-cell>
          <table:table-cell/>
          <table:table-cell table:style-name="ce4" table:formula="of:=[.D416]/[.D114]" office:value-type="float" office:value="1.32142857142857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formula="of:=[.C417]" office:value-type="float" office:value="38" calcext:value-type="float">
            <text:p>38</text:p>
          </table:table-cell>
          <table:table-cell/>
          <table:table-cell table:style-name="ce4" table:formula="of:=[.D417]/[.D115]" office:value-type="float" office:value="1.3103448275862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.C418]" office:value-type="float" office:value="40" calcext:value-type="float">
            <text:p>40</text:p>
          </table:table-cell>
          <table:table-cell/>
          <table:table-cell table:style-name="ce4" table:formula="of:=[.D418]/[.D116]" office:value-type="float" office:value="1.29032258064516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C419]" office:value-type="float" office:value="42" calcext:value-type="float">
            <text:p>42</text:p>
          </table:table-cell>
          <table:table-cell/>
          <table:table-cell table:style-name="ce4" table:formula="of:=[.D419]/[.D117]" office:value-type="float" office:value="1.3125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formula="of:=[.C420]" office:value-type="float" office:value="44" calcext:value-type="float">
            <text:p>44</text:p>
          </table:table-cell>
          <table:table-cell/>
          <table:table-cell table:style-name="ce4" table:formula="of:=[.D420]/[.D118]" office:value-type="float" office:value="1.29411764705882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formula="of:=[.C421]" office:value-type="float" office:value="46" calcext:value-type="float">
            <text:p>46</text:p>
          </table:table-cell>
          <table:table-cell/>
          <table:table-cell table:style-name="ce4" table:formula="of:=[.D421]/[.D119]" office:value-type="float" office:value="1.3142857142857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formula="of:=[.C422]" office:value-type="float" office:value="48" calcext:value-type="float">
            <text:p>48</text:p>
          </table:table-cell>
          <table:table-cell/>
          <table:table-cell table:style-name="ce4" table:formula="of:=[.D422]/[.D120]" office:value-type="float" office:value="1.297297297297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[.C423]" office:value-type="float" office:value="49" calcext:value-type="float">
            <text:p>49</text:p>
          </table:table-cell>
          <table:table-cell/>
          <table:table-cell table:style-name="ce4" table:formula="of:=[.D423]/[.D121]" office:value-type="float" office:value="1.25641025641026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[.C424]" office:value-type="float" office:value="51" calcext:value-type="float">
            <text:p>51</text:p>
          </table:table-cell>
          <table:table-cell/>
          <table:table-cell table:style-name="ce4" table:formula="of:=[.D424]/[.D122]" office:value-type="float" office:value="1.275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[.C425]" office:value-type="float" office:value="54" calcext:value-type="float">
            <text:p>54</text:p>
          </table:table-cell>
          <table:table-cell/>
          <table:table-cell table:style-name="ce4" table:formula="of:=[.D425]/[.D123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[.C426]" office:value-type="float" office:value="56" calcext:value-type="float">
            <text:p>56</text:p>
          </table:table-cell>
          <table:table-cell/>
          <table:table-cell table:style-name="ce4" table:formula="of:=[.D426]/[.D124]" office:value-type="float" office:value="1.27272727272727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formula="of:=[.C427]" office:value-type="float" office:value="58" calcext:value-type="float">
            <text:p>58</text:p>
          </table:table-cell>
          <table:table-cell/>
          <table:table-cell table:style-name="ce4" table:formula="of:=[.D427]/[.D125]" office:value-type="float" office:value="1.2888888888888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[.C428]" office:value-type="float" office:value="60" calcext:value-type="float">
            <text:p>60</text:p>
          </table:table-cell>
          <table:table-cell/>
          <table:table-cell table:style-name="ce4" table:formula="of:=[.D428]/[.D126]" office:value-type="float" office:value="1.27659574468085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formula="of:=[.C429]" office:value-type="float" office:value="62" calcext:value-type="float">
            <text:p>62</text:p>
          </table:table-cell>
          <table:table-cell/>
          <table:table-cell table:style-name="ce4" table:formula="of:=[.D429]/[.D127]" office:value-type="float" office:value="1.26530612244898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[.C430]" office:value-type="float" office:value="65" calcext:value-type="float">
            <text:p>65</text:p>
          </table:table-cell>
          <table:table-cell/>
          <table:table-cell table:style-name="ce4" table:formula="of:=[.D430]/[.D128]" office:value-type="float" office:value="1.27450980392157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formula="of:=[.C431]" office:value-type="float" office:value="67" calcext:value-type="float">
            <text:p>67</text:p>
          </table:table-cell>
          <table:table-cell/>
          <table:table-cell table:style-name="ce4" table:formula="of:=[.D431]/[.D129]" office:value-type="float" office:value="1.26415094339623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formula="of:=[.C432]" office:value-type="float" office:value="70" calcext:value-type="float">
            <text:p>70</text:p>
          </table:table-cell>
          <table:table-cell/>
          <table:table-cell table:style-name="ce4" table:formula="of:=[.D432]/[.D130]" office:value-type="float" office:value="1.27272727272727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formula="of:=[.C433]" office:value-type="float" office:value="72" calcext:value-type="float">
            <text:p>72</text:p>
          </table:table-cell>
          <table:table-cell/>
          <table:table-cell table:style-name="ce4" table:formula="of:=[.D433]/[.D131]" office:value-type="float" office:value="1.26315789473684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formula="of:=[.C434]" office:value-type="float" office:value="75" calcext:value-type="float">
            <text:p>75</text:p>
          </table:table-cell>
          <table:table-cell/>
          <table:table-cell table:style-name="ce4" table:formula="of:=[.D434]/[.D132]" office:value-type="float" office:value="1.27118644067797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C435]" office:value-type="float" office:value="78" calcext:value-type="float">
            <text:p>78</text:p>
          </table:table-cell>
          <table:table-cell/>
          <table:table-cell table:style-name="ce4" table:formula="of:=[.D435]/[.D133]" office:value-type="float" office:value="1.27868852459016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C436]" office:value-type="float" office:value="81" calcext:value-type="float">
            <text:p>81</text:p>
          </table:table-cell>
          <table:table-cell/>
          <table:table-cell table:style-name="ce4" table:formula="of:=[.D436]/[.D134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formula="of:=[.C437]" office:value-type="float" office:value="84" calcext:value-type="float">
            <text:p>84</text:p>
          </table:table-cell>
          <table:table-cell/>
          <table:table-cell table:style-name="ce4" table:formula="of:=[.D437]/[.D135]" office:value-type="float" office:value="1.2923076923076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formula="of:=[.C438]" office:value-type="float" office:value="87" calcext:value-type="float">
            <text:p>87</text:p>
          </table:table-cell>
          <table:table-cell/>
          <table:table-cell table:style-name="ce4" table:formula="of:=[.D438]/[.D136]" office:value-type="float" office:value="1.29850746268657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[.C439]" office:value-type="float" office:value="90" calcext:value-type="float">
            <text:p>90</text:p>
          </table:table-cell>
          <table:table-cell/>
          <table:table-cell table:style-name="ce4" table:formula="of:=[.D439]/[.D137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formula="of:=[.C440]" office:value-type="float" office:value="93" calcext:value-type="float">
            <text:p>93</text:p>
          </table:table-cell>
          <table:table-cell/>
          <table:table-cell table:style-name="ce4" table:formula="of:=[.D440]/[.D138]" office:value-type="float" office:value="1.29166666666667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formula="of:=[.C441]" office:value-type="float" office:value="96" calcext:value-type="float">
            <text:p>96</text:p>
          </table:table-cell>
          <table:table-cell/>
          <table:table-cell table:style-name="ce4" table:formula="of:=[.D441]/[.D139]" office:value-type="float" office:value="1.297297297297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formula="of:=[.C442]" office:value-type="float" office:value="99" calcext:value-type="float">
            <text:p>99</text:p>
          </table:table-cell>
          <table:table-cell/>
          <table:table-cell table:style-name="ce4" table:formula="of:=[.D442]/[.D140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table:formula="of:=[.C443]" office:value-type="float" office:value="102" calcext:value-type="float">
            <text:p>102</text:p>
          </table:table-cell>
          <table:table-cell/>
          <table:table-cell table:style-name="ce4" table:formula="of:=[.D443]/[.D141]" office:value-type="float" office:value="1.275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table:formula="of:=[.C444]" office:value-type="float" office:value="106" calcext:value-type="float">
            <text:p>106</text:p>
          </table:table-cell>
          <table:table-cell/>
          <table:table-cell table:style-name="ce4" table:formula="of:=[.D444]/[.D142]" office:value-type="float" office:value="1.29268292682927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table:formula="of:=[.C445]" office:value-type="float" office:value="109" calcext:value-type="float">
            <text:p>109</text:p>
          </table:table-cell>
          <table:table-cell/>
          <table:table-cell table:style-name="ce4" table:formula="of:=[.D445]/[.D143]" office:value-type="float" office:value="1.28235294117647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table:formula="of:=[.C446]" office:value-type="float" office:value="113" calcext:value-type="float">
            <text:p>113</text:p>
          </table:table-cell>
          <table:table-cell/>
          <table:table-cell table:style-name="ce4" table:formula="of:=[.D446]/[.D144]" office:value-type="float" office:value="1.28409090909091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table:formula="of:=[.C447]" office:value-type="float" office:value="116" calcext:value-type="float">
            <text:p>116</text:p>
          </table:table-cell>
          <table:table-cell/>
          <table:table-cell table:style-name="ce4" table:formula="of:=[.D447]/[.D145]" office:value-type="float" office:value="1.2888888888888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table:formula="of:=[.C448]" office:value-type="float" office:value="120" calcext:value-type="float">
            <text:p>120</text:p>
          </table:table-cell>
          <table:table-cell/>
          <table:table-cell table:style-name="ce4" table:formula="of:=[.D448]/[.D146]" office:value-type="float" office:value="1.29032258064516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table:formula="of:=[.C449]" office:value-type="float" office:value="123" calcext:value-type="float">
            <text:p>123</text:p>
          </table:table-cell>
          <table:table-cell/>
          <table:table-cell table:style-name="ce4" table:formula="of:=[.D449]/[.D147]" office:value-type="float" office:value="1.28125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 table:formula="of:=[.C450]" office:value-type="float" office:value="127" calcext:value-type="float">
            <text:p>127</text:p>
          </table:table-cell>
          <table:table-cell/>
          <table:table-cell table:style-name="ce4" table:formula="of:=[.D450]/[.D148]" office:value-type="float" office:value="1.2828282828282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table:formula="of:=[.C451]" office:value-type="float" office:value="131" calcext:value-type="float">
            <text:p>131</text:p>
          </table:table-cell>
          <table:table-cell/>
          <table:table-cell table:style-name="ce4" table:formula="of:=[.D451]/[.D149]" office:value-type="float" office:value="1.2843137254902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table:formula="of:=[.C452]" office:value-type="float" office:value="135" calcext:value-type="float">
            <text:p>135</text:p>
          </table:table-cell>
          <table:table-cell/>
          <table:table-cell table:style-name="ce4" table:formula="of:=[.D452]/[.D150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table:formula="of:=[.C453]" office:value-type="float" office:value="139" calcext:value-type="float">
            <text:p>139</text:p>
          </table:table-cell>
          <table:table-cell/>
          <table:table-cell table:style-name="ce4" table:formula="of:=[.D453]/[.D151]" office:value-type="float" office:value="1.27522935779817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table:formula="of:=[.C454]" office:value-type="float" office:value="143" calcext:value-type="float">
            <text:p>143</text:p>
          </table:table-cell>
          <table:table-cell/>
          <table:table-cell table:style-name="ce4" table:formula="of:=[.D454]/[.D152]" office:value-type="float" office:value="1.27678571428571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table:formula="of:=[.C455]" office:value-type="float" office:value="147" calcext:value-type="float">
            <text:p>147</text:p>
          </table:table-cell>
          <table:table-cell/>
          <table:table-cell table:style-name="ce4" table:formula="of:=[.D455]/[.D153]" office:value-type="float" office:value="1.27826086956522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table:formula="of:=[.C456]" office:value-type="float" office:value="152" calcext:value-type="float">
            <text:p>152</text:p>
          </table:table-cell>
          <table:table-cell/>
          <table:table-cell table:style-name="ce4" table:formula="of:=[.D456]/[.D154]" office:value-type="float" office:value="1.28813559322034" calcext:value-type="float">
            <text:p>1.29</text:p>
          </table:table-cell>
          <table:table-cell table:number-columns-repeated="3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formula="of:=[.C457]" office:value-type="float" office:value="156" calcext:value-type="float">
            <text:p>156</text:p>
          </table:table-cell>
          <table:table-cell/>
          <table:table-cell table:style-name="ce4" table:formula="of:=[.D457]/[.D155]" office:value-type="float" office:value="1.27868852459016" calcext:value-type="float">
            <text:p>1.28</text:p>
          </table:table-cell>
          <table:table-cell table:number-columns-repeated="2"/>
          <table:table-cell table:style-name="ce17" office:value-type="string" calcext:value-type="string">
            <text:p>Typical MAF voltages after warmup on my B21FT at 5000' elevation are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formula="of:=[.C458]" office:value-type="float" office:value="160" calcext:value-type="float">
            <text:p>160</text:p>
          </table:table-cell>
          <table:table-cell/>
          <table:table-cell table:style-name="ce4" table:formula="of:=[.D458]/[.D156]"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<text:span text:style-name="T1">   </text:span><text:span text:style-name="T2"> ~2.4v @ idle, ~3.1v @ cruise and ~4.2v accelerating.  From 0-60log: 4.7v WOT</text:span>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table:formula="of:=[.C459]" office:value-type="float" office:value="165" calcext:value-type="float">
            <text:p>165</text:p>
          </table:table-cell>
          <table:table-cell/>
          <table:table-cell table:style-name="ce4" table:formula="of:=[.D459]/[.D157]" office:value-type="float" office:value="1.27906976744186" calcext:value-type="float">
            <text:p>1.28</text:p>
          </table:table-cell>
          <table:table-cell table:number-columns-repeated="2"/>
          <table:table-cell office:value-type="string" calcext:value-type="string">
            <text:p><text:s text:c="2"/>adc0_ecu_pin20 = (MAFout - 1.779v) * 1.44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69" calcext:value-type="float">
            <text:p>169</text:p>
          </table:table-cell>
          <table:table-cell table:formula="of:=[.C460]" office:value-type="float" office:value="169" calcext:value-type="float">
            <text:p>169</text:p>
          </table:table-cell>
          <table:table-cell/>
          <table:table-cell table:style-name="ce4" table:formula="of:=[.D460]/[.D158]" office:value-type="float" office:value="1.27067669172932" calcext:value-type="float">
            <text:p>1.27</text:p>
          </table:table-cell>
          <table:table-cell table:number-columns-repeated="2"/>
          <table:table-cell office:value-type="string" calcext:value-type="string">
            <text:p><text:s text:c="3"/>so ADC values of: 46,97,178,215 <text:s/>idle/cruise/accelerating/wot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74" calcext:value-type="float">
            <text:p>174</text:p>
          </table:table-cell>
          <table:table-cell table:formula="of:=[.C461]" office:value-type="float" office:value="174" calcext:value-type="float">
            <text:p>174</text:p>
          </table:table-cell>
          <table:table-cell/>
          <table:table-cell table:style-name="ce4" table:formula="of:=[.D461]/[.D159]" office:value-type="float" office:value="1.2794117647058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79" calcext:value-type="float">
            <text:p>179</text:p>
          </table:table-cell>
          <table:table-cell table:formula="of:=[.C462]" office:value-type="float" office:value="179" calcext:value-type="float">
            <text:p>179</text:p>
          </table:table-cell>
          <table:table-cell/>
          <table:table-cell table:style-name="ce4" table:formula="of:=[.D462]/[.D160]" office:value-type="float" office:value="1.27857142857143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table:formula="of:=[.C463]" office:value-type="float" office:value="184" calcext:value-type="float">
            <text:p>184</text:p>
          </table:table-cell>
          <table:table-cell/>
          <table:table-cell table:style-name="ce4" table:formula="of:=[.D463]/[.D161]" office:value-type="float" office:value="1.2777777777777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89" calcext:value-type="float">
            <text:p>189</text:p>
          </table:table-cell>
          <table:table-cell table:formula="of:=[.C464]" office:value-type="float" office:value="189" calcext:value-type="float">
            <text:p>189</text:p>
          </table:table-cell>
          <table:table-cell/>
          <table:table-cell table:style-name="ce4" table:formula="of:=[.D464]/[.D162]" office:value-type="float" office:value="1.27702702702703" calcext:value-type="float">
            <text:p>1.28</text:p>
          </table:table-cell>
          <table:table-cell table:number-columns-repeated="2"/>
          <table:table-cell office:value-type="string" calcext:value-type="string">
            <text:p><text:s/>just seeing if venturi area scales with bosch rated max flow <text:s/>--&gt; not a good match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table:formula="of:=[.C465]" office:value-type="float" office:value="194" calcext:value-type="float">
            <text:p>194</text:p>
          </table:table-cell>
          <table:table-cell/>
          <table:table-cell table:style-name="ce4" table:formula="of:=[.D465]/[.D163]" office:value-type="float" office:value="1.27631578947368" calcext:value-type="float">
            <text:p>1.28</text:p>
          </table:table-cell>
          <table:table-cell table:number-columns-repeated="2"/>
          <table:table-cell office:value-type="string" calcext:value-type="string">
            <text:p><text:s text:c="2"/>from hot film HFM5 datasheet: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" calcext:value-type="float">
            <text:p>199</text:p>
          </table:table-cell>
          <table:table-cell table:formula="of:=[.C466]" office:value-type="float" office:value="199" calcext:value-type="float">
            <text:p>199</text:p>
          </table:table-cell>
          <table:table-cell/>
          <table:table-cell table:style-name="ce4" table:formula="of:=[.D466]/[.D164]" office:value-type="float" office:value="1.27564102564103" calcext:value-type="float">
            <text:p>1.28</text:p>
          </table:table-cell>
          <table:table-cell table:number-columns-repeated="2"/>
          <table:table-cell office:value-type="string" calcext:value-type="string">
            <text:p>venturi ID mm</text:p>
          </table:table-cell>
          <table:table-cell/>
          <table:table-cell office:value-type="string" calcext:value-type="string">
            <text:p>rated flow kg/hr</text:p>
          </table:table-cell>
          <table:table-cell/>
          <table:table-cell office:value-type="string" calcext:value-type="string">
            <text:p>flow per area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table:formula="of:=[.C467]" office:value-type="float" office:value="205" calcext:value-type="float">
            <text:p>205</text:p>
          </table:table-cell>
          <table:table-cell/>
          <table:table-cell table:style-name="ce4" table:formula="of:=[.D467]/[.D165]" office:value-type="float" office:value="1.28125" calcext:value-type="float">
            <text:p>1.2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table:style-name="ce14" table:formula="of:=[.K467]/(PI()*([.I467]/2)^2)" office:value-type="float" office:value="0.188439452620804" calcext:value-type="float">
            <text:p>0.18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table:formula="of:=[.C468]" office:value-type="float" office:value="210" calcext:value-type="float">
            <text:p>210</text:p>
          </table:table-cell>
          <table:table-cell/>
          <table:table-cell table:style-name="ce4" table:formula="of:=[.D468]/[.D166]" office:value-type="float" office:value="1.28048780487805" calcext:value-type="float">
            <text:p>1.2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4" table:formula="of:=[.K468]/(PI()*([.I468]/2)^2)" office:value-type="float" office:value="0.158989329207304" calcext:value-type="float">
            <text:p>0.15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16" calcext:value-type="float">
            <text:p>216</text:p>
          </table:table-cell>
          <table:table-cell table:formula="of:=[.C469]" office:value-type="float" office:value="216" calcext:value-type="float">
            <text:p>216</text:p>
          </table:table-cell>
          <table:table-cell/>
          <table:table-cell table:style-name="ce4" table:formula="of:=[.D469]/[.D167]" office:value-type="float" office:value="1.28571428571429" calcext:value-type="float">
            <text:p>1.2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640" calcext:value-type="float">
            <text:p>640</text:p>
          </table:table-cell>
          <table:table-cell/>
          <table:table-cell table:style-name="ce14" table:formula="of:=[.K469]/(PI()*([.I469]/2)^2)" office:value-type="float" office:value="0.161649138788039" calcext:value-type="float">
            <text:p>0.16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22" calcext:value-type="float">
            <text:p>222</text:p>
          </table:table-cell>
          <table:table-cell table:formula="of:=[.C470]" office:value-type="float" office:value="222" calcext:value-type="float">
            <text:p>222</text:p>
          </table:table-cell>
          <table:table-cell/>
          <table:table-cell table:style-name="ce4" table:formula="of:=[.D470]/[.D168]" office:value-type="float" office:value="1.28323699421965" calcext:value-type="float">
            <text:p>1.28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table:style-name="ce14" table:formula="of:=[.K470]/(PI()*([.I470]/2)^2)" office:value-type="float" office:value="0.177885209241435" calcext:value-type="float">
            <text:p>0.17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28" calcext:value-type="float">
            <text:p>228</text:p>
          </table:table-cell>
          <table:table-cell table:formula="of:=[.C471]" office:value-type="float" office:value="228" calcext:value-type="float">
            <text:p>228</text:p>
          </table:table-cell>
          <table:table-cell/>
          <table:table-cell table:style-name="ce4" table:formula="of:=[.D471]/[.D169]" office:value-type="float" office:value="1.28813559322034" calcext:value-type="float">
            <text:p>1.2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14" table:formula="of:=[.K471]/(PI()*([.I471]/2)^2)" office:value-type="float" office:value="0.189357457575128" calcext:value-type="float">
            <text:p>0.18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33" calcext:value-type="float">
            <text:p>233</text:p>
          </table:table-cell>
          <table:table-cell table:formula="of:=[.C472]" office:value-type="float" office:value="233" calcext:value-type="float">
            <text:p>233</text:p>
          </table:table-cell>
          <table:table-cell/>
          <table:table-cell table:style-name="ce4" table:formula="of:=[.D472]/[.D170]" office:value-type="float" office:value="1.28729281767956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formula="of:=[.C473]" office:value-type="float" office:value="240" calcext:value-type="float">
            <text:p>240</text:p>
          </table:table-cell>
          <table:table-cell/>
          <table:table-cell table:style-name="ce4" table:formula="of:=[.D473]/[.D171]" office:value-type="float" office:value="1.29032258064516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table:formula="of:=[.C474]" office:value-type="float" office:value="246" calcext:value-type="float">
            <text:p>246</text:p>
          </table:table-cell>
          <table:table-cell/>
          <table:table-cell table:style-name="ce4" table:formula="of:=[.D474]/[.D172]" office:value-type="float" office:value="1.28795811518325" calcext:value-type="float">
            <text:p>1.29</text:p>
          </table:table-cell>
          <table:table-cell table:number-columns-repeated="2"/>
          <table:table-cell office:value-type="string" calcext:value-type="string">
            <text:p>Volvo Pocket Data Booklet lists these mafs and ECUs: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52" calcext:value-type="float">
            <text:p>252</text:p>
          </table:table-cell>
          <table:table-cell table:formula="of:=[.C475]" office:value-type="float" office:value="252" calcext:value-type="float">
            <text:p>252</text:p>
          </table:table-cell>
          <table:table-cell/>
          <table:table-cell table:style-name="ce4" table:formula="of:=[.D475]/[.D173]" office:value-type="float" office:value="1.28571428571429" calcext:value-type="float">
            <text:p>1.29</text:p>
          </table:table-cell>
          <table:table-cell table:number-columns-repeated="4"/>
          <table:table-cell office:value-type="string" calcext:value-type="string">
            <text:p>MAF</text:p>
          </table:table-cell>
          <table:table-cell office:value-type="string" calcext:value-type="string">
            <text:p>ECU 0280000xxx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formula="of:=[.C476]*4" office:value-type="float" office:value="260" calcext:value-type="float">
            <text:p>260</text:p>
          </table:table-cell>
          <table:table-cell/>
          <table:table-cell table:style-name="ce4" table:formula="of:=[.D476]/[.D174]" office:value-type="float" office:value="1.29353233830846" calcext:value-type="float">
            <text:p>1.29</text:p>
          </table:table-cell>
          <table:table-cell table:number-columns-repeated="2"/>
          <table:table-cell office:value-type="string" calcext:value-type="string">
            <text:p><text:s text:c="2"/>B200, B230, B234 <text:s/>F*</text:p>
          </table:table-cell>
          <table:table-cell/>
          <table:table-cell office:value-type="string" calcext:value-type="string">
            <text:p>0280212 016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234F 549,571,928</text:p>
          </table:table-cell>
          <table:table-cell/>
          <table:table-cell office:value-type="string" calcext:value-type="string">
            <text:p>480 kg/hr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formula="of:=[.C477]*4" office:value-type="float" office:value="264" calcext:value-type="float">
            <text:p>264</text:p>
          </table:table-cell>
          <table:table-cell/>
          <table:table-cell table:style-name="ce4" table:formula="of:=[.D477]/[.D175]" office:value-type="float" office:value="1.28155339805825" calcext:value-type="float">
            <text:p>1.28</text:p>
          </table:table-cell>
          <table:table-cell table:number-columns-repeated="2"/>
          <table:table-cell office:value-type="string" calcext:value-type="string">
            <text:p><text:s text:c="2"/>B200, B230, B234 <text:s/>G*</text:p>
          </table:table-cell>
          <table:table-cell/>
          <table:table-cell office:value-type="string" calcext:value-type="string">
            <text:p>0280212 021</text:p>
          </table:table-cell>
          <table:table-cell office:value-type="string" calcext:value-type="string">
            <text:p>926 / 938</text:p>
          </table:table-cell>
          <table:table-cell office:value-type="string" calcext:value-type="string">
            <text:p>B234G 911,930</text:p>
          </table:table-cell>
          <table:table-cell/>
          <table:table-cell office:value-type="string" calcext:value-type="string">
            <text:p><text:s text:c="2"/>021 has same curves as 01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formula="of:=[.C478]*4" office:value-type="float" office:value="272" calcext:value-type="float">
            <text:p>272</text:p>
          </table:table-cell>
          <table:table-cell/>
          <table:table-cell table:style-name="ce4" table:formula="of:=[.D478]/[.D176]" office:value-type="float" office:value="1.28301886792453" calcext:value-type="float">
            <text:p>1.28</text:p>
          </table:table-cell>
          <table:table-cell table:number-columns-repeated="2"/>
          <table:table-cell office:value-type="string" calcext:value-type="string">
            <text:p><text:s text:c="2"/>B204E</text:p>
          </table:table-cell>
          <table:table-cell/>
          <table:table-cell office:value-type="string" calcext:value-type="string">
            <text:p>0280212 007</text:p>
          </table:table-cell>
          <table:table-cell office:value-type="string" calcext:value-type="string">
            <text:p>559</text:p>
          </table:table-cell>
          <table:table-cell table:number-columns-repeated="2"/>
          <table:table-cell office:value-type="string" calcext:value-type="string">
            <text:p>? kg/hr, also B230 LH2.2 maf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formula="of:=[.C479]*4" office:value-type="float" office:value="280" calcext:value-type="float">
            <text:p>280</text:p>
          </table:table-cell>
          <table:table-cell/>
          <table:table-cell table:style-name="ce4" table:formula="of:=[.D479]/[.D177]" office:value-type="float" office:value="1.29032258064516" calcext:value-type="float">
            <text:p>1.29</text:p>
          </table:table-cell>
          <table:table-cell table:number-columns-repeated="2"/>
          <table:table-cell office:value-type="string" calcext:value-type="string">
            <text:p><text:s text:c="2"/>B204GT</text:p>
          </table:table-cell>
          <table:table-cell/>
          <table:table-cell office:value-type="string" calcext:value-type="string">
            <text:p>0280213 012</text:p>
          </table:table-cell>
          <table:table-cell office:value-type="string" calcext:value-type="string">
            <text:p>950</text:p>
          </table:table-cell>
          <table:table-cell table:number-columns-repeated="2"/>
          <table:table-cell office:value-type="string" calcext:value-type="string">
            <text:p>640 kg/hr, also B6304 w/ motronic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table:formula="of:=[.C480]*4" office:value-type="float" office:value="284" calcext:value-type="float">
            <text:p>284</text:p>
          </table:table-cell>
          <table:table-cell/>
          <table:table-cell table:style-name="ce4" table:formula="of:=[.D480]/[.D178]" office:value-type="float" office:value="1.27354260089686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C481]*4" office:value-type="float" office:value="292" calcext:value-type="float">
            <text:p>292</text:p>
          </table:table-cell>
          <table:table-cell/>
          <table:table-cell table:style-name="ce4" table:formula="of:=[.D481]/[.D179]" office:value-type="float" office:value="1.28070175438597" calcext:value-type="float">
            <text:p>1.28</text:p>
          </table:table-cell>
          <table:table-cell table:number-columns-repeated="2"/>
          <table:table-cell office:value-type="string" calcext:value-type="string">
            <text:p>See Sheet2 for comparison of MAF tables from multiple different .bins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formula="of:=[.C482]*4" office:value-type="float" office:value="300" calcext:value-type="float">
            <text:p>300</text:p>
          </table:table-cell>
          <table:table-cell/>
          <table:table-cell table:style-name="ce4" table:formula="of:=[.D482]/[.D180]" office:value-type="float" office:value="1.2820512820512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formula="of:=[.C483]*4" office:value-type="float" office:value="308" calcext:value-type="float">
            <text:p>308</text:p>
          </table:table-cell>
          <table:table-cell/>
          <table:table-cell table:style-name="ce4" table:formula="of:=[.D483]/[.D181]" office:value-type="float" office:value="1.28333333333333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formula="of:=[.C484]*4" office:value-type="float" office:value="316" calcext:value-type="float">
            <text:p>316</text:p>
          </table:table-cell>
          <table:table-cell/>
          <table:table-cell table:style-name="ce4" table:formula="of:=[.D484]/[.D182]" office:value-type="float" office:value="1.28455284552846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formula="of:=[.C485]*4" office:value-type="float" office:value="320" calcext:value-type="float">
            <text:p>320</text:p>
          </table:table-cell>
          <table:table-cell/>
          <table:table-cell table:style-name="ce4" table:formula="of:=[.D485]/[.D183]" office:value-type="float" office:value="1.26984126984127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table:formula="of:=[.C486]*4" office:value-type="float" office:value="328" calcext:value-type="float">
            <text:p>328</text:p>
          </table:table-cell>
          <table:table-cell/>
          <table:table-cell table:style-name="ce4" table:formula="of:=[.D486]/[.D184]" office:value-type="float" office:value="1.28125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formula="of:=[.C487]*4" office:value-type="float" office:value="340" calcext:value-type="float">
            <text:p>340</text:p>
          </table:table-cell>
          <table:table-cell/>
          <table:table-cell table:style-name="ce4" table:formula="of:=[.D487]/[.D185]" office:value-type="float" office:value="1.2878787878787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formula="of:=[.C488]*4" office:value-type="float" office:value="348" calcext:value-type="float">
            <text:p>348</text:p>
          </table:table-cell>
          <table:table-cell/>
          <table:table-cell table:style-name="ce4" table:formula="of:=[.D488]/[.D186]" office:value-type="float" office:value="1.2794117647058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formula="of:=[.C489]*4" office:value-type="float" office:value="356" calcext:value-type="float">
            <text:p>356</text:p>
          </table:table-cell>
          <table:table-cell/>
          <table:table-cell table:style-name="ce4" table:formula="of:=[.D489]/[.D187]" office:value-type="float" office:value="1.28985507246377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formula="of:=[.C490]*4" office:value-type="float" office:value="364" calcext:value-type="float">
            <text:p>364</text:p>
          </table:table-cell>
          <table:table-cell/>
          <table:table-cell table:style-name="ce4" table:formula="of:=[.D490]/[.D188]" office:value-type="float" office:value="1.28169014084507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formula="of:=[.C491]*4" office:value-type="float" office:value="372" calcext:value-type="float">
            <text:p>372</text:p>
          </table:table-cell>
          <table:table-cell/>
          <table:table-cell table:style-name="ce4" table:formula="of:=[.D491]/[.D189]" office:value-type="float" office:value="1.29166666666667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formula="of:=[.C492]*4" office:value-type="float" office:value="380" calcext:value-type="float">
            <text:p>380</text:p>
          </table:table-cell>
          <table:table-cell/>
          <table:table-cell table:style-name="ce4" table:formula="of:=[.D492]/[.D190]" office:value-type="float" office:value="1.2837837837837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formula="of:=[.C493]*4" office:value-type="float" office:value="388" calcext:value-type="float">
            <text:p>388</text:p>
          </table:table-cell>
          <table:table-cell/>
          <table:table-cell table:style-name="ce4" table:formula="of:=[.D493]/[.D191]" office:value-type="float" office:value="1.2763157894736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[.C494]*4" office:value-type="float" office:value="396" calcext:value-type="float">
            <text:p>396</text:p>
          </table:table-cell>
          <table:table-cell/>
          <table:table-cell table:style-name="ce4" table:formula="of:=[.D494]/[.D192]" office:value-type="float" office:value="1.26923076923077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table:number-columns-repeated="2" office:value-type="float" office:value="101" calcext:value-type="float">
            <text:p>101</text:p>
          </table:table-cell>
          <table:table-cell table:formula="of:=[.C495]*4" office:value-type="float" office:value="404" calcext:value-type="float">
            <text:p>404</text:p>
          </table:table-cell>
          <table:table-cell/>
          <table:table-cell table:style-name="ce4" table:formula="of:=[.D495]/[.D193]" office:value-type="float" office:value="1.27848101265823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formula="of:=[.C496]*4" office:value-type="float" office:value="412" calcext:value-type="float">
            <text:p>412</text:p>
          </table:table-cell>
          <table:table-cell/>
          <table:table-cell table:style-name="ce4" table:formula="of:=[.D496]/[.D194]" office:value-type="float" office:value="1.27160493827161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formula="of:=[.C497]*4" office:value-type="float" office:value="424" calcext:value-type="float">
            <text:p>424</text:p>
          </table:table-cell>
          <table:table-cell/>
          <table:table-cell table:style-name="ce4" table:formula="of:=[.D497]/[.D195]" office:value-type="float" office:value="1.27710843373494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formula="of:=[.C498]*4" office:value-type="float" office:value="432" calcext:value-type="float">
            <text:p>432</text:p>
          </table:table-cell>
          <table:table-cell/>
          <table:table-cell table:style-name="ce4" table:formula="of:=[.D498]/[.D196]" office:value-type="float" office:value="1.27058823529412" calcext:value-type="float">
            <text:p>1.2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formula="of:=[.C499]*4" office:value-type="float" office:value="440" calcext:value-type="float">
            <text:p>440</text:p>
          </table:table-cell>
          <table:table-cell/>
          <table:table-cell table:style-name="ce4" table:formula="of:=[.D499]/[.D197]" office:value-type="float" office:value="1.26436781609195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table:formula="of:=[.C500]*4" office:value-type="float" office:value="448" calcext:value-type="float">
            <text:p>448</text:p>
          </table:table-cell>
          <table:table-cell/>
          <table:table-cell table:style-name="ce4" table:formula="of:=[.D500]/[.D198]" office:value-type="float" office:value="1.25842696629213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table:formula="of:=[.C501]*4" office:value-type="float" office:value="460" calcext:value-type="float">
            <text:p>460</text:p>
          </table:table-cell>
          <table:table-cell/>
          <table:table-cell table:style-name="ce4" table:formula="of:=[.D501]/[.D199]" office:value-type="float" office:value="1.26373626373626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formula="of:=[.C502]*4" office:value-type="float" office:value="468" calcext:value-type="float">
            <text:p>468</text:p>
          </table:table-cell>
          <table:table-cell/>
          <table:table-cell table:style-name="ce4" table:formula="of:=[.D502]/[.D200]" office:value-type="float" office:value="1.25806451612903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formula="of:=[.C503]*4" office:value-type="float" office:value="476" calcext:value-type="float">
            <text:p>476</text:p>
          </table:table-cell>
          <table:table-cell/>
          <table:table-cell table:style-name="ce4" table:formula="of:=[.D503]/[.D201]" office:value-type="float" office:value="1.25263157894737" calcext:value-type="float">
            <text:p>1.25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formula="of:=[.C504]*4" office:value-type="float" office:value="488" calcext:value-type="float">
            <text:p>488</text:p>
          </table:table-cell>
          <table:table-cell/>
          <table:table-cell table:style-name="ce4" table:formula="of:=[.D504]/[.D202]" office:value-type="float" office:value="1.25773195876289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formula="of:=[.C505]*4" office:value-type="float" office:value="496" calcext:value-type="float">
            <text:p>496</text:p>
          </table:table-cell>
          <table:table-cell/>
          <table:table-cell table:style-name="ce4" table:formula="of:=[.D505]/[.D203]" office:value-type="float" office:value="1.25252525252525" calcext:value-type="float">
            <text:p>1.25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C506]*4" office:value-type="float" office:value="508" calcext:value-type="float">
            <text:p>508</text:p>
          </table:table-cell>
          <table:table-cell/>
          <table:table-cell table:style-name="ce4" table:formula="of:=[.D506]/[.D204]" office:value-type="float" office:value="1.25742574257426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table:formula="of:=[.C507]*4" office:value-type="float" office:value="520" calcext:value-type="float">
            <text:p>520</text:p>
          </table:table-cell>
          <table:table-cell/>
          <table:table-cell table:style-name="ce4" table:formula="of:=[.D507]/[.D205]" office:value-type="float" office:value="1.2621359223301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formula="of:=[.C508]*4" office:value-type="float" office:value="528" calcext:value-type="float">
            <text:p>528</text:p>
          </table:table-cell>
          <table:table-cell/>
          <table:table-cell table:style-name="ce4" table:formula="of:=[.D508]/[.D206]" office:value-type="float" office:value="1.25714285714286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table:formula="of:=[.C509]*4" office:value-type="float" office:value="540" calcext:value-type="float">
            <text:p>540</text:p>
          </table:table-cell>
          <table:table-cell/>
          <table:table-cell table:style-name="ce4" table:formula="of:=[.D509]/[.D207]" office:value-type="float" office:value="1.26168224299065" calcext:value-type="float">
            <text:p>1.2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formula="of:=[.C510]*4" office:value-type="float" office:value="552" calcext:value-type="float">
            <text:p>552</text:p>
          </table:table-cell>
          <table:table-cell/>
          <table:table-cell table:style-name="ce4" table:formula="of:=[.D510]/[.D208]" office:value-type="float" office:value="1.2777777777777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table:formula="of:=[.C511]*4" office:value-type="float" office:value="564" calcext:value-type="float">
            <text:p>564</text:p>
          </table:table-cell>
          <table:table-cell/>
          <table:table-cell table:style-name="ce4" table:formula="of:=[.D511]/[.D209]" office:value-type="float" office:value="1.2818181818181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table:formula="of:=[.C512]*4" office:value-type="float" office:value="576" calcext:value-type="float">
            <text:p>576</text:p>
          </table:table-cell>
          <table:table-cell/>
          <table:table-cell table:style-name="ce4" table:formula="of:=[.D512]/[.D210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table:formula="of:=[.C513]*4" office:value-type="float" office:value="588" calcext:value-type="float">
            <text:p>588</text:p>
          </table:table-cell>
          <table:table-cell/>
          <table:table-cell table:style-name="ce4" table:formula="of:=[.D513]/[.D211]" office:value-type="float" office:value="1.28947368421053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[.C514]*4" office:value-type="float" office:value="600" calcext:value-type="float">
            <text:p>600</text:p>
          </table:table-cell>
          <table:table-cell/>
          <table:table-cell table:style-name="ce4" table:formula="of:=[.D514]/[.D212]" office:value-type="float" office:value="1.29310344827586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table:formula="of:=[.C515]*4" office:value-type="float" office:value="608" calcext:value-type="float">
            <text:p>608</text:p>
          </table:table-cell>
          <table:table-cell/>
          <table:table-cell table:style-name="ce4" table:formula="of:=[.D515]/[.D213]" office:value-type="float" office:value="1.28813559322034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55" calcext:value-type="float">
            <text:p>155</text:p>
          </table:table-cell>
          <table:table-cell table:formula="of:=[.C516]*4" office:value-type="float" office:value="620" calcext:value-type="float">
            <text:p>620</text:p>
          </table:table-cell>
          <table:table-cell/>
          <table:table-cell table:style-name="ce4" table:formula="of:=[.D516]/[.D214]" office:value-type="float" office:value="1.30252100840336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58" calcext:value-type="float">
            <text:p>158</text:p>
          </table:table-cell>
          <table:table-cell table:formula="of:=[.C517]*4" office:value-type="float" office:value="632" calcext:value-type="float">
            <text:p>632</text:p>
          </table:table-cell>
          <table:table-cell/>
          <table:table-cell table:style-name="ce4" table:formula="of:=[.D517]/[.D215]" office:value-type="float" office:value="1.30578512396694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table:formula="of:=[.C518]*4" office:value-type="float" office:value="644" calcext:value-type="float">
            <text:p>644</text:p>
          </table:table-cell>
          <table:table-cell/>
          <table:table-cell table:style-name="ce4" table:formula="of:=[.D518]/[.D216]" office:value-type="float" office:value="1.30894308943089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table:formula="of:=[.C519]*4" office:value-type="float" office:value="656" calcext:value-type="float">
            <text:p>656</text:p>
          </table:table-cell>
          <table:table-cell/>
          <table:table-cell table:style-name="ce4" table:formula="of:=[.D519]/[.D217]" office:value-type="float" office:value="1.301587301587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67" calcext:value-type="float">
            <text:p>167</text:p>
          </table:table-cell>
          <table:table-cell table:formula="of:=[.C520]*4" office:value-type="float" office:value="668" calcext:value-type="float">
            <text:p>668</text:p>
          </table:table-cell>
          <table:table-cell/>
          <table:table-cell table:style-name="ce4" table:formula="of:=[.D520]/[.D218]" office:value-type="float" office:value="1.3046875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table:formula="of:=[.C521]*4" office:value-type="float" office:value="680" calcext:value-type="float">
            <text:p>680</text:p>
          </table:table-cell>
          <table:table-cell/>
          <table:table-cell table:style-name="ce4" table:formula="of:=[.D521]/[.D219]" office:value-type="float" office:value="1.3076923076923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  <table:table-cell table:formula="of:=[.C522]*4" office:value-type="float" office:value="692" calcext:value-type="float">
            <text:p>692</text:p>
          </table:table-cell>
          <table:table-cell/>
          <table:table-cell table:style-name="ce4" table:formula="of:=[.D522]/[.D220]" office:value-type="float" office:value="1.31060606060606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76" calcext:value-type="float">
            <text:p>176</text:p>
          </table:table-cell>
          <table:table-cell table:formula="of:=[.C523]*4" office:value-type="float" office:value="704" calcext:value-type="float">
            <text:p>704</text:p>
          </table:table-cell>
          <table:table-cell/>
          <table:table-cell table:style-name="ce4" table:formula="of:=[.D523]/[.D221]" office:value-type="float" office:value="1.3134328358209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79" calcext:value-type="float">
            <text:p>179</text:p>
          </table:table-cell>
          <table:table-cell table:formula="of:=[.C524]*4" office:value-type="float" office:value="716" calcext:value-type="float">
            <text:p>716</text:p>
          </table:table-cell>
          <table:table-cell/>
          <table:table-cell table:style-name="ce4" table:formula="of:=[.D524]/[.D222]" office:value-type="float" office:value="1.31617647058824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82" calcext:value-type="float">
            <text:p>182</text:p>
          </table:table-cell>
          <table:table-cell table:formula="of:=[.C525]*4" office:value-type="float" office:value="728" calcext:value-type="float">
            <text:p>728</text:p>
          </table:table-cell>
          <table:table-cell/>
          <table:table-cell table:style-name="ce4" table:formula="of:=[.D525]/[.D223]" office:value-type="float" office:value="1.3093525179856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table:formula="of:=[.C526]*4" office:value-type="float" office:value="740" calcext:value-type="float">
            <text:p>740</text:p>
          </table:table-cell>
          <table:table-cell/>
          <table:table-cell table:style-name="ce4" table:formula="of:=[.D526]/[.D224]" office:value-type="float" office:value="1.31205673758865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table:formula="of:=[.C527]*4" office:value-type="float" office:value="748" calcext:value-type="float">
            <text:p>748</text:p>
          </table:table-cell>
          <table:table-cell/>
          <table:table-cell table:style-name="ce4" table:formula="of:=[.D527]/[.D225]" office:value-type="float" office:value="1.3076923076923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91" calcext:value-type="float">
            <text:p>191</text:p>
          </table:table-cell>
          <table:table-cell table:formula="of:=[.C528]*4" office:value-type="float" office:value="764" calcext:value-type="float">
            <text:p>764</text:p>
          </table:table-cell>
          <table:table-cell/>
          <table:table-cell table:style-name="ce4" table:formula="of:=[.D528]/[.D226]" office:value-type="float" office:value="1.31724137931034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94" calcext:value-type="float">
            <text:p>194</text:p>
          </table:table-cell>
          <table:table-cell table:formula="of:=[.C529]*4" office:value-type="float" office:value="776" calcext:value-type="float">
            <text:p>776</text:p>
          </table:table-cell>
          <table:table-cell/>
          <table:table-cell table:style-name="ce4" table:formula="of:=[.D529]/[.D227]" office:value-type="float" office:value="1.3108108108108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97" calcext:value-type="float">
            <text:p>197</text:p>
          </table:table-cell>
          <table:table-cell table:formula="of:=[.C530]*4" office:value-type="float" office:value="788" calcext:value-type="float">
            <text:p>788</text:p>
          </table:table-cell>
          <table:table-cell/>
          <table:table-cell table:style-name="ce4" table:formula="of:=[.D530]/[.D228]" office:value-type="float" office:value="1.31333333333333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table:formula="of:=[.C531]*4" office:value-type="float" office:value="800" calcext:value-type="float">
            <text:p>800</text:p>
          </table:table-cell>
          <table:table-cell/>
          <table:table-cell table:style-name="ce4" table:formula="of:=[.D531]/[.D229]" office:value-type="float" office:value="1.31578947368421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03" calcext:value-type="float">
            <text:p>203</text:p>
          </table:table-cell>
          <table:table-cell table:formula="of:=[.C532]*4" office:value-type="float" office:value="812" calcext:value-type="float">
            <text:p>812</text:p>
          </table:table-cell>
          <table:table-cell/>
          <table:table-cell table:style-name="ce4" table:formula="of:=[.D532]/[.D230]" office:value-type="float" office:value="1.30967741935484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06" calcext:value-type="float">
            <text:p>206</text:p>
          </table:table-cell>
          <table:table-cell table:formula="of:=[.C533]*4" office:value-type="float" office:value="824" calcext:value-type="float">
            <text:p>824</text:p>
          </table:table-cell>
          <table:table-cell/>
          <table:table-cell table:style-name="ce4" table:formula="of:=[.D533]/[.D231]" office:value-type="float" office:value="1.31210191082803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  <table:table-cell table:formula="of:=[.C534]*4" office:value-type="float" office:value="840" calcext:value-type="float">
            <text:p>840</text:p>
          </table:table-cell>
          <table:table-cell/>
          <table:table-cell table:style-name="ce4" table:formula="of:=[.D534]/[.D232]" office:value-type="float" office:value="1.3125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  <table:table-cell table:formula="of:=[.C535]*4" office:value-type="float" office:value="852" calcext:value-type="float">
            <text:p>852</text:p>
          </table:table-cell>
          <table:table-cell/>
          <table:table-cell table:style-name="ce4" table:formula="of:=[.D535]/[.D233]" office:value-type="float" office:value="1.3148148148148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  <table:table-cell table:formula="of:=[.C536]*4" office:value-type="float" office:value="864" calcext:value-type="float">
            <text:p>864</text:p>
          </table:table-cell>
          <table:table-cell/>
          <table:table-cell table:style-name="ce4" table:formula="of:=[.D536]/[.D234]" office:value-type="float" office:value="1.3090909090909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219" calcext:value-type="float">
            <text:p>219</text:p>
          </table:table-cell>
          <table:table-cell table:formula="of:=[.C537]*4" office:value-type="float" office:value="876" calcext:value-type="float">
            <text:p>876</text:p>
          </table:table-cell>
          <table:table-cell/>
          <table:table-cell table:style-name="ce4" table:formula="of:=[.D537]/[.D235]" office:value-type="float" office:value="1.31137724550898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23" calcext:value-type="float">
            <text:p>223</text:p>
          </table:table-cell>
          <table:table-cell table:formula="of:=[.C538]*4" office:value-type="float" office:value="892" calcext:value-type="float">
            <text:p>892</text:p>
          </table:table-cell>
          <table:table-cell/>
          <table:table-cell table:style-name="ce4" table:formula="of:=[.D538]/[.D236]" office:value-type="float" office:value="1.31176470588235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226" calcext:value-type="float">
            <text:p>226</text:p>
          </table:table-cell>
          <table:table-cell table:formula="of:=[.C539]*4" office:value-type="float" office:value="904" calcext:value-type="float">
            <text:p>904</text:p>
          </table:table-cell>
          <table:table-cell/>
          <table:table-cell table:style-name="ce4" table:formula="of:=[.D539]/[.D237]" office:value-type="float" office:value="1.30635838150289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29" calcext:value-type="float">
            <text:p>229</text:p>
          </table:table-cell>
          <table:table-cell table:formula="of:=[.C540]*4" office:value-type="float" office:value="916" calcext:value-type="float">
            <text:p>916</text:p>
          </table:table-cell>
          <table:table-cell/>
          <table:table-cell table:style-name="ce4" table:formula="of:=[.D540]/[.D238]" office:value-type="float" office:value="1.30857142857143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table:formula="of:=[.C541]*4" office:value-type="float" office:value="928" calcext:value-type="float">
            <text:p>928</text:p>
          </table:table-cell>
          <table:table-cell/>
          <table:table-cell table:style-name="ce4" table:formula="of:=[.D541]/[.D239]" office:value-type="float" office:value="1.30337078651685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235" calcext:value-type="float">
            <text:p>235</text:p>
          </table:table-cell>
          <table:table-cell table:formula="of:=[.C542]*4" office:value-type="float" office:value="940" calcext:value-type="float">
            <text:p>940</text:p>
          </table:table-cell>
          <table:table-cell/>
          <table:table-cell table:style-name="ce4" table:formula="of:=[.D542]/[.D240]" office:value-type="float" office:value="1.29834254143646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39" calcext:value-type="float">
            <text:p>239</text:p>
          </table:table-cell>
          <table:table-cell table:formula="of:=[.C543]*4" office:value-type="float" office:value="956" calcext:value-type="float">
            <text:p>956</text:p>
          </table:table-cell>
          <table:table-cell/>
          <table:table-cell table:style-name="ce4" table:formula="of:=[.D543]/[.D241]" office:value-type="float" office:value="1.29891304347826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 table:formula="of:=[.C544]*4" office:value-type="float" office:value="968" calcext:value-type="float">
            <text:p>968</text:p>
          </table:table-cell>
          <table:table-cell/>
          <table:table-cell table:style-name="ce4" table:formula="of:=[.D544]/[.D242]" office:value-type="float" office:value="1.3010752688172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245" calcext:value-type="float">
            <text:p>245</text:p>
          </table:table-cell>
          <table:table-cell table:formula="of:=[.C545]*4" office:value-type="float" office:value="980" calcext:value-type="float">
            <text:p>980</text:p>
          </table:table-cell>
          <table:table-cell/>
          <table:table-cell table:style-name="ce4" table:formula="of:=[.D545]/[.D243]" office:value-type="float" office:value="1.296296296296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table:formula="of:=[.C546]*4" office:value-type="float" office:value="992" calcext:value-type="float">
            <text:p>992</text:p>
          </table:table-cell>
          <table:table-cell/>
          <table:table-cell table:style-name="ce4" table:formula="of:=[.D546]/[.D244]" office:value-type="float" office:value="1.29166666666667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251" calcext:value-type="float">
            <text:p>251</text:p>
          </table:table-cell>
          <table:table-cell table:formula="of:=[.C547]*4" office:value-type="float" office:value="1004" calcext:value-type="float">
            <text:p>1004</text:p>
          </table:table-cell>
          <table:table-cell/>
          <table:table-cell table:style-name="ce4" table:formula="of:=[.D547]/[.D245]" office:value-type="float" office:value="1.2871794871794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table:formula="of:=[.C548]*16" office:value-type="float" office:value="1024" calcext:value-type="float">
            <text:p>1024</text:p>
          </table:table-cell>
          <table:table-cell/>
          <table:table-cell table:style-name="ce4" table:formula="of:=[.D548]/[.D246]" office:value-type="float" office:value="1.292929292929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table:formula="of:=[.C549]*16" office:value-type="float" office:value="1040" calcext:value-type="float">
            <text:p>1040</text:p>
          </table:table-cell>
          <table:table-cell/>
          <table:table-cell table:style-name="ce4" table:formula="of:=[.D549]/[.D247]" office:value-type="float" office:value="1.29353233830846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table:formula="of:=[.C550]*16" office:value-type="float" office:value="1056" calcext:value-type="float">
            <text:p>1056</text:p>
          </table:table-cell>
          <table:table-cell/>
          <table:table-cell table:style-name="ce4" table:formula="of:=[.D550]/[.D248]" office:value-type="float" office:value="1.29411764705882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table:formula="of:=[.C551]*16" office:value-type="float" office:value="1056" calcext:value-type="float">
            <text:p>1056</text:p>
          </table:table-cell>
          <table:table-cell/>
          <table:table-cell table:style-name="ce4" table:formula="of:=[.D551]/[.D249]" office:value-type="float" office:value="1.2753623188405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67" calcext:value-type="float">
            <text:p>67</text:p>
          </table:table-cell>
          <table:table-cell table:formula="of:=[.C552]*16" office:value-type="float" office:value="1072" calcext:value-type="float">
            <text:p>1072</text:p>
          </table:table-cell>
          <table:table-cell/>
          <table:table-cell table:style-name="ce4" table:formula="of:=[.D552]/[.D250]" office:value-type="float" office:value="1.2761904761904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  <table:table-cell table:formula="of:=[.C553]*16" office:value-type="float" office:value="1088" calcext:value-type="float">
            <text:p>1088</text:p>
          </table:table-cell>
          <table:table-cell/>
          <table:table-cell table:style-name="ce4" table:formula="of:=[.D553]/[.D251]" office:value-type="float" office:value="1.27699530516432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table:formula="of:=[.C554]*16" office:value-type="float" office:value="1104" calcext:value-type="float">
            <text:p>1104</text:p>
          </table:table-cell>
          <table:table-cell/>
          <table:table-cell table:style-name="ce4" table:formula="of:=[.D554]/[.D252]" office:value-type="float" office:value="1.2777777777777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table:formula="of:=[.C555]*16" office:value-type="float" office:value="1120" calcext:value-type="float">
            <text:p>1120</text:p>
          </table:table-cell>
          <table:table-cell/>
          <table:table-cell table:style-name="ce4" table:formula="of:=[.D555]/[.D253]" office:value-type="float" office:value="1.27853881278539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table:formula="of:=[.C556]*16" office:value-type="float" office:value="1136" calcext:value-type="float">
            <text:p>1136</text:p>
          </table:table-cell>
          <table:table-cell/>
          <table:table-cell table:style-name="ce4" table:formula="of:=[.D556]/[.D254]" office:value-type="float" office:value="1.2792792792792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table:formula="of:=[.C557]*16" office:value-type="float" office:value="1152" calcext:value-type="float">
            <text:p>1152</text:p>
          </table:table-cell>
          <table:table-cell/>
          <table:table-cell table:style-name="ce4" table:formula="of:=[.D557]/[.D255]" office:value-type="float" office:value="1.2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73" calcext:value-type="float">
            <text:p>73</text:p>
          </table:table-cell>
          <table:table-cell table:formula="of:=[.C558]*16" office:value-type="float" office:value="1168" calcext:value-type="float">
            <text:p>1168</text:p>
          </table:table-cell>
          <table:table-cell/>
          <table:table-cell table:style-name="ce4" table:formula="of:=[.D558]/[.D256]" office:value-type="float" office:value="1.28070175438597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74" calcext:value-type="float">
            <text:p>74</text:p>
          </table:table-cell>
          <table:table-cell table:formula="of:=[.C559]*16" office:value-type="float" office:value="1184" calcext:value-type="float">
            <text:p>1184</text:p>
          </table:table-cell>
          <table:table-cell/>
          <table:table-cell table:style-name="ce4" table:formula="of:=[.D559]/[.D257]" office:value-type="float" office:value="1.2813852813852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table:formula="of:=[.C560]*16" office:value-type="float" office:value="1200" calcext:value-type="float">
            <text:p>1200</text:p>
          </table:table-cell>
          <table:table-cell/>
          <table:table-cell table:style-name="ce4" table:formula="of:=[.D560]/[.D258]" office:value-type="float" office:value="1.2820512820512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table:formula="of:=[.C561]*16" office:value-type="float" office:value="1216" calcext:value-type="float">
            <text:p>1216</text:p>
          </table:table-cell>
          <table:table-cell/>
          <table:table-cell table:style-name="ce4" table:formula="of:=[.D561]/[.D259]" office:value-type="float" office:value="1.28813559322034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table:formula="of:=[.C562]*16" office:value-type="float" office:value="1248" calcext:value-type="float">
            <text:p>1248</text:p>
          </table:table-cell>
          <table:table-cell/>
          <table:table-cell table:style-name="ce4" table:formula="of:=[.D562]/[.D260]" office:value-type="float" office:value="1.30543933054393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table:formula="of:=[.C563]*16" office:value-type="float" office:value="1264" calcext:value-type="float">
            <text:p>1264</text:p>
          </table:table-cell>
          <table:table-cell/>
          <table:table-cell table:style-name="ce4" table:formula="of:=[.D563]/[.D261]" office:value-type="float" office:value="1.30578512396694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formula="of:=[.C564]*16" office:value-type="float" office:value="1280" calcext:value-type="float">
            <text:p>1280</text:p>
          </table:table-cell>
          <table:table-cell/>
          <table:table-cell table:style-name="ce4" table:formula="of:=[.D564]/[.D262]" office:value-type="float" office:value="1.30612244897959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table:formula="of:=[.C565]*16" office:value-type="float" office:value="1296" calcext:value-type="float">
            <text:p>1296</text:p>
          </table:table-cell>
          <table:table-cell/>
          <table:table-cell table:style-name="ce4" table:formula="of:=[.D565]/[.D263]" office:value-type="float" office:value="1.30645161290323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table:formula="of:=[.C566]*16" office:value-type="float" office:value="1312" calcext:value-type="float">
            <text:p>1312</text:p>
          </table:table-cell>
          <table:table-cell/>
          <table:table-cell table:style-name="ce4" table:formula="of:=[.D566]/[.D264]" office:value-type="float" office:value="1.30677290836653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table:formula="of:=[.C567]*16" office:value-type="float" office:value="1328" calcext:value-type="float">
            <text:p>1328</text:p>
          </table:table-cell>
          <table:table-cell/>
          <table:table-cell table:style-name="ce4" table:formula="of:=[.D567]/[.D265]" office:value-type="float" office:value="1.296875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table:formula="of:=[.C568]*16" office:value-type="float" office:value="1344" calcext:value-type="float">
            <text:p>1344</text:p>
          </table:table-cell>
          <table:table-cell/>
          <table:table-cell table:style-name="ce4" table:formula="of:=[.D568]/[.D266]" office:value-type="float" office:value="1.2923076923076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table:formula="of:=[.C569]*16" office:value-type="float" office:value="1360" calcext:value-type="float">
            <text:p>1360</text:p>
          </table:table-cell>
          <table:table-cell/>
          <table:table-cell table:style-name="ce4" table:formula="of:=[.D569]/[.D267]" office:value-type="float" office:value="1.3076923076923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table:formula="of:=[.C570]*16" office:value-type="float" office:value="1376" calcext:value-type="float">
            <text:p>1376</text:p>
          </table:table-cell>
          <table:table-cell/>
          <table:table-cell table:style-name="ce4" table:formula="of:=[.D570]/[.D268]" office:value-type="float" office:value="1.303030303030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table:formula="of:=[.C571]*16" office:value-type="float" office:value="1408" calcext:value-type="float">
            <text:p>1408</text:p>
          </table:table-cell>
          <table:table-cell/>
          <table:table-cell table:style-name="ce4" table:formula="of:=[.D571]/[.D269]" office:value-type="float" office:value="1.3134328358209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table:formula="of:=[.C572]*16" office:value-type="float" office:value="1424" calcext:value-type="float">
            <text:p>1424</text:p>
          </table:table-cell>
          <table:table-cell/>
          <table:table-cell table:style-name="ce4" table:formula="of:=[.D572]/[.D270]" office:value-type="float" office:value="1.30882352941176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table:formula="of:=[.C573]*16" office:value-type="float" office:value="1440" calcext:value-type="float">
            <text:p>1440</text:p>
          </table:table-cell>
          <table:table-cell/>
          <table:table-cell table:style-name="ce4" table:formula="of:=[.D573]/[.D271]" office:value-type="float" office:value="1.30434782608696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table:formula="of:=[.C574]*16" office:value-type="float" office:value="1456" calcext:value-type="float">
            <text:p>1456</text:p>
          </table:table-cell>
          <table:table-cell/>
          <table:table-cell table:style-name="ce4" table:formula="of:=[.D574]/[.D272]" office:value-type="float" office:value="1.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93" calcext:value-type="float">
            <text:p>93</text:p>
          </table:table-cell>
          <table:table-cell table:formula="of:=[.C575]*16" office:value-type="float" office:value="1488" calcext:value-type="float">
            <text:p>1488</text:p>
          </table:table-cell>
          <table:table-cell/>
          <table:table-cell table:style-name="ce4" table:formula="of:=[.D575]/[.D273]" office:value-type="float" office:value="1.30985915492958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table:formula="of:=[.C576]*16" office:value-type="float" office:value="1504" calcext:value-type="float">
            <text:p>1504</text:p>
          </table:table-cell>
          <table:table-cell/>
          <table:table-cell table:style-name="ce4" table:formula="of:=[.D576]/[.D274]" office:value-type="float" office:value="1.30555555555556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table:formula="of:=[.C577]*16" office:value-type="float" office:value="1520" calcext:value-type="float">
            <text:p>1520</text:p>
          </table:table-cell>
          <table:table-cell/>
          <table:table-cell table:style-name="ce4" table:formula="of:=[.D577]/[.D275]" office:value-type="float" office:value="1.3013698630137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table:formula="of:=[.C578]*16" office:value-type="float" office:value="1552" calcext:value-type="float">
            <text:p>1552</text:p>
          </table:table-cell>
          <table:table-cell/>
          <table:table-cell table:style-name="ce4" table:formula="of:=[.D578]/[.D276]" office:value-type="float" office:value="1.3108108108108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table:formula="of:=[.C579]*16" office:value-type="float" office:value="1568" calcext:value-type="float">
            <text:p>1568</text:p>
          </table:table-cell>
          <table:table-cell/>
          <table:table-cell table:style-name="ce4" table:formula="of:=[.D579]/[.D277]" office:value-type="float" office:value="1.30666666666667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table:formula="of:=[.C580]*16" office:value-type="float" office:value="1584" calcext:value-type="float">
            <text:p>1584</text:p>
          </table:table-cell>
          <table:table-cell/>
          <table:table-cell table:style-name="ce4" table:formula="of:=[.D580]/[.D278]" office:value-type="float" office:value="1.30263157894737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01" calcext:value-type="float">
            <text:p>101</text:p>
          </table:table-cell>
          <table:table-cell table:formula="of:=[.C581]*16" office:value-type="float" office:value="1616" calcext:value-type="float">
            <text:p>1616</text:p>
          </table:table-cell>
          <table:table-cell/>
          <table:table-cell table:style-name="ce4" table:formula="of:=[.D581]/[.D279]" office:value-type="float" office:value="1.3116883116883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table:formula="of:=[.C582]*16" office:value-type="float" office:value="1632" calcext:value-type="float">
            <text:p>1632</text:p>
          </table:table-cell>
          <table:table-cell/>
          <table:table-cell table:style-name="ce4" table:formula="of:=[.D582]/[.D280]" office:value-type="float" office:value="1.3076923076923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table:formula="of:=[.C583]*16" office:value-type="float" office:value="1664" calcext:value-type="float">
            <text:p>1664</text:p>
          </table:table-cell>
          <table:table-cell/>
          <table:table-cell table:style-name="ce4" table:formula="of:=[.D583]/[.D281]" office:value-type="float" office:value="1.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table:formula="of:=[.C584]*16" office:value-type="float" office:value="1680" calcext:value-type="float">
            <text:p>1680</text:p>
          </table:table-cell>
          <table:table-cell/>
          <table:table-cell table:style-name="ce4" table:formula="of:=[.D584]/[.D282]" office:value-type="float" office:value="1.296296296296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 table:formula="of:=[.C585]*16" office:value-type="float" office:value="1712" calcext:value-type="float">
            <text:p>1712</text:p>
          </table:table-cell>
          <table:table-cell/>
          <table:table-cell table:style-name="ce4" table:formula="of:=[.D585]/[.D283]" office:value-type="float" office:value="1.28915662650602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formula="of:=[.C586]*16" office:value-type="float" office:value="1728" calcext:value-type="float">
            <text:p>1728</text:p>
          </table:table-cell>
          <table:table-cell/>
          <table:table-cell table:style-name="ce4" table:formula="of:=[.D586]/[.D284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10" calcext:value-type="float">
            <text:p>110</text:p>
          </table:table-cell>
          <table:table-cell table:formula="of:=[.C587]*16" office:value-type="float" office:value="1760" calcext:value-type="float">
            <text:p>1760</text:p>
          </table:table-cell>
          <table:table-cell/>
          <table:table-cell table:style-name="ce4" table:formula="of:=[.D587]/[.D285]" office:value-type="float" office:value="1.27906976744186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table:formula="of:=[.C588]*16" office:value-type="float" office:value="1792" calcext:value-type="float">
            <text:p>1792</text:p>
          </table:table-cell>
          <table:table-cell/>
          <table:table-cell table:style-name="ce4" table:formula="of:=[.D588]/[.D286]" office:value-type="float" office:value="1.28735632183908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formula="of:=[.C589]*16" office:value-type="float" office:value="1824" calcext:value-type="float">
            <text:p>1824</text:p>
          </table:table-cell>
          <table:table-cell/>
          <table:table-cell table:style-name="ce4" table:formula="of:=[.D589]/[.D287]" office:value-type="float" office:value="1.29545454545455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table:formula="of:=[.C590]*16" office:value-type="float" office:value="1856" calcext:value-type="float">
            <text:p>1856</text:p>
          </table:table-cell>
          <table:table-cell/>
          <table:table-cell table:style-name="ce4" table:formula="of:=[.D590]/[.D288]" office:value-type="float" office:value="1.2888888888888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table:formula="of:=[.C591]*16" office:value-type="float" office:value="1904" calcext:value-type="float">
            <text:p>1904</text:p>
          </table:table-cell>
          <table:table-cell/>
          <table:table-cell table:style-name="ce4" table:formula="of:=[.D591]/[.D289]" office:value-type="float" office:value="1.3076923076923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21" calcext:value-type="float">
            <text:p>121</text:p>
          </table:table-cell>
          <table:table-cell table:formula="of:=[.C592]*16" office:value-type="float" office:value="1936" calcext:value-type="float">
            <text:p>1936</text:p>
          </table:table-cell>
          <table:table-cell/>
          <table:table-cell table:style-name="ce4" table:formula="of:=[.D592]/[.D290]" office:value-type="float" office:value="1.31521739130435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23" calcext:value-type="float">
            <text:p>123</text:p>
          </table:table-cell>
          <table:table-cell table:formula="of:=[.C593]*16" office:value-type="float" office:value="1968" calcext:value-type="float">
            <text:p>1968</text:p>
          </table:table-cell>
          <table:table-cell/>
          <table:table-cell table:style-name="ce4" table:formula="of:=[.D593]/[.D291]" office:value-type="float" office:value="1.32258064516129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formula="of:=[.C594]*16" office:value-type="float" office:value="2000" calcext:value-type="float">
            <text:p>2000</text:p>
          </table:table-cell>
          <table:table-cell/>
          <table:table-cell table:style-name="ce4" table:formula="of:=[.D594]/[.D292]" office:value-type="float" office:value="1.31578947368421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27" calcext:value-type="float">
            <text:p>127</text:p>
          </table:table-cell>
          <table:table-cell table:formula="of:=[.C595]*16" office:value-type="float" office:value="2032" calcext:value-type="float">
            <text:p>2032</text:p>
          </table:table-cell>
          <table:table-cell/>
          <table:table-cell table:style-name="ce4" table:formula="of:=[.D595]/[.D293]" office:value-type="float" office:value="1.32291666666667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28" calcext:value-type="float">
            <text:p>128</text:p>
          </table:table-cell>
          <table:table-cell table:formula="of:=[.C596]*16" office:value-type="float" office:value="2048" calcext:value-type="float">
            <text:p>2048</text:p>
          </table:table-cell>
          <table:table-cell/>
          <table:table-cell table:style-name="ce4" table:formula="of:=[.D596]/[.D294]" office:value-type="float" office:value="1.31958762886598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30" calcext:value-type="float">
            <text:p>130</text:p>
          </table:table-cell>
          <table:table-cell table:formula="of:=[.C597]*16" office:value-type="float" office:value="2080" calcext:value-type="float">
            <text:p>2080</text:p>
          </table:table-cell>
          <table:table-cell/>
          <table:table-cell table:style-name="ce4" table:formula="of:=[.D597]/[.D295]" office:value-type="float" office:value="1.3265306122449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</text:p>
          </table:table-cell>
          <table:table-cell table:formula="of:=[.C598]*16" office:value-type="float" office:value="2112" calcext:value-type="float">
            <text:p>2112</text:p>
          </table:table-cell>
          <table:table-cell/>
          <table:table-cell table:style-name="ce4" table:formula="of:=[.D598]/[.D296]" office:value-type="float" office:value="1.33333333333333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34" calcext:value-type="float">
            <text:p>134</text:p>
          </table:table-cell>
          <table:table-cell table:formula="of:=[.C599]*16" office:value-type="float" office:value="2144" calcext:value-type="float">
            <text:p>2144</text:p>
          </table:table-cell>
          <table:table-cell/>
          <table:table-cell table:style-name="ce4" table:formula="of:=[.D599]/[.D297]" office:value-type="float" office:value="1.32673267326733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36" calcext:value-type="float">
            <text:p>136</text:p>
          </table:table-cell>
          <table:table-cell table:formula="of:=[.C600]*16" office:value-type="float" office:value="2176" calcext:value-type="float">
            <text:p>2176</text:p>
          </table:table-cell>
          <table:table-cell/>
          <table:table-cell table:style-name="ce4" table:formula="of:=[.D600]/[.D298]" office:value-type="float" office:value="1.33333333333333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37" calcext:value-type="float">
            <text:p>137</text:p>
          </table:table-cell>
          <table:table-cell table:formula="of:=[.C601]*16" office:value-type="float" office:value="2192" calcext:value-type="float">
            <text:p>2192</text:p>
          </table:table-cell>
          <table:table-cell/>
          <table:table-cell table:style-name="ce4" table:formula="of:=[.D601]/[.D299]" office:value-type="float" office:value="1.31730769230769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39" calcext:value-type="float">
            <text:p>139</text:p>
          </table:table-cell>
          <table:table-cell table:formula="of:=[.C602]*16" office:value-type="float" office:value="2224" calcext:value-type="float">
            <text:p>2224</text:p>
          </table:table-cell>
          <table:table-cell/>
          <table:table-cell table:style-name="ce4" table:formula="of:=[.D602]/[.D300]" office:value-type="float" office:value="1.32380952380952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41" calcext:value-type="float">
            <text:p>141</text:p>
          </table:table-cell>
          <table:table-cell table:formula="of:=[.C603]*16" office:value-type="float" office:value="2256" calcext:value-type="float">
            <text:p>2256</text:p>
          </table:table-cell>
          <table:table-cell/>
          <table:table-cell table:style-name="ce4" table:formula="of:=[.D603]/[.D301]" office:value-type="float" office:value="1.31775700934579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43" calcext:value-type="float">
            <text:p>143</text:p>
          </table:table-cell>
          <table:table-cell table:formula="of:=[.C604]*16" office:value-type="float" office:value="2288" calcext:value-type="float">
            <text:p>2288</text:p>
          </table:table-cell>
          <table:table-cell/>
          <table:table-cell table:style-name="ce4" table:formula="of:=[.D604]/[.D302]" office:value-type="float" office:value="1.32407407407407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table:formula="of:=[.C605]*16" office:value-type="float" office:value="2320" calcext:value-type="float">
            <text:p>2320</text:p>
          </table:table-cell>
          <table:table-cell/>
          <table:table-cell table:style-name="ce4" table:formula="of:=[.D605]/[.D303]" office:value-type="float" office:value="1.31818181818182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47" calcext:value-type="float">
            <text:p>147</text:p>
          </table:table-cell>
          <table:table-cell table:formula="of:=[.C606]*16" office:value-type="float" office:value="2352" calcext:value-type="float">
            <text:p>2352</text:p>
          </table:table-cell>
          <table:table-cell/>
          <table:table-cell table:style-name="ce4" table:formula="of:=[.D606]/[.D304]" office:value-type="float" office:value="1.32432432432432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49" calcext:value-type="float">
            <text:p>149</text:p>
          </table:table-cell>
          <table:table-cell table:formula="of:=[.C607]*16" office:value-type="float" office:value="2384" calcext:value-type="float">
            <text:p>2384</text:p>
          </table:table-cell>
          <table:table-cell/>
          <table:table-cell table:style-name="ce4" table:formula="of:=[.D607]/[.D305]" office:value-type="float" office:value="1.31858407079646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51" calcext:value-type="float">
            <text:p>151</text:p>
          </table:table-cell>
          <table:table-cell table:formula="of:=[.C608]*16" office:value-type="float" office:value="2416" calcext:value-type="float">
            <text:p>2416</text:p>
          </table:table-cell>
          <table:table-cell/>
          <table:table-cell table:style-name="ce4" table:formula="of:=[.D608]/[.D306]" office:value-type="float" office:value="1.32456140350877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53" calcext:value-type="float">
            <text:p>153</text:p>
          </table:table-cell>
          <table:table-cell table:formula="of:=[.C609]*16" office:value-type="float" office:value="2448" calcext:value-type="float">
            <text:p>2448</text:p>
          </table:table-cell>
          <table:table-cell/>
          <table:table-cell table:style-name="ce4" table:formula="of:=[.D609]/[.D307]" office:value-type="float" office:value="1.31896551724138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55" calcext:value-type="float">
            <text:p>155</text:p>
          </table:table-cell>
          <table:table-cell table:formula="of:=[.C610]*16" office:value-type="float" office:value="2480" calcext:value-type="float">
            <text:p>2480</text:p>
          </table:table-cell>
          <table:table-cell/>
          <table:table-cell table:style-name="ce4" table:formula="of:=[.D610]/[.D308]" office:value-type="float" office:value="1.32478632478632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57" calcext:value-type="float">
            <text:p>157</text:p>
          </table:table-cell>
          <table:table-cell table:formula="of:=[.C611]*16" office:value-type="float" office:value="2512" calcext:value-type="float">
            <text:p>2512</text:p>
          </table:table-cell>
          <table:table-cell/>
          <table:table-cell table:style-name="ce4" table:formula="of:=[.D611]/[.D309]" office:value-type="float" office:value="1.31932773109244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59" calcext:value-type="float">
            <text:p>159</text:p>
          </table:table-cell>
          <table:table-cell table:formula="of:=[.C612]*16" office:value-type="float" office:value="2544" calcext:value-type="float">
            <text:p>2544</text:p>
          </table:table-cell>
          <table:table-cell/>
          <table:table-cell table:style-name="ce4" table:formula="of:=[.D612]/[.D310]" office:value-type="float" office:value="1.325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61" calcext:value-type="float">
            <text:p>161</text:p>
          </table:table-cell>
          <table:table-cell table:formula="of:=[.C613]*16" office:value-type="float" office:value="2576" calcext:value-type="float">
            <text:p>2576</text:p>
          </table:table-cell>
          <table:table-cell/>
          <table:table-cell table:style-name="ce4" table:formula="of:=[.D613]/[.D311]" office:value-type="float" office:value="1.31967213114754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63" calcext:value-type="float">
            <text:p>163</text:p>
          </table:table-cell>
          <table:table-cell table:formula="of:=[.C614]*16" office:value-type="float" office:value="2608" calcext:value-type="float">
            <text:p>2608</text:p>
          </table:table-cell>
          <table:table-cell/>
          <table:table-cell table:style-name="ce4" table:formula="of:=[.D614]/[.D312]" office:value-type="float" office:value="1.32520325203252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table:formula="of:=[.C615]*16" office:value-type="float" office:value="2640" calcext:value-type="float">
            <text:p>2640</text:p>
          </table:table-cell>
          <table:table-cell/>
          <table:table-cell table:style-name="ce4" table:formula="of:=[.D615]/[.D313]" office:value-type="float" office:value="1.32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68" calcext:value-type="float">
            <text:p>168</text:p>
          </table:table-cell>
          <table:table-cell table:formula="of:=[.C616]*16" office:value-type="float" office:value="2688" calcext:value-type="float">
            <text:p>2688</text:p>
          </table:table-cell>
          <table:table-cell/>
          <table:table-cell table:style-name="ce4" table:formula="of:=[.D616]/[.D314]" office:value-type="float" office:value="1.32283464566929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70" calcext:value-type="float">
            <text:p>170</text:p>
          </table:table-cell>
          <table:table-cell table:formula="of:=[.C617]*16" office:value-type="float" office:value="2720" calcext:value-type="float">
            <text:p>2720</text:p>
          </table:table-cell>
          <table:table-cell/>
          <table:table-cell table:style-name="ce4" table:formula="of:=[.D617]/[.D315]" office:value-type="float" office:value="1.328125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C618]*16" office:value-type="float" office:value="2752" calcext:value-type="float">
            <text:p>2752</text:p>
          </table:table-cell>
          <table:table-cell/>
          <table:table-cell table:style-name="ce4" table:formula="of:=[.D618]/[.D316]" office:value-type="float" office:value="1.32307692307692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74" calcext:value-type="float">
            <text:p>174</text:p>
          </table:table-cell>
          <table:table-cell table:formula="of:=[.C619]*16" office:value-type="float" office:value="2784" calcext:value-type="float">
            <text:p>2784</text:p>
          </table:table-cell>
          <table:table-cell/>
          <table:table-cell table:style-name="ce4" table:formula="of:=[.D619]/[.D317]" office:value-type="float" office:value="1.31818181818182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table:formula="of:=[.C620]*16" office:value-type="float" office:value="2832" calcext:value-type="float">
            <text:p>2832</text:p>
          </table:table-cell>
          <table:table-cell/>
          <table:table-cell table:style-name="ce4" table:formula="of:=[.D620]/[.D318]" office:value-type="float" office:value="1.33082706766917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table:formula="of:=[.C621]*16" office:value-type="float" office:value="2864" calcext:value-type="float">
            <text:p>2864</text:p>
          </table:table-cell>
          <table:table-cell/>
          <table:table-cell table:style-name="ce4" table:formula="of:=[.D621]/[.D319]" office:value-type="float" office:value="1.32592592592593" calcext:value-type="float">
            <text:p>1.3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table:formula="of:=[.C622]*16" office:value-type="float" office:value="2896" calcext:value-type="float">
            <text:p>2896</text:p>
          </table:table-cell>
          <table:table-cell/>
          <table:table-cell table:style-name="ce4" table:formula="of:=[.D622]/[.D320]" office:value-type="float" office:value="1.32116788321168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84" calcext:value-type="float">
            <text:p>184</text:p>
          </table:table-cell>
          <table:table-cell table:formula="of:=[.C623]*16" office:value-type="float" office:value="2944" calcext:value-type="float">
            <text:p>2944</text:p>
          </table:table-cell>
          <table:table-cell/>
          <table:table-cell table:style-name="ce4" table:formula="of:=[.D623]/[.D321]" office:value-type="float" office:value="1.32374100719424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86" calcext:value-type="float">
            <text:p>186</text:p>
          </table:table-cell>
          <table:table-cell table:formula="of:=[.C624]*16" office:value-type="float" office:value="2976" calcext:value-type="float">
            <text:p>2976</text:p>
          </table:table-cell>
          <table:table-cell/>
          <table:table-cell table:style-name="ce4" table:formula="of:=[.D624]/[.D322]" office:value-type="float" office:value="1.31914893617021" calcext:value-type="float">
            <text:p>1.3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88" calcext:value-type="float">
            <text:p>188</text:p>
          </table:table-cell>
          <table:table-cell table:formula="of:=[.C625]*16" office:value-type="float" office:value="3008" calcext:value-type="float">
            <text:p>3008</text:p>
          </table:table-cell>
          <table:table-cell/>
          <table:table-cell table:style-name="ce4" table:formula="of:=[.D625]/[.D323]" office:value-type="float" office:value="1.3146853146853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 table:formula="of:=[.C626]*16" office:value-type="float" office:value="3040" calcext:value-type="float">
            <text:p>3040</text:p>
          </table:table-cell>
          <table:table-cell/>
          <table:table-cell table:style-name="ce4" table:formula="of:=[.D626]/[.D324]" office:value-type="float" office:value="1.31034482758621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92" calcext:value-type="float">
            <text:p>192</text:p>
          </table:table-cell>
          <table:table-cell table:formula="of:=[.C627]*16" office:value-type="float" office:value="3072" calcext:value-type="float">
            <text:p>3072</text:p>
          </table:table-cell>
          <table:table-cell/>
          <table:table-cell table:style-name="ce4" table:formula="of:=[.D627]/[.D325]" office:value-type="float" office:value="1.30612244897959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95" calcext:value-type="float">
            <text:p>195</text:p>
          </table:table-cell>
          <table:table-cell table:formula="of:=[.C628]*16" office:value-type="float" office:value="3120" calcext:value-type="float">
            <text:p>3120</text:p>
          </table:table-cell>
          <table:table-cell/>
          <table:table-cell table:style-name="ce4" table:formula="of:=[.D628]/[.D326]" office:value-type="float" office:value="1.30872483221477" calcext:value-type="float">
            <text:p>1.3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97" calcext:value-type="float">
            <text:p>197</text:p>
          </table:table-cell>
          <table:table-cell table:formula="of:=[.C629]*16" office:value-type="float" office:value="3152" calcext:value-type="float">
            <text:p>3152</text:p>
          </table:table-cell>
          <table:table-cell/>
          <table:table-cell table:style-name="ce4" table:formula="of:=[.D629]/[.D327]" office:value-type="float" office:value="1.3046357615894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99" calcext:value-type="float">
            <text:p>199</text:p>
          </table:table-cell>
          <table:table-cell table:formula="of:=[.C630]*16" office:value-type="float" office:value="3184" calcext:value-type="float">
            <text:p>3184</text:p>
          </table:table-cell>
          <table:table-cell/>
          <table:table-cell table:style-name="ce4" table:formula="of:=[.D630]/[.D328]" office:value-type="float" office:value="1.30065359477124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table:formula="of:=[.C631]*16" office:value-type="float" office:value="3232" calcext:value-type="float">
            <text:p>3232</text:p>
          </table:table-cell>
          <table:table-cell/>
          <table:table-cell table:style-name="ce4" table:formula="of:=[.D631]/[.D329]" office:value-type="float" office:value="1.2948717948718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table:formula="of:=[.C632]*16" office:value-type="float" office:value="3264" calcext:value-type="float">
            <text:p>3264</text:p>
          </table:table-cell>
          <table:table-cell/>
          <table:table-cell table:style-name="ce4" table:formula="of:=[.D632]/[.D330]" office:value-type="float" office:value="1.29113924050633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07" calcext:value-type="float">
            <text:p>207</text:p>
          </table:table-cell>
          <table:table-cell table:formula="of:=[.C633]*16" office:value-type="float" office:value="3312" calcext:value-type="float">
            <text:p>3312</text:p>
          </table:table-cell>
          <table:table-cell/>
          <table:table-cell table:style-name="ce4" table:formula="of:=[.D633]/[.D331]" office:value-type="float" office:value="1.29375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table:formula="of:=[.C634]*16" office:value-type="float" office:value="3360" calcext:value-type="float">
            <text:p>3360</text:p>
          </table:table-cell>
          <table:table-cell/>
          <table:table-cell table:style-name="ce4" table:formula="of:=[.D634]/[.D332]" office:value-type="float" office:value="1.28834355828221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13" calcext:value-type="float">
            <text:p>213</text:p>
          </table:table-cell>
          <table:table-cell table:formula="of:=[.C635]*16" office:value-type="float" office:value="3408" calcext:value-type="float">
            <text:p>3408</text:p>
          </table:table-cell>
          <table:table-cell/>
          <table:table-cell table:style-name="ce4" table:formula="of:=[.D635]/[.D333]" office:value-type="float" office:value="1.2909090909090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formula="of:=[.C636]*16" office:value-type="float" office:value="3456" calcext:value-type="float">
            <text:p>3456</text:p>
          </table:table-cell>
          <table:table-cell/>
          <table:table-cell table:style-name="ce4" table:formula="of:=[.D636]/[.D334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19" calcext:value-type="float">
            <text:p>219</text:p>
          </table:table-cell>
          <table:table-cell table:formula="of:=[.C637]*16" office:value-type="float" office:value="3504" calcext:value-type="float">
            <text:p>3504</text:p>
          </table:table-cell>
          <table:table-cell/>
          <table:table-cell table:style-name="ce4" table:formula="of:=[.D637]/[.D335]" office:value-type="float" office:value="1.28823529411765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table:formula="of:=[.C638]*16" office:value-type="float" office:value="3552" calcext:value-type="float">
            <text:p>3552</text:p>
          </table:table-cell>
          <table:table-cell/>
          <table:table-cell table:style-name="ce4" table:formula="of:=[.D638]/[.D336]" office:value-type="float" office:value="1.28323699421965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table:formula="of:=[.C639]*16" office:value-type="float" office:value="3600" calcext:value-type="float">
            <text:p>3600</text:p>
          </table:table-cell>
          <table:table-cell/>
          <table:table-cell table:style-name="ce4" table:formula="of:=[.D639]/[.D337]" office:value-type="float" office:value="1.2857142857142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table:formula="of:=[.C640]*16" office:value-type="float" office:value="3648" calcext:value-type="float">
            <text:p>3648</text:p>
          </table:table-cell>
          <table:table-cell/>
          <table:table-cell table:style-name="ce4" table:formula="of:=[.D640]/[.D338]" office:value-type="float" office:value="1.28089887640449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table:formula="of:=[.C641]*16" office:value-type="float" office:value="3712" calcext:value-type="float">
            <text:p>3712</text:p>
          </table:table-cell>
          <table:table-cell/>
          <table:table-cell table:style-name="ce4" table:formula="of:=[.D641]/[.D339]" office:value-type="float" office:value="1.28888888888889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table:formula="of:=[.C642]*16" office:value-type="float" office:value="3776" calcext:value-type="float">
            <text:p>3776</text:p>
          </table:table-cell>
          <table:table-cell/>
          <table:table-cell table:style-name="ce4" table:formula="of:=[.D642]/[.D340]" office:value-type="float" office:value="1.2896174863388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table:formula="of:=[.C643]*16" office:value-type="float" office:value="3840" calcext:value-type="float">
            <text:p>3840</text:p>
          </table:table-cell>
          <table:table-cell/>
          <table:table-cell table:style-name="ce4" table:formula="of:=[.D643]/[.D341]" office:value-type="float" office:value="1.29032258064516" calcext:value-type="float">
            <text:p>1.2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  <table:table-cell table:formula="of:=[.C644]*16" office:value-type="float" office:value="3904" calcext:value-type="float">
            <text:p>3904</text:p>
          </table:table-cell>
          <table:table-cell/>
          <table:table-cell table:style-name="ce4" table:formula="of:=[.D644]/[.D342]" office:value-type="float" office:value="1.2978723404255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table:formula="of:=[.C645]*16" office:value-type="float" office:value="3968" calcext:value-type="float">
            <text:p>3968</text:p>
          </table:table-cell>
          <table:table-cell/>
          <table:table-cell table:style-name="ce4" table:formula="of:=[.D645]/[.D343]" office:value-type="float" office:value="1.29842931937173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table:number-columns-repeated="2" office:value-type="float" office:value="252" calcext:value-type="float">
            <text:p>252</text:p>
          </table:table-cell>
          <table:table-cell table:formula="of:=[.C646]*16" office:value-type="float" office:value="4032" calcext:value-type="float">
            <text:p>4032</text:p>
          </table:table-cell>
          <table:table-cell/>
          <table:table-cell table:style-name="ce4" table:formula="of:=[.D646]/[.D344]" office:value-type="float" office:value="1.29896907216495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table:formula="of:=[.C647]*16" office:value-type="float" office:value="4080" calcext:value-type="float">
            <text:p>4080</text:p>
          </table:table-cell>
          <table:table-cell/>
          <table:table-cell table:style-name="ce4" table:formula="of:=[.D647]/[.D345]" office:value-type="float" office:value="1.30102040816327" calcext:value-type="float">
            <text:p>1.3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formula="of:=[.C648]*16" office:value-type="float" office:value="4080" calcext:value-type="float">
            <text:p>4080</text:p>
          </table:table-cell>
          <table:table-cell/>
          <table:table-cell table:style-name="ce4" table:formula="of:=[.D648]/[.D346]" office:value-type="float" office:value="1.28140703517588" calcext:value-type="float">
            <text:p>1.28</text:p>
          </table:table-cell>
          <table:table-cell table:number-columns-repeated="34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formula="of:=[.C649]*16" office:value-type="float" office:value="4080" calcext:value-type="float">
            <text:p>4080</text:p>
          </table:table-cell>
          <table:table-cell/>
          <table:table-cell table:style-name="ce4" table:formula="of:=[.D649]/[.D347]" office:value-type="float" office:value="1.26237623762376" calcext:value-type="float">
            <text:p>1.26</text:p>
          </table:table-cell>
          <table:table-cell table:number-columns-repeated="34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 calcext:value-type="string">
            <text:p>MAF linearization table from LH3.1 ‘572 .bin for 016? maf</text:p>
          </table:table-cell>
          <table:table-cell table:number-columns-repeated="4"/>
          <table:table-cell office:value-type="string" calcext:value-type="string">
            <text:p><text:s/>low</text:p>
          </table:table-cell>
          <table:table-cell office:value-type="float" office:value="92" calcext:value-type="float">
            <text:p>92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ADC valu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H3.1 .bin</text:p>
          </table:table-cell>
          <table:table-cell/>
          <table:table-cell office:value-type="string" calcext:value-type="string">
            <text:p><text:s/>high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lta vs 016</text:p>
          </table:table-cell>
          <table:table-cell table:number-columns-repeated="3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655]" office:value-type="float" office:value="0" calcext:value-type="float">
            <text:p>0</text:p>
          </table:table-cell>
          <table:table-cell table:number-columns-repeated="4"/>
          <table:table-cell table:style-name="ce4" table:formula="of:=[.D655]/[.D92]" office:value-type="string" office:string-value="" calcext:value-type="error">
            <text:p>#DIV/0!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0" calcext:value-type="float">
            <text:p>0</text:p>
          </table:table-cell>
          <table:table-cell table:number-columns-repeated="4"/>
          <table:table-cell table:style-name="ce4" table:formula="of:=[.D656]/[.D93]" office:value-type="string" office:string-value="" calcext:value-type="error">
            <text:p>#DIV/0!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0" calcext:value-type="float">
            <text:p>0</text:p>
          </table:table-cell>
          <table:table-cell table:number-columns-repeated="4"/>
          <table:table-cell table:style-name="ce4" table:formula="of:=[.D657]/[.D94]" office:value-type="string" office:string-value="" calcext:value-type="error">
            <text:p>#DIV/0!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0" calcext:value-type="float">
            <text:p>0</text:p>
          </table:table-cell>
          <table:table-cell table:number-columns-repeated="4"/>
          <table:table-cell table:style-name="ce4" table:formula="of:=[.D658]/[.D95]" office:value-type="string" office:string-value="" calcext:value-type="error">
            <text:p>#DIV/0!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0" calcext:value-type="float">
            <text:p>0</text:p>
          </table:table-cell>
          <table:table-cell table:number-columns-repeated="4"/>
          <table:table-cell table:style-name="ce4" table:formula="of:=[.D659]/[.D96]" office:value-type="string" office:string-value="" calcext:value-type="error">
            <text:p>#DIV/0!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0" calcext:value-type="float">
            <text:p>0</text:p>
          </table:table-cell>
          <table:table-cell table:number-columns-repeated="4"/>
          <table:table-cell table:style-name="ce4" table:formula="of:=[.D660]/[.D97]" office:value-type="string" office:string-value="" calcext:value-type="error">
            <text:p>#DIV/0!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0" calcext:value-type="float">
            <text:p>0</text:p>
          </table:table-cell>
          <table:table-cell table:number-columns-repeated="4"/>
          <table:table-cell table:style-name="ce4" table:formula="of:=[.D661]/[.D98]" office:value-type="string" office:string-value="" calcext:value-type="error">
            <text:p>#DIV/0!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0" calcext:value-type="float">
            <text:p>0</text:p>
          </table:table-cell>
          <table:table-cell table:number-columns-repeated="4"/>
          <table:table-cell table:style-name="ce4" table:formula="of:=[.D662]/[.D99]" office:value-type="string" office:string-value="" calcext:value-type="error">
            <text:p>#DIV/0!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0" calcext:value-type="float">
            <text:p>0</text:p>
          </table:table-cell>
          <table:table-cell table:number-columns-repeated="4"/>
          <table:table-cell table:style-name="ce4" table:formula="of:=[.D663]/[.D100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0" calcext:value-type="float">
            <text:p>0</text:p>
          </table:table-cell>
          <table:table-cell table:number-columns-repeated="4"/>
          <table:table-cell table:style-name="ce4" table:formula="of:=[.D664]/[.D101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0" calcext:value-type="float">
            <text:p>0</text:p>
          </table:table-cell>
          <table:table-cell table:number-columns-repeated="4"/>
          <table:table-cell table:style-name="ce4" table:formula="of:=[.D665]/[.D102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0" calcext:value-type="float">
            <text:p>0</text:p>
          </table:table-cell>
          <table:table-cell table:number-columns-repeated="4"/>
          <table:table-cell table:style-name="ce4" table:formula="of:=[.D666]/[.D103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0" calcext:value-type="float">
            <text:p>0</text:p>
          </table:table-cell>
          <table:table-cell table:number-columns-repeated="4"/>
          <table:table-cell table:style-name="ce4" table:formula="of:=[.D667]/[.D104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0" calcext:value-type="float">
            <text:p>0</text:p>
          </table:table-cell>
          <table:table-cell table:number-columns-repeated="4"/>
          <table:table-cell table:style-name="ce4" table:formula="of:=[.D668]/[.D105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0" calcext:value-type="float">
            <text:p>0</text:p>
          </table:table-cell>
          <table:table-cell table:number-columns-repeated="4"/>
          <table:table-cell table:style-name="ce4" table:formula="of:=[.D669]/[.D106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0" calcext:value-type="float">
            <text:p>0</text:p>
          </table:table-cell>
          <table:table-cell table:number-columns-repeated="4"/>
          <table:table-cell table:style-name="ce4" table:formula="of:=[.D670]/[.D107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0" calcext:value-type="float">
            <text:p>0</text:p>
          </table:table-cell>
          <table:table-cell table:number-columns-repeated="4"/>
          <table:table-cell table:style-name="ce4" table:formula="of:=[.D671]/[.D108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0" calcext:value-type="float">
            <text:p>0</text:p>
          </table:table-cell>
          <table:table-cell table:number-columns-repeated="4"/>
          <table:table-cell table:style-name="ce4" table:formula="of:=[.D672]/[.D109]" office:value-type="float" office:value="0" calcext:value-type="float">
            <text:p>0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673]" office:value-type="float" office:value="15" calcext:value-type="float">
            <text:p>15</text:p>
          </table:table-cell>
          <table:table-cell table:number-columns-repeated="4"/>
          <table:table-cell table:style-name="ce4" table:formula="of:=[.D673]/[.D110]" office:value-type="float" office:value="0.652173913043478" calcext:value-type="float">
            <text:p>0.6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C674]" office:value-type="float" office:value="17" calcext:value-type="float">
            <text:p>17</text:p>
          </table:table-cell>
          <table:table-cell table:number-columns-repeated="4"/>
          <table:table-cell table:style-name="ce4" table:formula="of:=[.D674]/[.D111]" office:value-type="float" office:value="0.708333333333333" calcext:value-type="float">
            <text:p>0.7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C675]" office:value-type="float" office:value="18" calcext:value-type="float">
            <text:p>18</text:p>
          </table:table-cell>
          <table:table-cell table:number-columns-repeated="4"/>
          <table:table-cell table:style-name="ce4" table:formula="of:=[.D675]/[.D112]" office:value-type="float" office:value="0.72" calcext:value-type="float">
            <text:p>0.7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C676]" office:value-type="float" office:value="19" calcext:value-type="float">
            <text:p>19</text:p>
          </table:table-cell>
          <table:table-cell table:number-columns-repeated="4"/>
          <table:table-cell table:style-name="ce4" table:formula="of:=[.D676]/[.D113]" office:value-type="float" office:value="0.703703703703704" calcext:value-type="float">
            <text:p>0.7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C677]" office:value-type="float" office:value="21" calcext:value-type="float">
            <text:p>21</text:p>
          </table:table-cell>
          <table:table-cell table:number-columns-repeated="4"/>
          <table:table-cell table:style-name="ce4" table:formula="of:=[.D677]/[.D114]" office:value-type="float" office:value="0.75" calcext:value-type="float">
            <text:p>0.7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C678]" office:value-type="float" office:value="22" calcext:value-type="float">
            <text:p>22</text:p>
          </table:table-cell>
          <table:table-cell table:number-columns-repeated="4"/>
          <table:table-cell table:style-name="ce4" table:formula="of:=[.D678]/[.D115]" office:value-type="float" office:value="0.758620689655172" calcext:value-type="float">
            <text:p>0.76</text:p>
          </table:table-cell>
          <table:table-cell table:number-columns-repeated="31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formula="of:=[.C679]" office:value-type="float" office:value="24" calcext:value-type="float">
            <text:p>24</text:p>
          </table:table-cell>
          <table:table-cell table:number-columns-repeated="4"/>
          <table:table-cell table:style-name="ce4" table:formula="of:=[.D679]/[.D116]" office:value-type="float" office:value="0.774193548387097" calcext:value-type="float">
            <text:p>0.77</text:p>
          </table:table-cell>
          <table:table-cell table:number-columns-repeated="31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formula="of:=[.C680]" office:value-type="float" office:value="25" calcext:value-type="float">
            <text:p>25</text:p>
          </table:table-cell>
          <table:table-cell table:number-columns-repeated="4"/>
          <table:table-cell table:style-name="ce4" table:formula="of:=[.D680]/[.D117]" office:value-type="float" office:value="0.78125" calcext:value-type="float">
            <text:p>0.7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C681]" office:value-type="float" office:value="27" calcext:value-type="float">
            <text:p>27</text:p>
          </table:table-cell>
          <table:table-cell table:number-columns-repeated="4"/>
          <table:table-cell table:style-name="ce4" table:formula="of:=[.D681]/[.D118]" office:value-type="float" office:value="0.794117647058824" calcext:value-type="float">
            <text:p>0.7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C682]" office:value-type="float" office:value="28" calcext:value-type="float">
            <text:p>28</text:p>
          </table:table-cell>
          <table:table-cell table:number-columns-repeated="4"/>
          <table:table-cell table:style-name="ce4" table:formula="of:=[.D682]/[.D119]" office:value-type="float" office:value="0.8" calcext:value-type="float">
            <text:p>0.8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C683]" office:value-type="float" office:value="30" calcext:value-type="float">
            <text:p>30</text:p>
          </table:table-cell>
          <table:table-cell table:number-columns-repeated="4"/>
          <table:table-cell table:style-name="ce4" table:formula="of:=[.D683]/[.D120]" office:value-type="float" office:value="0.810810810810811" calcext:value-type="float">
            <text:p>0.8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[.C684]" office:value-type="float" office:value="32" calcext:value-type="float">
            <text:p>32</text:p>
          </table:table-cell>
          <table:table-cell table:number-columns-repeated="4"/>
          <table:table-cell table:style-name="ce4" table:formula="of:=[.D684]/[.D121]" office:value-type="float" office:value="0.820512820512821" calcext:value-type="float">
            <text:p>0.8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C685]" office:value-type="float" office:value="33" calcext:value-type="float">
            <text:p>33</text:p>
          </table:table-cell>
          <table:table-cell table:number-columns-repeated="4"/>
          <table:table-cell table:style-name="ce4" table:formula="of:=[.D685]/[.D122]" office:value-type="float" office:value="0.825" calcext:value-type="float">
            <text:p>0.8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[.C686]" office:value-type="float" office:value="35" calcext:value-type="float">
            <text:p>35</text:p>
          </table:table-cell>
          <table:table-cell table:number-columns-repeated="4"/>
          <table:table-cell table:style-name="ce4" table:formula="of:=[.D686]/[.D123]" office:value-type="float" office:value="0.833333333333333" calcext:value-type="float">
            <text:p>0.8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[.C687]" office:value-type="float" office:value="37" calcext:value-type="float">
            <text:p>37</text:p>
          </table:table-cell>
          <table:table-cell table:number-columns-repeated="4"/>
          <table:table-cell table:style-name="ce4" table:formula="of:=[.D687]/[.D124]" office:value-type="float" office:value="0.840909090909091" calcext:value-type="float">
            <text:p>0.8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C688]" office:value-type="float" office:value="39" calcext:value-type="float">
            <text:p>39</text:p>
          </table:table-cell>
          <table:table-cell table:number-columns-repeated="4"/>
          <table:table-cell table:style-name="ce4" table:formula="of:=[.D688]/[.D125]" office:value-type="float" office:value="0.866666666666667" calcext:value-type="float">
            <text:p>0.8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[.C689]" office:value-type="float" office:value="41" calcext:value-type="float">
            <text:p>41</text:p>
          </table:table-cell>
          <table:table-cell table:number-columns-repeated="4"/>
          <table:table-cell table:style-name="ce4" table:formula="of:=[.D689]/[.D126]" office:value-type="float" office:value="0.872340425531915" calcext:value-type="float">
            <text:p>0.8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[.C690]" office:value-type="float" office:value="43" calcext:value-type="float">
            <text:p>43</text:p>
          </table:table-cell>
          <table:table-cell table:number-columns-repeated="4"/>
          <table:table-cell table:style-name="ce4" table:formula="of:=[.D690]/[.D127]" office:value-type="float" office:value="0.877551020408163" calcext:value-type="float">
            <text:p>0.8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formula="of:=[.C691]" office:value-type="float" office:value="45" calcext:value-type="float">
            <text:p>45</text:p>
          </table:table-cell>
          <table:table-cell table:number-columns-repeated="4"/>
          <table:table-cell table:style-name="ce4" table:formula="of:=[.D691]/[.D128]" office:value-type="float" office:value="0.882352941176471" calcext:value-type="float">
            <text:p>0.8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[.C692]" office:value-type="float" office:value="47" calcext:value-type="float">
            <text:p>47</text:p>
          </table:table-cell>
          <table:table-cell table:number-columns-repeated="4"/>
          <table:table-cell table:style-name="ce4" table:formula="of:=[.D692]/[.D129]" office:value-type="float" office:value="0.886792452830189" calcext:value-type="float">
            <text:p>0.8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[.C693]" office:value-type="float" office:value="49" calcext:value-type="float">
            <text:p>49</text:p>
          </table:table-cell>
          <table:table-cell table:number-columns-repeated="4"/>
          <table:table-cell table:style-name="ce4" table:formula="of:=[.D693]/[.D130]" office:value-type="float" office:value="0.890909090909091" calcext:value-type="float">
            <text:p>0.8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[.C694]" office:value-type="float" office:value="51" calcext:value-type="float">
            <text:p>51</text:p>
          </table:table-cell>
          <table:table-cell table:number-columns-repeated="4"/>
          <table:table-cell table:style-name="ce4" table:formula="of:=[.D694]/[.D131]" office:value-type="float" office:value="0.894736842105263" calcext:value-type="float">
            <text:p>0.8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[.C695]" office:value-type="float" office:value="53" calcext:value-type="float">
            <text:p>53</text:p>
          </table:table-cell>
          <table:table-cell table:number-columns-repeated="4"/>
          <table:table-cell table:style-name="ce4" table:formula="of:=[.D695]/[.D132]" office:value-type="float" office:value="0.898305084745763" calcext:value-type="float">
            <text:p>0.9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[.C696]" office:value-type="float" office:value="56" calcext:value-type="float">
            <text:p>56</text:p>
          </table:table-cell>
          <table:table-cell table:number-columns-repeated="4"/>
          <table:table-cell table:style-name="ce4" table:formula="of:=[.D696]/[.D133]" office:value-type="float" office:value="0.918032786885246" calcext:value-type="float">
            <text:p>0.9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[.C697]" office:value-type="float" office:value="58" calcext:value-type="float">
            <text:p>58</text:p>
          </table:table-cell>
          <table:table-cell table:number-columns-repeated="4"/>
          <table:table-cell table:style-name="ce4" table:formula="of:=[.D697]/[.D134]" office:value-type="float" office:value="0.920634920634921" calcext:value-type="float">
            <text:p>0.9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[.C698]" office:value-type="float" office:value="60" calcext:value-type="float">
            <text:p>60</text:p>
          </table:table-cell>
          <table:table-cell table:number-columns-repeated="4"/>
          <table:table-cell table:style-name="ce4" table:formula="of:=[.D698]/[.D135]" office:value-type="float" office:value="0.923076923076923" calcext:value-type="float">
            <text:p>0.9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[.C699]" office:value-type="float" office:value="63" calcext:value-type="float">
            <text:p>63</text:p>
          </table:table-cell>
          <table:table-cell table:number-columns-repeated="4"/>
          <table:table-cell table:style-name="ce4" table:formula="of:=[.D699]/[.D136]" office:value-type="float" office:value="0.940298507462687" calcext:value-type="float">
            <text:p>0.9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[.C700]" office:value-type="float" office:value="65" calcext:value-type="float">
            <text:p>65</text:p>
          </table:table-cell>
          <table:table-cell table:number-columns-repeated="4"/>
          <table:table-cell table:style-name="ce4" table:formula="of:=[.D700]/[.D137]" office:value-type="float" office:value="0.928571428571429" calcext:value-type="float">
            <text:p>0.9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formula="of:=[.C701]" office:value-type="float" office:value="68" calcext:value-type="float">
            <text:p>68</text:p>
          </table:table-cell>
          <table:table-cell table:number-columns-repeated="4"/>
          <table:table-cell table:style-name="ce4" table:formula="of:=[.D701]/[.D138]" office:value-type="float" office:value="0.944444444444444" calcext:value-type="float">
            <text:p>0.9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formula="of:=[.C702]" office:value-type="float" office:value="71" calcext:value-type="float">
            <text:p>71</text:p>
          </table:table-cell>
          <table:table-cell table:number-columns-repeated="4"/>
          <table:table-cell table:style-name="ce4" table:formula="of:=[.D702]/[.D139]" office:value-type="float" office:value="0.959459459459459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table:formula="of:=[.C703]" office:value-type="float" office:value="74" calcext:value-type="float">
            <text:p>74</text:p>
          </table:table-cell>
          <table:table-cell table:number-columns-repeated="4"/>
          <table:table-cell table:style-name="ce4" table:formula="of:=[.D703]/[.D140]" office:value-type="float" office:value="0.961038961038961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formula="of:=[.C704]" office:value-type="float" office:value="76" calcext:value-type="float">
            <text:p>76</text:p>
          </table:table-cell>
          <table:table-cell table:number-columns-repeated="4"/>
          <table:table-cell table:style-name="ce4" table:formula="of:=[.D704]/[.D141]" office:value-type="float" office:value="0.95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formula="of:=[.C705]" office:value-type="float" office:value="79" calcext:value-type="float">
            <text:p>79</text:p>
          </table:table-cell>
          <table:table-cell table:number-columns-repeated="4"/>
          <table:table-cell table:style-name="ce4" table:formula="of:=[.D705]/[.D142]" office:value-type="float" office:value="0.963414634146341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table:formula="of:=[.C706]" office:value-type="float" office:value="82" calcext:value-type="float">
            <text:p>82</text:p>
          </table:table-cell>
          <table:table-cell table:number-columns-repeated="4"/>
          <table:table-cell table:style-name="ce4" table:formula="of:=[.D706]/[.D143]" office:value-type="float" office:value="0.964705882352941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formula="of:=[.C707]" office:value-type="float" office:value="85" calcext:value-type="float">
            <text:p>85</text:p>
          </table:table-cell>
          <table:table-cell table:number-columns-repeated="4"/>
          <table:table-cell table:style-name="ce4" table:formula="of:=[.D707]/[.D144]" office:value-type="float" office:value="0.965909090909091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formula="of:=[.C708]" office:value-type="float" office:value="88" calcext:value-type="float">
            <text:p>88</text:p>
          </table:table-cell>
          <table:table-cell table:number-columns-repeated="4"/>
          <table:table-cell table:style-name="ce4" table:formula="of:=[.D708]/[.D145]" office:value-type="float" office:value="0.977777777777778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table:formula="of:=[.C709]" office:value-type="float" office:value="91" calcext:value-type="float">
            <text:p>91</text:p>
          </table:table-cell>
          <table:table-cell table:number-columns-repeated="4"/>
          <table:table-cell table:style-name="ce4" table:formula="of:=[.D709]/[.D146]" office:value-type="float" office:value="0.978494623655914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table:formula="of:=[.C710]" office:value-type="float" office:value="94" calcext:value-type="float">
            <text:p>94</text:p>
          </table:table-cell>
          <table:table-cell table:number-columns-repeated="4"/>
          <table:table-cell table:style-name="ce4" table:formula="of:=[.D710]/[.D147]" office:value-type="float" office:value="0.979166666666667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formula="of:=[.C711]" office:value-type="float" office:value="97" calcext:value-type="float">
            <text:p>97</text:p>
          </table:table-cell>
          <table:table-cell table:number-columns-repeated="4"/>
          <table:table-cell table:style-name="ce4" table:formula="of:=[.D711]/[.D148]" office:value-type="float" office:value="0.97979797979798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C712]" office:value-type="float" office:value="100" calcext:value-type="float">
            <text:p>100</text:p>
          </table:table-cell>
          <table:table-cell table:number-columns-repeated="4"/>
          <table:table-cell table:style-name="ce4" table:formula="of:=[.D712]/[.D149]" office:value-type="float" office:value="0.980392156862745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C713]" office:value-type="float" office:value="104" calcext:value-type="float">
            <text:p>104</text:p>
          </table:table-cell>
          <table:table-cell table:number-columns-repeated="4"/>
          <table:table-cell table:style-name="ce4" table:formula="of:=[.D713]/[.D150]" office:value-type="float" office:value="0.990476190476191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table:formula="of:=[.C714]" office:value-type="float" office:value="107" calcext:value-type="float">
            <text:p>107</text:p>
          </table:table-cell>
          <table:table-cell table:number-columns-repeated="4"/>
          <table:table-cell table:style-name="ce4" table:formula="of:=[.D714]/[.D151]" office:value-type="float" office:value="0.981651376146789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[.C715]" office:value-type="float" office:value="110" calcext:value-type="float">
            <text:p>110</text:p>
          </table:table-cell>
          <table:table-cell table:number-columns-repeated="4"/>
          <table:table-cell table:style-name="ce4" table:formula="of:=[.D715]/[.D152]" office:value-type="float" office:value="0.982142857142857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table:formula="of:=[.C716]" office:value-type="float" office:value="113" calcext:value-type="float">
            <text:p>113</text:p>
          </table:table-cell>
          <table:table-cell table:number-columns-repeated="4"/>
          <table:table-cell table:style-name="ce4" table:formula="of:=[.D716]/[.D153]" office:value-type="float" office:value="0.982608695652174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table:formula="of:=[.C717]" office:value-type="float" office:value="117" calcext:value-type="float">
            <text:p>117</text:p>
          </table:table-cell>
          <table:table-cell table:number-columns-repeated="4"/>
          <table:table-cell table:style-name="ce4" table:formula="of:=[.D717]/[.D154]" office:value-type="float" office:value="0.991525423728814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table:formula="of:=[.C718]" office:value-type="float" office:value="120" calcext:value-type="float">
            <text:p>120</text:p>
          </table:table-cell>
          <table:table-cell table:number-columns-repeated="4"/>
          <table:table-cell table:style-name="ce4" table:formula="of:=[.D718]/[.D155]" office:value-type="float" office:value="0.983606557377049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table:formula="of:=[.C719]" office:value-type="float" office:value="123" calcext:value-type="float">
            <text:p>123</text:p>
          </table:table-cell>
          <table:table-cell table:number-columns-repeated="4"/>
          <table:table-cell table:style-name="ce4" table:formula="of:=[.D719]/[.D156]" office:value-type="float" office:value="0.984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table:formula="of:=[.C720]" office:value-type="float" office:value="127" calcext:value-type="float">
            <text:p>127</text:p>
          </table:table-cell>
          <table:table-cell table:number-columns-repeated="4"/>
          <table:table-cell table:style-name="ce4" table:formula="of:=[.D720]/[.D157]" office:value-type="float" office:value="0.984496124031008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table:formula="of:=[.C721]" office:value-type="float" office:value="131" calcext:value-type="float">
            <text:p>131</text:p>
          </table:table-cell>
          <table:table-cell table:number-columns-repeated="4"/>
          <table:table-cell table:style-name="ce4" table:formula="of:=[.D721]/[.D158]" office:value-type="float" office:value="0.984962406015038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table:formula="of:=[.C722]" office:value-type="float" office:value="135" calcext:value-type="float">
            <text:p>135</text:p>
          </table:table-cell>
          <table:table-cell table:number-columns-repeated="4"/>
          <table:table-cell table:style-name="ce4" table:formula="of:=[.D722]/[.D159]" office:value-type="float" office:value="0.992647058823529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8" calcext:value-type="float">
            <text:p>138</text:p>
          </table:table-cell>
          <table:table-cell table:formula="of:=[.C723]" office:value-type="float" office:value="138" calcext:value-type="float">
            <text:p>138</text:p>
          </table:table-cell>
          <table:table-cell table:number-columns-repeated="4"/>
          <table:table-cell table:style-name="ce4" table:formula="of:=[.D723]/[.D160]" office:value-type="float" office:value="0.985714285714286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table:formula="of:=[.C724]" office:value-type="float" office:value="142" calcext:value-type="float">
            <text:p>142</text:p>
          </table:table-cell>
          <table:table-cell table:number-columns-repeated="4"/>
          <table:table-cell table:style-name="ce4" table:formula="of:=[.D724]/[.D161]" office:value-type="float" office:value="0.986111111111111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table:formula="of:=[.C725]" office:value-type="float" office:value="146" calcext:value-type="float">
            <text:p>146</text:p>
          </table:table-cell>
          <table:table-cell table:number-columns-repeated="4"/>
          <table:table-cell table:style-name="ce4" table:formula="of:=[.D725]/[.D162]" office:value-type="float" office:value="0.98648648648648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table:formula="of:=[.C726]" office:value-type="float" office:value="150" calcext:value-type="float">
            <text:p>150</text:p>
          </table:table-cell>
          <table:table-cell table:number-columns-repeated="4"/>
          <table:table-cell table:style-name="ce4" table:formula="of:=[.D726]/[.D163]" office:value-type="float" office:value="0.986842105263158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table:formula="of:=[.C727]" office:value-type="float" office:value="154" calcext:value-type="float">
            <text:p>154</text:p>
          </table:table-cell>
          <table:table-cell table:number-columns-repeated="4"/>
          <table:table-cell table:style-name="ce4" table:formula="of:=[.D727]/[.D164]" office:value-type="float" office:value="0.98717948717948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table:formula="of:=[.C728]" office:value-type="float" office:value="158" calcext:value-type="float">
            <text:p>158</text:p>
          </table:table-cell>
          <table:table-cell table:number-columns-repeated="4"/>
          <table:table-cell table:style-name="ce4" table:formula="of:=[.D728]/[.D165]" office:value-type="float" office:value="0.9875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table:formula="of:=[.C729]" office:value-type="float" office:value="163" calcext:value-type="float">
            <text:p>163</text:p>
          </table:table-cell>
          <table:table-cell table:number-columns-repeated="4"/>
          <table:table-cell table:style-name="ce4" table:formula="of:=[.D729]/[.D166]" office:value-type="float" office:value="0.99390243902439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67" calcext:value-type="float">
            <text:p>167</text:p>
          </table:table-cell>
          <table:table-cell table:formula="of:=[.C730]" office:value-type="float" office:value="167" calcext:value-type="float">
            <text:p>167</text:p>
          </table:table-cell>
          <table:table-cell table:number-columns-repeated="4"/>
          <table:table-cell table:style-name="ce4" table:formula="of:=[.D730]/[.D167]" office:value-type="float" office:value="0.994047619047619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table:formula="of:=[.C731]" office:value-type="float" office:value="171" calcext:value-type="float">
            <text:p>171</text:p>
          </table:table-cell>
          <table:table-cell table:number-columns-repeated="4"/>
          <table:table-cell table:style-name="ce4" table:formula="of:=[.D731]/[.D168]" office:value-type="float" office:value="0.988439306358382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75" calcext:value-type="float">
            <text:p>175</text:p>
          </table:table-cell>
          <table:table-cell table:formula="of:=[.C732]" office:value-type="float" office:value="175" calcext:value-type="float">
            <text:p>175</text:p>
          </table:table-cell>
          <table:table-cell table:number-columns-repeated="4"/>
          <table:table-cell table:style-name="ce4" table:formula="of:=[.D732]/[.D169]" office:value-type="float" office:value="0.988700564971751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table:formula="of:=[.C733]" office:value-type="float" office:value="180" calcext:value-type="float">
            <text:p>180</text:p>
          </table:table-cell>
          <table:table-cell table:number-columns-repeated="4"/>
          <table:table-cell table:style-name="ce4" table:formula="of:=[.D733]/[.D170]" office:value-type="float" office:value="0.99447513812154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table:formula="of:=[.C734]" office:value-type="float" office:value="185" calcext:value-type="float">
            <text:p>185</text:p>
          </table:table-cell>
          <table:table-cell table:number-columns-repeated="4"/>
          <table:table-cell table:style-name="ce4" table:formula="of:=[.D734]/[.D171]" office:value-type="float" office:value="0.994623655913979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table:formula="of:=[.C735]" office:value-type="float" office:value="189" calcext:value-type="float">
            <text:p>189</text:p>
          </table:table-cell>
          <table:table-cell table:number-columns-repeated="4"/>
          <table:table-cell table:style-name="ce4" table:formula="of:=[.D735]/[.D172]" office:value-type="float" office:value="0.989528795811518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94" calcext:value-type="float">
            <text:p>194</text:p>
          </table:table-cell>
          <table:table-cell table:formula="of:=[.C736]" office:value-type="float" office:value="194" calcext:value-type="float">
            <text:p>194</text:p>
          </table:table-cell>
          <table:table-cell table:number-columns-repeated="4"/>
          <table:table-cell table:style-name="ce4" table:formula="of:=[.D736]/[.D173]" office:value-type="float" office:value="0.98979591836734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99" calcext:value-type="float">
            <text:p>199</text:p>
          </table:table-cell>
          <table:table-cell table:formula="of:=[.C737]" office:value-type="float" office:value="199" calcext:value-type="float">
            <text:p>199</text:p>
          </table:table-cell>
          <table:table-cell table:number-columns-repeated="4"/>
          <table:table-cell table:style-name="ce4" table:formula="of:=[.D737]/[.D174]" office:value-type="float" office:value="0.990049751243781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04" calcext:value-type="float">
            <text:p>204</text:p>
          </table:table-cell>
          <table:table-cell table:formula="of:=[.C738]" office:value-type="float" office:value="204" calcext:value-type="float">
            <text:p>204</text:p>
          </table:table-cell>
          <table:table-cell table:number-columns-repeated="4"/>
          <table:table-cell table:style-name="ce4" table:formula="of:=[.D738]/[.D175]" office:value-type="float" office:value="0.990291262135922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09" calcext:value-type="float">
            <text:p>209</text:p>
          </table:table-cell>
          <table:table-cell table:formula="of:=[.C739]" office:value-type="float" office:value="209" calcext:value-type="float">
            <text:p>209</text:p>
          </table:table-cell>
          <table:table-cell table:number-columns-repeated="4"/>
          <table:table-cell table:style-name="ce4" table:formula="of:=[.D739]/[.D176]" office:value-type="float" office:value="0.985849056603774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14" calcext:value-type="float">
            <text:p>214</text:p>
          </table:table-cell>
          <table:table-cell table:formula="of:=[.C740]" office:value-type="float" office:value="214" calcext:value-type="float">
            <text:p>214</text:p>
          </table:table-cell>
          <table:table-cell table:number-columns-repeated="4"/>
          <table:table-cell table:style-name="ce4" table:formula="of:=[.D740]/[.D177]" office:value-type="float" office:value="0.986175115207373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table:formula="of:=[.C741]" office:value-type="float" office:value="220" calcext:value-type="float">
            <text:p>220</text:p>
          </table:table-cell>
          <table:table-cell table:number-columns-repeated="4"/>
          <table:table-cell table:style-name="ce4" table:formula="of:=[.D741]/[.D178]" office:value-type="float" office:value="0.986547085201794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25" calcext:value-type="float">
            <text:p>225</text:p>
          </table:table-cell>
          <table:table-cell table:formula="of:=[.C742]" office:value-type="float" office:value="225" calcext:value-type="float">
            <text:p>225</text:p>
          </table:table-cell>
          <table:table-cell table:number-columns-repeated="4"/>
          <table:table-cell table:style-name="ce4" table:formula="of:=[.D742]/[.D179]" office:value-type="float" office:value="0.986842105263158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31" calcext:value-type="float">
            <text:p>231</text:p>
          </table:table-cell>
          <table:table-cell table:formula="of:=[.C743]" office:value-type="float" office:value="231" calcext:value-type="float">
            <text:p>231</text:p>
          </table:table-cell>
          <table:table-cell table:number-columns-repeated="4"/>
          <table:table-cell table:style-name="ce4" table:formula="of:=[.D743]/[.D180]" office:value-type="float" office:value="0.98717948717948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36" calcext:value-type="float">
            <text:p>236</text:p>
          </table:table-cell>
          <table:table-cell table:formula="of:=[.C744]" office:value-type="float" office:value="236" calcext:value-type="float">
            <text:p>236</text:p>
          </table:table-cell>
          <table:table-cell table:number-columns-repeated="4"/>
          <table:table-cell table:style-name="ce4" table:formula="of:=[.D744]/[.D181]" office:value-type="float" office:value="0.983333333333333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table:formula="of:=[.C745]" office:value-type="float" office:value="242" calcext:value-type="float">
            <text:p>242</text:p>
          </table:table-cell>
          <table:table-cell table:number-columns-repeated="4"/>
          <table:table-cell table:style-name="ce4" table:formula="of:=[.D745]/[.D182]" office:value-type="float" office:value="0.983739837398374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table:formula="of:=[.C746]" office:value-type="float" office:value="247" calcext:value-type="float">
            <text:p>247</text:p>
          </table:table-cell>
          <table:table-cell table:number-columns-repeated="4"/>
          <table:table-cell table:style-name="ce4" table:formula="of:=[.D746]/[.D183]" office:value-type="float" office:value="0.98015873015873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53" calcext:value-type="float">
            <text:p>253</text:p>
          </table:table-cell>
          <table:table-cell table:formula="of:=[.C747]" office:value-type="float" office:value="253" calcext:value-type="float">
            <text:p>253</text:p>
          </table:table-cell>
          <table:table-cell table:number-columns-repeated="4"/>
          <table:table-cell table:style-name="ce4" table:formula="of:=[.D747]/[.D184]" office:value-type="float" office:value="0.98828125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formula="of:=[.C748]*4" office:value-type="float" office:value="260" calcext:value-type="float">
            <text:p>260</text:p>
          </table:table-cell>
          <table:table-cell table:number-columns-repeated="4"/>
          <table:table-cell table:style-name="ce4" table:formula="of:=[.D748]/[.D185]" office:value-type="float" office:value="0.984848484848485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formula="of:=[.C749]*4" office:value-type="float" office:value="264" calcext:value-type="float">
            <text:p>264</text:p>
          </table:table-cell>
          <table:table-cell table:number-columns-repeated="4"/>
          <table:table-cell table:style-name="ce4" table:formula="of:=[.D749]/[.D186]" office:value-type="float" office:value="0.970588235294118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[.C750]*4" office:value-type="float" office:value="272" calcext:value-type="float">
            <text:p>272</text:p>
          </table:table-cell>
          <table:table-cell table:number-columns-repeated="4"/>
          <table:table-cell table:style-name="ce4" table:formula="of:=[.D750]/[.D187]" office:value-type="float" office:value="0.985507246376812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formula="of:=[.C751]*4" office:value-type="float" office:value="276" calcext:value-type="float">
            <text:p>276</text:p>
          </table:table-cell>
          <table:table-cell table:number-columns-repeated="4"/>
          <table:table-cell table:style-name="ce4" table:formula="of:=[.D751]/[.D188]" office:value-type="float" office:value="0.971830985915493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table:formula="of:=[.C752]*4" office:value-type="float" office:value="284" calcext:value-type="float">
            <text:p>284</text:p>
          </table:table-cell>
          <table:table-cell table:number-columns-repeated="4"/>
          <table:table-cell table:style-name="ce4" table:formula="of:=[.D752]/[.D189]" office:value-type="float" office:value="0.986111111111111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table:formula="of:=[.C753]*4" office:value-type="float" office:value="288" calcext:value-type="float">
            <text:p>288</text:p>
          </table:table-cell>
          <table:table-cell table:number-columns-repeated="4"/>
          <table:table-cell table:style-name="ce4" table:formula="of:=[.D753]/[.D190]" office:value-type="float" office:value="0.972972972972973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formula="of:=[.C754]*4" office:value-type="float" office:value="296" calcext:value-type="float">
            <text:p>296</text:p>
          </table:table-cell>
          <table:table-cell table:number-columns-repeated="4"/>
          <table:table-cell table:style-name="ce4" table:formula="of:=[.D754]/[.D191]" office:value-type="float" office:value="0.973684210526316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C755]*4" office:value-type="float" office:value="300" calcext:value-type="float">
            <text:p>300</text:p>
          </table:table-cell>
          <table:table-cell table:number-columns-repeated="4"/>
          <table:table-cell table:style-name="ce4" table:formula="of:=[.D755]/[.D192]" office:value-type="float" office:value="0.961538461538462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table:formula="of:=[.C756]*4" office:value-type="float" office:value="308" calcext:value-type="float">
            <text:p>308</text:p>
          </table:table-cell>
          <table:table-cell table:number-columns-repeated="4"/>
          <table:table-cell table:style-name="ce4" table:formula="of:=[.D756]/[.D193]" office:value-type="float" office:value="0.974683544303797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table:formula="of:=[.C757]*4" office:value-type="float" office:value="316" calcext:value-type="float">
            <text:p>316</text:p>
          </table:table-cell>
          <table:table-cell table:number-columns-repeated="4"/>
          <table:table-cell table:style-name="ce4" table:formula="of:=[.D757]/[.D194]" office:value-type="float" office:value="0.975308641975309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table:formula="of:=[.C758]*4" office:value-type="float" office:value="320" calcext:value-type="float">
            <text:p>320</text:p>
          </table:table-cell>
          <table:table-cell table:number-columns-repeated="4"/>
          <table:table-cell table:style-name="ce4" table:formula="of:=[.D758]/[.D195]" office:value-type="float" office:value="0.963855421686747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C759]*4" office:value-type="float" office:value="328" calcext:value-type="float">
            <text:p>328</text:p>
          </table:table-cell>
          <table:table-cell table:number-columns-repeated="4"/>
          <table:table-cell table:style-name="ce4" table:formula="of:=[.D759]/[.D196]" office:value-type="float" office:value="0.964705882352941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formula="of:=[.C760]*4" office:value-type="float" office:value="336" calcext:value-type="float">
            <text:p>336</text:p>
          </table:table-cell>
          <table:table-cell table:number-columns-repeated="4"/>
          <table:table-cell table:style-name="ce4" table:formula="of:=[.D760]/[.D197]" office:value-type="float" office:value="0.96551724137931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table:formula="of:=[.C761]*4" office:value-type="float" office:value="344" calcext:value-type="float">
            <text:p>344</text:p>
          </table:table-cell>
          <table:table-cell table:number-columns-repeated="4"/>
          <table:table-cell table:style-name="ce4" table:formula="of:=[.D761]/[.D198]" office:value-type="float" office:value="0.966292134831461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table:formula="of:=[.C762]*4" office:value-type="float" office:value="348" calcext:value-type="float">
            <text:p>348</text:p>
          </table:table-cell>
          <table:table-cell table:number-columns-repeated="4"/>
          <table:table-cell table:style-name="ce4" table:formula="of:=[.D762]/[.D199]" office:value-type="float" office:value="0.956043956043956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table:formula="of:=[.C763]*4" office:value-type="float" office:value="356" calcext:value-type="float">
            <text:p>356</text:p>
          </table:table-cell>
          <table:table-cell table:number-columns-repeated="4"/>
          <table:table-cell table:style-name="ce4" table:formula="of:=[.D763]/[.D200]" office:value-type="float" office:value="0.956989247311828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table:formula="of:=[.C764]*4" office:value-type="float" office:value="364" calcext:value-type="float">
            <text:p>364</text:p>
          </table:table-cell>
          <table:table-cell table:number-columns-repeated="4"/>
          <table:table-cell table:style-name="ce4" table:formula="of:=[.D764]/[.D201]" office:value-type="float" office:value="0.957894736842105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formula="of:=[.C765]*4" office:value-type="float" office:value="372" calcext:value-type="float">
            <text:p>372</text:p>
          </table:table-cell>
          <table:table-cell table:number-columns-repeated="4"/>
          <table:table-cell table:style-name="ce4" table:formula="of:=[.D765]/[.D202]" office:value-type="float" office:value="0.958762886597938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formula="of:=[.C766]*4" office:value-type="float" office:value="380" calcext:value-type="float">
            <text:p>380</text:p>
          </table:table-cell>
          <table:table-cell table:number-columns-repeated="4"/>
          <table:table-cell table:style-name="ce4" table:formula="of:=[.D766]/[.D203]" office:value-type="float" office:value="0.95959595959596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[.C767]*4" office:value-type="float" office:value="384" calcext:value-type="float">
            <text:p>384</text:p>
          </table:table-cell>
          <table:table-cell table:number-columns-repeated="4"/>
          <table:table-cell table:style-name="ce4" table:formula="of:=[.D767]/[.D204]" office:value-type="float" office:value="0.950495049504951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table:formula="of:=[.C768]*4" office:value-type="float" office:value="392" calcext:value-type="float">
            <text:p>392</text:p>
          </table:table-cell>
          <table:table-cell table:number-columns-repeated="4"/>
          <table:table-cell table:style-name="ce4" table:formula="of:=[.D768]/[.D205]" office:value-type="float" office:value="0.951456310679612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formula="of:=[.C769]*4" office:value-type="float" office:value="400" calcext:value-type="float">
            <text:p>400</text:p>
          </table:table-cell>
          <table:table-cell table:number-columns-repeated="4"/>
          <table:table-cell table:style-name="ce4" table:formula="of:=[.D769]/[.D206]" office:value-type="float" office:value="0.952380952380952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table:formula="of:=[.C770]*4" office:value-type="float" office:value="408" calcext:value-type="float">
            <text:p>408</text:p>
          </table:table-cell>
          <table:table-cell table:number-columns-repeated="4"/>
          <table:table-cell table:style-name="ce4" table:formula="of:=[.D770]/[.D207]" office:value-type="float" office:value="0.953271028037383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table:formula="of:=[.C771]*4" office:value-type="float" office:value="416" calcext:value-type="float">
            <text:p>416</text:p>
          </table:table-cell>
          <table:table-cell table:number-columns-repeated="4"/>
          <table:table-cell table:style-name="ce4" table:formula="of:=[.D771]/[.D208]" office:value-type="float" office:value="0.962962962962963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table:formula="of:=[.C772]*4" office:value-type="float" office:value="420" calcext:value-type="float">
            <text:p>420</text:p>
          </table:table-cell>
          <table:table-cell table:number-columns-repeated="4"/>
          <table:table-cell table:style-name="ce4" table:formula="of:=[.D772]/[.D209]" office:value-type="float" office:value="0.954545454545455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table:formula="of:=[.C773]*4" office:value-type="float" office:value="428" calcext:value-type="float">
            <text:p>428</text:p>
          </table:table-cell>
          <table:table-cell table:number-columns-repeated="4"/>
          <table:table-cell table:style-name="ce4" table:formula="of:=[.D773]/[.D210]" office:value-type="float" office:value="0.955357142857143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table:formula="of:=[.C774]*4" office:value-type="float" office:value="436" calcext:value-type="float">
            <text:p>436</text:p>
          </table:table-cell>
          <table:table-cell table:number-columns-repeated="4"/>
          <table:table-cell table:style-name="ce4" table:formula="of:=[.D774]/[.D211]" office:value-type="float" office:value="0.956140350877193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table:formula="of:=[.C775]*4" office:value-type="float" office:value="444" calcext:value-type="float">
            <text:p>444</text:p>
          </table:table-cell>
          <table:table-cell table:number-columns-repeated="4"/>
          <table:table-cell table:style-name="ce4" table:formula="of:=[.D775]/[.D212]" office:value-type="float" office:value="0.956896551724138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table:formula="of:=[.C776]*4" office:value-type="float" office:value="452" calcext:value-type="float">
            <text:p>452</text:p>
          </table:table-cell>
          <table:table-cell table:number-columns-repeated="4"/>
          <table:table-cell table:style-name="ce4" table:formula="of:=[.D776]/[.D213]" office:value-type="float" office:value="0.957627118644068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formula="of:=[.C777]*4" office:value-type="float" office:value="460" calcext:value-type="float">
            <text:p>460</text:p>
          </table:table-cell>
          <table:table-cell table:number-columns-repeated="4"/>
          <table:table-cell table:style-name="ce4" table:formula="of:=[.D777]/[.D214]" office:value-type="float" office:value="0.966386554621849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table:formula="of:=[.C778]*4" office:value-type="float" office:value="468" calcext:value-type="float">
            <text:p>468</text:p>
          </table:table-cell>
          <table:table-cell table:number-columns-repeated="4"/>
          <table:table-cell table:style-name="ce4" table:formula="of:=[.D778]/[.D215]" office:value-type="float" office:value="0.966942148760331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formula="of:=[.C779]*4" office:value-type="float" office:value="476" calcext:value-type="float">
            <text:p>476</text:p>
          </table:table-cell>
          <table:table-cell table:number-columns-repeated="4"/>
          <table:table-cell table:style-name="ce4" table:formula="of:=[.D779]/[.D216]" office:value-type="float" office:value="0.967479674796748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formula="of:=[.C780]*4" office:value-type="float" office:value="484" calcext:value-type="float">
            <text:p>484</text:p>
          </table:table-cell>
          <table:table-cell table:number-columns-repeated="4"/>
          <table:table-cell table:style-name="ce4" table:formula="of:=[.D780]/[.D217]" office:value-type="float" office:value="0.96031746031746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table:formula="of:=[.C781]*4" office:value-type="float" office:value="492" calcext:value-type="float">
            <text:p>492</text:p>
          </table:table-cell>
          <table:table-cell table:number-columns-repeated="4"/>
          <table:table-cell table:style-name="ce4" table:formula="of:=[.D781]/[.D218]" office:value-type="float" office:value="0.9609375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formula="of:=[.C782]*4" office:value-type="float" office:value="504" calcext:value-type="float">
            <text:p>504</text:p>
          </table:table-cell>
          <table:table-cell table:number-columns-repeated="4"/>
          <table:table-cell table:style-name="ce4" table:formula="of:=[.D782]/[.D219]" office:value-type="float" office:value="0.969230769230769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table:number-columns-repeated="2" office:value-type="float" office:value="128" calcext:value-type="float">
            <text:p>128</text:p>
          </table:table-cell>
          <table:table-cell table:formula="of:=[.C783]*4" office:value-type="float" office:value="512" calcext:value-type="float">
            <text:p>512</text:p>
          </table:table-cell>
          <table:table-cell table:number-columns-repeated="4"/>
          <table:table-cell table:style-name="ce4" table:formula="of:=[.D783]/[.D220]" office:value-type="float" office:value="0.96969696969697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formula="of:=[.C784]*4" office:value-type="float" office:value="520" calcext:value-type="float">
            <text:p>520</text:p>
          </table:table-cell>
          <table:table-cell table:number-columns-repeated="4"/>
          <table:table-cell table:style-name="ce4" table:formula="of:=[.D784]/[.D221]" office:value-type="float" office:value="0.970149253731343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formula="of:=[.C785]*4" office:value-type="float" office:value="532" calcext:value-type="float">
            <text:p>532</text:p>
          </table:table-cell>
          <table:table-cell table:number-columns-repeated="4"/>
          <table:table-cell table:style-name="ce4" table:formula="of:=[.D785]/[.D222]" office:value-type="float" office:value="0.977941176470588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table:formula="of:=[.C786]*4" office:value-type="float" office:value="540" calcext:value-type="float">
            <text:p>540</text:p>
          </table:table-cell>
          <table:table-cell table:number-columns-repeated="4"/>
          <table:table-cell table:style-name="ce4" table:formula="of:=[.D786]/[.D223]" office:value-type="float" office:value="0.971223021582734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formula="of:=[.C787]*4" office:value-type="float" office:value="548" calcext:value-type="float">
            <text:p>548</text:p>
          </table:table-cell>
          <table:table-cell table:number-columns-repeated="4"/>
          <table:table-cell table:style-name="ce4" table:formula="of:=[.D787]/[.D224]" office:value-type="float" office:value="0.971631205673759" calcext:value-type="float">
            <text:p>0.9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formula="of:=[.C788]*4" office:value-type="float" office:value="560" calcext:value-type="float">
            <text:p>560</text:p>
          </table:table-cell>
          <table:table-cell table:number-columns-repeated="4"/>
          <table:table-cell table:style-name="ce4" table:formula="of:=[.D788]/[.D225]" office:value-type="float" office:value="0.979020979020979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table:formula="of:=[.C789]*4" office:value-type="float" office:value="568" calcext:value-type="float">
            <text:p>568</text:p>
          </table:table-cell>
          <table:table-cell table:number-columns-repeated="4"/>
          <table:table-cell table:style-name="ce4" table:formula="of:=[.D789]/[.D226]" office:value-type="float" office:value="0.979310344827586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formula="of:=[.C790]*4" office:value-type="float" office:value="580" calcext:value-type="float">
            <text:p>580</text:p>
          </table:table-cell>
          <table:table-cell table:number-columns-repeated="4"/>
          <table:table-cell table:style-name="ce4" table:formula="of:=[.D790]/[.D227]" office:value-type="float" office:value="0.97972972972973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table:formula="of:=[.C791]*4" office:value-type="float" office:value="588" calcext:value-type="float">
            <text:p>588</text:p>
          </table:table-cell>
          <table:table-cell table:number-columns-repeated="4"/>
          <table:table-cell table:style-name="ce4" table:formula="of:=[.D791]/[.D228]" office:value-type="float" office:value="0.98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table:formula="of:=[.C792]*4" office:value-type="float" office:value="600" calcext:value-type="float">
            <text:p>600</text:p>
          </table:table-cell>
          <table:table-cell table:number-columns-repeated="4"/>
          <table:table-cell table:style-name="ce4" table:formula="of:=[.D792]/[.D229]" office:value-type="float" office:value="0.986842105263158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table:formula="of:=[.C793]*4" office:value-type="float" office:value="612" calcext:value-type="float">
            <text:p>612</text:p>
          </table:table-cell>
          <table:table-cell table:number-columns-repeated="4"/>
          <table:table-cell table:style-name="ce4" table:formula="of:=[.D793]/[.D230]" office:value-type="float" office:value="0.987096774193548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table:formula="of:=[.C794]*4" office:value-type="float" office:value="620" calcext:value-type="float">
            <text:p>620</text:p>
          </table:table-cell>
          <table:table-cell table:number-columns-repeated="4"/>
          <table:table-cell table:style-name="ce4" table:formula="of:=[.D794]/[.D231]" office:value-type="float" office:value="0.987261146496815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table:formula="of:=[.C795]*4" office:value-type="float" office:value="632" calcext:value-type="float">
            <text:p>632</text:p>
          </table:table-cell>
          <table:table-cell table:number-columns-repeated="4"/>
          <table:table-cell table:style-name="ce4" table:formula="of:=[.D795]/[.D232]" office:value-type="float" office:value="0.9875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table:formula="of:=[.C796]*4" office:value-type="float" office:value="644" calcext:value-type="float">
            <text:p>644</text:p>
          </table:table-cell>
          <table:table-cell table:number-columns-repeated="4"/>
          <table:table-cell table:style-name="ce4" table:formula="of:=[.D796]/[.D233]" office:value-type="float" office:value="0.99382716049382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table:formula="of:=[.C797]*4" office:value-type="float" office:value="652" calcext:value-type="float">
            <text:p>652</text:p>
          </table:table-cell>
          <table:table-cell table:number-columns-repeated="4"/>
          <table:table-cell table:style-name="ce4" table:formula="of:=[.D797]/[.D234]" office:value-type="float" office:value="0.987878787878788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table:formula="of:=[.C798]*4" office:value-type="float" office:value="664" calcext:value-type="float">
            <text:p>664</text:p>
          </table:table-cell>
          <table:table-cell table:number-columns-repeated="4"/>
          <table:table-cell table:style-name="ce4" table:formula="of:=[.D798]/[.D235]" office:value-type="float" office:value="0.994011976047904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formula="of:=[.C799]*4" office:value-type="float" office:value="676" calcext:value-type="float">
            <text:p>676</text:p>
          </table:table-cell>
          <table:table-cell table:number-columns-repeated="4"/>
          <table:table-cell table:style-name="ce4" table:formula="of:=[.D799]/[.D236]" office:value-type="float" office:value="0.994117647058824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table:formula="of:=[.C800]*4" office:value-type="float" office:value="688" calcext:value-type="float">
            <text:p>688</text:p>
          </table:table-cell>
          <table:table-cell table:number-columns-repeated="4"/>
          <table:table-cell table:style-name="ce4" table:formula="of:=[.D800]/[.D237]" office:value-type="float" office:value="0.994219653179191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table:formula="of:=[.C801]*4" office:value-type="float" office:value="700" calcext:value-type="float">
            <text:p>700</text:p>
          </table:table-cell>
          <table:table-cell table:number-columns-repeated="4"/>
          <table:table-cell table:style-name="ce4" table:formula="of:=[.D801]/[.D238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table:formula="of:=[.C802]*4" office:value-type="float" office:value="708" calcext:value-type="float">
            <text:p>708</text:p>
          </table:table-cell>
          <table:table-cell table:number-columns-repeated="4"/>
          <table:table-cell table:style-name="ce4" table:formula="of:=[.D802]/[.D239]" office:value-type="float" office:value="0.99438202247191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  <table:table-cell table:formula="of:=[.C803]*4" office:value-type="float" office:value="720" calcext:value-type="float">
            <text:p>720</text:p>
          </table:table-cell>
          <table:table-cell table:number-columns-repeated="4"/>
          <table:table-cell table:style-name="ce4" table:formula="of:=[.D803]/[.D240]" office:value-type="float" office:value="0.99447513812154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  <table:table-cell table:formula="of:=[.C804]*4" office:value-type="float" office:value="732" calcext:value-type="float">
            <text:p>732</text:p>
          </table:table-cell>
          <table:table-cell table:number-columns-repeated="4"/>
          <table:table-cell table:style-name="ce4" table:formula="of:=[.D804]/[.D241]" office:value-type="float" office:value="0.994565217391304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table:formula="of:=[.C805]*4" office:value-type="float" office:value="744" calcext:value-type="float">
            <text:p>744</text:p>
          </table:table-cell>
          <table:table-cell table:number-columns-repeated="4"/>
          <table:table-cell table:style-name="ce4" table:formula="of:=[.D805]/[.D242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89" calcext:value-type="float">
            <text:p>189</text:p>
          </table:table-cell>
          <table:table-cell table:formula="of:=[.C806]*4" office:value-type="float" office:value="756" calcext:value-type="float">
            <text:p>756</text:p>
          </table:table-cell>
          <table:table-cell table:number-columns-repeated="4"/>
          <table:table-cell table:style-name="ce4" table:formula="of:=[.D806]/[.D243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table:formula="of:=[.C807]*4" office:value-type="float" office:value="768" calcext:value-type="float">
            <text:p>768</text:p>
          </table:table-cell>
          <table:table-cell table:number-columns-repeated="4"/>
          <table:table-cell table:style-name="ce4" table:formula="of:=[.D807]/[.D244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95" calcext:value-type="float">
            <text:p>195</text:p>
          </table:table-cell>
          <table:table-cell table:formula="of:=[.C808]*4" office:value-type="float" office:value="780" calcext:value-type="float">
            <text:p>780</text:p>
          </table:table-cell>
          <table:table-cell table:number-columns-repeated="4"/>
          <table:table-cell table:style-name="ce4" table:formula="of:=[.D808]/[.D245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 table:formula="of:=[.C809]*4" office:value-type="float" office:value="792" calcext:value-type="float">
            <text:p>792</text:p>
          </table:table-cell>
          <table:table-cell table:number-columns-repeated="4"/>
          <table:table-cell table:style-name="ce4" table:formula="of:=[.D809]/[.D246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  <table:table-cell table:formula="of:=[.C810]*4" office:value-type="float" office:value="804" calcext:value-type="float">
            <text:p>804</text:p>
          </table:table-cell>
          <table:table-cell table:number-columns-repeated="4"/>
          <table:table-cell table:style-name="ce4" table:formula="of:=[.D810]/[.D247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04" calcext:value-type="float">
            <text:p>204</text:p>
          </table:table-cell>
          <table:table-cell table:formula="of:=[.C811]*4" office:value-type="float" office:value="816" calcext:value-type="float">
            <text:p>816</text:p>
          </table:table-cell>
          <table:table-cell table:number-columns-repeated="4"/>
          <table:table-cell table:style-name="ce4" table:formula="of:=[.D811]/[.D248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  <table:table-cell table:formula="of:=[.C812]*4" office:value-type="float" office:value="828" calcext:value-type="float">
            <text:p>828</text:p>
          </table:table-cell>
          <table:table-cell table:number-columns-repeated="4"/>
          <table:table-cell table:style-name="ce4" table:formula="of:=[.D812]/[.D249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210" calcext:value-type="float">
            <text:p>210</text:p>
          </table:table-cell>
          <table:table-cell table:formula="of:=[.C813]*4" office:value-type="float" office:value="840" calcext:value-type="float">
            <text:p>840</text:p>
          </table:table-cell>
          <table:table-cell table:number-columns-repeated="4"/>
          <table:table-cell table:style-name="ce4" table:formula="of:=[.D813]/[.D250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213" calcext:value-type="float">
            <text:p>213</text:p>
          </table:table-cell>
          <table:table-cell table:formula="of:=[.C814]*4" office:value-type="float" office:value="852" calcext:value-type="float">
            <text:p>852</text:p>
          </table:table-cell>
          <table:table-cell table:number-columns-repeated="4"/>
          <table:table-cell table:style-name="ce4" table:formula="of:=[.D814]/[.D251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17" calcext:value-type="float">
            <text:p>217</text:p>
          </table:table-cell>
          <table:table-cell table:formula="of:=[.C815]*4" office:value-type="float" office:value="868" calcext:value-type="float">
            <text:p>868</text:p>
          </table:table-cell>
          <table:table-cell table:number-columns-repeated="4"/>
          <table:table-cell table:style-name="ce4" table:formula="of:=[.D815]/[.D252]" office:value-type="float" office:value="1.00462962962963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220" calcext:value-type="float">
            <text:p>220</text:p>
          </table:table-cell>
          <table:table-cell table:formula="of:=[.C816]*4" office:value-type="float" office:value="880" calcext:value-type="float">
            <text:p>880</text:p>
          </table:table-cell>
          <table:table-cell table:number-columns-repeated="4"/>
          <table:table-cell table:style-name="ce4" table:formula="of:=[.D816]/[.D253]" office:value-type="float" office:value="1.00456621004566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223" calcext:value-type="float">
            <text:p>223</text:p>
          </table:table-cell>
          <table:table-cell table:formula="of:=[.C817]*4" office:value-type="float" office:value="892" calcext:value-type="float">
            <text:p>892</text:p>
          </table:table-cell>
          <table:table-cell table:number-columns-repeated="4"/>
          <table:table-cell table:style-name="ce4" table:formula="of:=[.D817]/[.D254]" office:value-type="float" office:value="1.0045045045045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226" calcext:value-type="float">
            <text:p>226</text:p>
          </table:table-cell>
          <table:table-cell table:formula="of:=[.C818]*4" office:value-type="float" office:value="904" calcext:value-type="float">
            <text:p>904</text:p>
          </table:table-cell>
          <table:table-cell table:number-columns-repeated="4"/>
          <table:table-cell table:style-name="ce4" table:formula="of:=[.D818]/[.D255]" office:value-type="float" office:value="1.00444444444444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29" calcext:value-type="float">
            <text:p>229</text:p>
          </table:table-cell>
          <table:table-cell table:formula="of:=[.C819]*4" office:value-type="float" office:value="916" calcext:value-type="float">
            <text:p>916</text:p>
          </table:table-cell>
          <table:table-cell table:number-columns-repeated="4"/>
          <table:table-cell table:style-name="ce4" table:formula="of:=[.D819]/[.D256]" office:value-type="float" office:value="1.00438596491228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232" calcext:value-type="float">
            <text:p>232</text:p>
          </table:table-cell>
          <table:table-cell table:formula="of:=[.C820]*4" office:value-type="float" office:value="928" calcext:value-type="float">
            <text:p>928</text:p>
          </table:table-cell>
          <table:table-cell table:number-columns-repeated="4"/>
          <table:table-cell table:style-name="ce4" table:formula="of:=[.D820]/[.D257]" office:value-type="float" office:value="1.004329004329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235" calcext:value-type="float">
            <text:p>235</text:p>
          </table:table-cell>
          <table:table-cell table:formula="of:=[.C821]*4" office:value-type="float" office:value="940" calcext:value-type="float">
            <text:p>940</text:p>
          </table:table-cell>
          <table:table-cell table:number-columns-repeated="4"/>
          <table:table-cell table:style-name="ce4" table:formula="of:=[.D821]/[.D258]" office:value-type="float" office:value="1.0042735042735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38" calcext:value-type="float">
            <text:p>238</text:p>
          </table:table-cell>
          <table:table-cell table:formula="of:=[.C822]*4" office:value-type="float" office:value="952" calcext:value-type="float">
            <text:p>952</text:p>
          </table:table-cell>
          <table:table-cell table:number-columns-repeated="4"/>
          <table:table-cell table:style-name="ce4" table:formula="of:=[.D822]/[.D259]" office:value-type="float" office:value="1.00847457627119" calcext:value-type="float">
            <text:p>1.0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241" calcext:value-type="float">
            <text:p>241</text:p>
          </table:table-cell>
          <table:table-cell table:formula="of:=[.C823]*4" office:value-type="float" office:value="964" calcext:value-type="float">
            <text:p>964</text:p>
          </table:table-cell>
          <table:table-cell table:number-columns-repeated="4"/>
          <table:table-cell table:style-name="ce4" table:formula="of:=[.D823]/[.D260]" office:value-type="float" office:value="1.00836820083682" calcext:value-type="float">
            <text:p>1.0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table:formula="of:=[.C824]*4" office:value-type="float" office:value="976" calcext:value-type="float">
            <text:p>976</text:p>
          </table:table-cell>
          <table:table-cell table:number-columns-repeated="4"/>
          <table:table-cell table:style-name="ce4" table:formula="of:=[.D824]/[.D261]" office:value-type="float" office:value="1.00826446280992" calcext:value-type="float">
            <text:p>1.0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47" calcext:value-type="float">
            <text:p>247</text:p>
          </table:table-cell>
          <table:table-cell table:formula="of:=[.C825]*4" office:value-type="float" office:value="988" calcext:value-type="float">
            <text:p>988</text:p>
          </table:table-cell>
          <table:table-cell table:number-columns-repeated="4"/>
          <table:table-cell table:style-name="ce4" table:formula="of:=[.D825]/[.D262]" office:value-type="float" office:value="1.00816326530612" calcext:value-type="float">
            <text:p>1.0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250" calcext:value-type="float">
            <text:p>250</text:p>
          </table:table-cell>
          <table:table-cell table:formula="of:=[.C826]*4" office:value-type="float" office:value="1000" calcext:value-type="float">
            <text:p>1000</text:p>
          </table:table-cell>
          <table:table-cell table:number-columns-repeated="4"/>
          <table:table-cell table:style-name="ce4" table:formula="of:=[.D826]/[.D263]" office:value-type="float" office:value="1.00806451612903" calcext:value-type="float">
            <text:p>1.0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253" calcext:value-type="float">
            <text:p>253</text:p>
          </table:table-cell>
          <table:table-cell table:formula="of:=[.C827]*4" office:value-type="float" office:value="1012" calcext:value-type="float">
            <text:p>1012</text:p>
          </table:table-cell>
          <table:table-cell table:number-columns-repeated="4"/>
          <table:table-cell table:style-name="ce4" table:formula="of:=[.D827]/[.D264]" office:value-type="float" office:value="1.00796812749004" calcext:value-type="float">
            <text:p>1.0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64" calcext:value-type="float">
            <text:p>64</text:p>
          </table:table-cell>
          <table:table-cell table:formula="of:=[.C828]*16" office:value-type="float" office:value="1024" calcext:value-type="float">
            <text:p>1024</text:p>
          </table:table-cell>
          <table:table-cell table:number-columns-repeated="4"/>
          <table:table-cell table:style-name="ce4" table:formula="of:=[.D828]/[.D265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table:formula="of:=[.C829]*16" office:value-type="float" office:value="1040" calcext:value-type="float">
            <text:p>1040</text:p>
          </table:table-cell>
          <table:table-cell table:number-columns-repeated="4"/>
          <table:table-cell table:style-name="ce4" table:formula="of:=[.D829]/[.D266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66" calcext:value-type="float">
            <text:p>66</text:p>
          </table:table-cell>
          <table:table-cell table:formula="of:=[.C830]*16" office:value-type="float" office:value="1056" calcext:value-type="float">
            <text:p>1056</text:p>
          </table:table-cell>
          <table:table-cell table:number-columns-repeated="4"/>
          <table:table-cell table:style-name="ce4" table:formula="of:=[.D830]/[.D267]" office:value-type="float" office:value="1.01538461538462" calcext:value-type="float">
            <text:p>1.0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67" calcext:value-type="float">
            <text:p>67</text:p>
          </table:table-cell>
          <table:table-cell table:formula="of:=[.C831]*16" office:value-type="float" office:value="1072" calcext:value-type="float">
            <text:p>1072</text:p>
          </table:table-cell>
          <table:table-cell table:number-columns-repeated="4"/>
          <table:table-cell table:style-name="ce4" table:formula="of:=[.D831]/[.D268]" office:value-type="float" office:value="1.01515151515152" calcext:value-type="float">
            <text:p>1.0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table:formula="of:=[.C832]*16" office:value-type="float" office:value="1072" calcext:value-type="float">
            <text:p>1072</text:p>
          </table:table-cell>
          <table:table-cell table:number-columns-repeated="4"/>
          <table:table-cell table:style-name="ce4" table:formula="of:=[.D832]/[.D269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table:formula="of:=[.C833]*16" office:value-type="float" office:value="1088" calcext:value-type="float">
            <text:p>1088</text:p>
          </table:table-cell>
          <table:table-cell table:number-columns-repeated="4"/>
          <table:table-cell table:style-name="ce4" table:formula="of:=[.D833]/[.D270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69" calcext:value-type="float">
            <text:p>69</text:p>
          </table:table-cell>
          <table:table-cell table:formula="of:=[.C834]*16" office:value-type="float" office:value="1104" calcext:value-type="float">
            <text:p>1104</text:p>
          </table:table-cell>
          <table:table-cell table:number-columns-repeated="4"/>
          <table:table-cell table:style-name="ce4" table:formula="of:=[.D834]/[.D271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C835]*16" office:value-type="float" office:value="1120" calcext:value-type="float">
            <text:p>1120</text:p>
          </table:table-cell>
          <table:table-cell table:number-columns-repeated="4"/>
          <table:table-cell table:style-name="ce4" table:formula="of:=[.D835]/[.D272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  <table:table-cell table:formula="of:=[.C836]*16" office:value-type="float" office:value="1136" calcext:value-type="float">
            <text:p>1136</text:p>
          </table:table-cell>
          <table:table-cell table:number-columns-repeated="4"/>
          <table:table-cell table:style-name="ce4" table:formula="of:=[.D836]/[.D273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table:formula="of:=[.C837]*16" office:value-type="float" office:value="1152" calcext:value-type="float">
            <text:p>1152</text:p>
          </table:table-cell>
          <table:table-cell table:number-columns-repeated="4"/>
          <table:table-cell table:style-name="ce4" table:formula="of:=[.D837]/[.D274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table:formula="of:=[.C838]*16" office:value-type="float" office:value="1168" calcext:value-type="float">
            <text:p>1168</text:p>
          </table:table-cell>
          <table:table-cell table:number-columns-repeated="4"/>
          <table:table-cell table:style-name="ce4" table:formula="of:=[.D838]/[.D275]" office:value-type="float" office:value="1" calcext:value-type="float">
            <text:p>1.0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table:formula="of:=[.C839]*16" office:value-type="float" office:value="1168" calcext:value-type="float">
            <text:p>1168</text:p>
          </table:table-cell>
          <table:table-cell table:number-columns-repeated="4"/>
          <table:table-cell table:style-name="ce4" table:formula="of:=[.D839]/[.D276]" office:value-type="float" office:value="0.98648648648648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table:formula="of:=[.C840]*16" office:value-type="float" office:value="1184" calcext:value-type="float">
            <text:p>1184</text:p>
          </table:table-cell>
          <table:table-cell table:number-columns-repeated="4"/>
          <table:table-cell table:style-name="ce4" table:formula="of:=[.D840]/[.D277]" office:value-type="float" office:value="0.98666666666666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  <table:table-cell table:formula="of:=[.C841]*16" office:value-type="float" office:value="1200" calcext:value-type="float">
            <text:p>1200</text:p>
          </table:table-cell>
          <table:table-cell table:number-columns-repeated="4"/>
          <table:table-cell table:style-name="ce4" table:formula="of:=[.D841]/[.D278]" office:value-type="float" office:value="0.986842105263158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table:formula="of:=[.C842]*16" office:value-type="float" office:value="1216" calcext:value-type="float">
            <text:p>1216</text:p>
          </table:table-cell>
          <table:table-cell table:number-columns-repeated="4"/>
          <table:table-cell table:style-name="ce4" table:formula="of:=[.D842]/[.D279]" office:value-type="float" office:value="0.98701298701298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  <table:table-cell table:formula="of:=[.C843]*16" office:value-type="float" office:value="1232" calcext:value-type="float">
            <text:p>1232</text:p>
          </table:table-cell>
          <table:table-cell table:number-columns-repeated="4"/>
          <table:table-cell table:style-name="ce4" table:formula="of:=[.D843]/[.D280]" office:value-type="float" office:value="0.987179487179487" calcext:value-type="float">
            <text:p>0.9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78" calcext:value-type="float">
            <text:p>78</text:p>
          </table:table-cell>
          <table:table-cell table:formula="of:=[.C844]*16" office:value-type="float" office:value="1248" calcext:value-type="float">
            <text:p>1248</text:p>
          </table:table-cell>
          <table:table-cell table:number-columns-repeated="4"/>
          <table:table-cell table:style-name="ce4" table:formula="of:=[.D844]/[.D281]" office:value-type="float" office:value="0.975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table:formula="of:=[.C845]*16" office:value-type="float" office:value="1264" calcext:value-type="float">
            <text:p>1264</text:p>
          </table:table-cell>
          <table:table-cell table:number-columns-repeated="4"/>
          <table:table-cell table:style-name="ce4" table:formula="of:=[.D845]/[.D282]" office:value-type="float" office:value="0.975308641975309" calcext:value-type="float">
            <text:p>0.9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table:formula="of:=[.C846]*16" office:value-type="float" office:value="1280" calcext:value-type="float">
            <text:p>1280</text:p>
          </table:table-cell>
          <table:table-cell table:number-columns-repeated="4"/>
          <table:table-cell table:style-name="ce4" table:formula="of:=[.D846]/[.D283]" office:value-type="float" office:value="0.963855421686747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table:formula="of:=[.C847]*16" office:value-type="float" office:value="1296" calcext:value-type="float">
            <text:p>1296</text:p>
          </table:table-cell>
          <table:table-cell table:number-columns-repeated="4"/>
          <table:table-cell table:style-name="ce4" table:formula="of:=[.D847]/[.D284]" office:value-type="float" office:value="0.964285714285714" calcext:value-type="float">
            <text:p>0.9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table:formula="of:=[.C848]*16" office:value-type="float" office:value="1312" calcext:value-type="float">
            <text:p>1312</text:p>
          </table:table-cell>
          <table:table-cell table:number-columns-repeated="4"/>
          <table:table-cell table:style-name="ce4" table:formula="of:=[.D848]/[.D285]" office:value-type="float" office:value="0.953488372093023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table:formula="of:=[.C849]*16" office:value-type="float" office:value="1328" calcext:value-type="float">
            <text:p>1328</text:p>
          </table:table-cell>
          <table:table-cell table:number-columns-repeated="4"/>
          <table:table-cell table:style-name="ce4" table:formula="of:=[.D849]/[.D286]" office:value-type="float" office:value="0.954022988505747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83" calcext:value-type="float">
            <text:p>83</text:p>
          </table:table-cell>
          <table:table-cell table:formula="of:=[.C850]*16" office:value-type="float" office:value="1328" calcext:value-type="float">
            <text:p>1328</text:p>
          </table:table-cell>
          <table:table-cell table:number-columns-repeated="4"/>
          <table:table-cell table:style-name="ce4" table:formula="of:=[.D850]/[.D287]" office:value-type="float" office:value="0.943181818181818" calcext:value-type="float">
            <text:p>0.9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84" calcext:value-type="float">
            <text:p>84</text:p>
          </table:table-cell>
          <table:table-cell table:formula="of:=[.C851]*16" office:value-type="float" office:value="1344" calcext:value-type="float">
            <text:p>1344</text:p>
          </table:table-cell>
          <table:table-cell table:number-columns-repeated="4"/>
          <table:table-cell table:style-name="ce4" table:formula="of:=[.D851]/[.D288]" office:value-type="float" office:value="0.933333333333333" calcext:value-type="float">
            <text:p>0.9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table:formula="of:=[.C852]*16" office:value-type="float" office:value="1360" calcext:value-type="float">
            <text:p>1360</text:p>
          </table:table-cell>
          <table:table-cell table:number-columns-repeated="4"/>
          <table:table-cell table:style-name="ce4" table:formula="of:=[.D852]/[.D289]" office:value-type="float" office:value="0.934065934065934" calcext:value-type="float">
            <text:p>0.9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87" calcext:value-type="float">
            <text:p>87</text:p>
          </table:table-cell>
          <table:table-cell table:formula="of:=[.C853]*16" office:value-type="float" office:value="1392" calcext:value-type="float">
            <text:p>1392</text:p>
          </table:table-cell>
          <table:table-cell table:number-columns-repeated="4"/>
          <table:table-cell table:style-name="ce4" table:formula="of:=[.D853]/[.D290]" office:value-type="float" office:value="0.945652173913044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88" calcext:value-type="float">
            <text:p>88</text:p>
          </table:table-cell>
          <table:table-cell table:formula="of:=[.C854]*16" office:value-type="float" office:value="1408" calcext:value-type="float">
            <text:p>1408</text:p>
          </table:table-cell>
          <table:table-cell table:number-columns-repeated="4"/>
          <table:table-cell table:style-name="ce4" table:formula="of:=[.D854]/[.D291]" office:value-type="float" office:value="0.946236559139785" calcext:value-type="float">
            <text:p>0.9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table:formula="of:=[.C855]*16" office:value-type="float" office:value="1424" calcext:value-type="float">
            <text:p>1424</text:p>
          </table:table-cell>
          <table:table-cell table:number-columns-repeated="4"/>
          <table:table-cell table:style-name="ce4" table:formula="of:=[.D855]/[.D292]" office:value-type="float" office:value="0.936842105263158" calcext:value-type="float">
            <text:p>0.9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table:formula="of:=[.C856]*16" office:value-type="float" office:value="1440" calcext:value-type="float">
            <text:p>1440</text:p>
          </table:table-cell>
          <table:table-cell table:number-columns-repeated="4"/>
          <table:table-cell table:style-name="ce4" table:formula="of:=[.D856]/[.D293]" office:value-type="float" office:value="0.9375" calcext:value-type="float">
            <text:p>0.9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91" calcext:value-type="float">
            <text:p>91</text:p>
          </table:table-cell>
          <table:table-cell table:formula="of:=[.C857]*16" office:value-type="float" office:value="1456" calcext:value-type="float">
            <text:p>1456</text:p>
          </table:table-cell>
          <table:table-cell table:number-columns-repeated="4"/>
          <table:table-cell table:style-name="ce4" table:formula="of:=[.D857]/[.D294]" office:value-type="float" office:value="0.938144329896907" calcext:value-type="float">
            <text:p>0.9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92" calcext:value-type="float">
            <text:p>92</text:p>
          </table:table-cell>
          <table:table-cell table:formula="of:=[.C858]*16" office:value-type="float" office:value="1472" calcext:value-type="float">
            <text:p>1472</text:p>
          </table:table-cell>
          <table:table-cell table:number-columns-repeated="4"/>
          <table:table-cell table:style-name="ce4" table:formula="of:=[.D858]/[.D295]" office:value-type="float" office:value="0.938775510204082" calcext:value-type="float">
            <text:p>0.9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93" calcext:value-type="float">
            <text:p>93</text:p>
          </table:table-cell>
          <table:table-cell table:formula="of:=[.C859]*16" office:value-type="float" office:value="1488" calcext:value-type="float">
            <text:p>1488</text:p>
          </table:table-cell>
          <table:table-cell table:number-columns-repeated="4"/>
          <table:table-cell table:style-name="ce4" table:formula="of:=[.D859]/[.D296]" office:value-type="float" office:value="0.939393939393939" calcext:value-type="float">
            <text:p>0.9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94" calcext:value-type="float">
            <text:p>94</text:p>
          </table:table-cell>
          <table:table-cell table:formula="of:=[.C860]*16" office:value-type="float" office:value="1504" calcext:value-type="float">
            <text:p>1504</text:p>
          </table:table-cell>
          <table:table-cell table:number-columns-repeated="4"/>
          <table:table-cell table:style-name="ce4" table:formula="of:=[.D860]/[.D297]" office:value-type="float" office:value="0.930693069306931" calcext:value-type="float">
            <text:p>0.9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95" calcext:value-type="float">
            <text:p>95</text:p>
          </table:table-cell>
          <table:table-cell table:formula="of:=[.C861]*16" office:value-type="float" office:value="1520" calcext:value-type="float">
            <text:p>1520</text:p>
          </table:table-cell>
          <table:table-cell table:number-columns-repeated="4"/>
          <table:table-cell table:style-name="ce4" table:formula="of:=[.D861]/[.D298]" office:value-type="float" office:value="0.931372549019608" calcext:value-type="float">
            <text:p>0.9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table:formula="of:=[.C862]*16" office:value-type="float" office:value="1536" calcext:value-type="float">
            <text:p>1536</text:p>
          </table:table-cell>
          <table:table-cell table:number-columns-repeated="4"/>
          <table:table-cell table:style-name="ce4" table:formula="of:=[.D862]/[.D299]" office:value-type="float" office:value="0.923076923076923" calcext:value-type="float">
            <text:p>0.9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98" calcext:value-type="float">
            <text:p>98</text:p>
          </table:table-cell>
          <table:table-cell table:formula="of:=[.C863]*16" office:value-type="float" office:value="1568" calcext:value-type="float">
            <text:p>1568</text:p>
          </table:table-cell>
          <table:table-cell table:number-columns-repeated="4"/>
          <table:table-cell table:style-name="ce4" table:formula="of:=[.D863]/[.D300]" office:value-type="float" office:value="0.933333333333333" calcext:value-type="float">
            <text:p>0.9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99" calcext:value-type="float">
            <text:p>99</text:p>
          </table:table-cell>
          <table:table-cell table:formula="of:=[.C864]*16" office:value-type="float" office:value="1584" calcext:value-type="float">
            <text:p>1584</text:p>
          </table:table-cell>
          <table:table-cell table:number-columns-repeated="4"/>
          <table:table-cell table:style-name="ce4" table:formula="of:=[.D864]/[.D301]" office:value-type="float" office:value="0.925233644859813" calcext:value-type="float">
            <text:p>0.9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formula="of:=[.C865]*16" office:value-type="float" office:value="1600" calcext:value-type="float">
            <text:p>1600</text:p>
          </table:table-cell>
          <table:table-cell table:number-columns-repeated="4"/>
          <table:table-cell table:style-name="ce4" table:formula="of:=[.D865]/[.D302]" office:value-type="float" office:value="0.925925925925926" calcext:value-type="float">
            <text:p>0.9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01" calcext:value-type="float">
            <text:p>101</text:p>
          </table:table-cell>
          <table:table-cell table:formula="of:=[.C866]*16" office:value-type="float" office:value="1616" calcext:value-type="float">
            <text:p>1616</text:p>
          </table:table-cell>
          <table:table-cell table:number-columns-repeated="4"/>
          <table:table-cell table:style-name="ce4" table:formula="of:=[.D866]/[.D303]" office:value-type="float" office:value="0.918181818181818" calcext:value-type="float">
            <text:p>0.9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02" calcext:value-type="float">
            <text:p>102</text:p>
          </table:table-cell>
          <table:table-cell table:formula="of:=[.C867]*16" office:value-type="float" office:value="1632" calcext:value-type="float">
            <text:p>1632</text:p>
          </table:table-cell>
          <table:table-cell table:number-columns-repeated="4"/>
          <table:table-cell table:style-name="ce4" table:formula="of:=[.D867]/[.D304]" office:value-type="float" office:value="0.918918918918919" calcext:value-type="float">
            <text:p>0.9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table:formula="of:=[.C868]*16" office:value-type="float" office:value="1648" calcext:value-type="float">
            <text:p>1648</text:p>
          </table:table-cell>
          <table:table-cell table:number-columns-repeated="4"/>
          <table:table-cell table:style-name="ce4" table:formula="of:=[.D868]/[.D305]" office:value-type="float" office:value="0.911504424778761" calcext:value-type="float">
            <text:p>0.9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04" calcext:value-type="float">
            <text:p>104</text:p>
          </table:table-cell>
          <table:table-cell table:formula="of:=[.C869]*16" office:value-type="float" office:value="1664" calcext:value-type="float">
            <text:p>1664</text:p>
          </table:table-cell>
          <table:table-cell table:number-columns-repeated="4"/>
          <table:table-cell table:style-name="ce4" table:formula="of:=[.D869]/[.D306]" office:value-type="float" office:value="0.912280701754386" calcext:value-type="float">
            <text:p>0.9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table:formula="of:=[.C870]*16" office:value-type="float" office:value="1680" calcext:value-type="float">
            <text:p>1680</text:p>
          </table:table-cell>
          <table:table-cell table:number-columns-repeated="4"/>
          <table:table-cell table:style-name="ce4" table:formula="of:=[.D870]/[.D307]" office:value-type="float" office:value="0.905172413793103" calcext:value-type="float">
            <text:p>0.9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07" calcext:value-type="float">
            <text:p>107</text:p>
          </table:table-cell>
          <table:table-cell table:formula="of:=[.C871]*16" office:value-type="float" office:value="1712" calcext:value-type="float">
            <text:p>1712</text:p>
          </table:table-cell>
          <table:table-cell table:number-columns-repeated="4"/>
          <table:table-cell table:style-name="ce4" table:formula="of:=[.D871]/[.D308]" office:value-type="float" office:value="0.914529914529915" calcext:value-type="float">
            <text:p>0.9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table:formula="of:=[.C872]*16" office:value-type="float" office:value="1728" calcext:value-type="float">
            <text:p>1728</text:p>
          </table:table-cell>
          <table:table-cell table:number-columns-repeated="4"/>
          <table:table-cell table:style-name="ce4" table:formula="of:=[.D872]/[.D309]" office:value-type="float" office:value="0.907563025210084" calcext:value-type="float">
            <text:p>0.9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table:formula="of:=[.C873]*16" office:value-type="float" office:value="1744" calcext:value-type="float">
            <text:p>1744</text:p>
          </table:table-cell>
          <table:table-cell table:number-columns-repeated="4"/>
          <table:table-cell table:style-name="ce4" table:formula="of:=[.D873]/[.D310]" office:value-type="float" office:value="0.908333333333333" calcext:value-type="float">
            <text:p>0.9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table:formula="of:=[.C874]*16" office:value-type="float" office:value="1760" calcext:value-type="float">
            <text:p>1760</text:p>
          </table:table-cell>
          <table:table-cell table:number-columns-repeated="4"/>
          <table:table-cell table:style-name="ce4" table:formula="of:=[.D874]/[.D311]" office:value-type="float" office:value="0.901639344262295" calcext:value-type="float">
            <text:p>0.9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11" calcext:value-type="float">
            <text:p>111</text:p>
          </table:table-cell>
          <table:table-cell table:formula="of:=[.C875]*16" office:value-type="float" office:value="1776" calcext:value-type="float">
            <text:p>1776</text:p>
          </table:table-cell>
          <table:table-cell table:number-columns-repeated="4"/>
          <table:table-cell table:style-name="ce4" table:formula="of:=[.D875]/[.D312]" office:value-type="float" office:value="0.902439024390244" calcext:value-type="float">
            <text:p>0.9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table:formula="of:=[.C876]*16" office:value-type="float" office:value="1808" calcext:value-type="float">
            <text:p>1808</text:p>
          </table:table-cell>
          <table:table-cell table:number-columns-repeated="4"/>
          <table:table-cell table:style-name="ce4" table:formula="of:=[.D876]/[.D313]" office:value-type="float" office:value="0.904" calcext:value-type="float">
            <text:p>0.9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14" calcext:value-type="float">
            <text:p>114</text:p>
          </table:table-cell>
          <table:table-cell table:formula="of:=[.C877]*16" office:value-type="float" office:value="1824" calcext:value-type="float">
            <text:p>1824</text:p>
          </table:table-cell>
          <table:table-cell table:number-columns-repeated="4"/>
          <table:table-cell table:style-name="ce4" table:formula="of:=[.D877]/[.D314]" office:value-type="float" office:value="0.897637795275591" calcext:value-type="float">
            <text:p>0.9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table:formula="of:=[.C878]*16" office:value-type="float" office:value="1840" calcext:value-type="float">
            <text:p>1840</text:p>
          </table:table-cell>
          <table:table-cell table:number-columns-repeated="4"/>
          <table:table-cell table:style-name="ce4" table:formula="of:=[.D878]/[.D315]" office:value-type="float" office:value="0.8984375" calcext:value-type="float">
            <text:p>0.9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16" calcext:value-type="float">
            <text:p>116</text:p>
          </table:table-cell>
          <table:table-cell table:formula="of:=[.C879]*16" office:value-type="float" office:value="1856" calcext:value-type="float">
            <text:p>1856</text:p>
          </table:table-cell>
          <table:table-cell table:number-columns-repeated="4"/>
          <table:table-cell table:style-name="ce4" table:formula="of:=[.D879]/[.D316]" office:value-type="float" office:value="0.892307692307692" calcext:value-type="float">
            <text:p>0.8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17" calcext:value-type="float">
            <text:p>117</text:p>
          </table:table-cell>
          <table:table-cell table:formula="of:=[.C880]*16" office:value-type="float" office:value="1872" calcext:value-type="float">
            <text:p>1872</text:p>
          </table:table-cell>
          <table:table-cell table:number-columns-repeated="4"/>
          <table:table-cell table:style-name="ce4" table:formula="of:=[.D880]/[.D317]" office:value-type="float" office:value="0.886363636363636" calcext:value-type="float">
            <text:p>0.8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table:formula="of:=[.C881]*16" office:value-type="float" office:value="1904" calcext:value-type="float">
            <text:p>1904</text:p>
          </table:table-cell>
          <table:table-cell table:number-columns-repeated="4"/>
          <table:table-cell table:style-name="ce4" table:formula="of:=[.D881]/[.D318]" office:value-type="float" office:value="0.894736842105263" calcext:value-type="float">
            <text:p>0.8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20" calcext:value-type="float">
            <text:p>120</text:p>
          </table:table-cell>
          <table:table-cell table:formula="of:=[.C882]*16" office:value-type="float" office:value="1920" calcext:value-type="float">
            <text:p>1920</text:p>
          </table:table-cell>
          <table:table-cell table:number-columns-repeated="4"/>
          <table:table-cell table:style-name="ce4" table:formula="of:=[.D882]/[.D319]" office:value-type="float" office:value="0.888888888888889" calcext:value-type="float">
            <text:p>0.8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21" calcext:value-type="float">
            <text:p>121</text:p>
          </table:table-cell>
          <table:table-cell table:formula="of:=[.C883]*16" office:value-type="float" office:value="1936" calcext:value-type="float">
            <text:p>1936</text:p>
          </table:table-cell>
          <table:table-cell table:number-columns-repeated="4"/>
          <table:table-cell table:style-name="ce4" table:formula="of:=[.D883]/[.D320]" office:value-type="float" office:value="0.883211678832117" calcext:value-type="float">
            <text:p>0.8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table:formula="of:=[.C884]*16" office:value-type="float" office:value="1952" calcext:value-type="float">
            <text:p>1952</text:p>
          </table:table-cell>
          <table:table-cell table:number-columns-repeated="4"/>
          <table:table-cell table:style-name="ce4" table:formula="of:=[.D884]/[.D321]" office:value-type="float" office:value="0.877697841726619" calcext:value-type="float">
            <text:p>0.8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24" calcext:value-type="float">
            <text:p>124</text:p>
          </table:table-cell>
          <table:table-cell table:formula="of:=[.C885]*16" office:value-type="float" office:value="1984" calcext:value-type="float">
            <text:p>1984</text:p>
          </table:table-cell>
          <table:table-cell table:number-columns-repeated="4"/>
          <table:table-cell table:style-name="ce4" table:formula="of:=[.D885]/[.D322]" office:value-type="float" office:value="0.879432624113475" calcext:value-type="float">
            <text:p>0.8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table:formula="of:=[.C886]*16" office:value-type="float" office:value="2000" calcext:value-type="float">
            <text:p>2000</text:p>
          </table:table-cell>
          <table:table-cell table:number-columns-repeated="4"/>
          <table:table-cell table:style-name="ce4" table:formula="of:=[.D886]/[.D323]" office:value-type="float" office:value="0.874125874125874" calcext:value-type="float">
            <text:p>0.8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26" calcext:value-type="float">
            <text:p>126</text:p>
          </table:table-cell>
          <table:table-cell table:formula="of:=[.C887]*16" office:value-type="float" office:value="2016" calcext:value-type="float">
            <text:p>2016</text:p>
          </table:table-cell>
          <table:table-cell table:number-columns-repeated="4"/>
          <table:table-cell table:style-name="ce4" table:formula="of:=[.D887]/[.D324]" office:value-type="float" office:value="0.868965517241379" calcext:value-type="float">
            <text:p>0.8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  <table:table-cell table:formula="of:=[.C888]*16" office:value-type="float" office:value="2048" calcext:value-type="float">
            <text:p>2048</text:p>
          </table:table-cell>
          <table:table-cell table:number-columns-repeated="4"/>
          <table:table-cell table:style-name="ce4" table:formula="of:=[.D888]/[.D325]" office:value-type="float" office:value="0.870748299319728" calcext:value-type="float">
            <text:p>0.8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  <table:table-cell table:formula="of:=[.C889]*16" office:value-type="float" office:value="2064" calcext:value-type="float">
            <text:p>2064</text:p>
          </table:table-cell>
          <table:table-cell table:number-columns-repeated="4"/>
          <table:table-cell table:style-name="ce4" table:formula="of:=[.D889]/[.D326]" office:value-type="float" office:value="0.865771812080537" calcext:value-type="float">
            <text:p>0.8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31" calcext:value-type="float">
            <text:p>131</text:p>
          </table:table-cell>
          <table:table-cell table:formula="of:=[.C890]*16" office:value-type="float" office:value="2096" calcext:value-type="float">
            <text:p>2096</text:p>
          </table:table-cell>
          <table:table-cell table:number-columns-repeated="4"/>
          <table:table-cell table:style-name="ce4" table:formula="of:=[.D890]/[.D327]" office:value-type="float" office:value="0.867549668874172" calcext:value-type="float">
            <text:p>0.8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32" calcext:value-type="float">
            <text:p>132</text:p>
          </table:table-cell>
          <table:table-cell table:formula="of:=[.C891]*16" office:value-type="float" office:value="2112" calcext:value-type="float">
            <text:p>2112</text:p>
          </table:table-cell>
          <table:table-cell table:number-columns-repeated="4"/>
          <table:table-cell table:style-name="ce4" table:formula="of:=[.D891]/[.D328]" office:value-type="float" office:value="0.862745098039216" calcext:value-type="float">
            <text:p>0.8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33" calcext:value-type="float">
            <text:p>133</text:p>
          </table:table-cell>
          <table:table-cell table:formula="of:=[.C892]*16" office:value-type="float" office:value="2128" calcext:value-type="float">
            <text:p>2128</text:p>
          </table:table-cell>
          <table:table-cell table:number-columns-repeated="4"/>
          <table:table-cell table:style-name="ce4" table:formula="of:=[.D892]/[.D329]" office:value-type="float" office:value="0.852564102564103" calcext:value-type="float">
            <text:p>0.8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35" calcext:value-type="float">
            <text:p>135</text:p>
          </table:table-cell>
          <table:table-cell table:formula="of:=[.C893]*16" office:value-type="float" office:value="2160" calcext:value-type="float">
            <text:p>2160</text:p>
          </table:table-cell>
          <table:table-cell table:number-columns-repeated="4"/>
          <table:table-cell table:style-name="ce4" table:formula="of:=[.D893]/[.D330]" office:value-type="float" office:value="0.854430379746835" calcext:value-type="float">
            <text:p>0.8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36" calcext:value-type="float">
            <text:p>136</text:p>
          </table:table-cell>
          <table:table-cell table:formula="of:=[.C894]*16" office:value-type="float" office:value="2176" calcext:value-type="float">
            <text:p>2176</text:p>
          </table:table-cell>
          <table:table-cell table:number-columns-repeated="4"/>
          <table:table-cell table:style-name="ce4" table:formula="of:=[.D894]/[.D331]" office:value-type="float" office:value="0.85" calcext:value-type="float">
            <text:p>0.8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38" calcext:value-type="float">
            <text:p>138</text:p>
          </table:table-cell>
          <table:table-cell table:formula="of:=[.C895]*16" office:value-type="float" office:value="2208" calcext:value-type="float">
            <text:p>2208</text:p>
          </table:table-cell>
          <table:table-cell table:number-columns-repeated="4"/>
          <table:table-cell table:style-name="ce4" table:formula="of:=[.D895]/[.D332]" office:value-type="float" office:value="0.846625766871166" calcext:value-type="float">
            <text:p>0.8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39" calcext:value-type="float">
            <text:p>139</text:p>
          </table:table-cell>
          <table:table-cell table:formula="of:=[.C896]*16" office:value-type="float" office:value="2224" calcext:value-type="float">
            <text:p>2224</text:p>
          </table:table-cell>
          <table:table-cell table:number-columns-repeated="4"/>
          <table:table-cell table:style-name="ce4" table:formula="of:=[.D896]/[.D333]" office:value-type="float" office:value="0.842424242424242" calcext:value-type="float">
            <text:p>0.8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41" calcext:value-type="float">
            <text:p>141</text:p>
          </table:table-cell>
          <table:table-cell table:formula="of:=[.C897]*16" office:value-type="float" office:value="2256" calcext:value-type="float">
            <text:p>2256</text:p>
          </table:table-cell>
          <table:table-cell table:number-columns-repeated="4"/>
          <table:table-cell table:style-name="ce4" table:formula="of:=[.D897]/[.D334]" office:value-type="float" office:value="0.839285714285714" calcext:value-type="float">
            <text:p>0.8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42" calcext:value-type="float">
            <text:p>142</text:p>
          </table:table-cell>
          <table:table-cell table:formula="of:=[.C898]*16" office:value-type="float" office:value="2272" calcext:value-type="float">
            <text:p>2272</text:p>
          </table:table-cell>
          <table:table-cell table:number-columns-repeated="4"/>
          <table:table-cell table:style-name="ce4" table:formula="of:=[.D898]/[.D335]" office:value-type="float" office:value="0.835294117647059" calcext:value-type="float">
            <text:p>0.8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table:formula="of:=[.C899]*16" office:value-type="float" office:value="2304" calcext:value-type="float">
            <text:p>2304</text:p>
          </table:table-cell>
          <table:table-cell table:number-columns-repeated="4"/>
          <table:table-cell table:style-name="ce4" table:formula="of:=[.D899]/[.D336]" office:value-type="float" office:value="0.832369942196532" calcext:value-type="float">
            <text:p>0.8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45" calcext:value-type="float">
            <text:p>145</text:p>
          </table:table-cell>
          <table:table-cell table:formula="of:=[.C900]*16" office:value-type="float" office:value="2320" calcext:value-type="float">
            <text:p>2320</text:p>
          </table:table-cell>
          <table:table-cell table:number-columns-repeated="4"/>
          <table:table-cell table:style-name="ce4" table:formula="of:=[.D900]/[.D337]" office:value-type="float" office:value="0.828571428571429" calcext:value-type="float">
            <text:p>0.8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table:formula="of:=[.C901]*16" office:value-type="float" office:value="2336" calcext:value-type="float">
            <text:p>2336</text:p>
          </table:table-cell>
          <table:table-cell table:number-columns-repeated="4"/>
          <table:table-cell table:style-name="ce4" table:formula="of:=[.D901]/[.D338]" office:value-type="float" office:value="0.820224719101124" calcext:value-type="float">
            <text:p>0.8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48" calcext:value-type="float">
            <text:p>148</text:p>
          </table:table-cell>
          <table:table-cell table:formula="of:=[.C902]*16" office:value-type="float" office:value="2368" calcext:value-type="float">
            <text:p>2368</text:p>
          </table:table-cell>
          <table:table-cell table:number-columns-repeated="4"/>
          <table:table-cell table:style-name="ce4" table:formula="of:=[.D902]/[.D339]" office:value-type="float" office:value="0.822222222222222" calcext:value-type="float">
            <text:p>0.8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49" calcext:value-type="float">
            <text:p>149</text:p>
          </table:table-cell>
          <table:table-cell table:formula="of:=[.C903]*16" office:value-type="float" office:value="2384" calcext:value-type="float">
            <text:p>2384</text:p>
          </table:table-cell>
          <table:table-cell table:number-columns-repeated="4"/>
          <table:table-cell table:style-name="ce4" table:formula="of:=[.D903]/[.D340]" office:value-type="float" office:value="0.814207650273224" calcext:value-type="float">
            <text:p>0.8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51" calcext:value-type="float">
            <text:p>151</text:p>
          </table:table-cell>
          <table:table-cell table:formula="of:=[.C904]*16" office:value-type="float" office:value="2416" calcext:value-type="float">
            <text:p>2416</text:p>
          </table:table-cell>
          <table:table-cell table:number-columns-repeated="4"/>
          <table:table-cell table:style-name="ce4" table:formula="of:=[.D904]/[.D341]" office:value-type="float" office:value="0.811827956989247" calcext:value-type="float">
            <text:p>0.8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table:formula="of:=[.C905]*16" office:value-type="float" office:value="2432" calcext:value-type="float">
            <text:p>2432</text:p>
          </table:table-cell>
          <table:table-cell table:number-columns-repeated="4"/>
          <table:table-cell table:style-name="ce4" table:formula="of:=[.D905]/[.D342]" office:value-type="float" office:value="0.808510638297872" calcext:value-type="float">
            <text:p>0.8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54" calcext:value-type="float">
            <text:p>154</text:p>
          </table:table-cell>
          <table:table-cell table:formula="of:=[.C906]*16" office:value-type="float" office:value="2464" calcext:value-type="float">
            <text:p>2464</text:p>
          </table:table-cell>
          <table:table-cell table:number-columns-repeated="4"/>
          <table:table-cell table:style-name="ce4" table:formula="of:=[.D906]/[.D343]" office:value-type="float" office:value="0.806282722513089" calcext:value-type="float">
            <text:p>0.8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55" calcext:value-type="float">
            <text:p>155</text:p>
          </table:table-cell>
          <table:table-cell table:formula="of:=[.C907]*16" office:value-type="float" office:value="2480" calcext:value-type="float">
            <text:p>2480</text:p>
          </table:table-cell>
          <table:table-cell table:number-columns-repeated="4"/>
          <table:table-cell table:style-name="ce4" table:formula="of:=[.D907]/[.D344]" office:value-type="float" office:value="0.798969072164949" calcext:value-type="float">
            <text:p>0.8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57" calcext:value-type="float">
            <text:p>157</text:p>
          </table:table-cell>
          <table:table-cell table:formula="of:=[.C908]*16" office:value-type="float" office:value="2512" calcext:value-type="float">
            <text:p>2512</text:p>
          </table:table-cell>
          <table:table-cell table:number-columns-repeated="4"/>
          <table:table-cell table:style-name="ce4" table:formula="of:=[.D908]/[.D345]" office:value-type="float" office:value="0.801020408163265" calcext:value-type="float">
            <text:p>0.8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58" calcext:value-type="float">
            <text:p>158</text:p>
          </table:table-cell>
          <table:table-cell table:formula="of:=[.C909]*16" office:value-type="float" office:value="2528" calcext:value-type="float">
            <text:p>2528</text:p>
          </table:table-cell>
          <table:table-cell table:number-columns-repeated="4"/>
          <table:table-cell table:style-name="ce4" table:formula="of:=[.D909]/[.D346]" office:value-type="float" office:value="0.793969849246231" calcext:value-type="float">
            <text:p>0.7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table:formula="of:=[.C910]*16" office:value-type="float" office:value="2560" calcext:value-type="float">
            <text:p>2560</text:p>
          </table:table-cell>
          <table:table-cell table:number-columns-repeated="4"/>
          <table:table-cell table:style-name="ce4" table:formula="of:=[.D910]/[.D347]" office:value-type="float" office:value="0.792079207920792" calcext:value-type="float">
            <text:p>0.79</text:p>
          </table:table-cell>
          <table:table-cell table:number-columns-repeated="31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 calcext:value-type="string">
            <text:p>Load pulsewidth rescaling table from <text:s/>EZK 117 ‘012 <text:s/>(aka LH2.2)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(x-6)/2</text:p>
          </table:table-cell>
          <table:table-cell office:value-type="string" calcext:value-type="string">
            <text:p>delta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4"/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"/>
          <table:table-cell table:number-columns-repeated="3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table:formula="of:=([.B922]-6)/2" office:value-type="float" office:value="0" calcext:value-type="float">
            <text:p>0.0</text:p>
          </table:table-cell>
          <table:table-cell table:formula="of:=[.D922]-[.C922]" office:value-type="float" office:value="0" calcext:value-type="float">
            <text:p>0</text:p>
          </table:table-cell>
          <table:table-cell/>
          <table:table-cell>
            <draw:frame draw:z-index="8" draw:style-name="gr1" draw:text-style-name="P1" svg:width="6.2961in" svg:height="3.5449in" svg:x="0.1862in" svg:y="0.1555in">
              <draw:object draw:notify-on-update-of-ranges="Sheet1.B922:Sheet1.B980 Sheet1.C922:Sheet1.C98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([.B923]-6)/2" office:value-type="float" office:value="0.5" calcext:value-type="float">
            <text:p>0.5</text:p>
          </table:table-cell>
          <table:table-cell table:formula="of:=[.D923]-[.C923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" table:formula="of:=([.B924]-6)/2" office:value-type="float" office:value="1" calcext:value-type="float">
            <text:p>1.0</text:p>
          </table:table-cell>
          <table:table-cell table:formula="of:=[.D924]-[.C924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table:formula="of:=([.B925]-6)/2" office:value-type="float" office:value="1.5" calcext:value-type="float">
            <text:p>1.5</text:p>
          </table:table-cell>
          <table:table-cell table:formula="of:=[.D925]-[.C925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" table:formula="of:=([.B926]-6)/2" office:value-type="float" office:value="2" calcext:value-type="float">
            <text:p>2.0</text:p>
          </table:table-cell>
          <table:table-cell table:formula="of:=[.D926]-[.C926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5" table:formula="of:=([.B927]-6)/2" office:value-type="float" office:value="2.5" calcext:value-type="float">
            <text:p>2.5</text:p>
          </table:table-cell>
          <table:table-cell table:formula="of:=[.D927]-[.C927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5" table:formula="of:=([.B928]-6)/2" office:value-type="float" office:value="3" calcext:value-type="float">
            <text:p>3.0</text:p>
          </table:table-cell>
          <table:table-cell table:formula="of:=[.D928]-[.C928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5" table:formula="of:=([.B929]-6)/2" office:value-type="float" office:value="3.5" calcext:value-type="float">
            <text:p>3.5</text:p>
          </table:table-cell>
          <table:table-cell table:formula="of:=[.D929]-[.C929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table:formula="of:=([.B930]-6)/2" office:value-type="float" office:value="4" calcext:value-type="float">
            <text:p>4.0</text:p>
          </table:table-cell>
          <table:table-cell table:formula="of:=[.D930]-[.C930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formula="of:=([.B931]-6)/2" office:value-type="float" office:value="4.5" calcext:value-type="float">
            <text:p>4.5</text:p>
          </table:table-cell>
          <table:table-cell table:formula="of:=[.D931]-[.C931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5" table:formula="of:=([.B932]-6)/2" office:value-type="float" office:value="5" calcext:value-type="float">
            <text:p>5.0</text:p>
          </table:table-cell>
          <table:table-cell table:formula="of:=[.D932]-[.C932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5" table:formula="of:=([.B933]-6)/2" office:value-type="float" office:value="5.5" calcext:value-type="float">
            <text:p>5.5</text:p>
          </table:table-cell>
          <table:table-cell table:formula="of:=[.D933]-[.C933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5" table:formula="of:=([.B934]-6)/2" office:value-type="float" office:value="6" calcext:value-type="float">
            <text:p>6.0</text:p>
          </table:table-cell>
          <table:table-cell table:formula="of:=[.D934]-[.C934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5" table:formula="of:=([.B935]-6)/2" office:value-type="float" office:value="6.5" calcext:value-type="float">
            <text:p>6.5</text:p>
          </table:table-cell>
          <table:table-cell table:formula="of:=[.D935]-[.C935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5" table:formula="of:=([.B936]-6)/2" office:value-type="float" office:value="7" calcext:value-type="float">
            <text:p>7.0</text:p>
          </table:table-cell>
          <table:table-cell table:formula="of:=[.D936]-[.C936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5" table:formula="of:=([.B937]-6)/2" office:value-type="float" office:value="7.5" calcext:value-type="float">
            <text:p>7.5</text:p>
          </table:table-cell>
          <table:table-cell table:formula="of:=[.D937]-[.C937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5" table:formula="of:=([.B938]-6)/2" office:value-type="float" office:value="8" calcext:value-type="float">
            <text:p>8.0</text:p>
          </table:table-cell>
          <table:table-cell table:formula="of:=[.D938]-[.C938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5" table:formula="of:=([.B939]-6)/2" office:value-type="float" office:value="8.5" calcext:value-type="float">
            <text:p>8.5</text:p>
          </table:table-cell>
          <table:table-cell table:formula="of:=[.D939]-[.C939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5" table:formula="of:=([.B940]-6)/2" office:value-type="float" office:value="9" calcext:value-type="float">
            <text:p>9.0</text:p>
          </table:table-cell>
          <table:table-cell table:formula="of:=[.D940]-[.C940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5" table:formula="of:=([.B941]-6)/2" office:value-type="float" office:value="9.5" calcext:value-type="float">
            <text:p>9.5</text:p>
          </table:table-cell>
          <table:table-cell table:formula="of:=[.D941]-[.C941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5" table:formula="of:=([.B942]-6)/2" office:value-type="float" office:value="10" calcext:value-type="float">
            <text:p>10.0</text:p>
          </table:table-cell>
          <table:table-cell table:formula="of:=[.D942]-[.C942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5" table:formula="of:=([.B943]-6)/2" office:value-type="float" office:value="10.5" calcext:value-type="float">
            <text:p>10.5</text:p>
          </table:table-cell>
          <table:table-cell table:formula="of:=[.D943]-[.C943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5" table:formula="of:=([.B944]-6)/2" office:value-type="float" office:value="11" calcext:value-type="float">
            <text:p>11.0</text:p>
          </table:table-cell>
          <table:table-cell table:formula="of:=[.D944]-[.C944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5" table:formula="of:=([.B945]-6)/2" office:value-type="float" office:value="11.5" calcext:value-type="float">
            <text:p>11.5</text:p>
          </table:table-cell>
          <table:table-cell table:formula="of:=[.D945]-[.C945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5" table:formula="of:=([.B946]-6)/2" office:value-type="float" office:value="12" calcext:value-type="float">
            <text:p>12.0</text:p>
          </table:table-cell>
          <table:table-cell table:formula="of:=[.D946]-[.C946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style-name="ce5" table:formula="of:=([.B947]-6)/2" office:value-type="float" office:value="12.5" calcext:value-type="float">
            <text:p>12.5</text:p>
          </table:table-cell>
          <table:table-cell table:formula="of:=[.D947]-[.C947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style-name="ce5" table:formula="of:=([.B948]-6)/2" office:value-type="float" office:value="13" calcext:value-type="float">
            <text:p>13.0</text:p>
          </table:table-cell>
          <table:table-cell table:formula="of:=[.D948]-[.C948]" office:value-type="float" office:value="-1" calcext:value-type="float">
            <text:p>-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style-name="ce5" table:formula="of:=([.B949]-6)/2" office:value-type="float" office:value="13.5" calcext:value-type="float">
            <text:p>13.5</text:p>
          </table:table-cell>
          <table:table-cell table:formula="of:=[.D949]-[.C949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5" table:formula="of:=([.B950]-6)/2" office:value-type="float" office:value="14" calcext:value-type="float">
            <text:p>14.0</text:p>
          </table:table-cell>
          <table:table-cell table:formula="of:=[.D950]-[.C950]" office:value-type="float" office:value="-1" calcext:value-type="float">
            <text:p>-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5" table:formula="of:=([.B951]-6)/2" office:value-type="float" office:value="14.5" calcext:value-type="float">
            <text:p>14.5</text:p>
          </table:table-cell>
          <table:table-cell table:formula="of:=[.D951]-[.C951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5" table:formula="of:=([.B952]-6)/2" office:value-type="float" office:value="15" calcext:value-type="float">
            <text:p>15.0</text:p>
          </table:table-cell>
          <table:table-cell table:formula="of:=[.D952]-[.C952]" office:value-type="float" office:value="-1" calcext:value-type="float">
            <text:p>-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style-name="ce5" table:formula="of:=([.B953]-6)/2" office:value-type="float" office:value="15.5" calcext:value-type="float">
            <text:p>15.5</text:p>
          </table:table-cell>
          <table:table-cell table:formula="of:=[.D953]-[.C953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style-name="ce5" table:formula="of:=([.B954]-6)/2" office:value-type="float" office:value="16" calcext:value-type="float">
            <text:p>16.0</text:p>
          </table:table-cell>
          <table:table-cell table:formula="of:=[.D954]-[.C954]" office:value-type="float" office:value="-1" calcext:value-type="float">
            <text:p>-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style-name="ce5" table:formula="of:=([.B955]-6)/2" office:value-type="float" office:value="16.5" calcext:value-type="float">
            <text:p>16.5</text:p>
          </table:table-cell>
          <table:table-cell table:formula="of:=[.D955]-[.C955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style-name="ce5" table:formula="of:=([.B956]-6)/2" office:value-type="float" office:value="17" calcext:value-type="float">
            <text:p>17.0</text:p>
          </table:table-cell>
          <table:table-cell table:formula="of:=[.D956]-[.C956]" office:value-type="float" office:value="-1" calcext:value-type="float">
            <text:p>-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style-name="ce5" table:formula="of:=([.B957]-6)/2" office:value-type="float" office:value="17.5" calcext:value-type="float">
            <text:p>17.5</text:p>
          </table:table-cell>
          <table:table-cell table:formula="of:=[.D957]-[.C957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style-name="ce5" table:formula="of:=([.B958]-6)/2" office:value-type="float" office:value="18" calcext:value-type="float">
            <text:p>18.0</text:p>
          </table:table-cell>
          <table:table-cell table:formula="of:=[.D958]-[.C958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ce5" table:formula="of:=([.B959]-6)/2" office:value-type="float" office:value="18.5" calcext:value-type="float">
            <text:p>18.5</text:p>
          </table:table-cell>
          <table:table-cell table:formula="of:=[.D959]-[.C959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style-name="ce5" table:formula="of:=([.B960]-6)/2" office:value-type="float" office:value="19" calcext:value-type="float">
            <text:p>19.0</text:p>
          </table:table-cell>
          <table:table-cell table:formula="of:=[.D960]-[.C960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style-name="ce5" table:formula="of:=([.B961]-6)/2" office:value-type="float" office:value="19.5" calcext:value-type="float">
            <text:p>19.5</text:p>
          </table:table-cell>
          <table:table-cell table:formula="of:=[.D961]-[.C961]" office:value-type="float" office:value="-0.5" calcext:value-type="float">
            <text:p>-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style-name="ce5" table:formula="of:=([.B962]-6)/2" office:value-type="float" office:value="20" calcext:value-type="float">
            <text:p>20.0</text:p>
          </table:table-cell>
          <table:table-cell table:formula="of:=[.D962]-[.C962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style-name="ce5" table:formula="of:=([.B963]-6)/2" office:value-type="float" office:value="20.5" calcext:value-type="float">
            <text:p>20.5</text:p>
          </table:table-cell>
          <table:table-cell table:formula="of:=[.D963]-[.C963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style-name="ce5" table:formula="of:=([.B964]-6)/2" office:value-type="float" office:value="21" calcext:value-type="float">
            <text:p>21.0</text:p>
          </table:table-cell>
          <table:table-cell table:formula="of:=[.D964]-[.C964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style-name="ce5" table:formula="of:=([.B965]-6)/2" office:value-type="float" office:value="21.5" calcext:value-type="float">
            <text:p>21.5</text:p>
          </table:table-cell>
          <table:table-cell table:formula="of:=[.D965]-[.C965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style-name="ce5" table:formula="of:=([.B966]-6)/2" office:value-type="float" office:value="22" calcext:value-type="float">
            <text:p>22.0</text:p>
          </table:table-cell>
          <table:table-cell table:formula="of:=[.D966]-[.C966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style-name="ce5" table:formula="of:=([.B967]-6)/2" office:value-type="float" office:value="22.5" calcext:value-type="float">
            <text:p>22.5</text:p>
          </table:table-cell>
          <table:table-cell table:formula="of:=[.D967]-[.C967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style-name="ce5" table:formula="of:=([.B968]-6)/2" office:value-type="float" office:value="23" calcext:value-type="float">
            <text:p>23.0</text:p>
          </table:table-cell>
          <table:table-cell table:formula="of:=[.D968]-[.C968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style-name="ce5" table:formula="of:=([.B969]-6)/2" office:value-type="float" office:value="23.5" calcext:value-type="float">
            <text:p>23.5</text:p>
          </table:table-cell>
          <table:table-cell table:formula="of:=[.D969]-[.C969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style-name="ce5" table:formula="of:=([.B970]-6)/2" office:value-type="float" office:value="24" calcext:value-type="float">
            <text:p>24.0</text:p>
          </table:table-cell>
          <table:table-cell table:formula="of:=[.D970]-[.C970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style-name="ce5" table:formula="of:=([.B971]-6)/2" office:value-type="float" office:value="24.5" calcext:value-type="float">
            <text:p>24.5</text:p>
          </table:table-cell>
          <table:table-cell table:formula="of:=[.D971]-[.C971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style-name="ce5" table:formula="of:=([.B972]-6)/2" office:value-type="float" office:value="25" calcext:value-type="float">
            <text:p>25.0</text:p>
          </table:table-cell>
          <table:table-cell table:formula="of:=[.D972]-[.C972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style-name="ce5" table:formula="of:=([.B973]-6)/2" office:value-type="float" office:value="25.5" calcext:value-type="float">
            <text:p>25.5</text:p>
          </table:table-cell>
          <table:table-cell table:formula="of:=[.D973]-[.C973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style-name="ce5" table:formula="of:=([.B974]-6)/2" office:value-type="float" office:value="26" calcext:value-type="float">
            <text:p>26.0</text:p>
          </table:table-cell>
          <table:table-cell table:formula="of:=[.D974]-[.C974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style-name="ce5" table:formula="of:=([.B975]-6)/2" office:value-type="float" office:value="26.5" calcext:value-type="float">
            <text:p>26.5</text:p>
          </table:table-cell>
          <table:table-cell table:formula="of:=[.D975]-[.C975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style-name="ce5" table:formula="of:=([.B976]-6)/2" office:value-type="float" office:value="27" calcext:value-type="float">
            <text:p>27.0</text:p>
          </table:table-cell>
          <table:table-cell table:formula="of:=[.D976]-[.C976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style-name="ce5" table:formula="of:=([.B977]-6)/2" office:value-type="float" office:value="27.5" calcext:value-type="float">
            <text:p>27.5</text:p>
          </table:table-cell>
          <table:table-cell table:formula="of:=[.D977]-[.C977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style-name="ce5" table:formula="of:=([.B978]-6)/2" office:value-type="float" office:value="28" calcext:value-type="float">
            <text:p>28.0</text:p>
          </table:table-cell>
          <table:table-cell table:formula="of:=[.D978]-[.C978]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style-name="ce5" table:formula="of:=([.B979]-6)/2" office:value-type="float" office:value="28.5" calcext:value-type="float">
            <text:p>28.5</text:p>
          </table:table-cell>
          <table:table-cell table:formula="of:=[.D979]-[.C979]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style-name="ce5" table:formula="of:=([.B980]-6)/2" office:value-type="float" office:value="29" calcext:value-type="float">
            <text:p>29.0</text:p>
          </table:table-cell>
          <table:table-cell table:formula="of:=[.D980]-[.C980]" office:value-type="float" office:value="1" calcext:value-type="float">
            <text:p>1</text:p>
          </table:table-cell>
          <table:table-cell table:number-columns-repeated="35"/>
        </table:table-row>
      </table:table>
      <table:table table:name="Sheet2" table:style-name="ta1">
        <table:table-column table:style-name="co3" table:default-cell-style-name="Default"/>
        <table:table-column table:style-name="co4" table:number-columns-repeated="12" table:default-cell-style-name="Default"/>
        <table:table-column table:style-name="co3" table:default-cell-style-name="Default"/>
        <table:table-column table:style-name="co5" table:number-columns-repeated="16" table:default-cell-style-name="Default"/>
        <table:table-row table:style-name="ro1">
          <table:table-cell office:value-type="string" calcext:value-type="string">
            <text:p>Comparison of MAF tables and Injector Constants from multiple different .bins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ECU #</text:p>
          </table:table-cell>
          <table:table-cell office:value-type="string" calcext:value-type="string">
            <text:p>561</text:p>
          </table:table-cell>
          <table:table-cell office:value-type="string" calcext:value-type="string">
            <text:p>563</text:p>
          </table:table-cell>
          <table:table-cell office:value-type="string" calcext:value-type="string">
            <text:p>933</text:p>
          </table:table-cell>
          <table:table-cell office:value-type="string" calcext:value-type="string">
            <text:p>935</text:p>
          </table:table-cell>
          <table:table-cell office:value-type="string" calcext:value-type="string">
            <text:p>937</text:p>
          </table:table-cell>
          <table:table-cell office:value-type="string" calcext:value-type="string">
            <text:p>939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954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984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9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NA EGR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urbo</text:p>
          </table:table-cell>
          <table:table-cell office:value-type="string" calcext:value-type="string">
            <text:p>NA EGR</text:p>
          </table:table-cell>
          <table:table-cell office:value-type="string" calcext:value-type="string">
            <text:p>Turbo EGR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Turbo Immo</text:p>
          </table:table-cell>
          <table:table-cell office:value-type="string" calcext:value-type="string">
            <text:p>LH3.1 NA</text:p>
          </table:table-cell>
          <table:table-cell office:value-type="string" calcext:value-type="string">
            <text:p>Turbo B204FT 012ma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InjConst#1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InjConst#2</text:p>
          </table:table-cell>
          <table:table-cell table:number-columns-repeated="5" office:value-type="float" office:value="128" calcext:value-type="float">
            <text:p>128</text:p>
          </table:table-cell>
          <table:table-cell/>
          <table:table-cell table:number-columns-repeated="3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InjConst#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InjConst#4</text:p>
          </table:table-cell>
          <table:table-cell office:value-type="float" office:value="3889" calcext:value-type="float">
            <text:p>3889</text:p>
          </table:table-cell>
          <table:table-cell office:value-type="float" office:value="2443" calcext:value-type="float">
            <text:p>2443</text:p>
          </table:table-cell>
          <table:table-cell table:number-columns-repeated="2" office:value-type="float" office:value="3889" calcext:value-type="float">
            <text:p>3889</text:p>
          </table:table-cell>
          <table:table-cell table:number-columns-repeated="2" office:value-type="float" office:value="2443" calcext:value-type="float">
            <text:p>2443</text:p>
          </table:table-cell>
          <table:table-cell office:value-type="float" office:value="3889" calcext:value-type="float">
            <text:p>3889</text:p>
          </table:table-cell>
          <table:table-cell table:number-columns-repeated="3" office:value-type="float" office:value="2443" calcext:value-type="float">
            <text:p>2443</text:p>
          </table:table-cell>
          <table:table-cell office:value-type="float" office:value="3889" calcext:value-type="float">
            <text:p>3889</text:p>
          </table:table-cell>
          <table:table-cell office:value-type="float" office:value="2717" calcext:value-type="float">
            <text:p>27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2"/>TqAdjus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016 MAF – from 561 .b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lt factors</text:p>
          </table:table-cell>
          <table:table-cell office:value-type="float" office:value="91" calcext:value-type="float">
            <text:p>91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9"/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MM Table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am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ompared To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Delta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O11]&lt;&gt;[.O29];[.O29]-[.O11];&quot;&quot;)">
            <text:p/>
          </table:table-cell>
          <table:table-cell table:formula="of:=IF([.P11]&lt;&gt;[.P29];[.P29]-[.P11];&quot;&quot;)">
            <text:p/>
          </table:table-cell>
          <table:table-cell table:formula="of:=IF([.Q11]&lt;&gt;[.Q29];[.Q29]-[.Q11];&quot;&quot;)">
            <text:p/>
          </table:table-cell>
          <table:table-cell table:formula="of:=IF([.R11]&lt;&gt;[.R29];[.R29]-[.R11];&quot;&quot;)">
            <text:p/>
          </table:table-cell>
          <table:table-cell table:formula="of:=IF([.S11]&lt;&gt;[.S29];[.S29]-[.S11];&quot;&quot;)">
            <text:p/>
          </table:table-cell>
          <table:table-cell table:formula="of:=IF([.T11]&lt;&gt;[.T29];[.T29]-[.T11];&quot;&quot;)">
            <text:p/>
          </table:table-cell>
          <table:table-cell table:formula="of:=IF([.U11]&lt;&gt;[.U29];[.U29]-[.U11];&quot;&quot;)">
            <text:p/>
          </table:table-cell>
          <table:table-cell table:formula="of:=IF([.V11]&lt;&gt;[.V29];[.V29]-[.V11];&quot;&quot;)">
            <text:p/>
          </table:table-cell>
          <table:table-cell table:formula="of:=IF([.W11]&lt;&gt;[.W29];[.W29]-[.W11];&quot;&quot;)" office:value-type="float" office:value="-15" calcext:value-type="float">
            <text:p>-15</text:p>
          </table:table-cell>
          <table:table-cell table:formula="of:=IF([.X11]&lt;&gt;[.X29];[.X29]-[.X11];&quot;&quot;)" office:value-type="float" office:value="-16" calcext:value-type="float">
            <text:p>-16</text:p>
          </table:table-cell>
          <table:table-cell table:formula="of:=IF([.Y11]&lt;&gt;[.Y29];[.Y29]-[.Y11];&quot;&quot;)" office:value-type="float" office:value="-16" calcext:value-type="float">
            <text:p>-16</text:p>
          </table:table-cell>
          <table:table-cell table:formula="of:=IF([.Z11]&lt;&gt;[.Z29];[.Z29]-[.Z11];&quot;&quot;)" office:value-type="float" office:value="-17" calcext:value-type="float">
            <text:p>-17</text:p>
          </table:table-cell>
          <table:table-cell table:formula="of:=IF([.AA11]&lt;&gt;[.AA29];[.AA29]-[.AA11];&quot;&quot;)" office:value-type="float" office:value="-18" calcext:value-type="float">
            <text:p>-18</text:p>
          </table:table-cell>
          <table:table-cell table:formula="of:=IF([.AB11]&lt;&gt;[.AB29];[.AB29]-[.AB11];&quot;&quot;)" office:value-type="float" office:value="-19" calcext:value-type="float">
            <text:p>-19</text:p>
          </table:table-cell>
          <table:table-cell table:formula="of:=IF([.AC11]&lt;&gt;[.AC29];[.AC29]-[.AC11];&quot;&quot;)" office:value-type="float" office:value="-20" calcext:value-type="float">
            <text:p>-20</text:p>
          </table:table-cell>
          <table:table-cell table:formula="of:=IF([.AD11]&lt;&gt;[.AD29];[.AD29]-[.AD11];&quot;&quot;)" office:value-type="float" office:value="-21" calcext:value-type="float">
            <text:p>-2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[.O12]&lt;&gt;[.O30];[.O30]-[.O12];&quot;&quot;)" office:value-type="float" office:value="-22" calcext:value-type="float">
            <text:p>-22</text:p>
          </table:table-cell>
          <table:table-cell table:formula="of:=IF([.P12]&lt;&gt;[.P30];[.P30]-[.P12];&quot;&quot;)" office:value-type="float" office:value="-22" calcext:value-type="float">
            <text:p>-22</text:p>
          </table:table-cell>
          <table:table-cell table:formula="of:=IF([.Q12]&lt;&gt;[.Q30];[.Q30]-[.Q12];&quot;&quot;)" office:value-type="float" office:value="-8" calcext:value-type="float">
            <text:p>-8</text:p>
          </table:table-cell>
          <table:table-cell table:formula="of:=IF([.R12]&lt;&gt;[.R30];[.R30]-[.R12];&quot;&quot;)" office:value-type="float" office:value="-7" calcext:value-type="float">
            <text:p>-7</text:p>
          </table:table-cell>
          <table:table-cell table:formula="of:=IF([.S12]&lt;&gt;[.S30];[.S30]-[.S12];&quot;&quot;)" office:value-type="float" office:value="-7" calcext:value-type="float">
            <text:p>-7</text:p>
          </table:table-cell>
          <table:table-cell table:formula="of:=IF([.T12]&lt;&gt;[.T30];[.T30]-[.T12];&quot;&quot;)" office:value-type="float" office:value="-8" calcext:value-type="float">
            <text:p>-8</text:p>
          </table:table-cell>
          <table:table-cell table:formula="of:=IF([.U12]&lt;&gt;[.U30];[.U30]-[.U12];&quot;&quot;)" office:value-type="float" office:value="-7" calcext:value-type="float">
            <text:p>-7</text:p>
          </table:table-cell>
          <table:table-cell table:formula="of:=IF([.V12]&lt;&gt;[.V30];[.V30]-[.V12];&quot;&quot;)" office:value-type="float" office:value="-7" calcext:value-type="float">
            <text:p>-7</text:p>
          </table:table-cell>
          <table:table-cell table:formula="of:=IF([.W12]&lt;&gt;[.W30];[.W30]-[.W12];&quot;&quot;)" office:value-type="float" office:value="-7" calcext:value-type="float">
            <text:p>-7</text:p>
          </table:table-cell>
          <table:table-cell table:formula="of:=IF([.X12]&lt;&gt;[.X30];[.X30]-[.X12];&quot;&quot;)" office:value-type="float" office:value="-7" calcext:value-type="float">
            <text:p>-7</text:p>
          </table:table-cell>
          <table:table-cell table:formula="of:=IF([.Y12]&lt;&gt;[.Y30];[.Y30]-[.Y12];&quot;&quot;)" office:value-type="float" office:value="-7" calcext:value-type="float">
            <text:p>-7</text:p>
          </table:table-cell>
          <table:table-cell table:formula="of:=IF([.Z12]&lt;&gt;[.Z30];[.Z30]-[.Z12];&quot;&quot;)" office:value-type="float" office:value="-7" calcext:value-type="float">
            <text:p>-7</text:p>
          </table:table-cell>
          <table:table-cell table:formula="of:=IF([.AA12]&lt;&gt;[.AA30];[.AA30]-[.AA12];&quot;&quot;)" office:value-type="float" office:value="-7" calcext:value-type="float">
            <text:p>-7</text:p>
          </table:table-cell>
          <table:table-cell table:formula="of:=IF([.AB12]&lt;&gt;[.AB30];[.AB30]-[.AB12];&quot;&quot;)" office:value-type="float" office:value="-7" calcext:value-type="float">
            <text:p>-7</text:p>
          </table:table-cell>
          <table:table-cell table:formula="of:=IF([.AC12]&lt;&gt;[.AC30];[.AC30]-[.AC12];&quot;&quot;)" office:value-type="float" office:value="-7" calcext:value-type="float">
            <text:p>-7</text:p>
          </table:table-cell>
          <table:table-cell table:formula="of:=IF([.AD12]&lt;&gt;[.AD30];[.AD30]-[.AD12];&quot;&quot;)"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O13]&lt;&gt;[.O31];[.O31]-[.O13];&quot;&quot;)" office:value-type="float" office:value="-7" calcext:value-type="float">
            <text:p>-7</text:p>
          </table:table-cell>
          <table:table-cell table:formula="of:=IF([.P13]&lt;&gt;[.P31];[.P31]-[.P13];&quot;&quot;)" office:value-type="float" office:value="-6" calcext:value-type="float">
            <text:p>-6</text:p>
          </table:table-cell>
          <table:table-cell table:formula="of:=IF([.Q13]&lt;&gt;[.Q31];[.Q31]-[.Q13];&quot;&quot;)" office:value-type="float" office:value="-6" calcext:value-type="float">
            <text:p>-6</text:p>
          </table:table-cell>
          <table:table-cell table:formula="of:=IF([.R13]&lt;&gt;[.R31];[.R31]-[.R13];&quot;&quot;)" office:value-type="float" office:value="-6" calcext:value-type="float">
            <text:p>-6</text:p>
          </table:table-cell>
          <table:table-cell table:formula="of:=IF([.S13]&lt;&gt;[.S31];[.S31]-[.S13];&quot;&quot;)" office:value-type="float" office:value="-6" calcext:value-type="float">
            <text:p>-6</text:p>
          </table:table-cell>
          <table:table-cell table:formula="of:=IF([.T13]&lt;&gt;[.T31];[.T31]-[.T13];&quot;&quot;)" office:value-type="float" office:value="-6" calcext:value-type="float">
            <text:p>-6</text:p>
          </table:table-cell>
          <table:table-cell table:formula="of:=IF([.U13]&lt;&gt;[.U31];[.U31]-[.U13];&quot;&quot;)" office:value-type="float" office:value="-6" calcext:value-type="float">
            <text:p>-6</text:p>
          </table:table-cell>
          <table:table-cell table:formula="of:=IF([.V13]&lt;&gt;[.V31];[.V31]-[.V13];&quot;&quot;)" office:value-type="float" office:value="-6" calcext:value-type="float">
            <text:p>-6</text:p>
          </table:table-cell>
          <table:table-cell table:formula="of:=IF([.W13]&lt;&gt;[.W31];[.W31]-[.W13];&quot;&quot;)" office:value-type="float" office:value="-6" calcext:value-type="float">
            <text:p>-6</text:p>
          </table:table-cell>
          <table:table-cell table:formula="of:=IF([.X13]&lt;&gt;[.X31];[.X31]-[.X13];&quot;&quot;)" office:value-type="float" office:value="-5" calcext:value-type="float">
            <text:p>-5</text:p>
          </table:table-cell>
          <table:table-cell table:formula="of:=IF([.Y13]&lt;&gt;[.Y31];[.Y31]-[.Y13];&quot;&quot;)" office:value-type="float" office:value="-5" calcext:value-type="float">
            <text:p>-5</text:p>
          </table:table-cell>
          <table:table-cell table:formula="of:=IF([.Z13]&lt;&gt;[.Z31];[.Z31]-[.Z13];&quot;&quot;)" office:value-type="float" office:value="-5" calcext:value-type="float">
            <text:p>-5</text:p>
          </table:table-cell>
          <table:table-cell table:formula="of:=IF([.AA13]&lt;&gt;[.AA31];[.AA31]-[.AA13];&quot;&quot;)" office:value-type="float" office:value="-4" calcext:value-type="float">
            <text:p>-4</text:p>
          </table:table-cell>
          <table:table-cell table:formula="of:=IF([.AB13]&lt;&gt;[.AB31];[.AB31]-[.AB13];&quot;&quot;)" office:value-type="float" office:value="-5" calcext:value-type="float">
            <text:p>-5</text:p>
          </table:table-cell>
          <table:table-cell table:formula="of:=IF([.AC13]&lt;&gt;[.AC31];[.AC31]-[.AC13];&quot;&quot;)" office:value-type="float" office:value="-4" calcext:value-type="float">
            <text:p>-4</text:p>
          </table:table-cell>
          <table:table-cell table:formula="of:=IF([.AD13]&lt;&gt;[.AD31];[.AD31]-[.AD13];&quot;&quot;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O14]&lt;&gt;[.O32];[.O32]-[.O14];&quot;&quot;)" office:value-type="float" office:value="-3" calcext:value-type="float">
            <text:p>-3</text:p>
          </table:table-cell>
          <table:table-cell table:formula="of:=IF([.P14]&lt;&gt;[.P32];[.P32]-[.P14];&quot;&quot;)" office:value-type="float" office:value="-4" calcext:value-type="float">
            <text:p>-4</text:p>
          </table:table-cell>
          <table:table-cell table:formula="of:=IF([.Q14]&lt;&gt;[.Q32];[.Q32]-[.Q14];&quot;&quot;)" office:value-type="float" office:value="-3" calcext:value-type="float">
            <text:p>-3</text:p>
          </table:table-cell>
          <table:table-cell table:formula="of:=IF([.R14]&lt;&gt;[.R32];[.R32]-[.R14];&quot;&quot;)" office:value-type="float" office:value="-3" calcext:value-type="float">
            <text:p>-3</text:p>
          </table:table-cell>
          <table:table-cell table:formula="of:=IF([.S14]&lt;&gt;[.S32];[.S32]-[.S14];&quot;&quot;)" office:value-type="float" office:value="-3" calcext:value-type="float">
            <text:p>-3</text:p>
          </table:table-cell>
          <table:table-cell table:formula="of:=IF([.T14]&lt;&gt;[.T32];[.T32]-[.T14];&quot;&quot;)" office:value-type="float" office:value="-2" calcext:value-type="float">
            <text:p>-2</text:p>
          </table:table-cell>
          <table:table-cell table:formula="of:=IF([.U14]&lt;&gt;[.U32];[.U32]-[.U14];&quot;&quot;)" office:value-type="float" office:value="-2" calcext:value-type="float">
            <text:p>-2</text:p>
          </table:table-cell>
          <table:table-cell table:formula="of:=IF([.V14]&lt;&gt;[.V32];[.V32]-[.V14];&quot;&quot;)" office:value-type="float" office:value="-2" calcext:value-type="float">
            <text:p>-2</text:p>
          </table:table-cell>
          <table:table-cell table:formula="of:=IF([.W14]&lt;&gt;[.W32];[.W32]-[.W14];&quot;&quot;)" office:value-type="float" office:value="-2" calcext:value-type="float">
            <text:p>-2</text:p>
          </table:table-cell>
          <table:table-cell table:formula="of:=IF([.X14]&lt;&gt;[.X32];[.X32]-[.X14];&quot;&quot;)" office:value-type="float" office:value="-2" calcext:value-type="float">
            <text:p>-2</text:p>
          </table:table-cell>
          <table:table-cell table:formula="of:=IF([.Y14]&lt;&gt;[.Y32];[.Y32]-[.Y14];&quot;&quot;)" office:value-type="float" office:value="-1" calcext:value-type="float">
            <text:p>-1</text:p>
          </table:table-cell>
          <table:table-cell table:formula="of:=IF([.Z14]&lt;&gt;[.Z32];[.Z32]-[.Z14];&quot;&quot;)" office:value-type="float" office:value="-2" calcext:value-type="float">
            <text:p>-2</text:p>
          </table:table-cell>
          <table:table-cell table:formula="of:=IF([.AA14]&lt;&gt;[.AA32];[.AA32]-[.AA14];&quot;&quot;)" office:value-type="float" office:value="-2" calcext:value-type="float">
            <text:p>-2</text:p>
          </table:table-cell>
          <table:table-cell table:formula="of:=IF([.AB14]&lt;&gt;[.AB32];[.AB32]-[.AB14];&quot;&quot;)" office:value-type="float" office:value="-2" calcext:value-type="float">
            <text:p>-2</text:p>
          </table:table-cell>
          <table:table-cell table:formula="of:=IF([.AC14]&lt;&gt;[.AC32];[.AC32]-[.AC14];&quot;&quot;)" office:value-type="float" office:value="-1" calcext:value-type="float">
            <text:p>-1</text:p>
          </table:table-cell>
          <table:table-cell table:formula="of:=IF([.AD14]&lt;&gt;[.AD32];[.AD32]-[.AD14];&quot;&quot;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O15]&lt;&gt;[.O33];[.O33]-[.O15];&quot;&quot;)" office:value-type="float" office:value="-2" calcext:value-type="float">
            <text:p>-2</text:p>
          </table:table-cell>
          <table:table-cell table:formula="of:=IF([.P15]&lt;&gt;[.P33];[.P33]-[.P15];&quot;&quot;)" office:value-type="float" office:value="-2" calcext:value-type="float">
            <text:p>-2</text:p>
          </table:table-cell>
          <table:table-cell table:formula="of:=IF([.Q15]&lt;&gt;[.Q33];[.Q33]-[.Q15];&quot;&quot;)" office:value-type="float" office:value="-2" calcext:value-type="float">
            <text:p>-2</text:p>
          </table:table-cell>
          <table:table-cell table:formula="of:=IF([.R15]&lt;&gt;[.R33];[.R33]-[.R15];&quot;&quot;)" office:value-type="float" office:value="-1" calcext:value-type="float">
            <text:p>-1</text:p>
          </table:table-cell>
          <table:table-cell table:formula="of:=IF([.S15]&lt;&gt;[.S33];[.S33]-[.S15];&quot;&quot;)" office:value-type="float" office:value="-2" calcext:value-type="float">
            <text:p>-2</text:p>
          </table:table-cell>
          <table:table-cell table:formula="of:=IF([.T15]&lt;&gt;[.T33];[.T33]-[.T15];&quot;&quot;)" office:value-type="float" office:value="-2" calcext:value-type="float">
            <text:p>-2</text:p>
          </table:table-cell>
          <table:table-cell table:formula="of:=IF([.U15]&lt;&gt;[.U33];[.U33]-[.U15];&quot;&quot;)" office:value-type="float" office:value="-2" calcext:value-type="float">
            <text:p>-2</text:p>
          </table:table-cell>
          <table:table-cell table:formula="of:=IF([.V15]&lt;&gt;[.V33];[.V33]-[.V15];&quot;&quot;)" office:value-type="float" office:value="-2" calcext:value-type="float">
            <text:p>-2</text:p>
          </table:table-cell>
          <table:table-cell table:formula="of:=IF([.W15]&lt;&gt;[.W33];[.W33]-[.W15];&quot;&quot;)" office:value-type="float" office:value="-2" calcext:value-type="float">
            <text:p>-2</text:p>
          </table:table-cell>
          <table:table-cell table:formula="of:=IF([.X15]&lt;&gt;[.X33];[.X33]-[.X15];&quot;&quot;)" office:value-type="float" office:value="-2" calcext:value-type="float">
            <text:p>-2</text:p>
          </table:table-cell>
          <table:table-cell table:formula="of:=IF([.Y15]&lt;&gt;[.Y33];[.Y33]-[.Y15];&quot;&quot;)" office:value-type="float" office:value="-1" calcext:value-type="float">
            <text:p>-1</text:p>
          </table:table-cell>
          <table:table-cell table:formula="of:=IF([.Z15]&lt;&gt;[.Z33];[.Z33]-[.Z15];&quot;&quot;)" office:value-type="float" office:value="-1" calcext:value-type="float">
            <text:p>-1</text:p>
          </table:table-cell>
          <table:table-cell table:formula="of:=IF([.AA15]&lt;&gt;[.AA33];[.AA33]-[.AA15];&quot;&quot;)" office:value-type="float" office:value="-2" calcext:value-type="float">
            <text:p>-2</text:p>
          </table:table-cell>
          <table:table-cell table:formula="of:=IF([.AB15]&lt;&gt;[.AB33];[.AB33]-[.AB15];&quot;&quot;)" office:value-type="float" office:value="-2" calcext:value-type="float">
            <text:p>-2</text:p>
          </table:table-cell>
          <table:table-cell table:formula="of:=IF([.AC15]&lt;&gt;[.AC33];[.AC33]-[.AC15];&quot;&quot;)" office:value-type="float" office:value="-1" calcext:value-type="float">
            <text:p>-1</text:p>
          </table:table-cell>
          <table:table-cell table:formula="of:=IF([.AD15]&lt;&gt;[.AD33];[.AD33]-[.AD15];&quot;&quot;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[.O16]&lt;&gt;[.O34];[.O34]-[.O16];&quot;&quot;)" office:value-type="float" office:value="-2" calcext:value-type="float">
            <text:p>-2</text:p>
          </table:table-cell>
          <table:table-cell table:formula="of:=IF([.P16]&lt;&gt;[.P34];[.P34]-[.P16];&quot;&quot;)" office:value-type="float" office:value="-2" calcext:value-type="float">
            <text:p>-2</text:p>
          </table:table-cell>
          <table:table-cell table:formula="of:=IF([.Q16]&lt;&gt;[.Q34];[.Q34]-[.Q16];&quot;&quot;)" office:value-type="float" office:value="-2" calcext:value-type="float">
            <text:p>-2</text:p>
          </table:table-cell>
          <table:table-cell table:formula="of:=IF([.R16]&lt;&gt;[.R34];[.R34]-[.R16];&quot;&quot;)" office:value-type="float" office:value="-2" calcext:value-type="float">
            <text:p>-2</text:p>
          </table:table-cell>
          <table:table-cell table:formula="of:=IF([.S16]&lt;&gt;[.S34];[.S34]-[.S16];&quot;&quot;)" office:value-type="float" office:value="-3" calcext:value-type="float">
            <text:p>-3</text:p>
          </table:table-cell>
          <table:table-cell table:formula="of:=IF([.T16]&lt;&gt;[.T34];[.T34]-[.T16];&quot;&quot;)" office:value-type="float" office:value="-3" calcext:value-type="float">
            <text:p>-3</text:p>
          </table:table-cell>
          <table:table-cell table:formula="of:=IF([.U16]&lt;&gt;[.U34];[.U34]-[.U16];&quot;&quot;)" office:value-type="float" office:value="-3" calcext:value-type="float">
            <text:p>-3</text:p>
          </table:table-cell>
          <table:table-cell table:formula="of:=IF([.V16]&lt;&gt;[.V34];[.V34]-[.V16];&quot;&quot;)" office:value-type="float" office:value="-3" calcext:value-type="float">
            <text:p>-3</text:p>
          </table:table-cell>
          <table:table-cell table:formula="of:=IF([.W16]&lt;&gt;[.W34];[.W34]-[.W16];&quot;&quot;)" office:value-type="float" office:value="-3" calcext:value-type="float">
            <text:p>-3</text:p>
          </table:table-cell>
          <table:table-cell table:formula="of:=IF([.X16]&lt;&gt;[.X34];[.X34]-[.X16];&quot;&quot;)" office:value-type="float" office:value="-4" calcext:value-type="float">
            <text:p>-4</text:p>
          </table:table-cell>
          <table:table-cell table:formula="of:=IF([.Y16]&lt;&gt;[.Y34];[.Y34]-[.Y16];&quot;&quot;)" office:value-type="float" office:value="-4" calcext:value-type="float">
            <text:p>-4</text:p>
          </table:table-cell>
          <table:table-cell table:formula="of:=IF([.Z16]&lt;&gt;[.Z34];[.Z34]-[.Z16];&quot;&quot;)" office:value-type="float" office:value="-5" calcext:value-type="float">
            <text:p>-5</text:p>
          </table:table-cell>
          <table:table-cell table:formula="of:=IF([.AA16]&lt;&gt;[.AA34];[.AA34]-[.AA16];&quot;&quot;)" office:value-type="float" office:value="189" calcext:value-type="float">
            <text:p>189</text:p>
          </table:table-cell>
          <table:table-cell table:formula="of:=IF([.AB16]&lt;&gt;[.AB34];[.AB34]-[.AB16];&quot;&quot;)" office:value-type="float" office:value="-1" calcext:value-type="float">
            <text:p>-1</text:p>
          </table:table-cell>
          <table:table-cell table:formula="of:=IF([.AC16]&lt;&gt;[.AC34];[.AC34]-[.AC16];&quot;&quot;)" office:value-type="float" office:value="-2" calcext:value-type="float">
            <text:p>-2</text:p>
          </table:table-cell>
          <table:table-cell table:formula="of:=IF([.AD16]&lt;&gt;[.AD34];[.AD34]-[.AD16];&quot;&quot;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O17]&lt;&gt;[.O35];[.O35]-[.O17];&quot;&quot;)" office:value-type="float" office:value="-2" calcext:value-type="float">
            <text:p>-2</text:p>
          </table:table-cell>
          <table:table-cell table:formula="of:=IF([.P17]&lt;&gt;[.P35];[.P35]-[.P17];&quot;&quot;)" office:value-type="float" office:value="-1" calcext:value-type="float">
            <text:p>-1</text:p>
          </table:table-cell>
          <table:table-cell table:formula="of:=IF([.Q17]&lt;&gt;[.Q35];[.Q35]-[.Q17];&quot;&quot;)" office:value-type="float" office:value="-2" calcext:value-type="float">
            <text:p>-2</text:p>
          </table:table-cell>
          <table:table-cell table:formula="of:=IF([.R17]&lt;&gt;[.R35];[.R35]-[.R17];&quot;&quot;)" office:value-type="float" office:value="-2" calcext:value-type="float">
            <text:p>-2</text:p>
          </table:table-cell>
          <table:table-cell table:formula="of:=IF([.S17]&lt;&gt;[.S35];[.S35]-[.S17];&quot;&quot;)" office:value-type="float" office:value="-3" calcext:value-type="float">
            <text:p>-3</text:p>
          </table:table-cell>
          <table:table-cell table:formula="of:=IF([.T17]&lt;&gt;[.T35];[.T35]-[.T17];&quot;&quot;)" office:value-type="float" office:value="-2" calcext:value-type="float">
            <text:p>-2</text:p>
          </table:table-cell>
          <table:table-cell table:formula="of:=IF([.U17]&lt;&gt;[.U35];[.U35]-[.U17];&quot;&quot;)" office:value-type="float" office:value="-2" calcext:value-type="float">
            <text:p>-2</text:p>
          </table:table-cell>
          <table:table-cell table:formula="of:=IF([.V17]&lt;&gt;[.V35];[.V35]-[.V17];&quot;&quot;)" office:value-type="float" office:value="-3" calcext:value-type="float">
            <text:p>-3</text:p>
          </table:table-cell>
          <table:table-cell table:formula="of:=IF([.W17]&lt;&gt;[.W35];[.W35]-[.W17];&quot;&quot;)" office:value-type="float" office:value="-3" calcext:value-type="float">
            <text:p>-3</text:p>
          </table:table-cell>
          <table:table-cell table:formula="of:=IF([.X17]&lt;&gt;[.X35];[.X35]-[.X17];&quot;&quot;)" office:value-type="float" office:value="-3" calcext:value-type="float">
            <text:p>-3</text:p>
          </table:table-cell>
          <table:table-cell table:formula="of:=IF([.Y17]&lt;&gt;[.Y35];[.Y35]-[.Y17];&quot;&quot;)" office:value-type="float" office:value="-3" calcext:value-type="float">
            <text:p>-3</text:p>
          </table:table-cell>
          <table:table-cell table:formula="of:=IF([.Z17]&lt;&gt;[.Z35];[.Z35]-[.Z17];&quot;&quot;)" office:value-type="float" office:value="-4" calcext:value-type="float">
            <text:p>-4</text:p>
          </table:table-cell>
          <table:table-cell table:formula="of:=IF([.AA17]&lt;&gt;[.AA35];[.AA35]-[.AA17];&quot;&quot;)" office:value-type="float" office:value="-4" calcext:value-type="float">
            <text:p>-4</text:p>
          </table:table-cell>
          <table:table-cell table:formula="of:=IF([.AB17]&lt;&gt;[.AB35];[.AB35]-[.AB17];&quot;&quot;)" office:value-type="float" office:value="-4" calcext:value-type="float">
            <text:p>-4</text:p>
          </table:table-cell>
          <table:table-cell table:formula="of:=IF([.AC17]&lt;&gt;[.AC35];[.AC35]-[.AC17];&quot;&quot;)" office:value-type="float" office:value="-4" calcext:value-type="float">
            <text:p>-4</text:p>
          </table:table-cell>
          <table:table-cell table:formula="of:=IF([.AD17]&lt;&gt;[.AD35];[.AD35]-[.AD17];&quot;&quot;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IF([.O18]&lt;&gt;[.O36];[.O36]-[.O18];&quot;&quot;)" office:value-type="float" office:value="-5" calcext:value-type="float">
            <text:p>-5</text:p>
          </table:table-cell>
          <table:table-cell table:formula="of:=IF([.P18]&lt;&gt;[.P36];[.P36]-[.P18];&quot;&quot;)" office:value-type="float" office:value="-5" calcext:value-type="float">
            <text:p>-5</text:p>
          </table:table-cell>
          <table:table-cell table:formula="of:=IF([.Q18]&lt;&gt;[.Q36];[.Q36]-[.Q18];&quot;&quot;)" office:value-type="float" office:value="-5" calcext:value-type="float">
            <text:p>-5</text:p>
          </table:table-cell>
          <table:table-cell table:formula="of:=IF([.R18]&lt;&gt;[.R36];[.R36]-[.R18];&quot;&quot;)" office:value-type="float" office:value="-5" calcext:value-type="float">
            <text:p>-5</text:p>
          </table:table-cell>
          <table:table-cell table:formula="of:=IF([.S18]&lt;&gt;[.S36];[.S36]-[.S18];&quot;&quot;)" office:value-type="float" office:value="-4" calcext:value-type="float">
            <text:p>-4</text:p>
          </table:table-cell>
          <table:table-cell table:formula="of:=IF([.T18]&lt;&gt;[.T36];[.T36]-[.T18];&quot;&quot;)" office:value-type="float" office:value="-5" calcext:value-type="float">
            <text:p>-5</text:p>
          </table:table-cell>
          <table:table-cell table:formula="of:=IF([.U18]&lt;&gt;[.U36];[.U36]-[.U18];&quot;&quot;)" office:value-type="float" office:value="-5" calcext:value-type="float">
            <text:p>-5</text:p>
          </table:table-cell>
          <table:table-cell table:formula="of:=IF([.V18]&lt;&gt;[.V36];[.V36]-[.V18];&quot;&quot;)" office:value-type="float" office:value="-5" calcext:value-type="float">
            <text:p>-5</text:p>
          </table:table-cell>
          <table:table-cell table:formula="of:=IF([.W18]&lt;&gt;[.W36];[.W36]-[.W18];&quot;&quot;)" office:value-type="float" office:value="-5" calcext:value-type="float">
            <text:p>-5</text:p>
          </table:table-cell>
          <table:table-cell table:formula="of:=IF([.X18]&lt;&gt;[.X36];[.X36]-[.X18];&quot;&quot;)" office:value-type="float" office:value="-5" calcext:value-type="float">
            <text:p>-5</text:p>
          </table:table-cell>
          <table:table-cell table:formula="of:=IF([.Y18]&lt;&gt;[.Y36];[.Y36]-[.Y18];&quot;&quot;)" office:value-type="float" office:value="-4" calcext:value-type="float">
            <text:p>-4</text:p>
          </table:table-cell>
          <table:table-cell table:formula="of:=IF([.Z18]&lt;&gt;[.Z36];[.Z36]-[.Z18];&quot;&quot;)" office:value-type="float" office:value="-4" calcext:value-type="float">
            <text:p>-4</text:p>
          </table:table-cell>
          <table:table-cell table:formula="of:=IF([.AA18]&lt;&gt;[.AA36];[.AA36]-[.AA18];&quot;&quot;)" office:value-type="float" office:value="-4" calcext:value-type="float">
            <text:p>-4</text:p>
          </table:table-cell>
          <table:table-cell table:formula="of:=IF([.AB18]&lt;&gt;[.AB36];[.AB36]-[.AB18];&quot;&quot;)" office:value-type="float" office:value="-5" calcext:value-type="float">
            <text:p>-5</text:p>
          </table:table-cell>
          <table:table-cell table:formula="of:=IF([.AC18]&lt;&gt;[.AC36];[.AC36]-[.AC18];&quot;&quot;)" office:value-type="float" office:value="-5" calcext:value-type="float">
            <text:p>-5</text:p>
          </table:table-cell>
          <table:table-cell table:formula="of:=IF([.AD18]&lt;&gt;[.AD36];[.AD36]-[.AD18];&quot;&quot;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O19]&lt;&gt;[.O37];[.O37]-[.O19];&quot;&quot;)" office:value-type="float" office:value="-4" calcext:value-type="float">
            <text:p>-4</text:p>
          </table:table-cell>
          <table:table-cell table:formula="of:=IF([.P19]&lt;&gt;[.P37];[.P37]-[.P19];&quot;&quot;)" office:value-type="float" office:value="-4" calcext:value-type="float">
            <text:p>-4</text:p>
          </table:table-cell>
          <table:table-cell table:formula="of:=IF([.Q19]&lt;&gt;[.Q37];[.Q37]-[.Q19];&quot;&quot;)" office:value-type="float" office:value="-3" calcext:value-type="float">
            <text:p>-3</text:p>
          </table:table-cell>
          <table:table-cell table:formula="of:=IF([.R19]&lt;&gt;[.R37];[.R37]-[.R19];&quot;&quot;)" office:value-type="float" office:value="-4" calcext:value-type="float">
            <text:p>-4</text:p>
          </table:table-cell>
          <table:table-cell table:formula="of:=IF([.S19]&lt;&gt;[.S37];[.S37]-[.S19];&quot;&quot;)" office:value-type="float" office:value="-4" calcext:value-type="float">
            <text:p>-4</text:p>
          </table:table-cell>
          <table:table-cell table:formula="of:=IF([.T19]&lt;&gt;[.T37];[.T37]-[.T19];&quot;&quot;)" office:value-type="float" office:value="-3" calcext:value-type="float">
            <text:p>-3</text:p>
          </table:table-cell>
          <table:table-cell table:formula="of:=IF([.U19]&lt;&gt;[.U37];[.U37]-[.U19];&quot;&quot;)" office:value-type="float" office:value="-3" calcext:value-type="float">
            <text:p>-3</text:p>
          </table:table-cell>
          <table:table-cell table:formula="of:=IF([.V19]&lt;&gt;[.V37];[.V37]-[.V19];&quot;&quot;)" office:value-type="float" office:value="-3" calcext:value-type="float">
            <text:p>-3</text:p>
          </table:table-cell>
          <table:table-cell table:formula="of:=IF([.W19]&lt;&gt;[.W37];[.W37]-[.W19];&quot;&quot;)" office:value-type="float" office:value="-3" calcext:value-type="float">
            <text:p>-3</text:p>
          </table:table-cell>
          <table:table-cell table:formula="of:=IF([.X19]&lt;&gt;[.X37];[.X37]-[.X19];&quot;&quot;)" office:value-type="float" office:value="-2" calcext:value-type="float">
            <text:p>-2</text:p>
          </table:table-cell>
          <table:table-cell table:formula="of:=IF([.Y19]&lt;&gt;[.Y37];[.Y37]-[.Y19];&quot;&quot;)" office:value-type="float" office:value="-2" calcext:value-type="float">
            <text:p>-2</text:p>
          </table:table-cell>
          <table:table-cell table:formula="of:=IF([.Z19]&lt;&gt;[.Z37];[.Z37]-[.Z19];&quot;&quot;)" office:value-type="float" office:value="-2" calcext:value-type="float">
            <text:p>-2</text:p>
          </table:table-cell>
          <table:table-cell table:formula="of:=IF([.AA19]&lt;&gt;[.AA37];[.AA37]-[.AA19];&quot;&quot;)" office:value-type="float" office:value="-2" calcext:value-type="float">
            <text:p>-2</text:p>
          </table:table-cell>
          <table:table-cell table:formula="of:=IF([.AB19]&lt;&gt;[.AB37];[.AB37]-[.AB19];&quot;&quot;)" office:value-type="float" office:value="-1" calcext:value-type="float">
            <text:p>-1</text:p>
          </table:table-cell>
          <table:table-cell table:formula="of:=IF([.AC19]&lt;&gt;[.AC37];[.AC37]-[.AC19];&quot;&quot;)" office:value-type="float" office:value="-2" calcext:value-type="float">
            <text:p>-2</text:p>
          </table:table-cell>
          <table:table-cell table:formula="of:=IF([.AD19]&lt;&gt;[.AD37];[.AD37]-[.AD19];&quot;&quot;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[.O20]&lt;&gt;[.O38];[.O38]-[.O20];&quot;&quot;)" office:value-type="float" office:value="-1" calcext:value-type="float">
            <text:p>-1</text:p>
          </table:table-cell>
          <table:table-cell table:formula="of:=IF([.P20]&lt;&gt;[.P38];[.P38]-[.P20];&quot;&quot;)" office:value-type="float" office:value="-1" calcext:value-type="float">
            <text:p>-1</text:p>
          </table:table-cell>
          <table:table-cell table:formula="of:=IF([.Q20]&lt;&gt;[.Q38];[.Q38]-[.Q20];&quot;&quot;)">
            <text:p/>
          </table:table-cell>
          <table:table-cell table:formula="of:=IF([.R20]&lt;&gt;[.R38];[.R38]-[.R20];&quot;&quot;)" office:value-type="float" office:value="-1" calcext:value-type="float">
            <text:p>-1</text:p>
          </table:table-cell>
          <table:table-cell table:formula="of:=IF([.S20]&lt;&gt;[.S38];[.S38]-[.S20];&quot;&quot;)" office:value-type="float" office:value="-1" calcext:value-type="float">
            <text:p>-1</text:p>
          </table:table-cell>
          <table:table-cell table:formula="of:=IF([.T20]&lt;&gt;[.T38];[.T38]-[.T20];&quot;&quot;)" office:value-type="float" office:value="-1" calcext:value-type="float">
            <text:p>-1</text:p>
          </table:table-cell>
          <table:table-cell table:formula="of:=IF([.U20]&lt;&gt;[.U38];[.U38]-[.U20];&quot;&quot;)">
            <text:p/>
          </table:table-cell>
          <table:table-cell table:formula="of:=IF([.V20]&lt;&gt;[.V38];[.V38]-[.V20];&quot;&quot;)">
            <text:p/>
          </table:table-cell>
          <table:table-cell table:formula="of:=IF([.W20]&lt;&gt;[.W38];[.W38]-[.W20];&quot;&quot;)">
            <text:p/>
          </table:table-cell>
          <table:table-cell table:formula="of:=IF([.X20]&lt;&gt;[.X38];[.X38]-[.X20];&quot;&quot;)">
            <text:p/>
          </table:table-cell>
          <table:table-cell table:formula="of:=IF([.Y20]&lt;&gt;[.Y38];[.Y38]-[.Y20];&quot;&quot;)">
            <text:p/>
          </table:table-cell>
          <table:table-cell table:formula="of:=IF([.Z20]&lt;&gt;[.Z38];[.Z38]-[.Z20];&quot;&quot;)">
            <text:p/>
          </table:table-cell>
          <table:table-cell table:formula="of:=IF([.AA20]&lt;&gt;[.AA38];[.AA38]-[.AA20];&quot;&quot;)">
            <text:p/>
          </table:table-cell>
          <table:table-cell table:formula="of:=IF([.AB20]&lt;&gt;[.AB38];[.AB38]-[.AB20];&quot;&quot;)">
            <text:p/>
          </table:table-cell>
          <table:table-cell table:formula="of:=IF([.AC20]&lt;&gt;[.AC38];[.AC38]-[.AC20];&quot;&quot;)">
            <text:p/>
          </table:table-cell>
          <table:table-cell table:formula="of:=IF([.AD20]&lt;&gt;[.AD38];[.AD38]-[.AD20];&quot;&quot;)">
            <text:p/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[.O21]&lt;&gt;[.O39];[.O39]-[.O21];&quot;&quot;)" office:value-type="float" office:value="1" calcext:value-type="float">
            <text:p>1</text:p>
          </table:table-cell>
          <table:table-cell table:formula="of:=IF([.P21]&lt;&gt;[.P39];[.P39]-[.P21];&quot;&quot;)" office:value-type="float" office:value="1" calcext:value-type="float">
            <text:p>1</text:p>
          </table:table-cell>
          <table:table-cell table:formula="of:=IF([.Q21]&lt;&gt;[.Q39];[.Q39]-[.Q21];&quot;&quot;)" office:value-type="float" office:value="1" calcext:value-type="float">
            <text:p>1</text:p>
          </table:table-cell>
          <table:table-cell table:formula="of:=IF([.R21]&lt;&gt;[.R39];[.R39]-[.R21];&quot;&quot;)" office:value-type="float" office:value="1" calcext:value-type="float">
            <text:p>1</text:p>
          </table:table-cell>
          <table:table-cell table:formula="of:=IF([.S21]&lt;&gt;[.S39];[.S39]-[.S21];&quot;&quot;)" office:value-type="float" office:value="1" calcext:value-type="float">
            <text:p>1</text:p>
          </table:table-cell>
          <table:table-cell table:formula="of:=IF([.T21]&lt;&gt;[.T39];[.T39]-[.T21];&quot;&quot;)" office:value-type="float" office:value="1" calcext:value-type="float">
            <text:p>1</text:p>
          </table:table-cell>
          <table:table-cell table:formula="of:=IF([.U21]&lt;&gt;[.U39];[.U39]-[.U21];&quot;&quot;)" office:value-type="float" office:value="1" calcext:value-type="float">
            <text:p>1</text:p>
          </table:table-cell>
          <table:table-cell table:formula="of:=IF([.V21]&lt;&gt;[.V39];[.V39]-[.V21];&quot;&quot;)" office:value-type="float" office:value="2" calcext:value-type="float">
            <text:p>2</text:p>
          </table:table-cell>
          <table:table-cell table:formula="of:=IF([.W21]&lt;&gt;[.W39];[.W39]-[.W21];&quot;&quot;)" office:value-type="float" office:value="2" calcext:value-type="float">
            <text:p>2</text:p>
          </table:table-cell>
          <table:table-cell table:formula="of:=IF([.X21]&lt;&gt;[.X39];[.X39]-[.X21];&quot;&quot;)" office:value-type="float" office:value="2" calcext:value-type="float">
            <text:p>2</text:p>
          </table:table-cell>
          <table:table-cell table:formula="of:=IF([.Y21]&lt;&gt;[.Y39];[.Y39]-[.Y21];&quot;&quot;)" office:value-type="float" office:value="2" calcext:value-type="float">
            <text:p>2</text:p>
          </table:table-cell>
          <table:table-cell table:formula="of:=IF([.Z21]&lt;&gt;[.Z39];[.Z39]-[.Z21];&quot;&quot;)" office:value-type="float" office:value="2" calcext:value-type="float">
            <text:p>2</text:p>
          </table:table-cell>
          <table:table-cell table:formula="of:=IF([.AA21]&lt;&gt;[.AA39];[.AA39]-[.AA21];&quot;&quot;)" office:value-type="float" office:value="2" calcext:value-type="float">
            <text:p>2</text:p>
          </table:table-cell>
          <table:table-cell table:formula="of:=IF([.AB21]&lt;&gt;[.AB39];[.AB39]-[.AB21];&quot;&quot;)">
            <text:p/>
          </table:table-cell>
          <table:table-cell table:formula="of:=IF([.AC21]&lt;&gt;[.AC39];[.AC39]-[.AC21];&quot;&quot;)">
            <text:p/>
          </table:table-cell>
          <table:table-cell table:formula="of:=IF([.AD21]&lt;&gt;[.AD39];[.AD39]-[.AD21];&quot;&quot;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O22]&lt;&gt;[.O40];[.O40]-[.O22];&quot;&quot;)" office:value-type="float" office:value="1" calcext:value-type="float">
            <text:p>1</text:p>
          </table:table-cell>
          <table:table-cell table:formula="of:=IF([.P22]&lt;&gt;[.P40];[.P40]-[.P22];&quot;&quot;)">
            <text:p/>
          </table:table-cell>
          <table:table-cell table:formula="of:=IF([.Q22]&lt;&gt;[.Q40];[.Q40]-[.Q22];&quot;&quot;)">
            <text:p/>
          </table:table-cell>
          <table:table-cell table:formula="of:=IF([.R22]&lt;&gt;[.R40];[.R40]-[.R22];&quot;&quot;)">
            <text:p/>
          </table:table-cell>
          <table:table-cell table:formula="of:=IF([.S22]&lt;&gt;[.S40];[.S40]-[.S22];&quot;&quot;)">
            <text:p/>
          </table:table-cell>
          <table:table-cell table:formula="of:=IF([.T22]&lt;&gt;[.T40];[.T40]-[.T22];&quot;&quot;)">
            <text:p/>
          </table:table-cell>
          <table:table-cell table:formula="of:=IF([.U22]&lt;&gt;[.U40];[.U40]-[.U22];&quot;&quot;)">
            <text:p/>
          </table:table-cell>
          <table:table-cell table:formula="of:=IF([.V22]&lt;&gt;[.V40];[.V40]-[.V22];&quot;&quot;)">
            <text:p/>
          </table:table-cell>
          <table:table-cell table:formula="of:=IF([.W22]&lt;&gt;[.W40];[.W40]-[.W22];&quot;&quot;)" office:value-type="float" office:value="-1" calcext:value-type="float">
            <text:p>-1</text:p>
          </table:table-cell>
          <table:table-cell table:formula="of:=IF([.X22]&lt;&gt;[.X40];[.X40]-[.X22];&quot;&quot;)" office:value-type="float" office:value="-1" calcext:value-type="float">
            <text:p>-1</text:p>
          </table:table-cell>
          <table:table-cell table:formula="of:=IF([.Y22]&lt;&gt;[.Y40];[.Y40]-[.Y22];&quot;&quot;)" office:value-type="float" office:value="-1" calcext:value-type="float">
            <text:p>-1</text:p>
          </table:table-cell>
          <table:table-cell table:formula="of:=IF([.Z22]&lt;&gt;[.Z40];[.Z40]-[.Z22];&quot;&quot;)" office:value-type="float" office:value="-1" calcext:value-type="float">
            <text:p>-1</text:p>
          </table:table-cell>
          <table:table-cell table:formula="of:=IF([.AA22]&lt;&gt;[.AA40];[.AA40]-[.AA22];&quot;&quot;)" office:value-type="float" office:value="-1" calcext:value-type="float">
            <text:p>-1</text:p>
          </table:table-cell>
          <table:table-cell table:formula="of:=IF([.AB22]&lt;&gt;[.AB40];[.AB40]-[.AB22];&quot;&quot;)" office:value-type="float" office:value="-2" calcext:value-type="float">
            <text:p>-2</text:p>
          </table:table-cell>
          <table:table-cell table:formula="of:=IF([.AC22]&lt;&gt;[.AC40];[.AC40]-[.AC22];&quot;&quot;)" office:value-type="float" office:value="-2" calcext:value-type="float">
            <text:p>-2</text:p>
          </table:table-cell>
          <table:table-cell table:formula="of:=IF([.AD22]&lt;&gt;[.AD40];[.AD40]-[.AD22];&quot;&quot;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[.O23]&lt;&gt;[.O41];[.O41]-[.O23];&quot;&quot;)" office:value-type="float" office:value="-3" calcext:value-type="float">
            <text:p>-3</text:p>
          </table:table-cell>
          <table:table-cell table:formula="of:=IF([.P23]&lt;&gt;[.P41];[.P41]-[.P23];&quot;&quot;)" office:value-type="float" office:value="-4" calcext:value-type="float">
            <text:p>-4</text:p>
          </table:table-cell>
          <table:table-cell table:formula="of:=IF([.Q23]&lt;&gt;[.Q41];[.Q41]-[.Q23];&quot;&quot;)" office:value-type="float" office:value="-4" calcext:value-type="float">
            <text:p>-4</text:p>
          </table:table-cell>
          <table:table-cell table:formula="of:=IF([.R23]&lt;&gt;[.R41];[.R41]-[.R23];&quot;&quot;)" office:value-type="float" office:value="-5" calcext:value-type="float">
            <text:p>-5</text:p>
          </table:table-cell>
          <table:table-cell table:formula="of:=IF([.S23]&lt;&gt;[.S41];[.S41]-[.S23];&quot;&quot;)" office:value-type="float" office:value="-6" calcext:value-type="float">
            <text:p>-6</text:p>
          </table:table-cell>
          <table:table-cell table:formula="of:=IF([.T23]&lt;&gt;[.T41];[.T41]-[.T23];&quot;&quot;)" office:value-type="float" office:value="-6" calcext:value-type="float">
            <text:p>-6</text:p>
          </table:table-cell>
          <table:table-cell table:formula="of:=IF([.U23]&lt;&gt;[.U41];[.U41]-[.U23];&quot;&quot;)" office:value-type="float" office:value="-5" calcext:value-type="float">
            <text:p>-5</text:p>
          </table:table-cell>
          <table:table-cell table:formula="of:=IF([.V23]&lt;&gt;[.V41];[.V41]-[.V23];&quot;&quot;)" office:value-type="float" office:value="-5" calcext:value-type="float">
            <text:p>-5</text:p>
          </table:table-cell>
          <table:table-cell table:formula="of:=IF([.W23]&lt;&gt;[.W41];[.W41]-[.W23];&quot;&quot;)" office:value-type="float" office:value="-6" calcext:value-type="float">
            <text:p>-6</text:p>
          </table:table-cell>
          <table:table-cell table:formula="of:=IF([.X23]&lt;&gt;[.X41];[.X41]-[.X23];&quot;&quot;)" office:value-type="float" office:value="-6" calcext:value-type="float">
            <text:p>-6</text:p>
          </table:table-cell>
          <table:table-cell table:formula="of:=IF([.Y23]&lt;&gt;[.Y41];[.Y41]-[.Y23];&quot;&quot;)" office:value-type="float" office:value="-6" calcext:value-type="float">
            <text:p>-6</text:p>
          </table:table-cell>
          <table:table-cell table:formula="of:=IF([.Z23]&lt;&gt;[.Z41];[.Z41]-[.Z23];&quot;&quot;)" office:value-type="float" office:value="-6" calcext:value-type="float">
            <text:p>-6</text:p>
          </table:table-cell>
          <table:table-cell table:formula="of:=IF([.AA23]&lt;&gt;[.AA41];[.AA41]-[.AA23];&quot;&quot;)" office:value-type="float" office:value="-6" calcext:value-type="float">
            <text:p>-6</text:p>
          </table:table-cell>
          <table:table-cell table:formula="of:=IF([.AB23]&lt;&gt;[.AB41];[.AB41]-[.AB23];&quot;&quot;)" office:value-type="float" office:value="-7" calcext:value-type="float">
            <text:p>-7</text:p>
          </table:table-cell>
          <table:table-cell table:formula="of:=IF([.AC23]&lt;&gt;[.AC41];[.AC41]-[.AC23];&quot;&quot;)" office:value-type="float" office:value="-7" calcext:value-type="float">
            <text:p>-7</text:p>
          </table:table-cell>
          <table:table-cell table:formula="of:=IF([.AD23]&lt;&gt;[.AD41];[.AD41]-[.AD23];&quot;&quot;)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[.O24]&lt;&gt;[.O42];[.O42]-[.O24];&quot;&quot;)" office:value-type="float" office:value="-7" calcext:value-type="float">
            <text:p>-7</text:p>
          </table:table-cell>
          <table:table-cell table:formula="of:=IF([.P24]&lt;&gt;[.P42];[.P42]-[.P24];&quot;&quot;)" office:value-type="float" office:value="-8" calcext:value-type="float">
            <text:p>-8</text:p>
          </table:table-cell>
          <table:table-cell table:formula="of:=IF([.Q24]&lt;&gt;[.Q42];[.Q42]-[.Q24];&quot;&quot;)" office:value-type="float" office:value="-8" calcext:value-type="float">
            <text:p>-8</text:p>
          </table:table-cell>
          <table:table-cell table:formula="of:=IF([.R24]&lt;&gt;[.R42];[.R42]-[.R24];&quot;&quot;)" office:value-type="float" office:value="-9" calcext:value-type="float">
            <text:p>-9</text:p>
          </table:table-cell>
          <table:table-cell table:formula="of:=IF([.S24]&lt;&gt;[.S42];[.S42]-[.S24];&quot;&quot;)" office:value-type="float" office:value="-9" calcext:value-type="float">
            <text:p>-9</text:p>
          </table:table-cell>
          <table:table-cell table:formula="of:=IF([.T24]&lt;&gt;[.T42];[.T42]-[.T24];&quot;&quot;)" office:value-type="float" office:value="-10" calcext:value-type="float">
            <text:p>-10</text:p>
          </table:table-cell>
          <table:table-cell table:formula="of:=IF([.U24]&lt;&gt;[.U42];[.U42]-[.U24];&quot;&quot;)" office:value-type="float" office:value="-10" calcext:value-type="float">
            <text:p>-10</text:p>
          </table:table-cell>
          <table:table-cell table:formula="of:=IF([.V24]&lt;&gt;[.V42];[.V42]-[.V24];&quot;&quot;)" office:value-type="float" office:value="-11" calcext:value-type="float">
            <text:p>-11</text:p>
          </table:table-cell>
          <table:table-cell table:formula="of:=IF([.W24]&lt;&gt;[.W42];[.W42]-[.W24];&quot;&quot;)" office:value-type="float" office:value="-10" calcext:value-type="float">
            <text:p>-10</text:p>
          </table:table-cell>
          <table:table-cell table:formula="of:=IF([.X24]&lt;&gt;[.X42];[.X42]-[.X24];&quot;&quot;)" office:value-type="float" office:value="-11" calcext:value-type="float">
            <text:p>-11</text:p>
          </table:table-cell>
          <table:table-cell table:formula="of:=IF([.Y24]&lt;&gt;[.Y42];[.Y42]-[.Y24];&quot;&quot;)" office:value-type="float" office:value="-11" calcext:value-type="float">
            <text:p>-11</text:p>
          </table:table-cell>
          <table:table-cell table:formula="of:=IF([.Z24]&lt;&gt;[.Z42];[.Z42]-[.Z24];&quot;&quot;)" office:value-type="float" office:value="-12" calcext:value-type="float">
            <text:p>-12</text:p>
          </table:table-cell>
          <table:table-cell table:formula="of:=IF([.AA24]&lt;&gt;[.AA42];[.AA42]-[.AA24];&quot;&quot;)" office:value-type="float" office:value="-12" calcext:value-type="float">
            <text:p>-12</text:p>
          </table:table-cell>
          <table:table-cell table:formula="of:=IF([.AB24]&lt;&gt;[.AB42];[.AB42]-[.AB24];&quot;&quot;)" office:value-type="float" office:value="-12" calcext:value-type="float">
            <text:p>-12</text:p>
          </table:table-cell>
          <table:table-cell table:formula="of:=IF([.AC24]&lt;&gt;[.AC42];[.AC42]-[.AC24];&quot;&quot;)" office:value-type="float" office:value="-13" calcext:value-type="float">
            <text:p>-13</text:p>
          </table:table-cell>
          <table:table-cell table:formula="of:=IF([.AD24]&lt;&gt;[.AD42];[.AD42]-[.AD24];&quot;&quot;)"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O25]&lt;&gt;[.O43];[.O43]-[.O25];&quot;&quot;)" office:value-type="float" office:value="-14" calcext:value-type="float">
            <text:p>-14</text:p>
          </table:table-cell>
          <table:table-cell table:formula="of:=IF([.P25]&lt;&gt;[.P43];[.P43]-[.P25];&quot;&quot;)" office:value-type="float" office:value="-15" calcext:value-type="float">
            <text:p>-15</text:p>
          </table:table-cell>
          <table:table-cell table:formula="of:=IF([.Q25]&lt;&gt;[.Q43];[.Q43]-[.Q25];&quot;&quot;)" office:value-type="float" office:value="-14" calcext:value-type="float">
            <text:p>-14</text:p>
          </table:table-cell>
          <table:table-cell table:formula="of:=IF([.R25]&lt;&gt;[.R43];[.R43]-[.R25];&quot;&quot;)" office:value-type="float" office:value="-15" calcext:value-type="float">
            <text:p>-15</text:p>
          </table:table-cell>
          <table:table-cell table:formula="of:=IF([.S25]&lt;&gt;[.S43];[.S43]-[.S25];&quot;&quot;)" office:value-type="float" office:value="-16" calcext:value-type="float">
            <text:p>-16</text:p>
          </table:table-cell>
          <table:table-cell table:formula="of:=IF([.T25]&lt;&gt;[.T43];[.T43]-[.T25];&quot;&quot;)" office:value-type="float" office:value="-17" calcext:value-type="float">
            <text:p>-17</text:p>
          </table:table-cell>
          <table:table-cell table:formula="of:=IF([.U25]&lt;&gt;[.U43];[.U43]-[.U25];&quot;&quot;)" office:value-type="float" office:value="-17" calcext:value-type="float">
            <text:p>-17</text:p>
          </table:table-cell>
          <table:table-cell table:formula="of:=IF([.V25]&lt;&gt;[.V43];[.V43]-[.V25];&quot;&quot;)" office:value-type="float" office:value="-18" calcext:value-type="float">
            <text:p>-18</text:p>
          </table:table-cell>
          <table:table-cell table:formula="of:=IF([.W25]&lt;&gt;[.W43];[.W43]-[.W25];&quot;&quot;)" office:value-type="float" office:value="-19" calcext:value-type="float">
            <text:p>-19</text:p>
          </table:table-cell>
          <table:table-cell table:formula="of:=IF([.X25]&lt;&gt;[.X43];[.X43]-[.X25];&quot;&quot;)" office:value-type="float" office:value="-19" calcext:value-type="float">
            <text:p>-19</text:p>
          </table:table-cell>
          <table:table-cell table:formula="of:=IF([.Y25]&lt;&gt;[.Y43];[.Y43]-[.Y25];&quot;&quot;)" office:value-type="float" office:value="-20" calcext:value-type="float">
            <text:p>-20</text:p>
          </table:table-cell>
          <table:table-cell table:formula="of:=IF([.Z25]&lt;&gt;[.Z43];[.Z43]-[.Z25];&quot;&quot;)" office:value-type="float" office:value="-20" calcext:value-type="float">
            <text:p>-20</text:p>
          </table:table-cell>
          <table:table-cell table:formula="of:=IF([.AA25]&lt;&gt;[.AA43];[.AA43]-[.AA25];&quot;&quot;)" office:value-type="float" office:value="-21" calcext:value-type="float">
            <text:p>-21</text:p>
          </table:table-cell>
          <table:table-cell table:formula="of:=IF([.AB25]&lt;&gt;[.AB43];[.AB43]-[.AB25];&quot;&quot;)" office:value-type="float" office:value="-23" calcext:value-type="float">
            <text:p>-23</text:p>
          </table:table-cell>
          <table:table-cell table:formula="of:=IF([.AC25]&lt;&gt;[.AC43];[.AC43]-[.AC25];&quot;&quot;)" office:value-type="float" office:value="-23" calcext:value-type="float">
            <text:p>-23</text:p>
          </table:table-cell>
          <table:table-cell table:formula="of:=IF([.AD25]&lt;&gt;[.AD43];[.AD43]-[.AD25];&quot;&quot;)"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IF([.O26]&lt;&gt;[.O44];[.O44]-[.O26];&quot;&quot;)" office:value-type="float" office:value="-25" calcext:value-type="float">
            <text:p>-25</text:p>
          </table:table-cell>
          <table:table-cell table:formula="of:=IF([.P26]&lt;&gt;[.P44];[.P44]-[.P26];&quot;&quot;)" office:value-type="float" office:value="-26" calcext:value-type="float">
            <text:p>-26</text:p>
          </table:table-cell>
          <table:table-cell table:formula="of:=IF([.Q26]&lt;&gt;[.Q44];[.Q44]-[.Q26];&quot;&quot;)" office:value-type="float" office:value="-27" calcext:value-type="float">
            <text:p>-27</text:p>
          </table:table-cell>
          <table:table-cell table:formula="of:=IF([.R26]&lt;&gt;[.R44];[.R44]-[.R26];&quot;&quot;)" office:value-type="float" office:value="-28" calcext:value-type="float">
            <text:p>-28</text:p>
          </table:table-cell>
          <table:table-cell table:formula="of:=IF([.S26]&lt;&gt;[.S44];[.S44]-[.S26];&quot;&quot;)" office:value-type="float" office:value="-29" calcext:value-type="float">
            <text:p>-29</text:p>
          </table:table-cell>
          <table:table-cell table:formula="of:=IF([.T26]&lt;&gt;[.T44];[.T44]-[.T26];&quot;&quot;)" office:value-type="float" office:value="-30" calcext:value-type="float">
            <text:p>-30</text:p>
          </table:table-cell>
          <table:table-cell table:formula="of:=IF([.U26]&lt;&gt;[.U44];[.U44]-[.U26];&quot;&quot;)" office:value-type="float" office:value="-32" calcext:value-type="float">
            <text:p>-32</text:p>
          </table:table-cell>
          <table:table-cell table:formula="of:=IF([.V26]&lt;&gt;[.V44];[.V44]-[.V26];&quot;&quot;)" office:value-type="float" office:value="-32" calcext:value-type="float">
            <text:p>-32</text:p>
          </table:table-cell>
          <table:table-cell table:formula="of:=IF([.W26]&lt;&gt;[.W44];[.W44]-[.W26];&quot;&quot;)" office:value-type="float" office:value="-34" calcext:value-type="float">
            <text:p>-34</text:p>
          </table:table-cell>
          <table:table-cell table:formula="of:=IF([.X26]&lt;&gt;[.X44];[.X44]-[.X26];&quot;&quot;)" office:value-type="float" office:value="-35" calcext:value-type="float">
            <text:p>-35</text:p>
          </table:table-cell>
          <table:table-cell table:formula="of:=IF([.Y26]&lt;&gt;[.Y44];[.Y44]-[.Y26];&quot;&quot;)" office:value-type="float" office:value="-36" calcext:value-type="float">
            <text:p>-36</text:p>
          </table:table-cell>
          <table:table-cell table:formula="of:=IF([.Z26]&lt;&gt;[.Z44];[.Z44]-[.Z26];&quot;&quot;)" office:value-type="float" office:value="-37" calcext:value-type="float">
            <text:p>-37</text:p>
          </table:table-cell>
          <table:table-cell table:formula="of:=IF([.AA26]&lt;&gt;[.AA44];[.AA44]-[.AA26];&quot;&quot;)" office:value-type="float" office:value="-39" calcext:value-type="float">
            <text:p>-39</text:p>
          </table:table-cell>
          <table:table-cell table:formula="of:=IF([.AB26]&lt;&gt;[.AB44];[.AB44]-[.AB26];&quot;&quot;)" office:value-type="float" office:value="-39" calcext:value-type="float">
            <text:p>-39</text:p>
          </table:table-cell>
          <table:table-cell table:formula="of:=IF([.AC26]&lt;&gt;[.AC44];[.AC44]-[.AC26];&quot;&quot;)" office:value-type="float" office:value="-41" calcext:value-type="float">
            <text:p>-41</text:p>
          </table:table-cell>
          <table:table-cell table:formula="of:=IF([.AD26]&lt;&gt;[.AD44];[.AD44]-[.AD26];&quot;&quot;)" office:value-type="float" office:value="-42" calcext:value-type="float">
            <text:p>-4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end</text:p>
          </table:table-cell>
          <table:table-cell table:number-columns-repeated="14"/>
          <table:table-cell office:value-type="string" calcext:value-type="string">
            <text:p>end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012 MAF – from 950 .bin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016 MAF – from LH3.1 572 .bin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9"/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9"/>
          <table:table-cell office:value-type="float" office:value="158" calcext:value-type="float">
            <text:p>158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9"/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167" calcext:value-type="float">
            <text:p>167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9"/>
          <table:table-cell office:value-type="float" office:value="171" calcext:value-type="float">
            <text:p>17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9"/>
          <table:table-cell office:value-type="float" office:value="175" calcext:value-type="float">
            <text:p>17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9"/>
          <table:table-cell office:value-type="float" office:value="185" calcext:value-type="float">
            <text:p>18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9"/>
          <table:table-cell office:value-type="float" office:value="189" calcext:value-type="float">
            <text:p>189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9"/>
          <table:table-cell office:value-type="float" office:value="194" calcext:value-type="float">
            <text:p>19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9"/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9"/>
          <table:table-cell office:value-type="float" office:value="204" calcext:value-type="float">
            <text:p>20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9"/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9"/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9"/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9"/>
          <table:table-cell office:value-type="float" office:value="236" calcext:value-type="float">
            <text:p>236</text:p>
          </table:table-cell>
          <table:table-cell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office:value-type="float" office:value="176" calcext:value-type="float">
            <text:p>1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office:value-type="float" office:value="179" calcext:value-type="float">
            <text:p>1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182" calcext:value-type="float">
            <text:p>1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office:value-type="float" office:value="194" calcext:value-type="float">
            <text:p>1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9"/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9"/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9"/>
          <table:table-cell office:value-type="float" office:value="155" calcext:value-type="float">
            <text:p>155</text:p>
          </table:table-cell>
          <table:table-cell office:value-type="float" office:value="206" calcext:value-type="float">
            <text:p>2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9"/>
          <table:table-cell office:value-type="float" office:value="158" calcext:value-type="float">
            <text:p>158</text:p>
          </table:table-cell>
          <table:table-cell office:value-type="float" office:value="210" calcext:value-type="float">
            <text:p>2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9"/>
          <table:table-cell office:value-type="float" office:value="161" calcext:value-type="float">
            <text:p>161</text:p>
          </table:table-cell>
          <table:table-cell office:value-type="float" office:value="213" calcext:value-type="float">
            <text:p>2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9"/>
          <table:table-cell office:value-type="float" office:value="163" calcext:value-type="float">
            <text:p>163</text:p>
          </table:table-cell>
          <table:table-cell office:value-type="float" office:value="216" calcext:value-type="float">
            <text:p>2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9"/>
          <table:table-cell office:value-type="float" office:value="166" calcext:value-type="float">
            <text:p>166</text:p>
          </table:table-cell>
          <table:table-cell office:value-type="float" office:value="219" calcext:value-type="float">
            <text:p>2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9"/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9"/>
          <table:table-cell office:value-type="float" office:value="172" calcext:value-type="float">
            <text:p>172</text:p>
          </table:table-cell>
          <table:table-cell office:value-type="float" office:value="226" calcext:value-type="float">
            <text:p>2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9"/>
          <table:table-cell office:value-type="float" office:value="175" calcext:value-type="float">
            <text:p>175</text:p>
          </table:table-cell>
          <table:table-cell office:value-type="float" office:value="229" calcext:value-type="float">
            <text:p>2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9"/>
          <table:table-cell office:value-type="float" office:value="177" calcext:value-type="float">
            <text:p>177</text:p>
          </table:table-cell>
          <table:table-cell office:value-type="float" office:value="232" calcext:value-type="float">
            <text:p>2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9"/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9"/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9"/>
          <table:table-cell office:value-type="float" office:value="189" calcext:value-type="float">
            <text:p>189</text:p>
          </table:table-cell>
          <table:table-cell office:value-type="float" office:value="245" calcext:value-type="float">
            <text:p>2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248" calcext:value-type="float">
            <text:p>2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251" calcext:value-type="float">
            <text:p>2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9"/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65" calcext:value-type="float">
            <text:p>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9"/>
          <table:table-cell office:value-type="float" office:value="204" calcext:value-type="float">
            <text:p>204</text:p>
          </table:table-cell>
          <table:table-cell office:value-type="float" office:value="66" calcext:value-type="float">
            <text:p>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9"/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9"/>
          <table:table-cell office:value-type="float" office:value="213" calcext:value-type="float">
            <text:p>213</text:p>
          </table:table-cell>
          <table:table-cell office:value-type="float" office:value="68" calcext:value-type="float">
            <text:p>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9"/>
          <table:table-cell office:value-type="float" office:value="217" calcext:value-type="float">
            <text:p>217</text:p>
          </table:table-cell>
          <table:table-cell office:value-type="float" office:value="69" calcext:value-type="float">
            <text:p>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72" calcext:value-type="float">
            <text:p>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9"/>
          <table:table-cell office:value-type="float" office:value="232" calcext:value-type="float">
            <text:p>232</text:p>
          </table:table-cell>
          <table:table-cell office:value-type="float" office:value="74" calcext:value-type="float">
            <text:p>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9"/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9"/>
          <table:table-cell office:value-type="float" office:value="238" calcext:value-type="float">
            <text:p>238</text:p>
          </table:table-cell>
          <table:table-cell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9"/>
          <table:table-cell office:value-type="float" office:value="241" calcext:value-type="float">
            <text:p>241</text:p>
          </table:table-cell>
          <table:table-cell office:value-type="float" office:value="78" calcext:value-type="float">
            <text:p>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9"/>
          <table:table-cell office:value-type="float" office:value="244" calcext:value-type="float">
            <text:p>244</text:p>
          </table:table-cell>
          <table:table-cell office:value-type="float" office:value="79" calcext:value-type="float">
            <text:p>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128" calcext:value-type="float">
            <text:p>1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47" calcext:value-type="float">
            <text:p>1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office:value-type="float" office:value="172" calcext:value-type="float">
            <text:p>1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office:value-type="float" office:value="174" calcext:value-type="float">
            <text:p>1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office:value-type="float" office:value="177" calcext:value-type="float">
            <text:p>1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office:value-type="float" office:value="181" calcext:value-type="float">
            <text:p>1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office:value-type="float" office:value="184" calcext:value-type="float">
            <text:p>1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office:value-type="float" office:value="186" calcext:value-type="float">
            <text:p>1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office:value-type="float" office:value="190" calcext:value-type="float">
            <text:p>19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office:value-type="float" office:value="207" calcext:value-type="float">
            <text:p>2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office:value-type="float" office:value="210" calcext:value-type="float">
            <text:p>2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office:value-type="float" office:value="216" calcext:value-type="float">
            <text:p>2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office:value-type="float" office:value="219" calcext:value-type="float">
            <text:p>2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office:value-type="float" office:value="222" calcext:value-type="float">
            <text:p>2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9"/>
          <table:table-cell office:value-type="float" office:value="148" calcext:value-type="float">
            <text:p>148</text:p>
          </table:table-cell>
          <table:table-cell office:value-type="float" office:value="232" calcext:value-type="float">
            <text:p>2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9"/>
          <table:table-cell office:value-type="float" office:value="149" calcext:value-type="float">
            <text:p>149</text:p>
          </table:table-cell>
          <table:table-cell office:value-type="float" office:value="236" calcext:value-type="float">
            <text:p>2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9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9"/>
          <table:table-cell office:value-type="float" office:value="152" calcext:value-type="float">
            <text:p>152</text:p>
          </table:table-cell>
          <table:table-cell office:value-type="float" office:value="244" calcext:value-type="float">
            <text:p>2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9"/>
          <table:table-cell office:value-type="float" office:value="154" calcext:value-type="float">
            <text:p>154</text:p>
          </table:table-cell>
          <table:table-cell office:value-type="float" office:value="248" calcext:value-type="float">
            <text:p>2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9"/>
          <table:table-cell office:value-type="float" office:value="155" calcext:value-type="float">
            <text:p>155</text:p>
          </table:table-cell>
          <table:table-cell office:value-type="float" office:value="252" calcext:value-type="float">
            <text:p>2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9"/>
          <table:table-cell office:value-type="float" office:value="157" calcext:value-type="float">
            <text:p>157</text:p>
          </table:table-cell>
          <table:table-cell office:value-type="float" office:value="255" calcext:value-type="float">
            <text:p>2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9"/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1" number:min-decimal-places="1" number:min-integer-digits="1" number:grouping="true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7" number:min-decimal-places="17" number:min-integer-digits="1"/>
    </number:number-style>
    <number:number-style style:name="N138">
      <number:number number:decimal-places="3" number:min-decimal-places="3" number:min-integer-digits="1" number:grouping="true"/>
    </number:number-style>
    <number:number-style style:name="N139">
      <number:number number:decimal-places="4" number:min-decimal-places="4" number:min-integer-digits="1" number:grouping="true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21:30:50.24651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T11M57S</meta:editing-duration>
    <meta:editing-cycles>4</meta:editing-cycles>
    <meta:generator>LibreOffice/25.2.5.2$Windows_X86_64 LibreOffice_project/03d19516eb2e1dd5d4ccd751a0d6f35f35e08022</meta:generator>
    <meta:creation-date>2025-10-05T16:37:07.001431700</meta:creation-date>
    <dc:date>2025-10-05T21:42:23.267086300</dc:date>
    <meta:document-statistic meta:table-count="2" meta:cell-count="6642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1.601cm" svg:height="10.334cm" xlink:href=".." xlink:type="simple" chart:class="chart:scatter" chart:style-name="ch1">
        <chart:title svg:x="2.879cm" svg:y="0.342cm" chart:style-name="ch2">
          <text:p>Bosch 016 AMM - datasheet</text:p>
        </chart:title>
        <chart:plot-area chart:style-name="ch3" svg:x="1.243cm" svg:y="1.327cm" svg:width="10.126cm" svg:height="7.82cm">
          <chart:coordinate-region svg:x="1.685cm" svg:y="1.527cm" svg:width="9.684cm" svg:height="6.973cm"/>
          <chart:axis chart:dimension="x" chart:name="primary-x" chart:style-name="ch4">
            <chart:title svg:x="4.593cm" svg:y="8.994cm" chart:style-name="ch5">
              <text:p><text:span text:style-name="T1">mass airflow (grams/second)</text:span></text:p>
            </chart:title>
          </chart:axis>
          <chart:axis chart:dimension="y" chart:name="primary-y" chart:style-name="ch6">
            <chart:title svg:x="0.451cm" svg:y="5.621cm" chart:style-name="ch7">
              <text:p><text:span text:style-name="T1">volts</text:span></text:p>
            </chart:title>
            <chart:grid chart:style-name="ch8" chart:class="major"/>
          </chart:axis>
          <chart:series chart:style-name="ch9" chart:values-cell-range-address="Sheet1.D64:Sheet1.D72" chart:label-cell-address="Sheet1.D63:Sheet1.D63" chart:class="chart:scatter">
            <chart:domain table:cell-range-address="Sheet1.C64:Sheet1.C72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olts</text:p>
                <draw:g>
                  <svg:desc>Sheet1.D63:Sheet1.D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6666666666667">
                <text:p>4.16666666666667</text:p>
                <draw:g>
                  <svg:desc>Sheet1.C64:Sheet1.C72</svg:desc>
                </draw:g>
              </table:table-cell>
              <table:table-cell office:value-type="float" office:value="2.3669">
                <text:p>2.3669</text:p>
                <draw:g>
                  <svg:desc>Sheet1.D64:Sheet1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.6619">
                <text:p>2.6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.0091">
                <text:p>3.0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.4416">
                <text:p>3.4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3.8445">
                <text:p>3.8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3.9838">
                <text:p>3.9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.2242">
                <text:p>4.2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.777777777778">
                <text:p>102.777777777778</text:p>
              </table:table-cell>
              <table:table-cell office:value-type="float" office:value="4.4849">
                <text:p>4.4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.7735">
                <text:p>4.7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3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32cm" svg:height="7.598cm" xlink:href=".." xlink:type="simple" chart:class="chart:scatter" chart:style-name="ch1">
        <chart:title svg:x="3.37cm" svg:y="0.287cm" chart:style-name="ch2">
          <text:p>MegaSquirt maffactor curve</text:p>
        </chart:title>
        <chart:plot-area chart:style-name="ch3" svg:x="0.248cm" svg:y="1.217cm" svg:width="11.936cm" svg:height="6.23cm">
          <chart:coordinate-region svg:x="1.551cm" svg:y="1.416cm" svg:width="10.392cm" svg:height="5.3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B59" chart:label-cell-address="Sheet1.C9:Sheet1.C9" chart:class="chart:scatter">
            <chart:domain table:cell-range-address="Sheet1.C10:Sheet1.C59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olts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0:Sheet1.C59</svg:desc>
                </draw:g>
              </table:table-cell>
              <table:table-cell office:value-type="float" office:value="0">
                <text:p>0</text:p>
                <draw:g>
                  <svg:desc>Sheet1.B10:Sheet1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">
                <text:p>1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">
                <text:p>1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">
                <text:p>1.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">
                <text:p>1.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">
                <text:p>1.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">
                <text:p>2.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">
                <text:p>2.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">
                <text:p>2.6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">
                <text:p>3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">
                <text:p>3.2</text:p>
              </table:table-cell>
              <table:table-cell office:value-type="float" office:value="24.09">
                <text:p>24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">
                <text:p>3.4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">
                <text:p>3.5</text:p>
              </table:table-cell>
              <table:table-cell office:value-type="float" office:value="33.84">
                <text:p>33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">
                <text:p>3.6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">
                <text:p>3.7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">
                <text:p>3.8</text:p>
              </table:table-cell>
              <table:table-cell office:value-type="float" office:value="52.85">
                <text:p>52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68.79">
                <text:p>68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">
                <text:p>4.2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">
                <text:p>4.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">
                <text:p>4.4</text:p>
              </table:table-cell>
              <table:table-cell office:value-type="float" office:value="98.16">
                <text:p>98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">
                <text:p>4.6</text:p>
              </table:table-cell>
              <table:table-cell office:value-type="float" office:value="109.53">
                <text:p>109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">
                <text:p>4.7</text:p>
              </table:table-cell>
              <table:table-cell office:value-type="float" office:value="121.73">
                <text:p>121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">
                <text:p>4.8</text:p>
              </table:table-cell>
              <table:table-cell office:value-type="float" office:value="134.79">
                <text:p>134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">
                <text:p>4.9</text:p>
              </table:table-cell>
              <table:table-cell office:value-type="float" office:value="148.75">
                <text:p>148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163.63">
                <text:p>163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2">
                <text:p>5.2</text:p>
              </table:table-cell>
              <table:table-cell office:value-type="float" office:value="179.45">
                <text:p>179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">
                <text:p>5.3</text:p>
              </table:table-cell>
              <table:table-cell office:value-type="float" office:value="196.25">
                <text:p>19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">
                <text:p>5.4</text:p>
              </table:table-cell>
              <table:table-cell office:value-type="float" office:value="214.06">
                <text:p>214.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">
                <text:p>5.5</text:p>
              </table:table-cell>
              <table:table-cell office:value-type="float" office:value="232.9">
                <text:p>232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">
                <text:p>5.6</text:p>
              </table:table-cell>
              <table:table-cell office:value-type="float" office:value="252.8">
                <text:p>252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273.8">
                <text:p>27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295.91">
                <text:p>295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1.528cm" svg:height="10.237cm" xlink:href=".." xlink:type="simple" chart:class="chart:scatter" chart:style-name="ch1">
        <chart:title svg:x="3.494cm" svg:y="0.34cm" chart:style-name="ch2">
          <text:p>Bosch 016 AMM - MS</text:p>
        </chart:title>
        <chart:plot-area chart:style-name="ch3" svg:x="1.241cm" svg:y="1.323cm" svg:width="10.057cm" svg:height="7.729cm">
          <chart:coordinate-region svg:x="1.97cm" svg:y="1.522cm" svg:width="9.328cm" svg:height="6.883cm"/>
          <chart:axis chart:dimension="x" chart:name="primary-x" chart:style-name="ch4">
            <chart:title svg:x="4.563cm" svg:y="8.91cm" chart:style-name="ch5">
              <text:p><text:span text:style-name="T1">mass airflow (grams/second)</text:span></text:p>
            </chart:title>
          </chart:axis>
          <chart:axis chart:dimension="y" chart:name="primary-y" chart:style-name="ch6">
            <chart:title svg:x="0.451cm" svg:y="5.571cm" chart:style-name="ch7">
              <text:p><text:span text:style-name="T1">volts</text:span></text:p>
            </chart:title>
            <chart:grid chart:style-name="ch8" chart:class="major"/>
          </chart:axis>
          <chart:series chart:style-name="ch9" chart:values-cell-range-address="Sheet1.C10:Sheet1.C59" chart:label-cell-address="Sheet1.C9:Sheet1.C9" chart:class="chart:scatter">
            <chart:domain table:cell-range-address="Sheet1.B10:Sheet1.B59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s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0:Sheet1.B59</svg:desc>
                </draw:g>
              </table:table-cell>
              <table:table-cell office:value-type="float" office:value="0">
                <text:p>0</text:p>
                <draw:g>
                  <svg:desc>Sheet1.C10:Sheet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">
                <text:p>0.2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">
                <text:p>1.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7">
                <text:p>2.2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2">
                <text:p>3.3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3">
                <text:p>4.6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1">
                <text:p>8.2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3">
                <text:p>10.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5">
                <text:p>13.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">
                <text:p>16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09">
                <text:p>24.0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69">
                <text:p>28.6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84">
                <text:p>33.8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57">
                <text:p>39.5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89">
                <text:p>45.8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.85">
                <text:p>52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.48">
                <text:p>60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79">
                <text:p>68.7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82">
                <text:p>77.8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.6">
                <text:p>87.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16">
                <text:p>98.1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.53">
                <text:p>109.5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.73">
                <text:p>121.7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.79">
                <text:p>134.7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.75">
                <text:p>148.7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.63">
                <text:p>163.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9.45">
                <text:p>179.4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.25">
                <text:p>196.2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4.06">
                <text:p>214.0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.9">
                <text:p>232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2.8">
                <text:p>252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.8">
                <text:p>273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.91">
                <text:p>295.91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minimum="0" chart:maximum="14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325cm" svg:height="9.803cm" xlink:href=".." xlink:type="simple" chart:class="chart:scatter" chart:style-name="ch1">
        <chart:title svg:x="3.704cm" svg:y="0.332cm" chart:style-name="ch2">
          <text:p>Bosch 016 AMM - MegaSquirt vs Datasheet</text:p>
        </chart:title>
        <chart:legend chart:legend-position="end" svg:x="13.452cm" svg:y="4.353cm" style:legend-expansion="high" chart:style-name="ch3"/>
        <chart:plot-area chart:style-name="ch4" svg:x="1.337cm" svg:y="1.307cm" svg:width="11.789cm" svg:height="7.319cm">
          <chart:coordinate-region svg:x="2.066cm" svg:y="1.506cm" svg:width="10.532cm" svg:height="6.473cm"/>
          <chart:axis chart:dimension="x" chart:name="primary-x" chart:style-name="ch5">
            <chart:title svg:x="5.145cm" svg:y="8.822cm" chart:style-name="ch6">
              <text:p><text:span text:style-name="T1">mass airflow (grams/second)</text:span></text:p>
            </chart:title>
          </chart:axis>
          <chart:axis chart:dimension="y" chart:name="primary-y" chart:style-name="ch7">
            <chart:title svg:x="0.451cm" svg:y="5.35cm" chart:style-name="ch8">
              <text:p><text:span text:style-name="T1">volts</text:span></text:p>
            </chart:title>
            <chart:grid chart:style-name="ch9" chart:class="major"/>
          </chart:axis>
          <chart:series chart:style-name="ch10" chart:values-cell-range-address="Sheet1.C10:Sheet1.C59" chart:label-cell-address="Sheet1.C8:Sheet1.C8" chart:class="chart:scatter">
            <chart:domain table:cell-range-address="Sheet1.B10:Sheet1.B59"/>
            <chart:data-point chart:repeated="50"/>
          </chart:series>
          <chart:series chart:style-name="ch11" chart:values-cell-range-address="Sheet1.D64:Sheet1.D72" chart:label-cell-address="Sheet1.D62:Sheet1.D62" chart:class="chart:scatter">
            <chart:domain table:cell-range-address="Sheet1.C64:Sheet1.C72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1.C8:Sheet1.C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osch</text:p>
                <draw:g>
                  <svg:desc>Sheet1.D62:Sheet1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0:Sheet1.B59</svg:desc>
                </draw:g>
              </table:table-cell>
              <table:table-cell office:value-type="float" office:value="0">
                <text:p>0</text:p>
                <draw:g>
                  <svg:desc>Sheet1.C10:Sheet1.C59</svg:desc>
                </draw:g>
              </table:table-cell>
              <table:table-cell office:value-type="float" office:value="4.16666666666667">
                <text:p>4.16666666666667</text:p>
                <draw:g>
                  <svg:desc>Sheet1.C64:Sheet1.C72</svg:desc>
                </draw:g>
              </table:table-cell>
              <table:table-cell office:value-type="float" office:value="2.3669">
                <text:p>2.3669</text:p>
                <draw:g>
                  <svg:desc>Sheet1.D64:Sheet1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.6619">
                <text:p>2.6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.0091">
                <text:p>3.0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.4416">
                <text:p>3.4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3.8445">
                <text:p>3.8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3.9838">
                <text:p>3.9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4.2242">
                <text:p>4.2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02.777777777778">
                <text:p>102.777777777778</text:p>
              </table:table-cell>
              <table:table-cell office:value-type="float" office:value="4.4849">
                <text:p>4.4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.7735">
                <text:p>4.7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">
                <text:p>0.22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">
                <text:p>1.4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7">
                <text:p>2.27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2">
                <text:p>3.3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3">
                <text:p>4.6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5">
                <text:p>6.2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1">
                <text:p>8.2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3">
                <text:p>10.53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5">
                <text:p>13.2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">
                <text:p>16.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09">
                <text:p>24.0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69">
                <text:p>28.6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84">
                <text:p>33.8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57">
                <text:p>39.57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89">
                <text:p>45.8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.85">
                <text:p>52.85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.48">
                <text:p>60.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79">
                <text:p>68.7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82">
                <text:p>77.8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.6">
                <text:p>87.6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16">
                <text:p>98.16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.53">
                <text:p>109.53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.73">
                <text:p>121.73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.79">
                <text:p>134.7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.75">
                <text:p>148.7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.63">
                <text:p>163.6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9.45">
                <text:p>179.45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.25">
                <text:p>196.25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4.06">
                <text:p>214.06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.9">
                <text:p>232.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2.8">
                <text:p>252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.8">
                <text:p>273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.91">
                <text:p>295.91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65cm" svg:height="7.782cm" xlink:href=".." xlink:type="simple" chart:class="chart:line" chart:style-name="ch1">
        <chart:title svg:x="2.693cm" svg:y="0.291cm" chart:style-name="ch2">
          <text:p>MAF linearization table '937 ECU</text:p>
        </chart:title>
        <chart:plot-area chart:style-name="ch3" svg:x="0.243cm" svg:y="1.225cm" svg:width="11.679cm" svg:height="6.402cm">
          <chart:coordinate-region svg:x="1.259cm" svg:y="1.424cm" svg:width="10.648cm" svg:height="5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92:Sheet1.D347" chart:label-cell-address="Sheet1.D91:Sheet1.D91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37 .bin</text:p>
                <draw:g>
                  <svg:desc>Sheet1.D91:Sheet1.D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92:Sheet1.D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32">
                <text:p>32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842cm" svg:height="10.015cm" xlink:href=".." xlink:type="simple" chart:class="chart:scatter" chart:style-name="ch1">
        <chart:title svg:x="5.632cm" svg:y="0.336cm" chart:style-name="ch2">
          <text:p>MafAnalyzer vs. '937 Table</text:p>
        </chart:title>
        <chart:legend chart:legend-position="end" svg:x="13.472cm" svg:y="4.459cm" style:legend-expansion="high" chart:style-name="ch3"/>
        <chart:plot-area chart:style-name="ch4" svg:x="1.347cm" svg:y="1.315cm" svg:width="11.789cm" svg:height="7.519cm">
          <chart:coordinate-region svg:x="2.363cm" svg:y="1.514cm" svg:width="10.484cm" svg:height="6.673cm"/>
          <chart:axis chart:dimension="x" chart:name="primary-x" chart:style-name="ch5">
            <chart:title svg:x="6.425cm" svg:y="9.034cm" chart:style-name="ch2">
              <text:p><text:span text:style-name="T1">ADC value</text:span>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6.269cm" chart:style-name="ch8">
              <text:p><text:span text:style-name="T1">fuel flow mg/sec</text:span></text:p>
            </chart:title>
            <chart:grid chart:style-name="ch9" chart:class="major"/>
          </chart:axis>
          <chart:series chart:style-name="ch10" chart:values-cell-range-address="Sheet1.D92:Sheet1.D347" chart:label-cell-address="Sheet1.D91:Sheet1.D91" chart:class="chart:scatter">
            <chart:domain table:cell-range-address="Sheet1.F128:Sheet1.F383"/>
            <chart:data-point chart:repeated="256"/>
          </chart:series>
          <chart:series chart:style-name="ch11" chart:values-cell-range-address="Sheet1.H128:Sheet1.H383" chart:label-cell-address="Sheet1.G126:Sheet1.G126" chart:class="chart:scatter">
            <chart:data-point chart:repeated="2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937 .bin</text:p>
                <draw:g>
                  <svg:desc>Sheet1.D91:Sheet1.D91</svg:desc>
                </draw:g>
              </table:table-cell>
              <table:table-cell office:value-type="string">
                <text:p>MAFanalyzer</text:p>
                <draw:g>
                  <svg:desc>Sheet1.G126:Sheet1.G1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28:Sheet1.F383</svg:desc>
                </draw:g>
              </table:table-cell>
              <table:table-cell office:value-type="float" office:value="0">
                <text:p>0</text:p>
                <draw:g>
                  <svg:desc>Sheet1.D92:Sheet1.D347</svg:desc>
                </draw:g>
              </table:table-cell>
              <table:table-cell office:value-type="float" office:value="6.57815737711815">
                <text:p>6.57815737711815</text:p>
                <draw:g>
                  <svg:desc>Sheet1.H128:Sheet1.H3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15608334823448">
                <text:p>7.15608334823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75100714203069">
                <text:p>7.75100714203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.37992658118669">
                <text:p>8.37992658118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05983948838237">
                <text:p>9.05983948838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75675021825793">
                <text:p>9.75675021825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.4876565934933">
                <text:p>10.4876565934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1.2525586140884">
                <text:p>11.2525586140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.0684541027232">
                <text:p>12.0684541027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2.9183452367178">
                <text:p>12.9183452367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3.8022320160722">
                <text:p>13.8022320160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4.7201144407864">
                <text:p>14.7201144407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5.6719925108603">
                <text:p>15.6719925108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6.6748640489739">
                <text:p>16.6748640489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7.7287290551272">
                <text:p>17.7287290551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8.7995918839604">
                <text:p>18.7995918839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9.9384460035132">
                <text:p>19.9384460035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1.0942979457458">
                <text:p>21.0942979457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2.318141178698">
                <text:p>22.318141178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3.57598005701">
                <text:p>23.57598005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.8848124033617">
                <text:p>24.8848124033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6.2276403950732">
                <text:p>26.2276403950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7.6384596775042">
                <text:p>27.6384596775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9.083274605295">
                <text:p>29.083274605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0.5790830011255">
                <text:p>30.5790830011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2.1258848649956">
                <text:p>32.1258848649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33.7236801969055">
                <text:p>33.7236801969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35.372468996855">
                <text:p>35.372468996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7.0722512648442">
                <text:p>37.0722512648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8.823027000873">
                <text:p>38.8230270008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0.6417940276215">
                <text:p>40.6417940276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42.4945566997297">
                <text:p>42.4945566997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44.4153106625575">
                <text:p>44.4153106625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46.3870580934249">
                <text:p>46.3870580934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8.409798992332">
                <text:p>48.409798992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50.5005311819587">
                <text:p>50.5005311819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52.6422568396251">
                <text:p>52.6422568396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  <table:table-cell office:value-type="float" office:value="54.8519737880111">
                <text:p>54.8519737880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57.1126842044367">
                <text:p>57.11268420443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59.4413859115819">
                <text:p>59.4413859115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61.8210810867667">
                <text:p>61.8210810867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64.2857653753511">
                <text:p>64.2857653753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66.7844453092952">
                <text:p>66.7844453092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69.3681143566387">
                <text:p>69.3681143566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7">
                <text:p>67</text:p>
              </table:table-cell>
              <table:table-cell office:value-type="float" office:value="72.002776872022">
                <text:p>72.002776872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74.7054306781248">
                <text:p>74.7054306781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77.4760757749471">
                <text:p>77.4760757749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80.3147121624891">
                <text:p>80.31471216248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83.2213398407506">
                <text:p>83.2213398407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86.1959588097317">
                <text:p>86.1959588097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  <table:table-cell office:value-type="float" office:value="89.2385690694323">
                <text:p>89.2385690694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92.3491706198525">
                <text:p>92.3491706198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95.5277634609923">
                <text:p>95.5277634609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0">
                <text:p>90</text:p>
              </table:table-cell>
              <table:table-cell office:value-type="float" office:value="98.7743475928517">
                <text:p>98.7743475928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102.10592083811">
                <text:p>102.10592083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6">
                <text:p>96</text:p>
              </table:table-cell>
              <table:table-cell office:value-type="float" office:value="105.505485374089">
                <text:p>105.505485374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9">
                <text:p>99</text:p>
              </table:table-cell>
              <table:table-cell office:value-type="float" office:value="108.973041200787">
                <text:p>108.9730412007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2">
                <text:p>102</text:p>
              </table:table-cell>
              <table:table-cell office:value-type="float" office:value="112.525586140884">
                <text:p>112.525586140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116.146122371701">
                <text:p>116.1461223717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9">
                <text:p>109</text:p>
              </table:table-cell>
              <table:table-cell office:value-type="float" office:value="119.834649893238">
                <text:p>119.834649893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  <table:table-cell office:value-type="float" office:value="123.608166528174">
                <text:p>123.608166528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5">
                <text:p>115</text:p>
              </table:table-cell>
              <table:table-cell office:value-type="float" office:value="127.466672276509">
                <text:p>127.466672276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8">
                <text:p>118</text:p>
              </table:table-cell>
              <table:table-cell office:value-type="float" office:value="131.393169315564">
                <text:p>131.393169315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2">
                <text:p>122</text:p>
              </table:table-cell>
              <table:table-cell office:value-type="float" office:value="135.387657645339">
                <text:p>135.387657645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39.484132911193">
                <text:p>139.484132911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143.648599467766">
                <text:p>143.6485994677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147.898055137739">
                <text:p>147.898055137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152.215502098432">
                <text:p>152.2155020984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0">
                <text:p>140</text:p>
              </table:table-cell>
              <table:table-cell office:value-type="float" office:value="156.634935995204">
                <text:p>156.634935995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4">
                <text:p>144</text:p>
              </table:table-cell>
              <table:table-cell office:value-type="float" office:value="161.122361182695">
                <text:p>161.122361182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65.711773306266">
                <text:p>165.7117733062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2">
                <text:p>152</text:p>
              </table:table-cell>
              <table:table-cell office:value-type="float" office:value="170.369176720556">
                <text:p>170.369176720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6">
                <text:p>156</text:p>
              </table:table-cell>
              <table:table-cell office:value-type="float" office:value="175.111569248246">
                <text:p>175.111569248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60">
                <text:p>160</text:p>
              </table:table-cell>
              <table:table-cell office:value-type="float" office:value="179.955948712015">
                <text:p>179.955948712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64">
                <text:p>164</text:p>
              </table:table-cell>
              <table:table-cell office:value-type="float" office:value="184.868319466504">
                <text:p>184.868319466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68">
                <text:p>168</text:p>
              </table:table-cell>
              <table:table-cell office:value-type="float" office:value="189.882677157072">
                <text:p>189.882677157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73">
                <text:p>173</text:p>
              </table:table-cell>
              <table:table-cell office:value-type="float" office:value="194.98202396104">
                <text:p>194.98202396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7">
                <text:p>177</text:p>
              </table:table-cell>
              <table:table-cell office:value-type="float" office:value="200.166359878407">
                <text:p>200.166359878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81">
                <text:p>181</text:p>
              </table:table-cell>
              <table:table-cell office:value-type="float" office:value="205.452682731853">
                <text:p>205.4526827318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86">
                <text:p>186</text:p>
              </table:table-cell>
              <table:table-cell office:value-type="float" office:value="210.806996876019">
                <text:p>210.806996876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91">
                <text:p>191</text:p>
              </table:table-cell>
              <table:table-cell office:value-type="float" office:value="216.263297956264">
                <text:p>216.2632979562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96">
                <text:p>196</text:p>
              </table:table-cell>
              <table:table-cell office:value-type="float" office:value="221.821585972589">
                <text:p>221.821585972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1">
                <text:p>201</text:p>
              </table:table-cell>
              <table:table-cell office:value-type="float" office:value="227.464863102313">
                <text:p>227.4648631023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06">
                <text:p>206</text:p>
              </table:table-cell>
              <table:table-cell office:value-type="float" office:value="233.210127168116">
                <text:p>233.210127168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2">
                <text:p>212</text:p>
              </table:table-cell>
              <table:table-cell office:value-type="float" office:value="239.040380347319">
                <text:p>239.040380347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7">
                <text:p>217</text:p>
              </table:table-cell>
              <table:table-cell office:value-type="float" office:value="244.955622639922">
                <text:p>244.9556226399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23">
                <text:p>223</text:p>
              </table:table-cell>
              <table:table-cell office:value-type="float" office:value="250.989849691283">
                <text:p>250.9898496912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8">
                <text:p>228</text:p>
              </table:table-cell>
              <table:table-cell office:value-type="float" office:value="257.109065856044">
                <text:p>257.1090658560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34">
                <text:p>234</text:p>
              </table:table-cell>
              <table:table-cell office:value-type="float" office:value="263.313271134205">
                <text:p>263.313271134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269.636461171125">
                <text:p>269.636461171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46">
                <text:p>246</text:p>
              </table:table-cell>
              <table:table-cell office:value-type="float" office:value="276.044640321444">
                <text:p>276.044640321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2">
                <text:p>252</text:p>
              </table:table-cell>
              <table:table-cell office:value-type="float" office:value="282.554806407843">
                <text:p>282.554806407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6">
                <text:p>256</text:p>
              </table:table-cell>
              <table:table-cell office:value-type="float" office:value="289.166959430321">
                <text:p>289.166959430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64">
                <text:p>264</text:p>
              </table:table-cell>
              <table:table-cell office:value-type="float" office:value="295.881099388878">
                <text:p>295.881099388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72">
                <text:p>272</text:p>
              </table:table-cell>
              <table:table-cell office:value-type="float" office:value="302.697226283514">
                <text:p>302.6972262835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76">
                <text:p>276</text:p>
              </table:table-cell>
              <table:table-cell office:value-type="float" office:value="309.61534011423">
                <text:p>309.61534011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84">
                <text:p>284</text:p>
              </table:table-cell>
              <table:table-cell office:value-type="float" office:value="316.635440881026">
                <text:p>316.635440881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88">
                <text:p>288</text:p>
              </table:table-cell>
              <table:table-cell office:value-type="float" office:value="323.7575285839">
                <text:p>323.7575285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96">
                <text:p>296</text:p>
              </table:table-cell>
              <table:table-cell office:value-type="float" office:value="330.981603222854">
                <text:p>330.9816032228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04">
                <text:p>304</text:p>
              </table:table-cell>
              <table:table-cell office:value-type="float" office:value="338.324662620568">
                <text:p>338.3246626205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12">
                <text:p>312</text:p>
              </table:table-cell>
              <table:table-cell office:value-type="float" office:value="345.76970895436">
                <text:p>345.769708954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16">
                <text:p>316</text:p>
              </table:table-cell>
              <table:table-cell office:value-type="float" office:value="353.316742224232">
                <text:p>353.316742224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24">
                <text:p>324</text:p>
              </table:table-cell>
              <table:table-cell office:value-type="float" office:value="360.965762430184">
                <text:p>360.965762430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32">
                <text:p>332</text:p>
              </table:table-cell>
              <table:table-cell office:value-type="float" office:value="368.716769572214">
                <text:p>368.7167695722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40">
                <text:p>340</text:p>
              </table:table-cell>
              <table:table-cell office:value-type="float" office:value="376.603759295684">
                <text:p>376.6037592956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48">
                <text:p>348</text:p>
              </table:table-cell>
              <table:table-cell office:value-type="float" office:value="384.575738132554">
                <text:p>384.575738132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56">
                <text:p>356</text:p>
              </table:table-cell>
              <table:table-cell office:value-type="float" office:value="392.666701728182">
                <text:p>392.666701728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64">
                <text:p>364</text:p>
              </table:table-cell>
              <table:table-cell office:value-type="float" office:value="400.87665008257">
                <text:p>400.876650082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72">
                <text:p>372</text:p>
              </table:table-cell>
              <table:table-cell office:value-type="float" office:value="409.188585373037">
                <text:p>409.188585373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80">
                <text:p>380</text:p>
              </table:table-cell>
              <table:table-cell office:value-type="float" office:value="417.619505422263">
                <text:p>417.619505422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88">
                <text:p>388</text:p>
              </table:table-cell>
              <table:table-cell office:value-type="float" office:value="426.152412407569">
                <text:p>426.1524124075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6">
                <text:p>396</text:p>
              </table:table-cell>
              <table:table-cell office:value-type="float" office:value="434.804304151634">
                <text:p>434.8043041516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4">
                <text:p>404</text:p>
              </table:table-cell>
              <table:table-cell office:value-type="float" office:value="443.575180654458">
                <text:p>443.5751806544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12">
                <text:p>412</text:p>
              </table:table-cell>
              <table:table-cell office:value-type="float" office:value="452.465041916042">
                <text:p>452.4650419160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20">
                <text:p>420</text:p>
              </table:table-cell>
              <table:table-cell office:value-type="float" office:value="461.456890113704">
                <text:p>461.456890113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28">
                <text:p>428</text:p>
              </table:table-cell>
              <table:table-cell office:value-type="float" office:value="470.567723070127">
                <text:p>470.567723070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32">
                <text:p>432</text:p>
              </table:table-cell>
              <table:table-cell office:value-type="float" office:value="479.814538607988">
                <text:p>479.8145386079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40">
                <text:p>440</text:p>
              </table:table-cell>
              <table:table-cell office:value-type="float" office:value="489.163341081928">
                <text:p>489.1633410819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48">
                <text:p>448</text:p>
              </table:table-cell>
              <table:table-cell office:value-type="float" office:value="498.631128314628">
                <text:p>498.6311283146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56">
                <text:p>456</text:p>
              </table:table-cell>
              <table:table-cell office:value-type="float" office:value="508.217900306087">
                <text:p>508.2179003060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64">
                <text:p>464</text:p>
              </table:table-cell>
              <table:table-cell office:value-type="float" office:value="517.940654878985">
                <text:p>517.9406548789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72">
                <text:p>472</text:p>
              </table:table-cell>
              <table:table-cell office:value-type="float" office:value="527.765396387963">
                <text:p>527.7653963879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76">
                <text:p>476</text:p>
              </table:table-cell>
              <table:table-cell office:value-type="float" office:value="537.726120478379">
                <text:p>537.7261204783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84">
                <text:p>484</text:p>
              </table:table-cell>
              <table:table-cell office:value-type="float" office:value="547.805829327555">
                <text:p>547.8058293275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558.00452293549">
                <text:p>558.00452293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504">
                <text:p>504</text:p>
              </table:table-cell>
              <table:table-cell office:value-type="float" office:value="568.339199124865">
                <text:p>568.3391991248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512">
                <text:p>512</text:p>
              </table:table-cell>
              <table:table-cell office:value-type="float" office:value="578.775862250318">
                <text:p>578.775862250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520">
                <text:p>520</text:p>
              </table:table-cell>
              <table:table-cell office:value-type="float" office:value="589.348507957211">
                <text:p>589.348507957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528">
                <text:p>528</text:p>
              </table:table-cell>
              <table:table-cell office:value-type="float" office:value="600.057136245543">
                <text:p>600.0571362455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36">
                <text:p>536</text:p>
              </table:table-cell>
              <table:table-cell office:value-type="float" office:value="610.884749292634">
                <text:p>610.8847492926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44">
                <text:p>544</text:p>
              </table:table-cell>
              <table:table-cell office:value-type="float" office:value="621.848344921164">
                <text:p>621.848344921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556">
                <text:p>556</text:p>
              </table:table-cell>
              <table:table-cell office:value-type="float" office:value="632.930925308454">
                <text:p>632.9309253084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564">
                <text:p>564</text:p>
              </table:table-cell>
              <table:table-cell office:value-type="float" office:value="644.149488277182">
                <text:p>644.149488277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72">
                <text:p>572</text:p>
              </table:table-cell>
              <table:table-cell office:value-type="float" office:value="655.48703600467">
                <text:p>655.48703600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580">
                <text:p>580</text:p>
              </table:table-cell>
              <table:table-cell office:value-type="float" office:value="666.960566313597">
                <text:p>666.9605663135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92">
                <text:p>592</text:p>
              </table:table-cell>
              <table:table-cell office:value-type="float" office:value="678.570079203963">
                <text:p>678.5700792039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600">
                <text:p>600</text:p>
              </table:table-cell>
              <table:table-cell office:value-type="float" office:value="690.298576853089">
                <text:p>690.2985768530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608">
                <text:p>608</text:p>
              </table:table-cell>
              <table:table-cell office:value-type="float" office:value="702.180054906333">
                <text:p>702.180054906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20">
                <text:p>620</text:p>
              </table:table-cell>
              <table:table-cell office:value-type="float" office:value="714.180517718337">
                <text:p>714.1805177183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628">
                <text:p>628</text:p>
              </table:table-cell>
              <table:table-cell office:value-type="float" office:value="726.31696311178">
                <text:p>726.31696311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640">
                <text:p>640</text:p>
              </table:table-cell>
              <table:table-cell office:value-type="float" office:value="738.589391086662">
                <text:p>738.5893910866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648">
                <text:p>648</text:p>
              </table:table-cell>
              <table:table-cell office:value-type="float" office:value="750.997801642983">
                <text:p>750.9978016429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60">
                <text:p>660</text:p>
              </table:table-cell>
              <table:table-cell office:value-type="float" office:value="763.542194780743">
                <text:p>763.5421947807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668">
                <text:p>668</text:p>
              </table:table-cell>
              <table:table-cell office:value-type="float" office:value="776.222570499942">
                <text:p>776.2225704999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680">
                <text:p>680</text:p>
              </table:table-cell>
              <table:table-cell office:value-type="float" office:value="789.038928800581">
                <text:p>789.0389288005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692">
                <text:p>692</text:p>
              </table:table-cell>
              <table:table-cell office:value-type="float" office:value="801.991269682658">
                <text:p>801.9912696826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700">
                <text:p>700</text:p>
              </table:table-cell>
              <table:table-cell office:value-type="float" office:value="815.096590968855">
                <text:p>815.096590968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12">
                <text:p>712</text:p>
              </table:table-cell>
              <table:table-cell office:value-type="float" office:value="828.320897013811">
                <text:p>828.320897013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724">
                <text:p>724</text:p>
              </table:table-cell>
              <table:table-cell office:value-type="float" office:value="841.698183462886">
                <text:p>841.6981834628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36">
                <text:p>736</text:p>
              </table:table-cell>
              <table:table-cell office:value-type="float" office:value="855.2114524934">
                <text:p>855.21145249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744">
                <text:p>744</text:p>
              </table:table-cell>
              <table:table-cell office:value-type="float" office:value="868.877701928033">
                <text:p>868.8777019280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56">
                <text:p>756</text:p>
              </table:table-cell>
              <table:table-cell office:value-type="float" office:value="882.679933944105">
                <text:p>882.679933944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768">
                <text:p>768</text:p>
              </table:table-cell>
              <table:table-cell office:value-type="float" office:value="896.618148541616">
                <text:p>896.6181485416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780">
                <text:p>780</text:p>
              </table:table-cell>
              <table:table-cell office:value-type="float" office:value="910.709343543247">
                <text:p>910.7093435432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792">
                <text:p>792</text:p>
              </table:table-cell>
              <table:table-cell office:value-type="float" office:value="924.953518948996">
                <text:p>924.9535189489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04">
                <text:p>804</text:p>
              </table:table-cell>
              <table:table-cell office:value-type="float" office:value="939.333676936185">
                <text:p>939.3336769361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816">
                <text:p>816</text:p>
              </table:table-cell>
              <table:table-cell office:value-type="float" office:value="953.849817504812">
                <text:p>953.8498175048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828">
                <text:p>828</text:p>
              </table:table-cell>
              <table:table-cell office:value-type="float" office:value="968.518938477559">
                <text:p>968.5189384775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840">
                <text:p>840</text:p>
              </table:table-cell>
              <table:table-cell office:value-type="float" office:value="983.341039854425">
                <text:p>983.341039854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852">
                <text:p>852</text:p>
              </table:table-cell>
              <table:table-cell office:value-type="float" office:value="998.316121635409">
                <text:p>998.3161216354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864">
                <text:p>864</text:p>
              </table:table-cell>
              <table:table-cell office:value-type="float" office:value="1013.42718599783">
                <text:p>1013.42718599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876">
                <text:p>876</text:p>
              </table:table-cell>
              <table:table-cell office:value-type="float" office:value="1028.69123076438">
                <text:p>1028.691230764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888">
                <text:p>888</text:p>
              </table:table-cell>
              <table:table-cell office:value-type="float" office:value="1044.10825593504">
                <text:p>1044.10825593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900">
                <text:p>900</text:p>
              </table:table-cell>
              <table:table-cell office:value-type="float" office:value="1059.67826150982">
                <text:p>1059.678261509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912">
                <text:p>912</text:p>
              </table:table-cell>
              <table:table-cell office:value-type="float" office:value="1075.40124748872">
                <text:p>1075.40124748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924">
                <text:p>924</text:p>
              </table:table-cell>
              <table:table-cell office:value-type="float" office:value="1091.27721387174">
                <text:p>1091.27721387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936">
                <text:p>936</text:p>
              </table:table-cell>
              <table:table-cell office:value-type="float" office:value="1107.30616065888">
                <text:p>1107.30616065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44">
                <text:p>944</text:p>
              </table:table-cell>
              <table:table-cell office:value-type="float" office:value="1123.48808785013">
                <text:p>1123.488087850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956">
                <text:p>956</text:p>
              </table:table-cell>
              <table:table-cell office:value-type="float" office:value="1139.82299544551">
                <text:p>1139.822995445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968">
                <text:p>968</text:p>
              </table:table-cell>
              <table:table-cell office:value-type="float" office:value="1156.310883445">
                <text:p>1156.3108834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980">
                <text:p>980</text:p>
              </table:table-cell>
              <table:table-cell office:value-type="float" office:value="1172.95175184862">
                <text:p>1172.951751848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992">
                <text:p>992</text:p>
              </table:table-cell>
              <table:table-cell office:value-type="float" office:value="1189.74560065635">
                <text:p>1189.745600656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04">
                <text:p>1004</text:p>
              </table:table-cell>
              <table:table-cell office:value-type="float" office:value="1206.70942769088">
                <text:p>1206.709427690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024">
                <text:p>1024</text:p>
              </table:table-cell>
              <table:table-cell office:value-type="float" office:value="1223.82623512953">
                <text:p>1223.826235129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040">
                <text:p>1040</text:p>
              </table:table-cell>
              <table:table-cell office:value-type="float" office:value="1241.11302079498">
                <text:p>1241.113020794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040">
                <text:p>1040</text:p>
              </table:table-cell>
              <table:table-cell office:value-type="float" office:value="1258.55278686455">
                <text:p>1258.552786864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056">
                <text:p>1056</text:p>
              </table:table-cell>
              <table:table-cell office:value-type="float" office:value="1276.14553333824">
                <text:p>1276.145533338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072">
                <text:p>1072</text:p>
              </table:table-cell>
              <table:table-cell office:value-type="float" office:value="1293.89126021605">
                <text:p>1293.891260216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088">
                <text:p>1088</text:p>
              </table:table-cell>
              <table:table-cell office:value-type="float" office:value="1311.82396314333">
                <text:p>1311.82396314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104">
                <text:p>1104</text:p>
              </table:table-cell>
              <table:table-cell office:value-type="float" office:value="1329.89264865206">
                <text:p>1329.892648652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120">
                <text:p>1120</text:p>
              </table:table-cell>
              <table:table-cell office:value-type="float" office:value="1348.14831021026">
                <text:p>1348.148310210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136">
                <text:p>1136</text:p>
              </table:table-cell>
              <table:table-cell office:value-type="float" office:value="1366.55695217259">
                <text:p>1366.55695217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152">
                <text:p>1152</text:p>
              </table:table-cell>
              <table:table-cell office:value-type="float" office:value="1385.11857453903">
                <text:p>1385.118574539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168">
                <text:p>1168</text:p>
              </table:table-cell>
              <table:table-cell office:value-type="float" office:value="1403.86717295495">
                <text:p>1403.86717295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184">
                <text:p>1184</text:p>
              </table:table-cell>
              <table:table-cell office:value-type="float" office:value="1422.76875177499">
                <text:p>1422.768751774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200">
                <text:p>1200</text:p>
              </table:table-cell>
              <table:table-cell office:value-type="float" office:value="1441.84030882183">
                <text:p>1441.840308821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216">
                <text:p>1216</text:p>
              </table:table-cell>
              <table:table-cell office:value-type="float" office:value="1461.06484627279">
                <text:p>1461.064846272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232">
                <text:p>1232</text:p>
              </table:table-cell>
              <table:table-cell office:value-type="float" office:value="1480.47635977322">
                <text:p>1480.476359773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248">
                <text:p>1248</text:p>
              </table:table-cell>
              <table:table-cell office:value-type="float" office:value="1500.05785150046">
                <text:p>1500.057851500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280">
                <text:p>1280</text:p>
              </table:table-cell>
              <table:table-cell office:value-type="float" office:value="1519.79232363181">
                <text:p>1519.792323631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296">
                <text:p>1296</text:p>
              </table:table-cell>
              <table:table-cell office:value-type="float" office:value="1539.71377181265">
                <text:p>1539.713771812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28">
                <text:p>1328</text:p>
              </table:table-cell>
              <table:table-cell office:value-type="float" office:value="1559.7882003976">
                <text:p>1559.78820039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44">
                <text:p>1344</text:p>
              </table:table-cell>
              <table:table-cell office:value-type="float" office:value="1580.04960503203">
                <text:p>1580.04960503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376">
                <text:p>1376</text:p>
              </table:table-cell>
              <table:table-cell office:value-type="float" office:value="1600.48098789326">
                <text:p>1600.480987893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392">
                <text:p>1392</text:p>
              </table:table-cell>
              <table:table-cell office:value-type="float" office:value="1621.08234898129">
                <text:p>1621.082348981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08">
                <text:p>1408</text:p>
              </table:table-cell>
              <table:table-cell office:value-type="float" office:value="1641.85368829612">
                <text:p>1641.853688296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40">
                <text:p>1440</text:p>
              </table:table-cell>
              <table:table-cell office:value-type="float" office:value="1662.79500583774">
                <text:p>1662.795005837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456">
                <text:p>1456</text:p>
              </table:table-cell>
              <table:table-cell office:value-type="float" office:value="1683.92329942885">
                <text:p>1683.923299428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472">
                <text:p>1472</text:p>
              </table:table-cell>
              <table:table-cell office:value-type="float" office:value="1705.22157124675">
                <text:p>1705.221571246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488">
                <text:p>1488</text:p>
              </table:table-cell>
              <table:table-cell office:value-type="float" office:value="1726.68982129146">
                <text:p>1726.68982129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520">
                <text:p>1520</text:p>
              </table:table-cell>
              <table:table-cell office:value-type="float" office:value="1748.34504738564">
                <text:p>1748.345047385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36">
                <text:p>1536</text:p>
              </table:table-cell>
              <table:table-cell office:value-type="float" office:value="1770.17025170662">
                <text:p>1770.170251706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552">
                <text:p>1552</text:p>
              </table:table-cell>
              <table:table-cell office:value-type="float" office:value="1792.18243207708">
                <text:p>1792.182432077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568">
                <text:p>1568</text:p>
              </table:table-cell>
              <table:table-cell office:value-type="float" office:value="1814.36459067434">
                <text:p>1814.364590674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584">
                <text:p>1584</text:p>
              </table:table-cell>
              <table:table-cell office:value-type="float" office:value="1836.73372532108">
                <text:p>1836.73372532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616">
                <text:p>1616</text:p>
              </table:table-cell>
              <table:table-cell office:value-type="float" office:value="1859.28983601729">
                <text:p>1859.289836017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632">
                <text:p>1632</text:p>
              </table:table-cell>
              <table:table-cell office:value-type="float" office:value="1882.01592494031">
                <text:p>1882.015924940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664">
                <text:p>1664</text:p>
              </table:table-cell>
              <table:table-cell office:value-type="float" office:value="1904.9289899128">
                <text:p>1904.9289899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680">
                <text:p>1680</text:p>
              </table:table-cell>
              <table:table-cell office:value-type="float" office:value="1928.0120331121">
                <text:p>1928.01203311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712">
                <text:p>1712</text:p>
              </table:table-cell>
              <table:table-cell office:value-type="float" office:value="1951.29905018355">
                <text:p>1951.299050183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728">
                <text:p>1728</text:p>
              </table:table-cell>
              <table:table-cell office:value-type="float" office:value="1974.7560454818">
                <text:p>1974.75604548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760">
                <text:p>1760</text:p>
              </table:table-cell>
              <table:table-cell office:value-type="float" office:value="1998.40001682953">
                <text:p>1998.400016829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776">
                <text:p>1776</text:p>
              </table:table-cell>
              <table:table-cell office:value-type="float" office:value="2022.23096422674">
                <text:p>2022.230964226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808">
                <text:p>1808</text:p>
              </table:table-cell>
              <table:table-cell office:value-type="float" office:value="2046.24888767342">
                <text:p>2046.248887673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824">
                <text:p>1824</text:p>
              </table:table-cell>
              <table:table-cell office:value-type="float" office:value="2070.43678934691">
                <text:p>2070.436789346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856">
                <text:p>1856</text:p>
              </table:table-cell>
              <table:table-cell office:value-type="float" office:value="2094.82866489255">
                <text:p>2094.828664892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872">
                <text:p>1872</text:p>
              </table:table-cell>
              <table:table-cell office:value-type="float" office:value="2119.40751648768">
                <text:p>2119.40751648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904">
                <text:p>1904</text:p>
              </table:table-cell>
              <table:table-cell office:value-type="float" office:value="2144.17334413228">
                <text:p>2144.173344132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920">
                <text:p>1920</text:p>
              </table:table-cell>
              <table:table-cell office:value-type="float" office:value="2169.14314564904">
                <text:p>2169.143145649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952">
                <text:p>1952</text:p>
              </table:table-cell>
              <table:table-cell office:value-type="float" office:value="2194.2829253926">
                <text:p>2194.2829253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968">
                <text:p>1968</text:p>
              </table:table-cell>
              <table:table-cell office:value-type="float" office:value="2219.62667900832">
                <text:p>2219.626679008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000">
                <text:p>2000</text:p>
              </table:table-cell>
              <table:table-cell office:value-type="float" office:value="2245.14041085084">
                <text:p>2245.140410850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032">
                <text:p>2032</text:p>
              </table:table-cell>
              <table:table-cell office:value-type="float" office:value="2270.87511438819">
                <text:p>2270.875114388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048">
                <text:p>2048</text:p>
              </table:table-cell>
              <table:table-cell office:value-type="float" office:value="2296.77979615235">
                <text:p>2296.779796152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080">
                <text:p>2080</text:p>
              </table:table-cell>
              <table:table-cell office:value-type="float" office:value="2322.88845178866">
                <text:p>2322.88845178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112">
                <text:p>2112</text:p>
              </table:table-cell>
              <table:table-cell office:value-type="float" office:value="2349.18408347446">
                <text:p>2349.184083474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128">
                <text:p>2128</text:p>
              </table:table-cell>
              <table:table-cell office:value-type="float" office:value="2375.68368903241">
                <text:p>2375.683689032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160">
                <text:p>2160</text:p>
              </table:table-cell>
              <table:table-cell office:value-type="float" office:value="2402.38726846252">
                <text:p>2402.387268462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192">
                <text:p>2192</text:p>
              </table:table-cell>
              <table:table-cell office:value-type="float" office:value="2429.27782394211">
                <text:p>2429.277823942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224">
                <text:p>2224</text:p>
              </table:table-cell>
              <table:table-cell office:value-type="float" office:value="2456.35535547117">
                <text:p>2456.355355471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256">
                <text:p>2256</text:p>
              </table:table-cell>
              <table:table-cell office:value-type="float" office:value="2483.6368608724">
                <text:p>2483.63686087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288">
                <text:p>2288</text:p>
              </table:table-cell>
              <table:table-cell office:value-type="float" office:value="2511.12234014579">
                <text:p>2511.122340145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2538.79479546865">
                <text:p>2538.794795468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352">
                <text:p>2352</text:p>
              </table:table-cell>
              <table:table-cell office:value-type="float" office:value="2566.68822248635">
                <text:p>2566.688222486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384">
                <text:p>2384</text:p>
              </table:table-cell>
              <table:table-cell office:value-type="float" office:value="2594.76862555353">
                <text:p>2594.768625553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416">
                <text:p>2416</text:p>
              </table:table-cell>
              <table:table-cell office:value-type="float" office:value="2623.05300249287">
                <text:p>2623.053002492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448">
                <text:p>2448</text:p>
              </table:table-cell>
              <table:table-cell office:value-type="float" office:value="2651.52435548169">
                <text:p>2651.524355481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496">
                <text:p>2496</text:p>
              </table:table-cell>
              <table:table-cell office:value-type="float" office:value="2680.21668016535">
                <text:p>2680.216680165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528">
                <text:p>2528</text:p>
              </table:table-cell>
              <table:table-cell office:value-type="float" office:value="2709.11297872117">
                <text:p>2709.112978721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560">
                <text:p>2560</text:p>
              </table:table-cell>
              <table:table-cell office:value-type="float" office:value="2738.19625332646">
                <text:p>2738.196253326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608">
                <text:p>2608</text:p>
              </table:table-cell>
              <table:table-cell office:value-type="float" office:value="2767.5004996266">
                <text:p>2767.50049962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640">
                <text:p>2640</text:p>
              </table:table-cell>
              <table:table-cell office:value-type="float" office:value="2797.00871979889">
                <text:p>2797.00871979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688">
                <text:p>2688</text:p>
              </table:table-cell>
              <table:table-cell office:value-type="float" office:value="2826.72091384334">
                <text:p>2826.720913843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720">
                <text:p>2720</text:p>
              </table:table-cell>
              <table:table-cell office:value-type="float" office:value="2856.63708175995">
                <text:p>2856.637081759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768">
                <text:p>2768</text:p>
              </table:table-cell>
              <table:table-cell office:value-type="float" office:value="2886.75722354872">
                <text:p>2886.757223548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800">
                <text:p>2800</text:p>
              </table:table-cell>
              <table:table-cell office:value-type="float" office:value="2917.08133920964">
                <text:p>2917.081339209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848">
                <text:p>2848</text:p>
              </table:table-cell>
              <table:table-cell office:value-type="float" office:value="2947.62642656541">
                <text:p>2947.626426565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880">
                <text:p>2880</text:p>
              </table:table-cell>
              <table:table-cell office:value-type="float" office:value="2978.37548779333">
                <text:p>2978.37548779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928">
                <text:p>2928</text:p>
              </table:table-cell>
              <table:table-cell office:value-type="float" office:value="3009.3455207161">
                <text:p>3009.34552071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976">
                <text:p>2976</text:p>
              </table:table-cell>
              <table:table-cell office:value-type="float" office:value="3040.50252968834">
                <text:p>3040.502529688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008">
                <text:p>3008</text:p>
              </table:table-cell>
              <table:table-cell office:value-type="float" office:value="3071.8975081781">
                <text:p>3071.89750817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056">
                <text:p>3056</text:p>
              </table:table-cell>
              <table:table-cell office:value-type="float" office:value="3103.47946271734">
                <text:p>3103.479462717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3104">
                <text:p>3104</text:p>
              </table:table-cell>
              <table:table-cell office:value-type="float" office:value="3135.2993867741">
                <text:p>3135.29938677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3136">
                <text:p>3136</text:p>
              </table:table-cell>
              <table:table-cell office:value-type="float" office:value="3167.32328470301">
                <text:p>3167.32328470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184">
                <text:p>3184</text:p>
              </table:table-cell>
              <table:table-cell office:value-type="float" office:value="3199.55115650409">
                <text:p>3199.551156504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232">
                <text:p>3232</text:p>
              </table:table-cell>
              <table:table-cell office:value-type="float" office:value="3232">
                <text:p>32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2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997cm" svg:height="15.965cm" xlink:href=".." xlink:type="simple" chart:class="chart:line" chart:style-name="ch1">
        <chart:title svg:x="10.715cm" svg:y="0.455cm" chart:style-name="ch2">
          <text:p>MAF curves</text:p>
        </chart:title>
        <chart:legend chart:legend-position="end" svg:x="21.085cm" svg:y="6.936cm" style:legend-expansion="high" chart:style-name="ch3"/>
        <chart:plot-area chart:style-name="ch4" svg:x="1.49cm" svg:y="1.553cm" svg:width="19.116cm" svg:height="13.112cm">
          <chart:coordinate-region svg:x="2.506cm" svg:y="1.553cm" svg:width="18.1cm" svg:height="12.176cm"/>
          <chart:axis chart:dimension="x" chart:name="primary-x" chart:style-name="ch5">
            <chart:title svg:x="10.232cm" svg:y="14.984cm" chart:style-name="ch6">
              <text:p><text:span text:style-name="T1">ADC value</text:span></text:p>
            </chart:title>
          </chart:axis>
          <chart:axis chart:dimension="y" chart:name="primary-y" chart:style-name="ch7">
            <chart:title svg:x="0.451cm" svg:y="9.684cm" chart:style-name="ch8">
              <text:p><text:span text:style-name="T1">scaled airflow gm/sec</text:span></text:p>
            </chart:title>
            <chart:grid chart:style-name="ch9" chart:class="major"/>
          </chart:axis>
          <chart:series chart:style-name="ch10" chart:values-cell-range-address="Sheet1.D394:Sheet1.D649" chart:label-cell-address="Sheet1.D393:Sheet1.D393" chart:class="chart:line">
            <chart:data-point chart:repeated="256"/>
          </chart:series>
          <chart:series chart:style-name="ch11" chart:values-cell-range-address="Sheet1.D92:Sheet1.D347" chart:label-cell-address="Sheet1.D91:Sheet1.D91" chart:class="chart:line">
            <chart:data-point chart:repeated="256"/>
          </chart:series>
          <chart:series chart:style-name="ch12" chart:values-cell-range-address="Sheet1.D655:Sheet1.D910" chart:label-cell-address="Sheet1.D654:Sheet1.D654" chart:class="chart:line">
            <chart:data-point chart:repeated="256"/>
          </chart:series>
          <chart:series chart:style-name="ch13" chart:values-cell-range-address="Sheet1.H128:Sheet1.H383" chart:label-cell-address="Sheet1.H127:Sheet1.H127" chart:class="chart:line">
            <chart:data-point chart:repeated="2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50 .bin</text:p>
                <draw:g>
                  <svg:desc>Sheet1.D393:Sheet1.D393</svg:desc>
                </draw:g>
              </table:table-cell>
              <table:table-cell office:value-type="string">
                <text:p>937 .bin</text:p>
                <draw:g>
                  <svg:desc>Sheet1.D91:Sheet1.D91</svg:desc>
                </draw:g>
              </table:table-cell>
              <table:table-cell office:value-type="string">
                <text:p>LH3.1 .bin</text:p>
                <draw:g>
                  <svg:desc>Sheet1.D654:Sheet1.D654</svg:desc>
                </draw:g>
              </table:table-cell>
              <table:table-cell office:value-type="string">
                <text:p>analyzer</text:p>
                <draw:g>
                  <svg:desc>Sheet1.H127:Sheet1.H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94:Sheet1.D649</svg:desc>
                </draw:g>
              </table:table-cell>
              <table:table-cell office:value-type="float" office:value="0">
                <text:p>0</text:p>
                <draw:g>
                  <svg:desc>Sheet1.D92:Sheet1.D347</svg:desc>
                </draw:g>
              </table:table-cell>
              <table:table-cell office:value-type="float" office:value="0">
                <text:p>0</text:p>
                <draw:g>
                  <svg:desc>Sheet1.D655:Sheet1.D910</svg:desc>
                </draw:g>
              </table:table-cell>
              <table:table-cell office:value-type="float" office:value="6.57815737711815">
                <text:p>6.57815737711815</text:p>
                <draw:g>
                  <svg:desc>Sheet1.H128:Sheet1.H3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15608334823448">
                <text:p>7.15608334823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5100714203069">
                <text:p>7.75100714203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37992658118669">
                <text:p>8.37992658118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5983948838237">
                <text:p>9.05983948838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75675021825793">
                <text:p>9.75675021825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4876565934933">
                <text:p>10.4876565934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2525586140884">
                <text:p>11.2525586140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.0684541027232">
                <text:p>12.0684541027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.9183452367178">
                <text:p>12.9183452367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3.8022320160722">
                <text:p>13.8022320160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.7201144407864">
                <text:p>14.7201144407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.6719925108603">
                <text:p>15.6719925108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.6748640489739">
                <text:p>16.6748640489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.7287290551272">
                <text:p>17.7287290551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8.7995918839604">
                <text:p>18.7995918839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9.9384460035132">
                <text:p>19.9384460035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1.0942979457458">
                <text:p>21.0942979457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2.318141178698">
                <text:p>22.318141178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3.57598005701">
                <text:p>23.57598005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4.8848124033617">
                <text:p>24.8848124033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6.2276403950732">
                <text:p>26.2276403950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7.6384596775042">
                <text:p>27.6384596775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9.083274605295">
                <text:p>29.083274605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0.5790830011255">
                <text:p>30.5790830011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32.1258848649956">
                <text:p>32.1258848649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33.7236801969055">
                <text:p>33.7236801969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35.372468996855">
                <text:p>35.372468996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7.0722512648442">
                <text:p>37.0722512648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8.823027000873">
                <text:p>38.8230270008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40.6417940276215">
                <text:p>40.6417940276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42.4945566997297">
                <text:p>42.4945566997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44.4153106625575">
                <text:p>44.4153106625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6.3870580934249">
                <text:p>46.3870580934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48.409798992332">
                <text:p>48.409798992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50.5005311819587">
                <text:p>50.5005311819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52.6422568396251">
                <text:p>52.6422568396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54.8519737880111">
                <text:p>54.8519737880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57.1126842044367">
                <text:p>57.11268420443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9.4413859115819">
                <text:p>59.4413859115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61.8210810867667">
                <text:p>61.8210810867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64.2857653753511">
                <text:p>64.2857653753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66.7844453092952">
                <text:p>66.7844453092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69.3681143566387">
                <text:p>69.3681143566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72.002776872022">
                <text:p>72.002776872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4.7054306781248">
                <text:p>74.7054306781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77.4760757749471">
                <text:p>77.4760757749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80.3147121624891">
                <text:p>80.31471216248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83.2213398407506">
                <text:p>83.2213398407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86.1959588097317">
                <text:p>86.1959588097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">
                <text:p>106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89.2385690694323">
                <text:p>89.2385690694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92.3491706198525">
                <text:p>92.3491706198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95.5277634609923">
                <text:p>95.5277634609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">
                <text:p>116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98.7743475928517">
                <text:p>98.7743475928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102.10592083811">
                <text:p>102.10592083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">
                <text:p>123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105.505485374089">
                <text:p>105.505485374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108.973041200787">
                <text:p>108.9730412007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">
                <text:p>131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12.525586140884">
                <text:p>112.525586140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">
                <text:p>135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16.146122371701">
                <text:p>116.1461223717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">
                <text:p>139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19.834649893238">
                <text:p>119.834649893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23.608166528174">
                <text:p>123.608166528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">
                <text:p>147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27.466672276509">
                <text:p>127.466672276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2">
                <text:p>152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31.393169315564">
                <text:p>131.393169315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">
                <text:p>156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35.387657645339">
                <text:p>135.387657645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0">
                <text:p>16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39.484132911193">
                <text:p>139.484132911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">
                <text:p>165</text:p>
              </table:table-cell>
              <table:table-cell office:value-type="float" office:value="129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43.648599467766">
                <text:p>143.6485994677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">
                <text:p>169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47.898055137739">
                <text:p>147.898055137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4">
                <text:p>174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52.215502098432">
                <text:p>152.2155020984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">
                <text:p>179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56.634935995204">
                <text:p>156.634935995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4">
                <text:p>18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61.122361182695">
                <text:p>161.122361182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">
                <text:p>189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65.711773306266">
                <text:p>165.7117733062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">
                <text:p>194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70.369176720556">
                <text:p>170.369176720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">
                <text:p>199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75.111569248246">
                <text:p>175.111569248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5">
                <text:p>205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179.955948712015">
                <text:p>179.955948712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0">
                <text:p>210</text:p>
              </table:table-cell>
              <table:table-cell office:value-type="float" office:value="164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84.868319466504">
                <text:p>184.868319466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6">
                <text:p>216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89.882677157072">
                <text:p>189.882677157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2">
                <text:p>222</text:p>
              </table:table-cell>
              <table:table-cell office:value-type="float" office:value="173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194.98202396104">
                <text:p>194.98202396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8">
                <text:p>228</text:p>
              </table:table-cell>
              <table:table-cell office:value-type="float" office:value="177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200.166359878407">
                <text:p>200.166359878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3">
                <text:p>233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05.452682731853">
                <text:p>205.4526827318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186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10.806996876019">
                <text:p>210.806996876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6">
                <text:p>246</text:p>
              </table:table-cell>
              <table:table-cell office:value-type="float" office:value="191">
                <text:p>191</text:p>
              </table:table-cell>
              <table:table-cell office:value-type="float" office:value="189">
                <text:p>189</text:p>
              </table:table-cell>
              <table:table-cell office:value-type="float" office:value="216.263297956264">
                <text:p>216.2632979562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2">
                <text:p>252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221.821585972589">
                <text:p>221.821585972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0">
                <text:p>260</text:p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227.464863102313">
                <text:p>227.4648631023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4">
                <text:p>264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233.210127168116">
                <text:p>233.210127168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2">
                <text:p>272</text:p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39.040380347319">
                <text:p>239.040380347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0">
                <text:p>280</text:p>
              </table:table-cell>
              <table:table-cell office:value-type="float" office:value="217">
                <text:p>217</text:p>
              </table:table-cell>
              <table:table-cell office:value-type="float" office:value="214">
                <text:p>214</text:p>
              </table:table-cell>
              <table:table-cell office:value-type="float" office:value="244.955622639922">
                <text:p>244.9556226399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4">
                <text:p>284</text:p>
              </table:table-cell>
              <table:table-cell office:value-type="float" office:value="223">
                <text:p>223</text:p>
              </table:table-cell>
              <table:table-cell office:value-type="float" office:value="220">
                <text:p>220</text:p>
              </table:table-cell>
              <table:table-cell office:value-type="float" office:value="250.989849691283">
                <text:p>250.9898496912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2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225">
                <text:p>225</text:p>
              </table:table-cell>
              <table:table-cell office:value-type="float" office:value="257.109065856044">
                <text:p>257.1090658560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0">
                <text:p>300</text:p>
              </table:table-cell>
              <table:table-cell office:value-type="float" office:value="234">
                <text:p>234</text:p>
              </table:table-cell>
              <table:table-cell office:value-type="float" office:value="231">
                <text:p>231</text:p>
              </table:table-cell>
              <table:table-cell office:value-type="float" office:value="263.313271134205">
                <text:p>263.313271134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8">
                <text:p>308</text:p>
              </table:table-cell>
              <table:table-cell office:value-type="float" office:value="240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69.636461171125">
                <text:p>269.636461171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6">
                <text:p>316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276.044640321444">
                <text:p>276.044640321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252">
                <text:p>252</text:p>
              </table:table-cell>
              <table:table-cell office:value-type="float" office:value="247">
                <text:p>247</text:p>
              </table:table-cell>
              <table:table-cell office:value-type="float" office:value="282.554806407843">
                <text:p>282.554806407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8">
                <text:p>328</text:p>
              </table:table-cell>
              <table:table-cell office:value-type="float" office:value="256">
                <text:p>256</text:p>
              </table:table-cell>
              <table:table-cell office:value-type="float" office:value="253">
                <text:p>253</text:p>
              </table:table-cell>
              <table:table-cell office:value-type="float" office:value="289.166959430321">
                <text:p>289.166959430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0">
                <text:p>340</text:p>
              </table:table-cell>
              <table:table-cell office:value-type="float" office:value="264">
                <text:p>264</text:p>
              </table:table-cell>
              <table:table-cell office:value-type="float" office:value="260">
                <text:p>260</text:p>
              </table:table-cell>
              <table:table-cell office:value-type="float" office:value="295.881099388878">
                <text:p>295.881099388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8">
                <text:p>348</text:p>
              </table:table-cell>
              <table:table-cell office:value-type="float" office:value="272">
                <text:p>272</text:p>
              </table:table-cell>
              <table:table-cell office:value-type="float" office:value="264">
                <text:p>264</text:p>
              </table:table-cell>
              <table:table-cell office:value-type="float" office:value="302.697226283514">
                <text:p>302.6972262835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6">
                <text:p>356</text:p>
              </table:table-cell>
              <table:table-cell office:value-type="float" office:value="276">
                <text:p>276</text:p>
              </table:table-cell>
              <table:table-cell office:value-type="float" office:value="272">
                <text:p>272</text:p>
              </table:table-cell>
              <table:table-cell office:value-type="float" office:value="309.61534011423">
                <text:p>309.61534011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4">
                <text:p>364</text:p>
              </table:table-cell>
              <table:table-cell office:value-type="float" office:value="284">
                <text:p>284</text:p>
              </table:table-cell>
              <table:table-cell office:value-type="float" office:value="276">
                <text:p>276</text:p>
              </table:table-cell>
              <table:table-cell office:value-type="float" office:value="316.635440881026">
                <text:p>316.635440881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2">
                <text:p>372</text:p>
              </table:table-cell>
              <table:table-cell office:value-type="float" office:value="288">
                <text:p>288</text:p>
              </table:table-cell>
              <table:table-cell office:value-type="float" office:value="284">
                <text:p>284</text:p>
              </table:table-cell>
              <table:table-cell office:value-type="float" office:value="323.7575285839">
                <text:p>323.7575285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">
                <text:p>380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330.981603222854">
                <text:p>330.9816032228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8">
                <text:p>388</text:p>
              </table:table-cell>
              <table:table-cell office:value-type="float" office:value="304">
                <text:p>304</text:p>
              </table:table-cell>
              <table:table-cell office:value-type="float" office:value="296">
                <text:p>296</text:p>
              </table:table-cell>
              <table:table-cell office:value-type="float" office:value="338.324662620568">
                <text:p>338.3246626205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6">
                <text:p>396</text:p>
              </table:table-cell>
              <table:table-cell office:value-type="float" office:value="312">
                <text:p>312</text:p>
              </table:table-cell>
              <table:table-cell office:value-type="float" office:value="300">
                <text:p>300</text:p>
              </table:table-cell>
              <table:table-cell office:value-type="float" office:value="345.76970895436">
                <text:p>345.769708954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4">
                <text:p>404</text:p>
              </table:table-cell>
              <table:table-cell office:value-type="float" office:value="316">
                <text:p>316</text:p>
              </table:table-cell>
              <table:table-cell office:value-type="float" office:value="308">
                <text:p>308</text:p>
              </table:table-cell>
              <table:table-cell office:value-type="float" office:value="353.316742224232">
                <text:p>353.316742224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2">
                <text:p>412</text:p>
              </table:table-cell>
              <table:table-cell office:value-type="float" office:value="324">
                <text:p>324</text:p>
              </table:table-cell>
              <table:table-cell office:value-type="float" office:value="316">
                <text:p>316</text:p>
              </table:table-cell>
              <table:table-cell office:value-type="float" office:value="360.965762430184">
                <text:p>360.965762430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4">
                <text:p>424</text:p>
              </table:table-cell>
              <table:table-cell office:value-type="float" office:value="332">
                <text:p>332</text:p>
              </table:table-cell>
              <table:table-cell office:value-type="float" office:value="320">
                <text:p>320</text:p>
              </table:table-cell>
              <table:table-cell office:value-type="float" office:value="368.716769572214">
                <text:p>368.7167695722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2">
                <text:p>432</text:p>
              </table:table-cell>
              <table:table-cell office:value-type="float" office:value="340">
                <text:p>340</text:p>
              </table:table-cell>
              <table:table-cell office:value-type="float" office:value="328">
                <text:p>328</text:p>
              </table:table-cell>
              <table:table-cell office:value-type="float" office:value="376.603759295684">
                <text:p>376.6037592956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0">
                <text:p>440</text:p>
              </table:table-cell>
              <table:table-cell office:value-type="float" office:value="348">
                <text:p>348</text:p>
              </table:table-cell>
              <table:table-cell office:value-type="float" office:value="336">
                <text:p>336</text:p>
              </table:table-cell>
              <table:table-cell office:value-type="float" office:value="384.575738132554">
                <text:p>384.575738132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8">
                <text:p>448</text:p>
              </table:table-cell>
              <table:table-cell office:value-type="float" office:value="356">
                <text:p>356</text:p>
              </table:table-cell>
              <table:table-cell office:value-type="float" office:value="344">
                <text:p>344</text:p>
              </table:table-cell>
              <table:table-cell office:value-type="float" office:value="392.666701728182">
                <text:p>392.666701728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">
                <text:p>460</text:p>
              </table:table-cell>
              <table:table-cell office:value-type="float" office:value="364">
                <text:p>364</text:p>
              </table:table-cell>
              <table:table-cell office:value-type="float" office:value="348">
                <text:p>348</text:p>
              </table:table-cell>
              <table:table-cell office:value-type="float" office:value="400.87665008257">
                <text:p>400.876650082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8">
                <text:p>468</text:p>
              </table:table-cell>
              <table:table-cell office:value-type="float" office:value="372">
                <text:p>372</text:p>
              </table:table-cell>
              <table:table-cell office:value-type="float" office:value="356">
                <text:p>356</text:p>
              </table:table-cell>
              <table:table-cell office:value-type="float" office:value="409.188585373037">
                <text:p>409.188585373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6">
                <text:p>476</text:p>
              </table:table-cell>
              <table:table-cell office:value-type="float" office:value="380">
                <text:p>380</text:p>
              </table:table-cell>
              <table:table-cell office:value-type="float" office:value="364">
                <text:p>364</text:p>
              </table:table-cell>
              <table:table-cell office:value-type="float" office:value="417.619505422263">
                <text:p>417.619505422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8">
                <text:p>488</text:p>
              </table:table-cell>
              <table:table-cell office:value-type="float" office:value="388">
                <text:p>388</text:p>
              </table:table-cell>
              <table:table-cell office:value-type="float" office:value="372">
                <text:p>372</text:p>
              </table:table-cell>
              <table:table-cell office:value-type="float" office:value="426.152412407569">
                <text:p>426.1524124075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6">
                <text:p>496</text:p>
              </table:table-cell>
              <table:table-cell office:value-type="float" office:value="396">
                <text:p>396</text:p>
              </table:table-cell>
              <table:table-cell office:value-type="float" office:value="380">
                <text:p>380</text:p>
              </table:table-cell>
              <table:table-cell office:value-type="float" office:value="434.804304151634">
                <text:p>434.8043041516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8">
                <text:p>508</text:p>
              </table:table-cell>
              <table:table-cell office:value-type="float" office:value="404">
                <text:p>404</text:p>
              </table:table-cell>
              <table:table-cell office:value-type="float" office:value="384">
                <text:p>384</text:p>
              </table:table-cell>
              <table:table-cell office:value-type="float" office:value="443.575180654458">
                <text:p>443.5751806544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0">
                <text:p>520</text:p>
              </table:table-cell>
              <table:table-cell office:value-type="float" office:value="412">
                <text:p>412</text:p>
              </table:table-cell>
              <table:table-cell office:value-type="float" office:value="392">
                <text:p>392</text:p>
              </table:table-cell>
              <table:table-cell office:value-type="float" office:value="452.465041916042">
                <text:p>452.4650419160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8">
                <text:p>528</text:p>
              </table:table-cell>
              <table:table-cell office:value-type="float" office:value="420">
                <text:p>420</text:p>
              </table:table-cell>
              <table:table-cell office:value-type="float" office:value="400">
                <text:p>400</text:p>
              </table:table-cell>
              <table:table-cell office:value-type="float" office:value="461.456890113704">
                <text:p>461.456890113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0">
                <text:p>540</text:p>
              </table:table-cell>
              <table:table-cell office:value-type="float" office:value="428">
                <text:p>428</text:p>
              </table:table-cell>
              <table:table-cell office:value-type="float" office:value="408">
                <text:p>408</text:p>
              </table:table-cell>
              <table:table-cell office:value-type="float" office:value="470.567723070127">
                <text:p>470.567723070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2">
                <text:p>552</text:p>
              </table:table-cell>
              <table:table-cell office:value-type="float" office:value="432">
                <text:p>432</text:p>
              </table:table-cell>
              <table:table-cell office:value-type="float" office:value="416">
                <text:p>416</text:p>
              </table:table-cell>
              <table:table-cell office:value-type="float" office:value="479.814538607988">
                <text:p>479.8145386079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">
                <text:p>564</text:p>
              </table:table-cell>
              <table:table-cell office:value-type="float" office:value="440">
                <text:p>440</text:p>
              </table:table-cell>
              <table:table-cell office:value-type="float" office:value="420">
                <text:p>420</text:p>
              </table:table-cell>
              <table:table-cell office:value-type="float" office:value="489.163341081928">
                <text:p>489.1633410819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6">
                <text:p>576</text:p>
              </table:table-cell>
              <table:table-cell office:value-type="float" office:value="448">
                <text:p>448</text:p>
              </table:table-cell>
              <table:table-cell office:value-type="float" office:value="428">
                <text:p>428</text:p>
              </table:table-cell>
              <table:table-cell office:value-type="float" office:value="498.631128314628">
                <text:p>498.6311283146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8">
                <text:p>588</text:p>
              </table:table-cell>
              <table:table-cell office:value-type="float" office:value="456">
                <text:p>456</text:p>
              </table:table-cell>
              <table:table-cell office:value-type="float" office:value="436">
                <text:p>436</text:p>
              </table:table-cell>
              <table:table-cell office:value-type="float" office:value="508.217900306087">
                <text:p>508.2179003060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464">
                <text:p>464</text:p>
              </table:table-cell>
              <table:table-cell office:value-type="float" office:value="444">
                <text:p>444</text:p>
              </table:table-cell>
              <table:table-cell office:value-type="float" office:value="517.940654878985">
                <text:p>517.9406548789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8">
                <text:p>608</text:p>
              </table:table-cell>
              <table:table-cell office:value-type="float" office:value="472">
                <text:p>472</text:p>
              </table:table-cell>
              <table:table-cell office:value-type="float" office:value="452">
                <text:p>452</text:p>
              </table:table-cell>
              <table:table-cell office:value-type="float" office:value="527.765396387963">
                <text:p>527.7653963879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0">
                <text:p>620</text:p>
              </table:table-cell>
              <table:table-cell office:value-type="float" office:value="476">
                <text:p>476</text:p>
              </table:table-cell>
              <table:table-cell office:value-type="float" office:value="460">
                <text:p>460</text:p>
              </table:table-cell>
              <table:table-cell office:value-type="float" office:value="537.726120478379">
                <text:p>537.7261204783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2">
                <text:p>632</text:p>
              </table:table-cell>
              <table:table-cell office:value-type="float" office:value="484">
                <text:p>484</text:p>
              </table:table-cell>
              <table:table-cell office:value-type="float" office:value="468">
                <text:p>468</text:p>
              </table:table-cell>
              <table:table-cell office:value-type="float" office:value="547.805829327555">
                <text:p>547.8058293275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476">
                <text:p>476</text:p>
              </table:table-cell>
              <table:table-cell office:value-type="float" office:value="558.00452293549">
                <text:p>558.00452293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6">
                <text:p>656</text:p>
              </table:table-cell>
              <table:table-cell office:value-type="float" office:value="504">
                <text:p>504</text:p>
              </table:table-cell>
              <table:table-cell office:value-type="float" office:value="484">
                <text:p>484</text:p>
              </table:table-cell>
              <table:table-cell office:value-type="float" office:value="568.339199124865">
                <text:p>568.3391991248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8">
                <text:p>668</text:p>
              </table:table-cell>
              <table:table-cell office:value-type="float" office:value="512">
                <text:p>512</text:p>
              </table:table-cell>
              <table:table-cell office:value-type="float" office:value="492">
                <text:p>492</text:p>
              </table:table-cell>
              <table:table-cell office:value-type="float" office:value="578.775862250318">
                <text:p>578.775862250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0">
                <text:p>68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89.348507957211">
                <text:p>589.348507957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2">
                <text:p>692</text:p>
              </table:table-cell>
              <table:table-cell office:value-type="float" office:value="528">
                <text:p>528</text:p>
              </table:table-cell>
              <table:table-cell office:value-type="float" office:value="512">
                <text:p>512</text:p>
              </table:table-cell>
              <table:table-cell office:value-type="float" office:value="600.057136245543">
                <text:p>600.0571362455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4">
                <text:p>704</text:p>
              </table:table-cell>
              <table:table-cell office:value-type="float" office:value="536">
                <text:p>536</text:p>
              </table:table-cell>
              <table:table-cell office:value-type="float" office:value="520">
                <text:p>520</text:p>
              </table:table-cell>
              <table:table-cell office:value-type="float" office:value="610.884749292634">
                <text:p>610.8847492926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6">
                <text:p>716</text:p>
              </table:table-cell>
              <table:table-cell office:value-type="float" office:value="544">
                <text:p>544</text:p>
              </table:table-cell>
              <table:table-cell office:value-type="float" office:value="532">
                <text:p>532</text:p>
              </table:table-cell>
              <table:table-cell office:value-type="float" office:value="621.848344921164">
                <text:p>621.848344921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8">
                <text:p>728</text:p>
              </table:table-cell>
              <table:table-cell office:value-type="float" office:value="556">
                <text:p>556</text:p>
              </table:table-cell>
              <table:table-cell office:value-type="float" office:value="540">
                <text:p>540</text:p>
              </table:table-cell>
              <table:table-cell office:value-type="float" office:value="632.930925308454">
                <text:p>632.9309253084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0">
                <text:p>740</text:p>
              </table:table-cell>
              <table:table-cell office:value-type="float" office:value="564">
                <text:p>564</text:p>
              </table:table-cell>
              <table:table-cell office:value-type="float" office:value="548">
                <text:p>548</text:p>
              </table:table-cell>
              <table:table-cell office:value-type="float" office:value="644.149488277182">
                <text:p>644.149488277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8">
                <text:p>748</text:p>
              </table:table-cell>
              <table:table-cell office:value-type="float" office:value="572">
                <text:p>572</text:p>
              </table:table-cell>
              <table:table-cell office:value-type="float" office:value="560">
                <text:p>560</text:p>
              </table:table-cell>
              <table:table-cell office:value-type="float" office:value="655.48703600467">
                <text:p>655.48703600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4">
                <text:p>764</text:p>
              </table:table-cell>
              <table:table-cell office:value-type="float" office:value="580">
                <text:p>580</text:p>
              </table:table-cell>
              <table:table-cell office:value-type="float" office:value="568">
                <text:p>568</text:p>
              </table:table-cell>
              <table:table-cell office:value-type="float" office:value="666.960566313597">
                <text:p>666.9605663135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6">
                <text:p>776</text:p>
              </table:table-cell>
              <table:table-cell office:value-type="float" office:value="592">
                <text:p>592</text:p>
              </table:table-cell>
              <table:table-cell office:value-type="float" office:value="580">
                <text:p>580</text:p>
              </table:table-cell>
              <table:table-cell office:value-type="float" office:value="678.570079203963">
                <text:p>678.5700792039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8">
                <text:p>788</text:p>
              </table:table-cell>
              <table:table-cell office:value-type="float" office:value="600">
                <text:p>600</text:p>
              </table:table-cell>
              <table:table-cell office:value-type="float" office:value="588">
                <text:p>588</text:p>
              </table:table-cell>
              <table:table-cell office:value-type="float" office:value="690.298576853089">
                <text:p>690.2985768530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0">
                <text:p>800</text:p>
              </table:table-cell>
              <table:table-cell office:value-type="float" office:value="608">
                <text:p>608</text:p>
              </table:table-cell>
              <table:table-cell office:value-type="float" office:value="600">
                <text:p>600</text:p>
              </table:table-cell>
              <table:table-cell office:value-type="float" office:value="702.180054906333">
                <text:p>702.180054906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2">
                <text:p>812</text:p>
              </table:table-cell>
              <table:table-cell office:value-type="float" office:value="620">
                <text:p>620</text:p>
              </table:table-cell>
              <table:table-cell office:value-type="float" office:value="612">
                <text:p>612</text:p>
              </table:table-cell>
              <table:table-cell office:value-type="float" office:value="714.180517718337">
                <text:p>714.1805177183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24">
                <text:p>824</text:p>
              </table:table-cell>
              <table:table-cell office:value-type="float" office:value="628">
                <text:p>628</text:p>
              </table:table-cell>
              <table:table-cell office:value-type="float" office:value="620">
                <text:p>620</text:p>
              </table:table-cell>
              <table:table-cell office:value-type="float" office:value="726.31696311178">
                <text:p>726.31696311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0">
                <text:p>840</text:p>
              </table:table-cell>
              <table:table-cell office:value-type="float" office:value="640">
                <text:p>640</text:p>
              </table:table-cell>
              <table:table-cell office:value-type="float" office:value="632">
                <text:p>632</text:p>
              </table:table-cell>
              <table:table-cell office:value-type="float" office:value="738.589391086662">
                <text:p>738.5893910866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2">
                <text:p>852</text:p>
              </table:table-cell>
              <table:table-cell office:value-type="float" office:value="648">
                <text:p>648</text:p>
              </table:table-cell>
              <table:table-cell office:value-type="float" office:value="644">
                <text:p>644</text:p>
              </table:table-cell>
              <table:table-cell office:value-type="float" office:value="750.997801642983">
                <text:p>750.9978016429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4">
                <text:p>864</text:p>
              </table:table-cell>
              <table:table-cell office:value-type="float" office:value="660">
                <text:p>660</text:p>
              </table:table-cell>
              <table:table-cell office:value-type="float" office:value="652">
                <text:p>652</text:p>
              </table:table-cell>
              <table:table-cell office:value-type="float" office:value="763.542194780743">
                <text:p>763.5421947807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6">
                <text:p>876</text:p>
              </table:table-cell>
              <table:table-cell office:value-type="float" office:value="668">
                <text:p>668</text:p>
              </table:table-cell>
              <table:table-cell office:value-type="float" office:value="664">
                <text:p>664</text:p>
              </table:table-cell>
              <table:table-cell office:value-type="float" office:value="776.222570499942">
                <text:p>776.2225704999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2">
                <text:p>892</text:p>
              </table:table-cell>
              <table:table-cell office:value-type="float" office:value="680">
                <text:p>680</text:p>
              </table:table-cell>
              <table:table-cell office:value-type="float" office:value="676">
                <text:p>676</text:p>
              </table:table-cell>
              <table:table-cell office:value-type="float" office:value="789.038928800581">
                <text:p>789.0389288005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4">
                <text:p>904</text:p>
              </table:table-cell>
              <table:table-cell office:value-type="float" office:value="692">
                <text:p>692</text:p>
              </table:table-cell>
              <table:table-cell office:value-type="float" office:value="688">
                <text:p>688</text:p>
              </table:table-cell>
              <table:table-cell office:value-type="float" office:value="801.991269682658">
                <text:p>801.9912696826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6">
                <text:p>916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15.096590968855">
                <text:p>815.096590968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8">
                <text:p>928</text:p>
              </table:table-cell>
              <table:table-cell office:value-type="float" office:value="712">
                <text:p>712</text:p>
              </table:table-cell>
              <table:table-cell office:value-type="float" office:value="708">
                <text:p>708</text:p>
              </table:table-cell>
              <table:table-cell office:value-type="float" office:value="828.320897013811">
                <text:p>828.320897013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0">
                <text:p>940</text:p>
              </table:table-cell>
              <table:table-cell office:value-type="float" office:value="724">
                <text:p>724</text:p>
              </table:table-cell>
              <table:table-cell office:value-type="float" office:value="720">
                <text:p>720</text:p>
              </table:table-cell>
              <table:table-cell office:value-type="float" office:value="841.698183462886">
                <text:p>841.6981834628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6">
                <text:p>956</text:p>
              </table:table-cell>
              <table:table-cell office:value-type="float" office:value="736">
                <text:p>736</text:p>
              </table:table-cell>
              <table:table-cell office:value-type="float" office:value="732">
                <text:p>732</text:p>
              </table:table-cell>
              <table:table-cell office:value-type="float" office:value="855.2114524934">
                <text:p>855.21145249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68">
                <text:p>968</text:p>
              </table:table-cell>
              <table:table-cell office:value-type="float" office:value="744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68.877701928033">
                <text:p>868.8777019280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80">
                <text:p>980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82.679933944105">
                <text:p>882.679933944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2">
                <text:p>992</text:p>
              </table:table-cell>
              <table:table-cell office:value-type="float" office:value="768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896.618148541616">
                <text:p>896.6181485416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4">
                <text:p>1004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910.709343543247">
                <text:p>910.7093435432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4">
                <text:p>1024</text:p>
              </table:table-cell>
              <table:table-cell office:value-type="float" office:value="792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924.953518948996">
                <text:p>924.9535189489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40">
                <text:p>1040</text:p>
              </table:table-cell>
              <table:table-cell office:value-type="float" office:value="804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939.333676936185">
                <text:p>939.3336769361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56">
                <text:p>1056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953.849817504812">
                <text:p>953.8498175048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56">
                <text:p>1056</text:p>
              </table:table-cell>
              <table:table-cell office:value-type="float" office:value="828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68.518938477559">
                <text:p>968.5189384775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72">
                <text:p>1072</text:p>
              </table:table-cell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83.341039854425">
                <text:p>983.341039854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88">
                <text:p>1088</text:p>
              </table:table-cell>
              <table:table-cell office:value-type="float" office:value="852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998.316121635409">
                <text:p>998.3161216354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04">
                <text:p>1104</text:p>
              </table:table-cell>
              <table:table-cell office:value-type="float" office:value="864">
                <text:p>864</text:p>
              </table:table-cell>
              <table:table-cell office:value-type="float" office:value="868">
                <text:p>868</text:p>
              </table:table-cell>
              <table:table-cell office:value-type="float" office:value="1013.42718599783">
                <text:p>1013.42718599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0">
                <text:p>1120</text:p>
              </table:table-cell>
              <table:table-cell office:value-type="float" office:value="876">
                <text:p>876</text:p>
              </table:table-cell>
              <table:table-cell office:value-type="float" office:value="880">
                <text:p>880</text:p>
              </table:table-cell>
              <table:table-cell office:value-type="float" office:value="1028.69123076438">
                <text:p>1028.691230764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6">
                <text:p>1136</text:p>
              </table:table-cell>
              <table:table-cell office:value-type="float" office:value="888">
                <text:p>888</text:p>
              </table:table-cell>
              <table:table-cell office:value-type="float" office:value="892">
                <text:p>892</text:p>
              </table:table-cell>
              <table:table-cell office:value-type="float" office:value="1044.10825593504">
                <text:p>1044.10825593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2">
                <text:p>1152</text:p>
              </table:table-cell>
              <table:table-cell office:value-type="float" office:value="900">
                <text:p>900</text:p>
              </table:table-cell>
              <table:table-cell office:value-type="float" office:value="904">
                <text:p>904</text:p>
              </table:table-cell>
              <table:table-cell office:value-type="float" office:value="1059.67826150982">
                <text:p>1059.678261509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68">
                <text:p>1168</text:p>
              </table:table-cell>
              <table:table-cell office:value-type="float" office:value="912">
                <text:p>912</text:p>
              </table:table-cell>
              <table:table-cell office:value-type="float" office:value="916">
                <text:p>916</text:p>
              </table:table-cell>
              <table:table-cell office:value-type="float" office:value="1075.40124748872">
                <text:p>1075.40124748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84">
                <text:p>1184</text:p>
              </table:table-cell>
              <table:table-cell office:value-type="float" office:value="924">
                <text:p>924</text:p>
              </table:table-cell>
              <table:table-cell office:value-type="float" office:value="928">
                <text:p>928</text:p>
              </table:table-cell>
              <table:table-cell office:value-type="float" office:value="1091.27721387174">
                <text:p>1091.27721387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00">
                <text:p>1200</text:p>
              </table:table-cell>
              <table:table-cell office:value-type="float" office:value="936">
                <text:p>936</text:p>
              </table:table-cell>
              <table:table-cell office:value-type="float" office:value="940">
                <text:p>940</text:p>
              </table:table-cell>
              <table:table-cell office:value-type="float" office:value="1107.30616065888">
                <text:p>1107.30616065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16">
                <text:p>1216</text:p>
              </table:table-cell>
              <table:table-cell office:value-type="float" office:value="944">
                <text:p>944</text:p>
              </table:table-cell>
              <table:table-cell office:value-type="float" office:value="952">
                <text:p>952</text:p>
              </table:table-cell>
              <table:table-cell office:value-type="float" office:value="1123.48808785013">
                <text:p>1123.488087850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48">
                <text:p>1248</text:p>
              </table:table-cell>
              <table:table-cell office:value-type="float" office:value="956">
                <text:p>956</text:p>
              </table:table-cell>
              <table:table-cell office:value-type="float" office:value="964">
                <text:p>964</text:p>
              </table:table-cell>
              <table:table-cell office:value-type="float" office:value="1139.82299544551">
                <text:p>1139.822995445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64">
                <text:p>1264</text:p>
              </table:table-cell>
              <table:table-cell office:value-type="float" office:value="968">
                <text:p>968</text:p>
              </table:table-cell>
              <table:table-cell office:value-type="float" office:value="976">
                <text:p>976</text:p>
              </table:table-cell>
              <table:table-cell office:value-type="float" office:value="1156.310883445">
                <text:p>1156.3108834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80">
                <text:p>1280</text:p>
              </table:table-cell>
              <table:table-cell office:value-type="float" office:value="980">
                <text:p>980</text:p>
              </table:table-cell>
              <table:table-cell office:value-type="float" office:value="988">
                <text:p>988</text:p>
              </table:table-cell>
              <table:table-cell office:value-type="float" office:value="1172.95175184862">
                <text:p>1172.951751848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96">
                <text:p>1296</text:p>
              </table:table-cell>
              <table:table-cell office:value-type="float" office:value="992">
                <text:p>992</text:p>
              </table:table-cell>
              <table:table-cell office:value-type="float" office:value="1000">
                <text:p>1000</text:p>
              </table:table-cell>
              <table:table-cell office:value-type="float" office:value="1189.74560065635">
                <text:p>1189.745600656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2">
                <text:p>1312</text:p>
              </table:table-cell>
              <table:table-cell office:value-type="float" office:value="1004">
                <text:p>1004</text:p>
              </table:table-cell>
              <table:table-cell office:value-type="float" office:value="1012">
                <text:p>1012</text:p>
              </table:table-cell>
              <table:table-cell office:value-type="float" office:value="1206.70942769088">
                <text:p>1206.709427690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8">
                <text:p>1328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223.82623512953">
                <text:p>1223.826235129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44">
                <text:p>1344</text:p>
              </table:table-cell>
              <table:table-cell office:value-type="float" office:value="1040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1241.11302079498">
                <text:p>1241.113020794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60">
                <text:p>1360</text:p>
              </table:table-cell>
              <table:table-cell office:value-type="float" office:value="1040">
                <text:p>1040</text:p>
              </table:table-cell>
              <table:table-cell office:value-type="float" office:value="1056">
                <text:p>1056</text:p>
              </table:table-cell>
              <table:table-cell office:value-type="float" office:value="1258.55278686455">
                <text:p>1258.552786864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76">
                <text:p>1376</text:p>
              </table:table-cell>
              <table:table-cell office:value-type="float" office:value="1056">
                <text:p>1056</text:p>
              </table:table-cell>
              <table:table-cell office:value-type="float" office:value="1072">
                <text:p>1072</text:p>
              </table:table-cell>
              <table:table-cell office:value-type="float" office:value="1276.14553333824">
                <text:p>1276.145533338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8">
                <text:p>1408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1293.89126021605">
                <text:p>1293.891260216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24">
                <text:p>1424</text:p>
              </table:table-cell>
              <table:table-cell office:value-type="float" office:value="1088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311.82396314333">
                <text:p>1311.82396314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40">
                <text:p>1440</text:p>
              </table:table-cell>
              <table:table-cell office:value-type="float" office:value="1104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329.89264865206">
                <text:p>1329.892648652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56">
                <text:p>1456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348.14831021026">
                <text:p>1348.148310210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88">
                <text:p>1488</text:p>
              </table:table-cell>
              <table:table-cell office:value-type="float" office:value="1136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1366.55695217259">
                <text:p>1366.55695217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04">
                <text:p>1504</text:p>
              </table:table-cell>
              <table:table-cell office:value-type="float" office:value="1152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1385.11857453903">
                <text:p>1385.118574539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20">
                <text:p>1520</text:p>
              </table:table-cell>
              <table:table-cell office:value-type="float" office:value="1168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1403.86717295495">
                <text:p>1403.86717295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2">
                <text:p>1552</text:p>
              </table:table-cell>
              <table:table-cell office:value-type="float" office:value="1184">
                <text:p>1184</text:p>
              </table:table-cell>
              <table:table-cell office:value-type="float" office:value="1168">
                <text:p>1168</text:p>
              </table:table-cell>
              <table:table-cell office:value-type="float" office:value="1422.76875177499">
                <text:p>1422.768751774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68">
                <text:p>1568</text:p>
              </table:table-cell>
              <table:table-cell office:value-type="float" office:value="1200">
                <text:p>1200</text:p>
              </table:table-cell>
              <table:table-cell office:value-type="float" office:value="1184">
                <text:p>1184</text:p>
              </table:table-cell>
              <table:table-cell office:value-type="float" office:value="1441.84030882183">
                <text:p>1441.840308821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84">
                <text:p>1584</text:p>
              </table:table-cell>
              <table:table-cell office:value-type="float" office:value="1216">
                <text:p>1216</text:p>
              </table:table-cell>
              <table:table-cell office:value-type="float" office:value="1200">
                <text:p>1200</text:p>
              </table:table-cell>
              <table:table-cell office:value-type="float" office:value="1461.06484627279">
                <text:p>1461.064846272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6">
                <text:p>1616</text:p>
              </table:table-cell>
              <table:table-cell office:value-type="float" office:value="1232">
                <text:p>1232</text:p>
              </table:table-cell>
              <table:table-cell office:value-type="float" office:value="1216">
                <text:p>1216</text:p>
              </table:table-cell>
              <table:table-cell office:value-type="float" office:value="1480.47635977322">
                <text:p>1480.476359773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32">
                <text:p>1632</text:p>
              </table:table-cell>
              <table:table-cell office:value-type="float" office:value="1248">
                <text:p>1248</text:p>
              </table:table-cell>
              <table:table-cell office:value-type="float" office:value="1232">
                <text:p>1232</text:p>
              </table:table-cell>
              <table:table-cell office:value-type="float" office:value="1500.05785150046">
                <text:p>1500.057851500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64">
                <text:p>1664</text:p>
              </table:table-cell>
              <table:table-cell office:value-type="float" office:value="1280">
                <text:p>1280</text:p>
              </table:table-cell>
              <table:table-cell office:value-type="float" office:value="1248">
                <text:p>1248</text:p>
              </table:table-cell>
              <table:table-cell office:value-type="float" office:value="1519.79232363181">
                <text:p>1519.792323631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80">
                <text:p>1680</text:p>
              </table:table-cell>
              <table:table-cell office:value-type="float" office:value="1296">
                <text:p>1296</text:p>
              </table:table-cell>
              <table:table-cell office:value-type="float" office:value="1264">
                <text:p>1264</text:p>
              </table:table-cell>
              <table:table-cell office:value-type="float" office:value="1539.71377181265">
                <text:p>1539.713771812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12">
                <text:p>1712</text:p>
              </table:table-cell>
              <table:table-cell office:value-type="float" office:value="1328">
                <text:p>1328</text:p>
              </table:table-cell>
              <table:table-cell office:value-type="float" office:value="1280">
                <text:p>1280</text:p>
              </table:table-cell>
              <table:table-cell office:value-type="float" office:value="1559.7882003976">
                <text:p>1559.78820039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28">
                <text:p>1728</text:p>
              </table:table-cell>
              <table:table-cell office:value-type="float" office:value="1344">
                <text:p>1344</text:p>
              </table:table-cell>
              <table:table-cell office:value-type="float" office:value="1296">
                <text:p>1296</text:p>
              </table:table-cell>
              <table:table-cell office:value-type="float" office:value="1580.04960503203">
                <text:p>1580.04960503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60">
                <text:p>1760</text:p>
              </table:table-cell>
              <table:table-cell office:value-type="float" office:value="1376">
                <text:p>1376</text:p>
              </table:table-cell>
              <table:table-cell office:value-type="float" office:value="1312">
                <text:p>1312</text:p>
              </table:table-cell>
              <table:table-cell office:value-type="float" office:value="1600.48098789326">
                <text:p>1600.480987893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92">
                <text:p>1792</text:p>
              </table:table-cell>
              <table:table-cell office:value-type="float" office:value="1392">
                <text:p>1392</text:p>
              </table:table-cell>
              <table:table-cell office:value-type="float" office:value="1328">
                <text:p>1328</text:p>
              </table:table-cell>
              <table:table-cell office:value-type="float" office:value="1621.08234898129">
                <text:p>1621.082348981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24">
                <text:p>1824</text:p>
              </table:table-cell>
              <table:table-cell office:value-type="float" office:value="1408">
                <text:p>1408</text:p>
              </table:table-cell>
              <table:table-cell office:value-type="float" office:value="1328">
                <text:p>1328</text:p>
              </table:table-cell>
              <table:table-cell office:value-type="float" office:value="1641.85368829612">
                <text:p>1641.853688296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56">
                <text:p>1856</text:p>
              </table:table-cell>
              <table:table-cell office:value-type="float" office:value="1440">
                <text:p>1440</text:p>
              </table:table-cell>
              <table:table-cell office:value-type="float" office:value="1344">
                <text:p>1344</text:p>
              </table:table-cell>
              <table:table-cell office:value-type="float" office:value="1662.79500583774">
                <text:p>1662.795005837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04">
                <text:p>1904</text:p>
              </table:table-cell>
              <table:table-cell office:value-type="float" office:value="1456">
                <text:p>1456</text:p>
              </table:table-cell>
              <table:table-cell office:value-type="float" office:value="1360">
                <text:p>1360</text:p>
              </table:table-cell>
              <table:table-cell office:value-type="float" office:value="1683.92329942885">
                <text:p>1683.923299428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36">
                <text:p>1936</text:p>
              </table:table-cell>
              <table:table-cell office:value-type="float" office:value="1472">
                <text:p>1472</text:p>
              </table:table-cell>
              <table:table-cell office:value-type="float" office:value="1392">
                <text:p>1392</text:p>
              </table:table-cell>
              <table:table-cell office:value-type="float" office:value="1705.22157124675">
                <text:p>1705.221571246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68">
                <text:p>1968</text:p>
              </table:table-cell>
              <table:table-cell office:value-type="float" office:value="1488">
                <text:p>1488</text:p>
              </table:table-cell>
              <table:table-cell office:value-type="float" office:value="1408">
                <text:p>1408</text:p>
              </table:table-cell>
              <table:table-cell office:value-type="float" office:value="1726.68982129146">
                <text:p>1726.68982129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1520">
                <text:p>1520</text:p>
              </table:table-cell>
              <table:table-cell office:value-type="float" office:value="1424">
                <text:p>1424</text:p>
              </table:table-cell>
              <table:table-cell office:value-type="float" office:value="1748.34504738564">
                <text:p>1748.345047385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2">
                <text:p>2032</text:p>
              </table:table-cell>
              <table:table-cell office:value-type="float" office:value="1536">
                <text:p>1536</text:p>
              </table:table-cell>
              <table:table-cell office:value-type="float" office:value="1440">
                <text:p>1440</text:p>
              </table:table-cell>
              <table:table-cell office:value-type="float" office:value="1770.17025170662">
                <text:p>1770.170251706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8">
                <text:p>2048</text:p>
              </table:table-cell>
              <table:table-cell office:value-type="float" office:value="1552">
                <text:p>1552</text:p>
              </table:table-cell>
              <table:table-cell office:value-type="float" office:value="1456">
                <text:p>1456</text:p>
              </table:table-cell>
              <table:table-cell office:value-type="float" office:value="1792.18243207708">
                <text:p>1792.182432077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80">
                <text:p>2080</text:p>
              </table:table-cell>
              <table:table-cell office:value-type="float" office:value="1568">
                <text:p>1568</text:p>
              </table:table-cell>
              <table:table-cell office:value-type="float" office:value="1472">
                <text:p>1472</text:p>
              </table:table-cell>
              <table:table-cell office:value-type="float" office:value="1814.36459067434">
                <text:p>1814.364590674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12">
                <text:p>2112</text:p>
              </table:table-cell>
              <table:table-cell office:value-type="float" office:value="1584">
                <text:p>1584</text:p>
              </table:table-cell>
              <table:table-cell office:value-type="float" office:value="1488">
                <text:p>1488</text:p>
              </table:table-cell>
              <table:table-cell office:value-type="float" office:value="1836.73372532108">
                <text:p>1836.73372532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44">
                <text:p>2144</text:p>
              </table:table-cell>
              <table:table-cell office:value-type="float" office:value="1616">
                <text:p>1616</text:p>
              </table:table-cell>
              <table:table-cell office:value-type="float" office:value="1504">
                <text:p>1504</text:p>
              </table:table-cell>
              <table:table-cell office:value-type="float" office:value="1859.28983601729">
                <text:p>1859.289836017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76">
                <text:p>2176</text:p>
              </table:table-cell>
              <table:table-cell office:value-type="float" office:value="1632">
                <text:p>1632</text:p>
              </table:table-cell>
              <table:table-cell office:value-type="float" office:value="1520">
                <text:p>1520</text:p>
              </table:table-cell>
              <table:table-cell office:value-type="float" office:value="1882.01592494031">
                <text:p>1882.015924940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92">
                <text:p>2192</text:p>
              </table:table-cell>
              <table:table-cell office:value-type="float" office:value="1664">
                <text:p>1664</text:p>
              </table:table-cell>
              <table:table-cell office:value-type="float" office:value="1536">
                <text:p>1536</text:p>
              </table:table-cell>
              <table:table-cell office:value-type="float" office:value="1904.9289899128">
                <text:p>1904.9289899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24">
                <text:p>2224</text:p>
              </table:table-cell>
              <table:table-cell office:value-type="float" office:value="1680">
                <text:p>1680</text:p>
              </table:table-cell>
              <table:table-cell office:value-type="float" office:value="1568">
                <text:p>1568</text:p>
              </table:table-cell>
              <table:table-cell office:value-type="float" office:value="1928.0120331121">
                <text:p>1928.01203311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6">
                <text:p>2256</text:p>
              </table:table-cell>
              <table:table-cell office:value-type="float" office:value="1712">
                <text:p>1712</text:p>
              </table:table-cell>
              <table:table-cell office:value-type="float" office:value="1584">
                <text:p>1584</text:p>
              </table:table-cell>
              <table:table-cell office:value-type="float" office:value="1951.29905018355">
                <text:p>1951.299050183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88">
                <text:p>2288</text:p>
              </table:table-cell>
              <table:table-cell office:value-type="float" office:value="1728">
                <text:p>1728</text:p>
              </table:table-cell>
              <table:table-cell office:value-type="float" office:value="1600">
                <text:p>1600</text:p>
              </table:table-cell>
              <table:table-cell office:value-type="float" office:value="1974.7560454818">
                <text:p>1974.75604548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20">
                <text:p>2320</text:p>
              </table:table-cell>
              <table:table-cell office:value-type="float" office:value="1760">
                <text:p>1760</text:p>
              </table:table-cell>
              <table:table-cell office:value-type="float" office:value="1616">
                <text:p>1616</text:p>
              </table:table-cell>
              <table:table-cell office:value-type="float" office:value="1998.40001682953">
                <text:p>1998.400016829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52">
                <text:p>2352</text:p>
              </table:table-cell>
              <table:table-cell office:value-type="float" office:value="1776">
                <text:p>1776</text:p>
              </table:table-cell>
              <table:table-cell office:value-type="float" office:value="1632">
                <text:p>1632</text:p>
              </table:table-cell>
              <table:table-cell office:value-type="float" office:value="2022.23096422674">
                <text:p>2022.230964226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84">
                <text:p>2384</text:p>
              </table:table-cell>
              <table:table-cell office:value-type="float" office:value="1808">
                <text:p>1808</text:p>
              </table:table-cell>
              <table:table-cell office:value-type="float" office:value="1648">
                <text:p>1648</text:p>
              </table:table-cell>
              <table:table-cell office:value-type="float" office:value="2046.24888767342">
                <text:p>2046.248887673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16">
                <text:p>2416</text:p>
              </table:table-cell>
              <table:table-cell office:value-type="float" office:value="1824">
                <text:p>1824</text:p>
              </table:table-cell>
              <table:table-cell office:value-type="float" office:value="1664">
                <text:p>1664</text:p>
              </table:table-cell>
              <table:table-cell office:value-type="float" office:value="2070.43678934691">
                <text:p>2070.436789346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48">
                <text:p>2448</text:p>
              </table:table-cell>
              <table:table-cell office:value-type="float" office:value="1856">
                <text:p>1856</text:p>
              </table:table-cell>
              <table:table-cell office:value-type="float" office:value="1680">
                <text:p>1680</text:p>
              </table:table-cell>
              <table:table-cell office:value-type="float" office:value="2094.82866489255">
                <text:p>2094.828664892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80">
                <text:p>2480</text:p>
              </table:table-cell>
              <table:table-cell office:value-type="float" office:value="1872">
                <text:p>1872</text:p>
              </table:table-cell>
              <table:table-cell office:value-type="float" office:value="1712">
                <text:p>1712</text:p>
              </table:table-cell>
              <table:table-cell office:value-type="float" office:value="2119.40751648768">
                <text:p>2119.40751648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12">
                <text:p>2512</text:p>
              </table:table-cell>
              <table:table-cell office:value-type="float" office:value="1904">
                <text:p>1904</text:p>
              </table:table-cell>
              <table:table-cell office:value-type="float" office:value="1728">
                <text:p>1728</text:p>
              </table:table-cell>
              <table:table-cell office:value-type="float" office:value="2144.17334413228">
                <text:p>2144.173344132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44">
                <text:p>2544</text:p>
              </table:table-cell>
              <table:table-cell office:value-type="float" office:value="1920">
                <text:p>1920</text:p>
              </table:table-cell>
              <table:table-cell office:value-type="float" office:value="1744">
                <text:p>1744</text:p>
              </table:table-cell>
              <table:table-cell office:value-type="float" office:value="2169.14314564904">
                <text:p>2169.143145649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76">
                <text:p>2576</text:p>
              </table:table-cell>
              <table:table-cell office:value-type="float" office:value="1952">
                <text:p>1952</text:p>
              </table:table-cell>
              <table:table-cell office:value-type="float" office:value="1760">
                <text:p>1760</text:p>
              </table:table-cell>
              <table:table-cell office:value-type="float" office:value="2194.2829253926">
                <text:p>2194.2829253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08">
                <text:p>2608</text:p>
              </table:table-cell>
              <table:table-cell office:value-type="float" office:value="1968">
                <text:p>1968</text:p>
              </table:table-cell>
              <table:table-cell office:value-type="float" office:value="1776">
                <text:p>1776</text:p>
              </table:table-cell>
              <table:table-cell office:value-type="float" office:value="2219.62667900832">
                <text:p>2219.626679008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40">
                <text:p>2640</text:p>
              </table:table-cell>
              <table:table-cell office:value-type="float" office:value="2000">
                <text:p>2000</text:p>
              </table:table-cell>
              <table:table-cell office:value-type="float" office:value="1808">
                <text:p>1808</text:p>
              </table:table-cell>
              <table:table-cell office:value-type="float" office:value="2245.14041085084">
                <text:p>2245.140410850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88">
                <text:p>2688</text:p>
              </table:table-cell>
              <table:table-cell office:value-type="float" office:value="2032">
                <text:p>2032</text:p>
              </table:table-cell>
              <table:table-cell office:value-type="float" office:value="1824">
                <text:p>1824</text:p>
              </table:table-cell>
              <table:table-cell office:value-type="float" office:value="2270.87511438819">
                <text:p>2270.875114388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20">
                <text:p>2720</text:p>
              </table:table-cell>
              <table:table-cell office:value-type="float" office:value="2048">
                <text:p>2048</text:p>
              </table:table-cell>
              <table:table-cell office:value-type="float" office:value="1840">
                <text:p>1840</text:p>
              </table:table-cell>
              <table:table-cell office:value-type="float" office:value="2296.77979615235">
                <text:p>2296.779796152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52">
                <text:p>2752</text:p>
              </table:table-cell>
              <table:table-cell office:value-type="float" office:value="2080">
                <text:p>2080</text:p>
              </table:table-cell>
              <table:table-cell office:value-type="float" office:value="1856">
                <text:p>1856</text:p>
              </table:table-cell>
              <table:table-cell office:value-type="float" office:value="2322.88845178866">
                <text:p>2322.88845178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84">
                <text:p>2784</text:p>
              </table:table-cell>
              <table:table-cell office:value-type="float" office:value="2112">
                <text:p>2112</text:p>
              </table:table-cell>
              <table:table-cell office:value-type="float" office:value="1872">
                <text:p>1872</text:p>
              </table:table-cell>
              <table:table-cell office:value-type="float" office:value="2349.18408347446">
                <text:p>2349.184083474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32">
                <text:p>2832</text:p>
              </table:table-cell>
              <table:table-cell office:value-type="float" office:value="2128">
                <text:p>2128</text:p>
              </table:table-cell>
              <table:table-cell office:value-type="float" office:value="1904">
                <text:p>1904</text:p>
              </table:table-cell>
              <table:table-cell office:value-type="float" office:value="2375.68368903241">
                <text:p>2375.683689032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64">
                <text:p>2864</text:p>
              </table:table-cell>
              <table:table-cell office:value-type="float" office:value="2160">
                <text:p>2160</text:p>
              </table:table-cell>
              <table:table-cell office:value-type="float" office:value="1920">
                <text:p>1920</text:p>
              </table:table-cell>
              <table:table-cell office:value-type="float" office:value="2402.38726846252">
                <text:p>2402.387268462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96">
                <text:p>2896</text:p>
              </table:table-cell>
              <table:table-cell office:value-type="float" office:value="2192">
                <text:p>2192</text:p>
              </table:table-cell>
              <table:table-cell office:value-type="float" office:value="1936">
                <text:p>1936</text:p>
              </table:table-cell>
              <table:table-cell office:value-type="float" office:value="2429.27782394211">
                <text:p>2429.277823942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44">
                <text:p>2944</text:p>
              </table:table-cell>
              <table:table-cell office:value-type="float" office:value="2224">
                <text:p>2224</text:p>
              </table:table-cell>
              <table:table-cell office:value-type="float" office:value="1952">
                <text:p>1952</text:p>
              </table:table-cell>
              <table:table-cell office:value-type="float" office:value="2456.35535547117">
                <text:p>2456.355355471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76">
                <text:p>2976</text:p>
              </table:table-cell>
              <table:table-cell office:value-type="float" office:value="2256">
                <text:p>2256</text:p>
              </table:table-cell>
              <table:table-cell office:value-type="float" office:value="1984">
                <text:p>1984</text:p>
              </table:table-cell>
              <table:table-cell office:value-type="float" office:value="2483.6368608724">
                <text:p>2483.63686087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08">
                <text:p>3008</text:p>
              </table:table-cell>
              <table:table-cell office:value-type="float" office:value="2288">
                <text:p>2288</text:p>
              </table:table-cell>
              <table:table-cell office:value-type="float" office:value="2000">
                <text:p>2000</text:p>
              </table:table-cell>
              <table:table-cell office:value-type="float" office:value="2511.12234014579">
                <text:p>2511.122340145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40">
                <text:p>3040</text:p>
              </table:table-cell>
              <table:table-cell office:value-type="float" office:value="2320">
                <text:p>2320</text:p>
              </table:table-cell>
              <table:table-cell office:value-type="float" office:value="2016">
                <text:p>2016</text:p>
              </table:table-cell>
              <table:table-cell office:value-type="float" office:value="2538.79479546865">
                <text:p>2538.794795468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72">
                <text:p>3072</text:p>
              </table:table-cell>
              <table:table-cell office:value-type="float" office:value="2352">
                <text:p>2352</text:p>
              </table:table-cell>
              <table:table-cell office:value-type="float" office:value="2048">
                <text:p>2048</text:p>
              </table:table-cell>
              <table:table-cell office:value-type="float" office:value="2566.68822248635">
                <text:p>2566.688222486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120">
                <text:p>3120</text:p>
              </table:table-cell>
              <table:table-cell office:value-type="float" office:value="2384">
                <text:p>2384</text:p>
              </table:table-cell>
              <table:table-cell office:value-type="float" office:value="2064">
                <text:p>2064</text:p>
              </table:table-cell>
              <table:table-cell office:value-type="float" office:value="2594.76862555353">
                <text:p>2594.768625553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52">
                <text:p>3152</text:p>
              </table:table-cell>
              <table:table-cell office:value-type="float" office:value="2416">
                <text:p>2416</text:p>
              </table:table-cell>
              <table:table-cell office:value-type="float" office:value="2096">
                <text:p>2096</text:p>
              </table:table-cell>
              <table:table-cell office:value-type="float" office:value="2623.05300249287">
                <text:p>2623.053002492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84">
                <text:p>3184</text:p>
              </table:table-cell>
              <table:table-cell office:value-type="float" office:value="2448">
                <text:p>2448</text:p>
              </table:table-cell>
              <table:table-cell office:value-type="float" office:value="2112">
                <text:p>2112</text:p>
              </table:table-cell>
              <table:table-cell office:value-type="float" office:value="2651.52435548169">
                <text:p>2651.524355481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32">
                <text:p>3232</text:p>
              </table:table-cell>
              <table:table-cell office:value-type="float" office:value="2496">
                <text:p>2496</text:p>
              </table:table-cell>
              <table:table-cell office:value-type="float" office:value="2128">
                <text:p>2128</text:p>
              </table:table-cell>
              <table:table-cell office:value-type="float" office:value="2680.21668016535">
                <text:p>2680.216680165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64">
                <text:p>3264</text:p>
              </table:table-cell>
              <table:table-cell office:value-type="float" office:value="2528">
                <text:p>2528</text:p>
              </table:table-cell>
              <table:table-cell office:value-type="float" office:value="2160">
                <text:p>2160</text:p>
              </table:table-cell>
              <table:table-cell office:value-type="float" office:value="2709.11297872117">
                <text:p>2709.112978721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12">
                <text:p>3312</text:p>
              </table:table-cell>
              <table:table-cell office:value-type="float" office:value="2560">
                <text:p>2560</text:p>
              </table:table-cell>
              <table:table-cell office:value-type="float" office:value="2176">
                <text:p>2176</text:p>
              </table:table-cell>
              <table:table-cell office:value-type="float" office:value="2738.19625332646">
                <text:p>2738.196253326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60">
                <text:p>3360</text:p>
              </table:table-cell>
              <table:table-cell office:value-type="float" office:value="2608">
                <text:p>2608</text:p>
              </table:table-cell>
              <table:table-cell office:value-type="float" office:value="2208">
                <text:p>2208</text:p>
              </table:table-cell>
              <table:table-cell office:value-type="float" office:value="2767.5004996266">
                <text:p>2767.50049962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08">
                <text:p>3408</text:p>
              </table:table-cell>
              <table:table-cell office:value-type="float" office:value="2640">
                <text:p>2640</text:p>
              </table:table-cell>
              <table:table-cell office:value-type="float" office:value="2224">
                <text:p>2224</text:p>
              </table:table-cell>
              <table:table-cell office:value-type="float" office:value="2797.00871979889">
                <text:p>2797.00871979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56">
                <text:p>3456</text:p>
              </table:table-cell>
              <table:table-cell office:value-type="float" office:value="2688">
                <text:p>2688</text:p>
              </table:table-cell>
              <table:table-cell office:value-type="float" office:value="2256">
                <text:p>2256</text:p>
              </table:table-cell>
              <table:table-cell office:value-type="float" office:value="2826.72091384334">
                <text:p>2826.720913843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04">
                <text:p>3504</text:p>
              </table:table-cell>
              <table:table-cell office:value-type="float" office:value="2720">
                <text:p>2720</text:p>
              </table:table-cell>
              <table:table-cell office:value-type="float" office:value="2272">
                <text:p>2272</text:p>
              </table:table-cell>
              <table:table-cell office:value-type="float" office:value="2856.63708175995">
                <text:p>2856.637081759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52">
                <text:p>3552</text:p>
              </table:table-cell>
              <table:table-cell office:value-type="float" office:value="2768">
                <text:p>2768</text:p>
              </table:table-cell>
              <table:table-cell office:value-type="float" office:value="2304">
                <text:p>2304</text:p>
              </table:table-cell>
              <table:table-cell office:value-type="float" office:value="2886.75722354872">
                <text:p>2886.757223548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00">
                <text:p>3600</text:p>
              </table:table-cell>
              <table:table-cell office:value-type="float" office:value="2800">
                <text:p>2800</text:p>
              </table:table-cell>
              <table:table-cell office:value-type="float" office:value="2320">
                <text:p>2320</text:p>
              </table:table-cell>
              <table:table-cell office:value-type="float" office:value="2917.08133920964">
                <text:p>2917.081339209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48">
                <text:p>3648</text:p>
              </table:table-cell>
              <table:table-cell office:value-type="float" office:value="2848">
                <text:p>2848</text:p>
              </table:table-cell>
              <table:table-cell office:value-type="float" office:value="2336">
                <text:p>2336</text:p>
              </table:table-cell>
              <table:table-cell office:value-type="float" office:value="2947.62642656541">
                <text:p>2947.626426565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12">
                <text:p>3712</text:p>
              </table:table-cell>
              <table:table-cell office:value-type="float" office:value="2880">
                <text:p>2880</text:p>
              </table:table-cell>
              <table:table-cell office:value-type="float" office:value="2368">
                <text:p>2368</text:p>
              </table:table-cell>
              <table:table-cell office:value-type="float" office:value="2978.37548779333">
                <text:p>2978.37548779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76">
                <text:p>3776</text:p>
              </table:table-cell>
              <table:table-cell office:value-type="float" office:value="2928">
                <text:p>2928</text:p>
              </table:table-cell>
              <table:table-cell office:value-type="float" office:value="2384">
                <text:p>2384</text:p>
              </table:table-cell>
              <table:table-cell office:value-type="float" office:value="3009.3455207161">
                <text:p>3009.34552071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40">
                <text:p>3840</text:p>
              </table:table-cell>
              <table:table-cell office:value-type="float" office:value="2976">
                <text:p>2976</text:p>
              </table:table-cell>
              <table:table-cell office:value-type="float" office:value="2416">
                <text:p>2416</text:p>
              </table:table-cell>
              <table:table-cell office:value-type="float" office:value="3040.50252968834">
                <text:p>3040.502529688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04">
                <text:p>3904</text:p>
              </table:table-cell>
              <table:table-cell office:value-type="float" office:value="3008">
                <text:p>3008</text:p>
              </table:table-cell>
              <table:table-cell office:value-type="float" office:value="2432">
                <text:p>2432</text:p>
              </table:table-cell>
              <table:table-cell office:value-type="float" office:value="3071.8975081781">
                <text:p>3071.89750817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68">
                <text:p>3968</text:p>
              </table:table-cell>
              <table:table-cell office:value-type="float" office:value="3056">
                <text:p>3056</text:p>
              </table:table-cell>
              <table:table-cell office:value-type="float" office:value="2464">
                <text:p>2464</text:p>
              </table:table-cell>
              <table:table-cell office:value-type="float" office:value="3103.47946271734">
                <text:p>3103.479462717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32">
                <text:p>4032</text:p>
              </table:table-cell>
              <table:table-cell office:value-type="float" office:value="3104">
                <text:p>3104</text:p>
              </table:table-cell>
              <table:table-cell office:value-type="float" office:value="2480">
                <text:p>2480</text:p>
              </table:table-cell>
              <table:table-cell office:value-type="float" office:value="3135.2993867741">
                <text:p>3135.29938677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80">
                <text:p>4080</text:p>
              </table:table-cell>
              <table:table-cell office:value-type="float" office:value="3136">
                <text:p>3136</text:p>
              </table:table-cell>
              <table:table-cell office:value-type="float" office:value="2512">
                <text:p>2512</text:p>
              </table:table-cell>
              <table:table-cell office:value-type="float" office:value="3167.32328470301">
                <text:p>3167.32328470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80">
                <text:p>4080</text:p>
              </table:table-cell>
              <table:table-cell office:value-type="float" office:value="3184">
                <text:p>3184</text:p>
              </table:table-cell>
              <table:table-cell office:value-type="float" office:value="2528">
                <text:p>2528</text:p>
              </table:table-cell>
              <table:table-cell office:value-type="float" office:value="3199.55115650409">
                <text:p>3199.551156504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80">
                <text:p>4080</text:p>
              </table:table-cell>
              <table:table-cell office:value-type="float" office:value="3232">
                <text:p>3232</text:p>
              </table:table-cell>
              <table:table-cell office:value-type="float" office:value="2560">
                <text:p>2560</text:p>
              </table:table-cell>
              <table:table-cell office:value-type="float" office:value="3232">
                <text:p>3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5" chart:maximum="235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1.2" chart:maximum="1.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17cm" svg:height="9.006cm" xlink:href=".." xlink:type="simple" chart:class="chart:scatter" chart:style-name="ch1">
        <chart:title svg:x="6.237cm" svg:y="0.316cm" chart:style-name="ch2">
          <text:p>Delta 012 vs 016</text:p>
        </chart:title>
        <chart:plot-area chart:style-name="ch3" svg:x="0.32cm" svg:y="1.275cm" svg:width="15.377cm" svg:height="6.57cm">
          <chart:coordinate-region svg:x="1.24cm" svg:y="1.275cm" svg:width="14.167cm" svg:height="5.924cm"/>
          <chart:axis chart:dimension="x" chart:name="primary-x" chart:style-name="ch4">
            <chart:title svg:x="7.192cm" svg:y="8.025cm" chart:style-name="ch2">
              <text:p><text:span text:style-name="T1">ADC value</text:span>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94:Sheet1.F649" chart:label-cell-address="Sheet1.F393:Sheet1.F393" chart:class="chart:scatter">
            <chart:domain table:cell-range-address="Sheet1.B394:Sheet1.B649"/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lta vs 016</text:p>
                <draw:g>
                  <svg:desc>Sheet1.F393:Sheet1.F3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94:Sheet1.B649</svg:desc>
                </draw:g>
              </table:table-cell>
              <table:table-cell office:value-type="float" office:value="NaN">
                <text:p>NaN</text:p>
                <draw:g>
                  <svg:desc>Sheet1.F394:Sheet1.F6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29411764705882">
                <text:p>1.29411764705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26315789473684">
                <text:p>1.26315789473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27272727272727">
                <text:p>1.27272727272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31818181818182">
                <text:p>1.31818181818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34782608695652">
                <text:p>1.34782608695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2962962962963">
                <text:p>1.2962962962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32142857142857">
                <text:p>1.32142857142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31034482758621">
                <text:p>1.31034482758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9411764705882">
                <text:p>1.29411764705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1428571428571">
                <text:p>1.314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2972972972973">
                <text:p>1.2972972972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25641025641026">
                <text:p>1.25641025641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27272727272727">
                <text:p>1.27272727272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28888888888889">
                <text:p>1.28888888888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7659574468085">
                <text:p>1.27659574468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26530612244898">
                <text:p>1.265306122448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27450980392157">
                <text:p>1.27450980392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26415094339623">
                <text:p>1.26415094339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27272727272727">
                <text:p>1.27272727272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26315789473684">
                <text:p>1.26315789473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27118644067797">
                <text:p>1.27118644067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27868852459016">
                <text:p>1.27868852459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29230769230769">
                <text:p>1.29230769230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29850746268657">
                <text:p>1.298507462686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9166666666667">
                <text:p>1.29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2972972972973">
                <text:p>1.297297297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29268292682927">
                <text:p>1.292682926829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28235294117647">
                <text:p>1.28235294117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28409090909091">
                <text:p>1.284090909090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28888888888889">
                <text:p>1.288888888888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28125">
                <text:p>1.2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28282828282828">
                <text:p>1.28282828282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2843137254902">
                <text:p>1.2843137254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27522935779817">
                <text:p>1.27522935779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27678571428571">
                <text:p>1.27678571428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27826086956522">
                <text:p>1.278260869565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28813559322034">
                <text:p>1.288135593220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27868852459016">
                <text:p>1.27868852459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27906976744186">
                <text:p>1.27906976744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27067669172932">
                <text:p>1.270676691729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27941176470588">
                <text:p>1.279411764705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27857142857143">
                <text:p>1.27857142857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27702702702703">
                <text:p>1.277027027027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27631578947368">
                <text:p>1.27631578947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27564102564103">
                <text:p>1.27564102564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28125">
                <text:p>1.28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28048780487805">
                <text:p>1.28048780487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28323699421965">
                <text:p>1.283236994219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28813559322034">
                <text:p>1.28813559322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8729281767956">
                <text:p>1.287292817679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28795811518325">
                <text:p>1.287958115183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29353233830846">
                <text:p>1.29353233830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28155339805825">
                <text:p>1.28155339805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28301886792453">
                <text:p>1.283018867924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27354260089686">
                <text:p>1.273542600896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28070175438597">
                <text:p>1.280701754385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28333333333333">
                <text:p>1.28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28455284552846">
                <text:p>1.284552845528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26984126984127">
                <text:p>1.26984126984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28125">
                <text:p>1.2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28787878787879">
                <text:p>1.28787878787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27941176470588">
                <text:p>1.27941176470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.28985507246377">
                <text:p>1.28985507246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28169014084507">
                <text:p>1.281690140845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29166666666667">
                <text:p>1.291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28378378378378">
                <text:p>1.28378378378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.27631578947368">
                <text:p>1.276315789473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.26923076923077">
                <text:p>1.269230769230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.27848101265823">
                <text:p>1.278481012658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.27160493827161">
                <text:p>1.27160493827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.27710843373494">
                <text:p>1.277108433734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.27058823529412">
                <text:p>1.270588235294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.26436781609195">
                <text:p>1.26436781609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.25842696629213">
                <text:p>1.258426966292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.26373626373626">
                <text:p>1.26373626373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.25806451612903">
                <text:p>1.25806451612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25263157894737">
                <text:p>1.252631578947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25773195876289">
                <text:p>1.25773195876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25252525252525">
                <text:p>1.252525252525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25742574257426">
                <text:p>1.257425742574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2621359223301">
                <text:p>1.26213592233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25714285714286">
                <text:p>1.25714285714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26168224299065">
                <text:p>1.261682242990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28181818181818">
                <text:p>1.28181818181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28947368421053">
                <text:p>1.289473684210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29310344827586">
                <text:p>1.293103448275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28813559322034">
                <text:p>1.288135593220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30252100840336">
                <text:p>1.302521008403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30578512396694">
                <text:p>1.305785123966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30894308943089">
                <text:p>1.308943089430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3015873015873">
                <text:p>1.3015873015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3046875">
                <text:p>1.304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30769230769231">
                <text:p>1.307692307692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31060606060606">
                <text:p>1.310606060606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.3134328358209">
                <text:p>1.31343283582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.31617647058824">
                <text:p>1.316176470588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.30935251798561">
                <text:p>1.30935251798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.31205673758865">
                <text:p>1.312056737588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30769230769231">
                <text:p>1.30769230769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.31724137931034">
                <text:p>1.317241379310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.31081081081081">
                <text:p>1.310810810810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.31333333333333">
                <text:p>1.31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.30967741935484">
                <text:p>1.309677419354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.31210191082803">
                <text:p>1.312101910828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.31481481481481">
                <text:p>1.314814814814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30909090909091">
                <text:p>1.309090909090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.31137724550898">
                <text:p>1.31137724550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.31176470588235">
                <text:p>1.31176470588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30635838150289">
                <text:p>1.306358381502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30857142857143">
                <text:p>1.30857142857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.30337078651685">
                <text:p>1.30337078651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29834254143646">
                <text:p>1.298342541436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29891304347826">
                <text:p>1.298913043478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3010752688172">
                <text:p>1.30107526881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2962962962963">
                <text:p>1.29629629629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29166666666667">
                <text:p>1.291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28717948717949">
                <text:p>1.287179487179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29292929292929">
                <text:p>1.292929292929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29353233830846">
                <text:p>1.293532338308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29411764705882">
                <text:p>1.294117647058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27536231884058">
                <text:p>1.275362318840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27619047619048">
                <text:p>1.27619047619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27699530516432">
                <text:p>1.276995305164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27853881278539">
                <text:p>1.278538812785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27927927927928">
                <text:p>1.279279279279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28070175438597">
                <text:p>1.280701754385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28138528138528">
                <text:p>1.281385281385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28813559322034">
                <text:p>1.288135593220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30543933054393">
                <text:p>1.305439330543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30578512396694">
                <text:p>1.305785123966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30612244897959">
                <text:p>1.306122448979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30645161290323">
                <text:p>1.306451612903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30677290836653">
                <text:p>1.306772908366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296875">
                <text:p>1.296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29230769230769">
                <text:p>1.292307692307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30769230769231">
                <text:p>1.30769230769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3030303030303">
                <text:p>1.30303030303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3134328358209">
                <text:p>1.31343283582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30882352941176">
                <text:p>1.30882352941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30434782608696">
                <text:p>1.304347826086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30985915492958">
                <text:p>1.309859154929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30555555555556">
                <text:p>1.30555555555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3013698630137">
                <text:p>1.301369863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31081081081081">
                <text:p>1.310810810810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30666666666667">
                <text:p>1.30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30263157894737">
                <text:p>1.302631578947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31168831168831">
                <text:p>1.311688311688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30769230769231">
                <text:p>1.307692307692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2962962962963">
                <text:p>1.2962962962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28915662650602">
                <text:p>1.28915662650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27906976744186">
                <text:p>1.279069767441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28735632183908">
                <text:p>1.287356321839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29545454545455">
                <text:p>1.29545454545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28888888888889">
                <text:p>1.288888888888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30769230769231">
                <text:p>1.307692307692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.31521739130435">
                <text:p>1.315217391304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32258064516129">
                <text:p>1.322580645161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.32291666666667">
                <text:p>1.32291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.31958762886598">
                <text:p>1.319587628865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.3265306122449">
                <text:p>1.32653061224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.32673267326733">
                <text:p>1.326732673267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.31730769230769">
                <text:p>1.317307692307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.32380952380952">
                <text:p>1.323809523809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.31775700934579">
                <text:p>1.317757009345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.32407407407407">
                <text:p>1.324074074074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.31818181818182">
                <text:p>1.318181818181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.32432432432432">
                <text:p>1.324324324324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.31858407079646">
                <text:p>1.318584070796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.32456140350877">
                <text:p>1.324561403508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.31896551724138">
                <text:p>1.318965517241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32478632478632">
                <text:p>1.324786324786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.31932773109244">
                <text:p>1.31932773109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.31967213114754">
                <text:p>1.319672131147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.32520325203252">
                <text:p>1.325203252032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32283464566929">
                <text:p>1.322834645669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.328125">
                <text:p>1.328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.32307692307692">
                <text:p>1.323076923076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.31818181818182">
                <text:p>1.318181818181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.33082706766917">
                <text:p>1.330827067669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.32592592592593">
                <text:p>1.325925925925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.32116788321168">
                <text:p>1.321167883211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.32374100719424">
                <text:p>1.323741007194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.31914893617021">
                <text:p>1.319148936170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.31468531468531">
                <text:p>1.314685314685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.31034482758621">
                <text:p>1.310344827586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30612244897959">
                <text:p>1.306122448979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.30872483221477">
                <text:p>1.308724832214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.3046357615894">
                <text:p>1.30463576158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.30065359477124">
                <text:p>1.300653594771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.2948717948718">
                <text:p>1.29487179487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.29113924050633">
                <text:p>1.291139240506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.29375">
                <text:p>1.29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.28834355828221">
                <text:p>1.288343558282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.29090909090909">
                <text:p>1.290909090909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.28823529411765">
                <text:p>1.288235294117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.28323699421965">
                <text:p>1.283236994219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.28089887640449">
                <text:p>1.280898876404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.28888888888889">
                <text:p>1.288888888888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.2896174863388">
                <text:p>1.28961748633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.29787234042553">
                <text:p>1.297872340425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.29842931937173">
                <text:p>1.298429319371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.29896907216495">
                <text:p>1.298969072164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.30102040816327">
                <text:p>1.301020408163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.28140703517588">
                <text:p>1.28140703517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.26237623762376">
                <text:p>1.262376237623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title svg:x="3.457cm" svg:y="0.316cm" chart:style-name="ch2">
          <text:p>'012 EZK (LH2.2) load pw to table load index</text:p>
        </chart:title>
        <chart:plot-area chart:style-name="ch3" svg:x="0.319cm" svg:y="1.275cm" svg:width="15.355cm" svg:height="7.55cm">
          <chart:coordinate-region svg:x="0.953cm" svg:y="1.474cm" svg:width="14.528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922:Sheet1.C980" chart:class="chart:scatter">
            <chart:domain table:cell-range-address="Sheet1.B922:Sheet1.B980"/>
            <chart:regression-curve chart:style-name="ch8">
              <chart:equation chart:display-equation="true" chart:display-r-square="false"/>
            </chart:regression-curve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922:Sheet1.B980</svg:desc>
                </draw:g>
              </table:table-cell>
              <table:table-cell office:value-type="float" office:value="0">
                <text:p>0</text:p>
                <draw:g>
                  <svg:desc>Sheet1.C922:Sheet1.C9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